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1.633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d3d3d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cdc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40" style:family="table-cell" style:parent-style-name="Default">
      <style:map style:condition="cell-content()=&quot;OK&quot;" style:apply-style-name="Good" style:base-cell-address="'Mesh Samples'.B1"/>
      <style:map style:condition="cell-content()=&quot;Split&quot;" style:apply-style-name="Neutral" style:base-cell-address="'Mesh Samples'.B1"/>
      <style:map style:condition="cell-content()=&quot;Reject&quot;" style:apply-style-name="Bad" style:base-cell-address="'Mesh Samples'.B1"/>
    </style:style>
    <style:style style:name="ce4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dcdc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81"/>
    <style:style style:name="ce1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1.25pt solid #000000" fo:background-color="#c0c0c0" style:text-align-source="fix" style:repeat-content="false" fo:border-left="1.25pt solid #000000" fo:border-right="none" fo:border-top="1.25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1.25pt solid #000000" fo:border-left="1.25pt solid #000000" fo:border-right="none" fo:border-top="none"/>
    </style:style>
    <style:style style:name="ce43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dcdcd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ackground-color="#dcdcd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dcdcdc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dcdcdc" style:text-align-source="fix" style:repeat-content="false" fo:border-left="0.99pt solid #000000" fo:border-right="none" fo:border-top="none"/>
      <style:paragraph-properties fo:text-align="center" fo:margin-left="0cm"/>
    </style:style>
    <style:style style:name="ce55" style:family="table-cell" style:parent-style-name="Default">
      <style:table-cell-properties fo:border-bottom="0.99pt solid #000000" fo:background-color="#dcdcdc" style:text-align-source="fix" style:repeat-content="false" fo:border-left="0.99pt solid #000000" fo:border-right="none" fo:border-top="non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order-bottom="0.31pt solid #000000" fo:background-color="#dcdcdc" style:text-align-source="fix" style:repeat-content="false" fo:border-left="0.31pt solid #000000" fo:border-right="none" fo:border-top="0.31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31pt solid #000000" fo:border-right="none" fo:border-top="none"/>
    </style:style>
    <style:style style:name="ce48" style:family="table-cell" style:parent-style-name="Default">
      <style:table-cell-properties fo:border-bottom="0.31pt solid #000000" fo:border-left="0.31pt solid #000000" fo:border-right="none" fo:border-top="none"/>
    </style:style>
    <style:style style:name="ce50" style:family="table-cell" style:parent-style-name="Default">
      <style:table-cell-properties fo:border-bottom="0.31pt solid #000000" fo:background-color="#dcdcdc" style:text-align-source="fix" style:repeat-content="false" fo:wrap-option="wrap" fo:border-left="0.31pt solid #000000" fo:border-right="none" fo:border-top="0.31pt solid #000000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31pt solid #000000" fo:background-color="#ffd700" style:text-align-source="fix" style:repeat-content="false" fo:wrap-option="wrap" fo:border-left="0.31pt solid #000000" fo:border-right="none" fo:border-top="0.31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31pt solid #000000" fo:background-color="#b0c4de" style:text-align-source="fix" style:repeat-content="false" fo:wrap-option="wrap" fo:border-left="0.31pt solid #000000" fo:border-right="none" fo:border-top="0.31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31pt solid #000000" fo:background-color="#fa8072" style:text-align-source="fix" style:repeat-content="false" fo:wrap-option="wrap" fo:border-left="0.31pt solid #000000" fo:border-right="none" fo:border-top="0.31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25pt solid #000000" fo:background-color="#c0c0c0" style:text-align-source="fix" style:repeat-content="false" fo:wrap-option="wrap" fo:border-left="none" fo:border-right="none" fo:border-top="1.25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order-bottom="1.25pt solid #000000" fo:border-left="none" fo:border-right="none" fo:border-top="none"/>
    </style:style>
    <style:style style:name="ce49" style:family="table-cell" style:parent-style-name="Default">
      <style:table-cell-properties fo:border-bottom="none" fo:background-color="#dcdcd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cdcdc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99pt solid #000000" fo:background-color="#dcdc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dcdcdc" style:text-align-source="fix" style:repeat-content="false" fo:border-left="none" fo:border-right="none" fo:border-top="0.31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31pt solid #000000" fo:background-color="#dcdc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c0c0c0" style:text-align-source="fix" style:repeat-content="false" fo:border-left="none" fo:border-right="1.25pt solid #000000" fo:border-top="1.25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1.25pt solid #000000" fo:background-color="#dcdc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60">
      <style:table-cell-properties fo:background-color="#1e90ff"/>
    </style:style>
    <style:style style:name="ce54" style:family="table-cell" style:parent-style-name="Default" style:data-style-name="N60">
      <style:table-cell-properties fo:background-color="#98fb98"/>
    </style:style>
    <style:style style:name="ce53" style:family="table-cell" style:parent-style-name="Default" style:data-style-name="N60">
      <style:table-cell-properties fo:background-color="#fa8072"/>
    </style:style>
    <style:style style:name="ce69" style:family="table-cell" style:parent-style-name="Default" style:data-style-name="N60">
      <style:table-cell-properties fo:border-bottom="none" fo:background-color="#98fb98" fo:border-left="none" fo:border-right="none" fo:border-top="0.06pt solid #000000"/>
    </style:style>
    <style:style style:name="ce100" style:family="table-cell" style:parent-style-name="Default" style:data-style-name="N60">
      <style:table-cell-properties fo:border-bottom="none" fo:background-color="#98fb98" fo:border-left="none" fo:border-right="none" fo:border-top="0.99pt solid #000000"/>
    </style:style>
    <style:style style:name="ce72" style:family="table-cell" style:parent-style-name="Default" style:data-style-name="N60">
      <style:table-cell-properties fo:border-bottom="0.99pt solid #000000" fo:background-color="#98fb98" fo:border-left="none" fo:border-right="none" fo:border-top="none"/>
    </style:style>
    <style:style style:name="ce27" style:family="table-cell" style:parent-style-name="Default" style:data-style-name="N60"/>
    <style:style style:name="ce104" style:family="table-cell" style:parent-style-name="Default" style:data-style-name="N60">
      <style:table-cell-properties fo:border-bottom="none" fo:background-color="#98fb98" fo:border-left="none" fo:border-right="none" fo:border-top="0.31pt solid #000000"/>
    </style:style>
    <style:style style:name="ce81" style:family="table-cell" style:parent-style-name="Default" style:data-style-name="N60">
      <style:table-cell-properties fo:border-bottom="0.31pt solid #000000" fo:background-color="#fa8072" fo:border-left="none" fo:border-right="none" fo:border-top="none"/>
    </style:style>
    <style:style style:name="ce106" style:family="table-cell" style:parent-style-name="Default" style:data-style-name="N60">
      <style:table-cell-properties fo:border-bottom="none" fo:background-color="#1e90ff" fo:border-left="none" fo:border-right="none" fo:border-top="0.31pt solid #000000"/>
    </style:style>
    <style:style style:name="ce93" style:family="table-cell" style:parent-style-name="Default" style:data-style-name="N60">
      <style:table-cell-properties fo:border-bottom="0.31pt solid #000000" fo:background-color="#98fb98" fo:border-left="none" fo:border-right="none" fo:border-top="none"/>
    </style:style>
    <style:style style:name="ce110" style:family="table-cell" style:parent-style-name="Default" style:data-style-name="N60">
      <style:table-cell-properties fo:background-color="#ffd700"/>
    </style:style>
    <style:style style:name="ce115" style:family="table-cell" style:parent-style-name="Default" style:data-style-name="N60">
      <style:table-cell-properties fo:background-color="#eee8aa"/>
    </style:style>
    <style:style style:name="ce30" style:family="table-cell" style:parent-style-name="Default">
      <style:table-cell-properties fo:border-bottom="none" fo:border-left="none" fo:border-right="none" fo:border-top="1.25pt solid #000000"/>
      <style:text-properties fo:font-weight="bold" style:font-weight-asian="bold" style:font-weight-complex="bold"/>
    </style:style>
    <style:style style:name="ce32" style:family="table-cell" style:parent-style-name="Default" style:data-style-name="N60">
      <style:table-cell-properties fo:background-color="#e0ffff"/>
    </style:style>
    <style:style style:name="ce65" style:family="table-cell" style:parent-style-name="Default" style:data-style-name="N60">
      <style:table-cell-properties fo:border-bottom="none" fo:background-color="#e0ffff" fo:border-left="none" fo:border-right="none" fo:border-top="0.06pt solid #000000"/>
    </style:style>
    <style:style style:name="ce31" style:family="table-cell" style:parent-style-name="Default" style:data-style-name="N60">
      <style:table-cell-properties fo:border-bottom="none" fo:background-color="#e0ffff" fo:border-left="none" fo:border-right="none" fo:border-top="0.99pt solid #000000"/>
    </style:style>
    <style:style style:name="ce90" style:family="table-cell" style:parent-style-name="Default" style:data-style-name="N60">
      <style:table-cell-properties fo:border-bottom="none" fo:background-color="#e0ffff" fo:border-left="none" fo:border-right="none" fo:border-top="0.31pt solid #000000"/>
    </style:style>
    <style:style style:name="ce33" style:family="table-cell" style:parent-style-name="Default">
      <style:table-cell-properties fo:border-bottom="none" fo:border-left="none" fo:border-right="none" fo:border-top="1.25pt solid #000000"/>
    </style:style>
    <style:style style:name="ce35" style:family="table-cell" style:parent-style-name="Default">
      <style:table-cell-properties fo:border-bottom="none" fo:border-left="none" fo:border-right="1.25pt solid #000000" fo:border-top="1.25pt solid #000000"/>
    </style:style>
    <style:style style:name="ce79" style:family="table-cell" style:parent-style-name="Default">
      <style:table-cell-properties fo:border-bottom="1.25pt solid #000000" fo:background-color="#dcdcdc" style:text-align-source="fix" style:repeat-content="false" fo:border-left="none" fo:border-right="1.2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60">
      <style:table-cell-properties fo:border-bottom="none" fo:background-color="#e0ffff" fo:border-left="none" fo:border-right="0.99pt solid #000000" fo:border-top="0.99pt solid #000000"/>
    </style:style>
    <style:style style:name="ce38" style:family="table-cell" style:parent-style-name="Default" style:data-style-name="N60">
      <style:table-cell-properties fo:border-bottom="none" fo:background-color="#e0ffff" fo:border-left="none" fo:border-right="0.99pt solid #000000" fo:border-top="none"/>
    </style:style>
    <style:style style:name="ce82" style:family="table-cell" style:parent-style-name="Default" style:data-style-name="N60">
      <style:table-cell-properties fo:border-bottom="0.99pt solid #000000" fo:background-color="#98fb98" fo:border-left="none" fo:border-right="0.99pt solid #000000" fo:border-top="none"/>
    </style:style>
    <style:style style:name="ce97" style:family="table-cell" style:parent-style-name="Default" style:data-style-name="N60">
      <style:table-cell-properties fo:border-bottom="none" fo:background-color="#e0ffff" fo:border-left="none" fo:border-right="0.31pt solid #000000" fo:border-top="0.31pt solid #000000"/>
    </style:style>
    <style:style style:name="ce98" style:family="table-cell" style:parent-style-name="Default" style:data-style-name="N60">
      <style:table-cell-properties fo:border-bottom="none" fo:background-color="#e0ffff" fo:border-left="none" fo:border-right="0.31pt solid #000000" fo:border-top="none"/>
    </style:style>
    <style:style style:name="ce99" style:family="table-cell" style:parent-style-name="Default" style:data-style-name="N60">
      <style:table-cell-properties fo:border-bottom="0.31pt solid #000000" fo:background-color="#fa8072" fo:border-left="none" fo:border-right="0.31pt solid #000000" fo:border-top="none"/>
    </style:style>
    <style:style style:name="ce130" style:family="table-cell" style:parent-style-name="Default" style:data-style-name="N60">
      <style:table-cell-properties fo:border-bottom="0.31pt solid #000000" fo:background-color="#98fb98" fo:border-left="none" fo:border-right="0.31pt solid #000000" fo:border-top="none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61"/>
    <style:style style:name="ce102" style:family="table-cell" style:parent-style-name="Default" style:data-style-name="N61">
      <style:table-cell-properties fo:background-color="#fa8072"/>
    </style:style>
    <style:style style:name="ce119" style:family="table-cell" style:parent-style-name="Default" style:data-style-name="N61">
      <style:table-cell-properties fo:background-color="transparent"/>
    </style:style>
    <style:style style:name="ce14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d3d3d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60">
      <style:table-cell-properties fo:background-color="#ff6347"/>
    </style:style>
    <style:style style:name="ce154" style:family="table-cell" style:parent-style-name="Default" style:data-style-name="N60">
      <style:table-cell-properties fo:background-color="#f0fff0"/>
    </style:style>
    <style:style style:name="ce171" style:family="table-cell" style:parent-style-name="Default" style:data-style-name="N60">
      <style:table-cell-properties fo:background-color="#f0ffff"/>
    </style:style>
    <style:style style:name="ce155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c0c0c0"/>
    </style:style>
    <style:style style:name="ce139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60" style:family="table-cell" style:parent-style-name="Default" style:data-style-name="N60">
      <style:table-cell-properties fo:background-color="transparent"/>
    </style:style>
    <style:style style:name="ce164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 style:data-style-name="N111"/>
    <style:style style:name="ce142" style:family="table-cell" style:parent-style-name="Default" style:data-style-name="N60">
      <style:table-cell-properties fo:background-color="#f8f8ff"/>
    </style:style>
    <style:style style:name="ce163" style:family="table-cell" style:parent-style-name="Default" style:data-style-name="N112">
      <style:table-cell-properties fo:background-color="#98fb98"/>
    </style:style>
    <style:style style:name="ce161" style:family="table-cell" style:parent-style-name="Default" style:data-style-name="N1"/>
    <style:style style:name="ce144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h Samples" table:style-name="ta1">
        <table:table-column table:style-name="co1" table:default-cell-style-name="Default"/>
        <table:table-column table:style-name="co2" table:default-cell-style-name="ce4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41084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19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338.stl</text:p>
          </table:table-cell>
          <table:table-cell office:value-type="string" calcext:value-type="string">
            <text:p>Spl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329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069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075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68.stl</text:p>
          </table:table-cell>
          <table:table-cell office:value-type="string" calcext:value-type="string">
            <text:p>Spl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277.stl</text:p>
          </table:table-cell>
          <table:table-cell office:value-type="string" calcext:value-type="string">
            <text:p>Spl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655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600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154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951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224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6457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9906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884.stl</text:p>
          </table:table-cell>
          <table:table-cell office:value-type="string" calcext:value-type="string">
            <text:p>Spl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203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071.stl</text:p>
          </table:table-cell>
          <table:table-cell office:value-type="string" calcext:value-type="string">
            <text:p>Spl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8057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2893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967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5936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7600.stl</text:p>
          </table:table-cell>
          <table:table-cell office:value-type="string" calcext:value-type="string">
            <text:p>Spl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5750.stl</text:p>
          </table:table-cell>
          <table:table-cell office:value-type="string" calcext:value-type="string">
            <text:p>Spl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98979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094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7990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3374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3874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3854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7398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81200.st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hingi10K Samples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51" office:value-type="float" office:value="1581200" calcext:value-type="float">
            <text:p>1581200</text:p>
          </table:table-cell>
          <table:table-cell table:style-name="Default" office:value-type="string" calcext:value-type="string" table:number-columns-spanned="2" table:number-rows-spanned="1">
            <text:p>Board Device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99906" calcext:value-type="float">
            <text:p>99906</text:p>
          </table:table-cell>
          <table:table-cell table:style-name="Default" office:value-type="string" calcext:value-type="string" table:number-columns-spanned="2" table:number-rows-spanned="1">
            <text:p>Toothed Cog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73154" calcext:value-type="float">
            <text:p>73154</text:p>
          </table:table-cell>
          <table:table-cell table:style-name="Default" office:value-type="string" calcext:value-type="string" table:number-columns-spanned="2" table:number-rows-spanned="1">
            <text:p>Half Pipe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51329" calcext:value-type="float">
            <text:p>51329</text:p>
          </table:table-cell>
          <table:table-cell table:style-name="Default" office:value-type="string" calcext:value-type="string" table:number-columns-spanned="2" table:number-rows-spanned="1">
            <text:p>Unusual Vase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797990" calcext:value-type="float">
            <text:p>797990</text:p>
          </table:table-cell>
          <table:table-cell table:style-name="Default" office:value-type="string" calcext:value-type="string" table:number-columns-spanned="2" table:number-rows-spanned="1">
            <text:p>Trousers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110203" calcext:value-type="float">
            <text:p>110203</text:p>
          </table:table-cell>
          <table:table-cell table:style-name="Default" office:value-type="string" calcext:value-type="string" table:number-columns-spanned="2" table:number-rows-spanned="1">
            <text:p>Antenna Clip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500094" calcext:value-type="float">
            <text:p>500094</text:p>
          </table:table-cell>
          <table:table-cell table:style-name="Default" office:value-type="string" calcext:value-type="string" table:number-columns-spanned="2" table:number-rows-spanned="1">
            <text:p>Sparse Lattice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52075" calcext:value-type="float">
            <text:p>52075</text:p>
          </table:table-cell>
          <table:table-cell table:style-name="Default" office:value-type="string" calcext:value-type="string" table:number-columns-spanned="2" table:number-rows-spanned="1">
            <text:p>Semi Plug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1063854" calcext:value-type="float">
            <text:p>1063854</text:p>
          </table:table-cell>
          <table:table-cell table:style-name="Default" office:value-type="string" calcext:value-type="string" table:number-columns-spanned="2" table:number-rows-spanned="1">
            <text:p>Hollow Pole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41084" calcext:value-type="float">
            <text:p>41084</text:p>
          </table:table-cell>
          <table:table-cell table:style-name="Default" office:value-type="string" calcext:value-type="string" table:number-columns-spanned="2" table:number-rows-spanned="1">
            <text:p>Mini Refinery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45619" calcext:value-type="float">
            <text:p>45619</text:p>
          </table:table-cell>
          <table:table-cell table:style-name="Default" office:value-type="string" calcext:value-type="string" table:number-columns-spanned="2" table:number-rows-spanned="1">
            <text:p>Clip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72600" calcext:value-type="float">
            <text:p>72600</text:p>
          </table:table-cell>
          <table:table-cell table:style-name="Default" office:value-type="string" calcext:value-type="string" table:number-columns-spanned="2" table:number-rows-spanned="1">
            <text:p>Unusual Cap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77951" calcext:value-type="float">
            <text:p>77951</text:p>
          </table:table-cell>
          <table:table-cell table:style-name="Default" office:value-type="string" calcext:value-type="string" table:number-columns-spanned="2" table:number-rows-spanned="1">
            <text:p>Shell Quadrant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96457" calcext:value-type="float">
            <text:p>96457</text:p>
          </table:table-cell>
          <table:table-cell table:style-name="Default" office:value-type="string" calcext:value-type="string" table:number-columns-spanned="2" table:number-rows-spanned="1">
            <text:p>F-177 Nighthawk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128057" calcext:value-type="float">
            <text:p>128057</text:p>
          </table:table-cell>
          <table:table-cell table:style-name="Default" office:value-type="string" calcext:value-type="string" table:number-columns-spanned="2" table:number-rows-spanned="1">
            <text:p>Splat Outline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200967" calcext:value-type="float">
            <text:p>200967</text:p>
          </table:table-cell>
          <table:table-cell table:style-name="Default" office:value-type="string" calcext:value-type="string" table:number-columns-spanned="2" table:number-rows-spanned="1">
            <text:p>Circular Nut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225936" calcext:value-type="float">
            <text:p>225936</text:p>
          </table:table-cell>
          <table:table-cell table:style-name="Default" office:value-type="string" calcext:value-type="string" table:number-columns-spanned="2" table:number-rows-spanned="1">
            <text:p>Strange Triangular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1053374" calcext:value-type="float">
            <text:p>1053374</text:p>
          </table:table-cell>
          <table:table-cell table:style-name="Default" office:value-type="string" calcext:value-type="string" table:number-columns-spanned="2" table:number-rows-spanned="1">
            <text:p>Strange Circular</text:p>
          </table:table-cell>
          <table:covered-table-cell/>
          <table:table-cell table:number-columns-repeated="3"/>
        </table:table-row>
        <table:table-row table:style-name="ro1">
          <table:table-cell table:style-name="ce51" office:value-type="float" office:value="1307398" calcext:value-type="float">
            <text:p>1307398</text:p>
          </table:table-cell>
          <table:table-cell table:style-name="Default" office:value-type="string" calcext:value-type="string" table:number-columns-spanned="2" table:number-rows-spanned="1">
            <text:p>Rectangular Plat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Extra Samples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 table:style-name="ce42" office:value-type="string" calcext:value-type="string">
            <text:p>Benchy3D</text:p>
          </table:table-cell>
          <table:table-cell table:style-name="Default" office:value-type="string" calcext:value-type="string">
            <text:p>https://www.thingiverse.com/thing:763622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Happy Pot</text:p>
          </table:table-cell>
          <table:table-cell table:style-name="Default" office:value-type="string" calcext:value-type="string">
            <text:p>https://www.thingiverse.com/thing:4891643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Snail</text:p>
          </table:table-cell>
          <table:table-cell table:style-name="Default" office:value-type="string" calcext:value-type="string">
            <text:p>https://www.thingiverse.com/thing:1700233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Stanford Bunny</text:p>
          </table:table-cell>
          <table:table-cell table:style-name="Default" office:value-type="string" calcext:value-type="string">
            <text:p><text:a xlink:href="https://commons.wikimedia.org/wiki/File:Stanford_Bunny.stl" xlink:type="simple">https://commons.wikimedia.org/wiki/File:Stanford_Bunny.stl</text:a></text:p>
          </table:table-cell>
          <table:table-cell table:number-columns-repeated="4"/>
        </table:table-row>
        <calcext:conditional-formats>
          <calcext:conditional-format calcext:target-range-address="'Mesh Samples'.B1:'Mesh Samples'.B32">
            <calcext:condition calcext:apply-style-name="Good" calcext:value="=&quot;OK&quot;" calcext:base-cell-address="'Mesh Samples'.B1"/>
            <calcext:condition calcext:apply-style-name="Neutral" calcext:value="=&quot;Split&quot;" calcext:base-cell-address="'Mesh Samples'.B1"/>
            <calcext:condition calcext:apply-style-name="Bad" calcext:value="=&quot;Reject&quot;" calcext:base-cell-address="'Mesh Samples'.B1"/>
          </calcext:conditional-format>
        </calcext:conditional-formats>
      </table:table>
      <table:table table:name="Computation Times" table:style-name="ta1">
        <table:table-column table:style-name="co4" table:default-cell-style-name="ce51"/>
        <table:table-column table:style-name="co3" table:number-columns-repeated="13" table:default-cell-style-name="Default"/>
        <table:table-row table:style-name="ro1">
          <table:table-cell table:style-name="ce41" office:value-type="string" calcext:value-type="string" table:number-columns-spanned="1" table:number-rows-spanned="2">
            <text:p>Model</text:p>
          </table:table-cell>
          <table:table-cell table:style-name="ce57" office:value-type="string" calcext:value-type="string" table:number-columns-spanned="6" table:number-rows-spanned="1">
            <text:p>Computation Time By Subdivision Degree (ms)</text:p>
          </table:table-cell>
          <table:covered-table-cell table:number-columns-repeated="5" table:style-name="ce59"/>
          <table:table-cell/>
          <table:table-cell table:style-name="ce57" office:value-type="string" calcext:value-type="string" table:number-columns-spanned="6" table:number-rows-spanned="1">
            <text:p>Computation Time By Subdivision Degree (seconds)</text:p>
          </table:table-cell>
          <table:covered-table-cell table:number-columns-repeated="5" table:style-name="ce59"/>
        </table:table-row>
        <table:table-row table:style-name="ro1">
          <table:covered-table-cell table:style-name="Default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5" calcext:value-type="float">
            <text:p>15</text:p>
          </table:table-cell>
          <table:table-cell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5" calcext:value-type="float">
            <text:p>15</text:p>
          </table:table-cell>
        </table:table-row>
        <table:table-row table:style-name="ro1">
          <table:table-cell table:style-name="ce42" office:value-type="string" calcext:value-type="string">
            <text:p>Snail</text:p>
          </table:table-cell>
          <table:table-cell office:value-type="float" office:value="38300.1" calcext:value-type="float">
            <text:p>38300.1</text:p>
          </table:table-cell>
          <table:table-cell office:value-type="float" office:value="59242.3" calcext:value-type="float">
            <text:p>59242.3</text:p>
          </table:table-cell>
          <table:table-cell office:value-type="float" office:value="87694.1" calcext:value-type="float">
            <text:p>87694.1</text:p>
          </table:table-cell>
          <table:table-cell office:value-type="float" office:value="126281" calcext:value-type="float">
            <text:p>126281</text:p>
          </table:table-cell>
          <table:table-cell table:style-name="ce12" table:number-columns-repeated="2"/>
          <table:table-cell/>
          <table:table-cell table:formula="of:=[.B3]/1000" office:value-type="float" office:value="38.3001" calcext:value-type="float">
            <text:p>38.3001</text:p>
          </table:table-cell>
          <table:table-cell table:formula="of:=[.C3]/1000" office:value-type="float" office:value="59.2423" calcext:value-type="float">
            <text:p>59.2423</text:p>
          </table:table-cell>
          <table:table-cell table:formula="of:=[.D3]/1000" office:value-type="float" office:value="87.6941" calcext:value-type="float">
            <text:p>87.6941</text:p>
          </table:table-cell>
          <table:table-cell table:formula="of:=[.E3]/1000" office:value-type="float" office:value="126.281" calcext:value-type="float">
            <text:p>126.281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Cube 20mm</text:p>
          </table:table-cell>
          <table:table-cell office:value-type="float" office:value="950.95" calcext:value-type="float">
            <text:p>950.95</text:p>
          </table:table-cell>
          <table:table-cell office:value-type="float" office:value="849.962" calcext:value-type="float">
            <text:p>849.962</text:p>
          </table:table-cell>
          <table:table-cell office:value-type="float" office:value="832.834" calcext:value-type="float">
            <text:p>832.834</text:p>
          </table:table-cell>
          <table:table-cell office:value-type="float" office:value="2374.17" calcext:value-type="float">
            <text:p>2374.17</text:p>
          </table:table-cell>
          <table:table-cell/>
          <table:table-cell office:value-type="float" office:value="3065.65" calcext:value-type="float">
            <text:p>3065.65</text:p>
          </table:table-cell>
          <table:table-cell/>
          <table:table-cell table:formula="of:=[.B4]/1000" office:value-type="float" office:value="0.95095" calcext:value-type="float">
            <text:p>0.95095</text:p>
          </table:table-cell>
          <table:table-cell table:formula="of:=[.C4]/1000" office:value-type="float" office:value="0.849962" calcext:value-type="float">
            <text:p>0.849962</text:p>
          </table:table-cell>
          <table:table-cell table:formula="of:=[.D4]/1000" office:value-type="float" office:value="0.832834" calcext:value-type="float">
            <text:p>0.832834</text:p>
          </table:table-cell>
          <table:table-cell table:formula="of:=[.E4]/1000" office:value-type="float" office:value="2.37417" calcext:value-type="float">
            <text:p>2.37417</text:p>
          </table:table-cell>
          <table:table-cell/>
          <table:table-cell table:formula="of:=[.G4]/1000" office:value-type="float" office:value="3.06565" calcext:value-type="float">
            <text:p>3.06565</text:p>
          </table:table-cell>
        </table:table-row>
        <table:table-row table:style-name="ro1">
          <table:table-cell table:style-name="ce42" office:value-type="string" calcext:value-type="string">
            <text:p>Cube 50mm</text:p>
          </table:table-cell>
          <table:table-cell office:value-type="float" office:value="791.468" calcext:value-type="float">
            <text:p>791.468</text:p>
          </table:table-cell>
          <table:table-cell office:value-type="float" office:value="440.364" calcext:value-type="float">
            <text:p>440.364</text:p>
          </table:table-cell>
          <table:table-cell office:value-type="float" office:value="759.609" calcext:value-type="float">
            <text:p>759.609</text:p>
          </table:table-cell>
          <table:table-cell office:value-type="float" office:value="996.915" calcext:value-type="float">
            <text:p>996.915</text:p>
          </table:table-cell>
          <table:table-cell/>
          <table:table-cell office:value-type="float" office:value="1115.56" calcext:value-type="float">
            <text:p>1115.56</text:p>
          </table:table-cell>
          <table:table-cell/>
          <table:table-cell table:formula="of:=[.B5]/1000" office:value-type="float" office:value="0.791468" calcext:value-type="float">
            <text:p>0.791468</text:p>
          </table:table-cell>
          <table:table-cell table:formula="of:=[.C5]/1000" office:value-type="float" office:value="0.440364" calcext:value-type="float">
            <text:p>0.440364</text:p>
          </table:table-cell>
          <table:table-cell table:formula="of:=[.D5]/1000" office:value-type="float" office:value="0.759609" calcext:value-type="float">
            <text:p>0.759609</text:p>
          </table:table-cell>
          <table:table-cell table:formula="of:=[.E5]/1000" office:value-type="float" office:value="0.996915" calcext:value-type="float">
            <text:p>0.996915</text:p>
          </table:table-cell>
          <table:table-cell/>
          <table:table-cell table:formula="of:=[.G5]/1000" office:value-type="float" office:value="1.11556" calcext:value-type="float">
            <text:p>1.11556</text:p>
          </table:table-cell>
        </table:table-row>
        <table:table-row table:style-name="ro1">
          <table:table-cell table:style-name="ce42" office:value-type="string" calcext:value-type="string">
            <text:p>Cube 100mm</text:p>
          </table:table-cell>
          <table:table-cell office:value-type="float" office:value="135.816" calcext:value-type="float">
            <text:p>135.816</text:p>
          </table:table-cell>
          <table:table-cell office:value-type="float" office:value="409.029" calcext:value-type="float">
            <text:p>409.029</text:p>
          </table:table-cell>
          <table:table-cell office:value-type="float" office:value="493.076" calcext:value-type="float">
            <text:p>493.076</text:p>
          </table:table-cell>
          <table:table-cell office:value-type="float" office:value="820.332" calcext:value-type="float">
            <text:p>820.332</text:p>
          </table:table-cell>
          <table:table-cell/>
          <table:table-cell office:value-type="float" office:value="1434.66" calcext:value-type="float">
            <text:p>1434.66</text:p>
          </table:table-cell>
          <table:table-cell/>
          <table:table-cell table:formula="of:=[.B6]/1000" office:value-type="float" office:value="0.135816" calcext:value-type="float">
            <text:p>0.135816</text:p>
          </table:table-cell>
          <table:table-cell table:formula="of:=[.C6]/1000" office:value-type="float" office:value="0.409029" calcext:value-type="float">
            <text:p>0.409029</text:p>
          </table:table-cell>
          <table:table-cell table:formula="of:=[.D6]/1000" office:value-type="float" office:value="0.493076" calcext:value-type="float">
            <text:p>0.493076</text:p>
          </table:table-cell>
          <table:table-cell table:formula="of:=[.E6]/1000" office:value-type="float" office:value="0.820332" calcext:value-type="float">
            <text:p>0.820332</text:p>
          </table:table-cell>
          <table:table-cell/>
          <table:table-cell table:formula="of:=[.G6]/1000" office:value-type="float" office:value="1.43466" calcext:value-type="float">
            <text:p>1.43466</text:p>
          </table:table-cell>
        </table:table-row>
        <table:table-row table:style-name="ro1">
          <table:table-cell table:style-name="ce42" office:value-type="string" calcext:value-type="string">
            <text:p>Benchy3D</text:p>
          </table:table-cell>
          <table:table-cell office:value-type="float" office:value="248832" calcext:value-type="float">
            <text:p>248832</text:p>
          </table:table-cell>
          <table:table-cell office:value-type="float" office:value="486541" calcext:value-type="float">
            <text:p>486541</text:p>
          </table:table-cell>
          <table:table-cell office:value-type="float" office:value="777888" calcext:value-type="float">
            <text:p>777888</text:p>
          </table:table-cell>
          <table:table-cell table:style-name="ce63" office:value-type="float" office:value="1053140" calcext:value-type="float">
            <text:p>1.05E+06</text:p>
          </table:table-cell>
          <table:table-cell table:style-name="ce63" office:value-type="float" office:value="1129380" calcext:value-type="float">
            <text:p>1.13E+06</text:p>
          </table:table-cell>
          <table:table-cell table:style-name="ce63" office:value-type="float" office:value="1176090" calcext:value-type="float">
            <text:p>1.18E+06</text:p>
          </table:table-cell>
          <table:table-cell/>
          <table:table-cell table:formula="of:=[.B7]/1000" office:value-type="float" office:value="248.832" calcext:value-type="float">
            <text:p>248.832</text:p>
          </table:table-cell>
          <table:table-cell table:formula="of:=[.C7]/1000" office:value-type="float" office:value="486.541" calcext:value-type="float">
            <text:p>486.541</text:p>
          </table:table-cell>
          <table:table-cell table:formula="of:=[.D7]/1000" office:value-type="float" office:value="777.888" calcext:value-type="float">
            <text:p>777.888</text:p>
          </table:table-cell>
          <table:table-cell table:formula="of:=[.E7]/1000" office:value-type="float" office:value="1053.14" calcext:value-type="float">
            <text:p>1053.14</text:p>
          </table:table-cell>
          <table:table-cell table:formula="of:=[.F7]/1000" office:value-type="float" office:value="1129.38" calcext:value-type="float">
            <text:p>1129.38</text:p>
          </table:table-cell>
          <table:table-cell table:formula="of:=[.G7]/1000" office:value-type="float" office:value="1176.09" calcext:value-type="float">
            <text:p>1176.09</text:p>
          </table:table-cell>
        </table:table-row>
        <table:table-row table:style-name="ro1">
          <table:table-cell table:style-name="ce42" office:value-type="string" calcext:value-type="string">
            <text:p>Happy Sitting Pot</text:p>
          </table:table-cell>
          <table:table-cell office:value-type="float" office:value="25127.4" calcext:value-type="float">
            <text:p>25127.4</text:p>
          </table:table-cell>
          <table:table-cell office:value-type="float" office:value="61433.7" calcext:value-type="float">
            <text:p>61433.7</text:p>
          </table:table-cell>
          <table:table-cell office:value-type="float" office:value="71447" calcext:value-type="float">
            <text:p>71447</text:p>
          </table:table-cell>
          <table:table-cell office:value-type="float" office:value="97638.7" calcext:value-type="float">
            <text:p>97638.7</text:p>
          </table:table-cell>
          <table:table-cell office:value-type="float" office:value="117113" calcext:value-type="float">
            <text:p>117113</text:p>
          </table:table-cell>
          <table:table-cell office:value-type="float" office:value="117454" calcext:value-type="float">
            <text:p>117454</text:p>
          </table:table-cell>
          <table:table-cell/>
          <table:table-cell table:formula="of:=[.B8]/1000" office:value-type="float" office:value="25.1274" calcext:value-type="float">
            <text:p>25.1274</text:p>
          </table:table-cell>
          <table:table-cell table:formula="of:=[.C8]/1000" office:value-type="float" office:value="61.4337" calcext:value-type="float">
            <text:p>61.4337</text:p>
          </table:table-cell>
          <table:table-cell table:formula="of:=[.D8]/1000" office:value-type="float" office:value="71.447" calcext:value-type="float">
            <text:p>71.447</text:p>
          </table:table-cell>
          <table:table-cell table:formula="of:=[.E8]/1000" office:value-type="float" office:value="97.6387" calcext:value-type="float">
            <text:p>97.6387</text:p>
          </table:table-cell>
          <table:table-cell table:formula="of:=[.F8]/1000" office:value-type="float" office:value="117.113" calcext:value-type="float">
            <text:p>117.113</text:p>
          </table:table-cell>
          <table:table-cell table:formula="of:=[.G8]/1000" office:value-type="float" office:value="117.454" calcext:value-type="float">
            <text:p>117.454</text:p>
          </table:table-cell>
        </table:table-row>
        <table:table-row table:style-name="ro1">
          <table:table-cell office:value-type="float" office:value="1581200" calcext:value-type="float">
            <text:p>1581200</text:p>
          </table:table-cell>
          <table:table-cell office:value-type="float" office:value="43489.9" calcext:value-type="float">
            <text:p>43489.9</text:p>
          </table:table-cell>
          <table:table-cell office:value-type="float" office:value="48310.2" calcext:value-type="float">
            <text:p>48310.2</text:p>
          </table:table-cell>
          <table:table-cell office:value-type="float" office:value="60214.2" calcext:value-type="float">
            <text:p>60214.2</text:p>
          </table:table-cell>
          <table:table-cell office:value-type="float" office:value="73260.2" calcext:value-type="float">
            <text:p>73260.2</text:p>
          </table:table-cell>
          <table:table-cell office:value-type="float" office:value="76189.1" calcext:value-type="float">
            <text:p>76189.1</text:p>
          </table:table-cell>
          <table:table-cell office:value-type="float" office:value="86368.6" calcext:value-type="float">
            <text:p>86368.6</text:p>
          </table:table-cell>
          <table:table-cell/>
          <table:table-cell table:formula="of:=[.B9]/1000" office:value-type="float" office:value="43.4899" calcext:value-type="float">
            <text:p>43.4899</text:p>
          </table:table-cell>
          <table:table-cell table:formula="of:=[.C9]/1000" office:value-type="float" office:value="48.3102" calcext:value-type="float">
            <text:p>48.3102</text:p>
          </table:table-cell>
          <table:table-cell table:formula="of:=[.D9]/1000" office:value-type="float" office:value="60.2142" calcext:value-type="float">
            <text:p>60.2142</text:p>
          </table:table-cell>
          <table:table-cell table:formula="of:=[.E9]/1000" office:value-type="float" office:value="73.2602" calcext:value-type="float">
            <text:p>73.2602</text:p>
          </table:table-cell>
          <table:table-cell table:formula="of:=[.F9]/1000" office:value-type="float" office:value="76.1891" calcext:value-type="float">
            <text:p>76.1891</text:p>
          </table:table-cell>
          <table:table-cell table:formula="of:=[.G9]/1000" office:value-type="float" office:value="86.3686" calcext:value-type="float">
            <text:p>86.3686</text:p>
          </table:table-cell>
        </table:table-row>
        <table:table-row table:style-name="ro1">
          <table:table-cell office:value-type="float" office:value="99906" calcext:value-type="float">
            <text:p>99906</text:p>
          </table:table-cell>
          <table:table-cell office:value-type="float" office:value="6666.24" calcext:value-type="float">
            <text:p>6666.24</text:p>
          </table:table-cell>
          <table:table-cell office:value-type="float" office:value="15134.7" calcext:value-type="float">
            <text:p>15134.7</text:p>
          </table:table-cell>
          <table:table-cell office:value-type="float" office:value="22685.8" calcext:value-type="float">
            <text:p>22685.8</text:p>
          </table:table-cell>
          <table:table-cell office:value-type="float" office:value="33434.6" calcext:value-type="float">
            <text:p>33434.6</text:p>
          </table:table-cell>
          <table:table-cell office:value-type="float" office:value="40274.6" calcext:value-type="float">
            <text:p>40274.6</text:p>
          </table:table-cell>
          <table:table-cell office:value-type="float" office:value="55161.7" calcext:value-type="float">
            <text:p>55161.7</text:p>
          </table:table-cell>
          <table:table-cell/>
          <table:table-cell table:formula="of:=[.B10]/1000" office:value-type="float" office:value="6.66624" calcext:value-type="float">
            <text:p>6.66624</text:p>
          </table:table-cell>
          <table:table-cell table:formula="of:=[.C10]/1000" office:value-type="float" office:value="15.1347" calcext:value-type="float">
            <text:p>15.1347</text:p>
          </table:table-cell>
          <table:table-cell table:formula="of:=[.D10]/1000" office:value-type="float" office:value="22.6858" calcext:value-type="float">
            <text:p>22.6858</text:p>
          </table:table-cell>
          <table:table-cell table:formula="of:=[.E10]/1000" office:value-type="float" office:value="33.4346" calcext:value-type="float">
            <text:p>33.4346</text:p>
          </table:table-cell>
          <table:table-cell table:formula="of:=[.F10]/1000" office:value-type="float" office:value="40.2746" calcext:value-type="float">
            <text:p>40.2746</text:p>
          </table:table-cell>
          <table:table-cell table:formula="of:=[.G10]/1000" office:value-type="float" office:value="55.1617" calcext:value-type="float">
            <text:p>55.1617</text:p>
          </table:table-cell>
        </table:table-row>
        <table:table-row table:style-name="ro1">
          <table:table-cell office:value-type="float" office:value="73154" calcext:value-type="float">
            <text:p>73154</text:p>
          </table:table-cell>
          <table:table-cell office:value-type="float" office:value="1572.17" calcext:value-type="float">
            <text:p>1572.17</text:p>
          </table:table-cell>
          <table:table-cell office:value-type="float" office:value="3454.34" calcext:value-type="float">
            <text:p>3454.34</text:p>
          </table:table-cell>
          <table:table-cell office:value-type="float" office:value="4140.91" calcext:value-type="float">
            <text:p>4140.91</text:p>
          </table:table-cell>
          <table:table-cell office:value-type="float" office:value="6035.98" calcext:value-type="float">
            <text:p>6035.98</text:p>
          </table:table-cell>
          <table:table-cell office:value-type="float" office:value="6522.23" calcext:value-type="float">
            <text:p>6522.23</text:p>
          </table:table-cell>
          <table:table-cell office:value-type="float" office:value="6832" calcext:value-type="float">
            <text:p>6832</text:p>
          </table:table-cell>
          <table:table-cell/>
          <table:table-cell table:formula="of:=[.B11]/1000" office:value-type="float" office:value="1.57217" calcext:value-type="float">
            <text:p>1.57217</text:p>
          </table:table-cell>
          <table:table-cell table:formula="of:=[.C11]/1000" office:value-type="float" office:value="3.45434" calcext:value-type="float">
            <text:p>3.45434</text:p>
          </table:table-cell>
          <table:table-cell table:formula="of:=[.D11]/1000" office:value-type="float" office:value="4.14091" calcext:value-type="float">
            <text:p>4.14091</text:p>
          </table:table-cell>
          <table:table-cell table:formula="of:=[.E11]/1000" office:value-type="float" office:value="6.03598" calcext:value-type="float">
            <text:p>6.03598</text:p>
          </table:table-cell>
          <table:table-cell table:formula="of:=[.F11]/1000" office:value-type="float" office:value="6.52223" calcext:value-type="float">
            <text:p>6.52223</text:p>
          </table:table-cell>
          <table:table-cell table:formula="of:=[.G11]/1000" office:value-type="float" office:value="6.832" calcext:value-type="float">
            <text:p>6.832</text:p>
          </table:table-cell>
        </table:table-row>
        <table:table-row table:style-name="ro1">
          <table:table-cell office:value-type="float" office:value="51329" calcext:value-type="float">
            <text:p>51329</text:p>
          </table:table-cell>
          <table:table-cell office:value-type="float" office:value="6413.36" calcext:value-type="float">
            <text:p>6413.36</text:p>
          </table:table-cell>
          <table:table-cell office:value-type="float" office:value="9770.2" calcext:value-type="float">
            <text:p>9770.2</text:p>
          </table:table-cell>
          <table:table-cell office:value-type="float" office:value="15040.6" calcext:value-type="float">
            <text:p>15040.6</text:p>
          </table:table-cell>
          <table:table-cell office:value-type="float" office:value="20704.2" calcext:value-type="float">
            <text:p>20704.2</text:p>
          </table:table-cell>
          <table:table-cell office:value-type="float" office:value="21682.1" calcext:value-type="float">
            <text:p>21682.1</text:p>
          </table:table-cell>
          <table:table-cell office:value-type="float" office:value="25410.3" calcext:value-type="float">
            <text:p>25410.3</text:p>
          </table:table-cell>
          <table:table-cell/>
          <table:table-cell table:formula="of:=[.B12]/1000" office:value-type="float" office:value="6.41336" calcext:value-type="float">
            <text:p>6.41336</text:p>
          </table:table-cell>
          <table:table-cell table:formula="of:=[.C12]/1000" office:value-type="float" office:value="9.7702" calcext:value-type="float">
            <text:p>9.7702</text:p>
          </table:table-cell>
          <table:table-cell table:formula="of:=[.D12]/1000" office:value-type="float" office:value="15.0406" calcext:value-type="float">
            <text:p>15.0406</text:p>
          </table:table-cell>
          <table:table-cell table:formula="of:=[.E12]/1000" office:value-type="float" office:value="20.7042" calcext:value-type="float">
            <text:p>20.7042</text:p>
          </table:table-cell>
          <table:table-cell table:formula="of:=[.F12]/1000" office:value-type="float" office:value="21.6821" calcext:value-type="float">
            <text:p>21.6821</text:p>
          </table:table-cell>
          <table:table-cell table:formula="of:=[.G12]/1000" office:value-type="float" office:value="25.4103" calcext:value-type="float">
            <text:p>25.4103</text:p>
          </table:table-cell>
        </table:table-row>
        <table:table-row table:style-name="ro1">
          <table:table-cell office:value-type="float" office:value="797990" calcext:value-type="float">
            <text:p>797990</text:p>
          </table:table-cell>
          <table:table-cell office:value-type="float" office:value="558597" calcext:value-type="float">
            <text:p>558597</text:p>
          </table:table-cell>
          <table:table-cell office:value-type="float" office:value="690712" calcext:value-type="float">
            <text:p>690712</text:p>
          </table:table-cell>
          <table:table-cell office:value-type="float" office:value="937813" calcext:value-type="float">
            <text:p>937813</text:p>
          </table:table-cell>
          <table:table-cell table:style-name="ce63" office:value-type="float" office:value="1419790" calcext:value-type="float">
            <text:p>1.42E+06</text:p>
          </table:table-cell>
          <table:table-cell table:style-name="ce63" office:value-type="float" office:value="1517160" calcext:value-type="float">
            <text:p>1.52E+06</text:p>
          </table:table-cell>
          <table:table-cell table:style-name="ce63" office:value-type="float" office:value="1747200" calcext:value-type="float">
            <text:p>1.75E+06</text:p>
          </table:table-cell>
          <table:table-cell/>
          <table:table-cell table:formula="of:=[.B13]/1000" office:value-type="float" office:value="558.597" calcext:value-type="float">
            <text:p>558.597</text:p>
          </table:table-cell>
          <table:table-cell table:formula="of:=[.C13]/1000" office:value-type="float" office:value="690.712" calcext:value-type="float">
            <text:p>690.712</text:p>
          </table:table-cell>
          <table:table-cell table:formula="of:=[.D13]/1000" office:value-type="float" office:value="937.813" calcext:value-type="float">
            <text:p>937.813</text:p>
          </table:table-cell>
          <table:table-cell table:formula="of:=[.E13]/1000" office:value-type="float" office:value="1419.79" calcext:value-type="float">
            <text:p>1419.79</text:p>
          </table:table-cell>
          <table:table-cell table:formula="of:=[.F13]/1000" office:value-type="float" office:value="1517.16" calcext:value-type="float">
            <text:p>1517.16</text:p>
          </table:table-cell>
          <table:table-cell table:formula="of:=[.G13]/1000" office:value-type="float" office:value="1747.2" calcext:value-type="float">
            <text:p>1747.2</text:p>
          </table:table-cell>
        </table:table-row>
        <table:table-row table:style-name="ro1">
          <table:table-cell office:value-type="float" office:value="110203" calcext:value-type="float">
            <text:p>110203</text:p>
          </table:table-cell>
          <table:table-cell office:value-type="float" office:value="3363.3" calcext:value-type="float">
            <text:p>3363.3</text:p>
          </table:table-cell>
          <table:table-cell office:value-type="float" office:value="3465.07" calcext:value-type="float">
            <text:p>3465.07</text:p>
          </table:table-cell>
          <table:table-cell office:value-type="float" office:value="5753.82" calcext:value-type="float">
            <text:p>5753.82</text:p>
          </table:table-cell>
          <table:table-cell office:value-type="float" office:value="10191.1" calcext:value-type="float">
            <text:p>10191.1</text:p>
          </table:table-cell>
          <table:table-cell office:value-type="float" office:value="9251.98" calcext:value-type="float">
            <text:p>9251.98</text:p>
          </table:table-cell>
          <table:table-cell office:value-type="float" office:value="10543.6" calcext:value-type="float">
            <text:p>10543.6</text:p>
          </table:table-cell>
          <table:table-cell/>
          <table:table-cell table:formula="of:=[.B14]/1000" office:value-type="float" office:value="3.3633" calcext:value-type="float">
            <text:p>3.3633</text:p>
          </table:table-cell>
          <table:table-cell table:formula="of:=[.C14]/1000" office:value-type="float" office:value="3.46507" calcext:value-type="float">
            <text:p>3.46507</text:p>
          </table:table-cell>
          <table:table-cell table:formula="of:=[.D14]/1000" office:value-type="float" office:value="5.75382" calcext:value-type="float">
            <text:p>5.75382</text:p>
          </table:table-cell>
          <table:table-cell table:formula="of:=[.E14]/1000" office:value-type="float" office:value="10.1911" calcext:value-type="float">
            <text:p>10.1911</text:p>
          </table:table-cell>
          <table:table-cell table:formula="of:=[.F14]/1000" office:value-type="float" office:value="9.25198" calcext:value-type="float">
            <text:p>9.25198</text:p>
          </table:table-cell>
          <table:table-cell table:formula="of:=[.G14]/1000" office:value-type="float" office:value="10.5436" calcext:value-type="float">
            <text:p>10.5436</text:p>
          </table:table-cell>
        </table:table-row>
        <table:table-row table:style-name="ro1">
          <table:table-cell office:value-type="float" office:value="500094" calcext:value-type="float">
            <text:p>500094</text:p>
          </table:table-cell>
          <table:table-cell office:value-type="float" office:value="1870.32" calcext:value-type="float">
            <text:p>1870.32</text:p>
          </table:table-cell>
          <table:table-cell office:value-type="float" office:value="3690.17" calcext:value-type="float">
            <text:p>3690.17</text:p>
          </table:table-cell>
          <table:table-cell office:value-type="float" office:value="4408.02" calcext:value-type="float">
            <text:p>4408.02</text:p>
          </table:table-cell>
          <table:table-cell office:value-type="float" office:value="9606.54" calcext:value-type="float">
            <text:p>9606.54</text:p>
          </table:table-cell>
          <table:table-cell office:value-type="float" office:value="9683.61" calcext:value-type="float">
            <text:p>9683.61</text:p>
          </table:table-cell>
          <table:table-cell office:value-type="float" office:value="9981.31" calcext:value-type="float">
            <text:p>9981.31</text:p>
          </table:table-cell>
          <table:table-cell/>
          <table:table-cell table:formula="of:=[.B15]/1000" office:value-type="float" office:value="1.87032" calcext:value-type="float">
            <text:p>1.87032</text:p>
          </table:table-cell>
          <table:table-cell table:formula="of:=[.C15]/1000" office:value-type="float" office:value="3.69017" calcext:value-type="float">
            <text:p>3.69017</text:p>
          </table:table-cell>
          <table:table-cell table:formula="of:=[.D15]/1000" office:value-type="float" office:value="4.40802" calcext:value-type="float">
            <text:p>4.40802</text:p>
          </table:table-cell>
          <table:table-cell table:formula="of:=[.E15]/1000" office:value-type="float" office:value="9.60654" calcext:value-type="float">
            <text:p>9.60654</text:p>
          </table:table-cell>
          <table:table-cell table:formula="of:=[.F15]/1000" office:value-type="float" office:value="9.68361" calcext:value-type="float">
            <text:p>9.68361</text:p>
          </table:table-cell>
          <table:table-cell table:formula="of:=[.G15]/1000" office:value-type="float" office:value="9.98131" calcext:value-type="float">
            <text:p>9.98131</text:p>
          </table:table-cell>
        </table:table-row>
        <table:table-row table:style-name="ro1">
          <table:table-cell office:value-type="float" office:value="52075" calcext:value-type="float">
            <text:p>52075</text:p>
          </table:table-cell>
          <table:table-cell office:value-type="float" office:value="1755.89" calcext:value-type="float">
            <text:p>1755.89</text:p>
          </table:table-cell>
          <table:table-cell office:value-type="float" office:value="2022.93" calcext:value-type="float">
            <text:p>2022.93</text:p>
          </table:table-cell>
          <table:table-cell office:value-type="float" office:value="2228.41" calcext:value-type="float">
            <text:p>2228.41</text:p>
          </table:table-cell>
          <table:table-cell office:value-type="float" office:value="5379.96" calcext:value-type="float">
            <text:p>5379.96</text:p>
          </table:table-cell>
          <table:table-cell office:value-type="float" office:value="8296.37" calcext:value-type="float">
            <text:p>8296.37</text:p>
          </table:table-cell>
          <table:table-cell office:value-type="float" office:value="9068.2" calcext:value-type="float">
            <text:p>9068.2</text:p>
          </table:table-cell>
          <table:table-cell/>
          <table:table-cell table:formula="of:=[.B16]/1000" office:value-type="float" office:value="1.75589" calcext:value-type="float">
            <text:p>1.75589</text:p>
          </table:table-cell>
          <table:table-cell table:formula="of:=[.C16]/1000" office:value-type="float" office:value="2.02293" calcext:value-type="float">
            <text:p>2.02293</text:p>
          </table:table-cell>
          <table:table-cell table:formula="of:=[.D16]/1000" office:value-type="float" office:value="2.22841" calcext:value-type="float">
            <text:p>2.22841</text:p>
          </table:table-cell>
          <table:table-cell table:formula="of:=[.E16]/1000" office:value-type="float" office:value="5.37996" calcext:value-type="float">
            <text:p>5.37996</text:p>
          </table:table-cell>
          <table:table-cell table:formula="of:=[.F16]/1000" office:value-type="float" office:value="8.29637" calcext:value-type="float">
            <text:p>8.29637</text:p>
          </table:table-cell>
          <table:table-cell table:formula="of:=[.G16]/1000" office:value-type="float" office:value="9.0682" calcext:value-type="float">
            <text:p>9.0682</text:p>
          </table:table-cell>
        </table:table-row>
        <table:table-row table:style-name="ro1">
          <table:table-cell office:value-type="float" office:value="1063854" calcext:value-type="float">
            <text:p>1063854</text:p>
          </table:table-cell>
          <table:table-cell office:value-type="float" office:value="3523.85" calcext:value-type="float">
            <text:p>3523.85</text:p>
          </table:table-cell>
          <table:table-cell office:value-type="float" office:value="8072.42" calcext:value-type="float">
            <text:p>8072.42</text:p>
          </table:table-cell>
          <table:table-cell office:value-type="float" office:value="12629.6" calcext:value-type="float">
            <text:p>12629.6</text:p>
          </table:table-cell>
          <table:table-cell office:value-type="float" office:value="24421.3" calcext:value-type="float">
            <text:p>24421.3</text:p>
          </table:table-cell>
          <table:table-cell office:value-type="float" office:value="17938.2" calcext:value-type="float">
            <text:p>17938.2</text:p>
          </table:table-cell>
          <table:table-cell office:value-type="float" office:value="30823.4" calcext:value-type="float">
            <text:p>30823.4</text:p>
          </table:table-cell>
          <table:table-cell/>
          <table:table-cell table:formula="of:=[.B17]/1000" office:value-type="float" office:value="3.52385" calcext:value-type="float">
            <text:p>3.52385</text:p>
          </table:table-cell>
          <table:table-cell table:formula="of:=[.C17]/1000" office:value-type="float" office:value="8.07242" calcext:value-type="float">
            <text:p>8.07242</text:p>
          </table:table-cell>
          <table:table-cell table:formula="of:=[.D17]/1000" office:value-type="float" office:value="12.6296" calcext:value-type="float">
            <text:p>12.6296</text:p>
          </table:table-cell>
          <table:table-cell table:formula="of:=[.E17]/1000" office:value-type="float" office:value="24.4213" calcext:value-type="float">
            <text:p>24.4213</text:p>
          </table:table-cell>
          <table:table-cell table:formula="of:=[.F17]/1000" office:value-type="float" office:value="17.9382" calcext:value-type="float">
            <text:p>17.9382</text:p>
          </table:table-cell>
          <table:table-cell table:formula="of:=[.G17]/1000" office:value-type="float" office:value="30.8234" calcext:value-type="float">
            <text:p>30.8234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float" office:value="1369.63" calcext:value-type="float">
            <text:p>1369.63</text:p>
          </table:table-cell>
          <table:table-cell office:value-type="float" office:value="2412.18" calcext:value-type="float">
            <text:p>2412.18</text:p>
          </table:table-cell>
          <table:table-cell office:value-type="float" office:value="2430.33" calcext:value-type="float">
            <text:p>2430.33</text:p>
          </table:table-cell>
          <table:table-cell office:value-type="float" office:value="3831.55" calcext:value-type="float">
            <text:p>3831.55</text:p>
          </table:table-cell>
          <table:table-cell office:value-type="float" office:value="4183.48" calcext:value-type="float">
            <text:p>4183.48</text:p>
          </table:table-cell>
          <table:table-cell office:value-type="float" office:value="4612.47" calcext:value-type="float">
            <text:p>4612.47</text:p>
          </table:table-cell>
          <table:table-cell/>
          <table:table-cell table:formula="of:=[.B18]/1000" office:value-type="float" office:value="1.36963" calcext:value-type="float">
            <text:p>1.36963</text:p>
          </table:table-cell>
          <table:table-cell table:formula="of:=[.C18]/1000" office:value-type="float" office:value="2.41218" calcext:value-type="float">
            <text:p>2.41218</text:p>
          </table:table-cell>
          <table:table-cell table:formula="of:=[.D18]/1000" office:value-type="float" office:value="2.43033" calcext:value-type="float">
            <text:p>2.43033</text:p>
          </table:table-cell>
          <table:table-cell table:formula="of:=[.E18]/1000" office:value-type="float" office:value="3.83155" calcext:value-type="float">
            <text:p>3.83155</text:p>
          </table:table-cell>
          <table:table-cell table:formula="of:=[.F18]/1000" office:value-type="float" office:value="4.18348" calcext:value-type="float">
            <text:p>4.18348</text:p>
          </table:table-cell>
          <table:table-cell table:formula="of:=[.G18]/1000" office:value-type="float" office:value="4.61247" calcext:value-type="float">
            <text:p>4.61247</text:p>
          </table:table-cell>
        </table:table-row>
        <table:table-row table:style-name="ro1">
          <table:table-cell office:value-type="float" office:value="45619" calcext:value-type="float">
            <text:p>45619</text:p>
          </table:table-cell>
          <table:table-cell office:value-type="float" office:value="1821.51" calcext:value-type="float">
            <text:p>1821.51</text:p>
          </table:table-cell>
          <table:table-cell office:value-type="float" office:value="4160.7" calcext:value-type="float">
            <text:p>4160.7</text:p>
          </table:table-cell>
          <table:table-cell office:value-type="float" office:value="6533.36" calcext:value-type="float">
            <text:p>6533.36</text:p>
          </table:table-cell>
          <table:table-cell office:value-type="float" office:value="10150.1" calcext:value-type="float">
            <text:p>10150.1</text:p>
          </table:table-cell>
          <table:table-cell office:value-type="float" office:value="14636.5" calcext:value-type="float">
            <text:p>14636.5</text:p>
          </table:table-cell>
          <table:table-cell office:value-type="float" office:value="12978.8" calcext:value-type="float">
            <text:p>12978.8</text:p>
          </table:table-cell>
          <table:table-cell/>
          <table:table-cell table:formula="of:=[.B19]/1000" office:value-type="float" office:value="1.82151" calcext:value-type="float">
            <text:p>1.82151</text:p>
          </table:table-cell>
          <table:table-cell table:formula="of:=[.C19]/1000" office:value-type="float" office:value="4.1607" calcext:value-type="float">
            <text:p>4.1607</text:p>
          </table:table-cell>
          <table:table-cell table:formula="of:=[.D19]/1000" office:value-type="float" office:value="6.53336" calcext:value-type="float">
            <text:p>6.53336</text:p>
          </table:table-cell>
          <table:table-cell table:formula="of:=[.E19]/1000" office:value-type="float" office:value="10.1501" calcext:value-type="float">
            <text:p>10.1501</text:p>
          </table:table-cell>
          <table:table-cell table:formula="of:=[.F19]/1000" office:value-type="float" office:value="14.6365" calcext:value-type="float">
            <text:p>14.6365</text:p>
          </table:table-cell>
          <table:table-cell table:formula="of:=[.G19]/1000" office:value-type="float" office:value="12.9788" calcext:value-type="float">
            <text:p>12.9788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6049.56" calcext:value-type="float">
            <text:p>6049.56</text:p>
          </table:table-cell>
          <table:table-cell office:value-type="float" office:value="10820.1" calcext:value-type="float">
            <text:p>10820.1</text:p>
          </table:table-cell>
          <table:table-cell office:value-type="float" office:value="13427.9" calcext:value-type="float">
            <text:p>13427.9</text:p>
          </table:table-cell>
          <table:table-cell office:value-type="float" office:value="22103.6" calcext:value-type="float">
            <text:p>22103.6</text:p>
          </table:table-cell>
          <table:table-cell office:value-type="float" office:value="23423.5" calcext:value-type="float">
            <text:p>23423.5</text:p>
          </table:table-cell>
          <table:table-cell office:value-type="float" office:value="24201.9" calcext:value-type="float">
            <text:p>24201.9</text:p>
          </table:table-cell>
          <table:table-cell/>
          <table:table-cell table:formula="of:=[.B20]/1000" office:value-type="float" office:value="6.04956" calcext:value-type="float">
            <text:p>6.04956</text:p>
          </table:table-cell>
          <table:table-cell table:formula="of:=[.C20]/1000" office:value-type="float" office:value="10.8201" calcext:value-type="float">
            <text:p>10.8201</text:p>
          </table:table-cell>
          <table:table-cell table:formula="of:=[.D20]/1000" office:value-type="float" office:value="13.4279" calcext:value-type="float">
            <text:p>13.4279</text:p>
          </table:table-cell>
          <table:table-cell table:formula="of:=[.E20]/1000" office:value-type="float" office:value="22.1036" calcext:value-type="float">
            <text:p>22.1036</text:p>
          </table:table-cell>
          <table:table-cell table:formula="of:=[.F20]/1000" office:value-type="float" office:value="23.4235" calcext:value-type="float">
            <text:p>23.4235</text:p>
          </table:table-cell>
          <table:table-cell table:formula="of:=[.G20]/1000" office:value-type="float" office:value="24.2019" calcext:value-type="float">
            <text:p>24.2019</text:p>
          </table:table-cell>
        </table:table-row>
        <table:table-row table:style-name="ro1">
          <table:table-cell office:value-type="float" office:value="77951" calcext:value-type="float">
            <text:p>77951</text:p>
          </table:table-cell>
          <table:table-cell office:value-type="float" office:value="5985.23" calcext:value-type="float">
            <text:p>5985.23</text:p>
          </table:table-cell>
          <table:table-cell office:value-type="float" office:value="6733.96" calcext:value-type="float">
            <text:p>6733.96</text:p>
          </table:table-cell>
          <table:table-cell office:value-type="float" office:value="9997.17" calcext:value-type="float">
            <text:p>9997.17</text:p>
          </table:table-cell>
          <table:table-cell office:value-type="float" office:value="12525.1" calcext:value-type="float">
            <text:p>12525.1</text:p>
          </table:table-cell>
          <table:table-cell office:value-type="float" office:value="13678.3" calcext:value-type="float">
            <text:p>13678.3</text:p>
          </table:table-cell>
          <table:table-cell office:value-type="float" office:value="21317.7" calcext:value-type="float">
            <text:p>21317.7</text:p>
          </table:table-cell>
          <table:table-cell/>
          <table:table-cell table:formula="of:=[.B21]/1000" office:value-type="float" office:value="5.98523" calcext:value-type="float">
            <text:p>5.98523</text:p>
          </table:table-cell>
          <table:table-cell table:formula="of:=[.C21]/1000" office:value-type="float" office:value="6.73396" calcext:value-type="float">
            <text:p>6.73396</text:p>
          </table:table-cell>
          <table:table-cell table:formula="of:=[.D21]/1000" office:value-type="float" office:value="9.99717" calcext:value-type="float">
            <text:p>9.99717</text:p>
          </table:table-cell>
          <table:table-cell table:formula="of:=[.E21]/1000" office:value-type="float" office:value="12.5251" calcext:value-type="float">
            <text:p>12.5251</text:p>
          </table:table-cell>
          <table:table-cell table:formula="of:=[.F21]/1000" office:value-type="float" office:value="13.6783" calcext:value-type="float">
            <text:p>13.6783</text:p>
          </table:table-cell>
          <table:table-cell table:formula="of:=[.G21]/1000" office:value-type="float" office:value="21.3177" calcext:value-type="float">
            <text:p>21.3177</text:p>
          </table:table-cell>
        </table:table-row>
        <table:table-row table:style-name="ro1">
          <table:table-cell office:value-type="float" office:value="96457" calcext:value-type="float">
            <text:p>96457</text:p>
          </table:table-cell>
          <table:table-cell office:value-type="float" office:value="2354.02" calcext:value-type="float">
            <text:p>2354.02</text:p>
          </table:table-cell>
          <table:table-cell office:value-type="float" office:value="5935.39" calcext:value-type="float">
            <text:p>5935.39</text:p>
          </table:table-cell>
          <table:table-cell office:value-type="float" office:value="6935.65" calcext:value-type="float">
            <text:p>6935.65</text:p>
          </table:table-cell>
          <table:table-cell office:value-type="float" office:value="6885.67" calcext:value-type="float">
            <text:p>6885.67</text:p>
          </table:table-cell>
          <table:table-cell office:value-type="float" office:value="20994.4" calcext:value-type="float">
            <text:p>20994.4</text:p>
          </table:table-cell>
          <table:table-cell office:value-type="float" office:value="15180.1" calcext:value-type="float">
            <text:p>15180.1</text:p>
          </table:table-cell>
          <table:table-cell/>
          <table:table-cell table:formula="of:=[.B22]/1000" office:value-type="float" office:value="2.35402" calcext:value-type="float">
            <text:p>2.35402</text:p>
          </table:table-cell>
          <table:table-cell table:formula="of:=[.C22]/1000" office:value-type="float" office:value="5.93539" calcext:value-type="float">
            <text:p>5.93539</text:p>
          </table:table-cell>
          <table:table-cell table:formula="of:=[.D22]/1000" office:value-type="float" office:value="6.93565" calcext:value-type="float">
            <text:p>6.93565</text:p>
          </table:table-cell>
          <table:table-cell table:formula="of:=[.E22]/1000" office:value-type="float" office:value="6.88567" calcext:value-type="float">
            <text:p>6.88567</text:p>
          </table:table-cell>
          <table:table-cell table:formula="of:=[.F22]/1000" office:value-type="float" office:value="20.9944" calcext:value-type="float">
            <text:p>20.9944</text:p>
          </table:table-cell>
          <table:table-cell table:formula="of:=[.G22]/1000" office:value-type="float" office:value="15.1801" calcext:value-type="float">
            <text:p>15.1801</text:p>
          </table:table-cell>
        </table:table-row>
        <table:table-row table:style-name="ro1">
          <table:table-cell office:value-type="float" office:value="128057" calcext:value-type="float">
            <text:p>128057</text:p>
          </table:table-cell>
          <table:table-cell office:value-type="float" office:value="5689.46" calcext:value-type="float">
            <text:p>5689.46</text:p>
          </table:table-cell>
          <table:table-cell office:value-type="float" office:value="9379.43" calcext:value-type="float">
            <text:p>9379.43</text:p>
          </table:table-cell>
          <table:table-cell office:value-type="float" office:value="13028.7" calcext:value-type="float">
            <text:p>13028.7</text:p>
          </table:table-cell>
          <table:table-cell office:value-type="float" office:value="18576" calcext:value-type="float">
            <text:p>18576</text:p>
          </table:table-cell>
          <table:table-cell office:value-type="float" office:value="21377.6" calcext:value-type="float">
            <text:p>21377.6</text:p>
          </table:table-cell>
          <table:table-cell office:value-type="float" office:value="21219" calcext:value-type="float">
            <text:p>21219</text:p>
          </table:table-cell>
          <table:table-cell/>
          <table:table-cell table:formula="of:=[.B23]/1000" office:value-type="float" office:value="5.68946" calcext:value-type="float">
            <text:p>5.68946</text:p>
          </table:table-cell>
          <table:table-cell table:formula="of:=[.C23]/1000" office:value-type="float" office:value="9.37943" calcext:value-type="float">
            <text:p>9.37943</text:p>
          </table:table-cell>
          <table:table-cell table:formula="of:=[.D23]/1000" office:value-type="float" office:value="13.0287" calcext:value-type="float">
            <text:p>13.0287</text:p>
          </table:table-cell>
          <table:table-cell table:formula="of:=[.E23]/1000" office:value-type="float" office:value="18.576" calcext:value-type="float">
            <text:p>18.576</text:p>
          </table:table-cell>
          <table:table-cell table:formula="of:=[.F23]/1000" office:value-type="float" office:value="21.3776" calcext:value-type="float">
            <text:p>21.3776</text:p>
          </table:table-cell>
          <table:table-cell table:formula="of:=[.G23]/1000" office:value-type="float" office:value="21.219" calcext:value-type="float">
            <text:p>21.219</text:p>
          </table:table-cell>
        </table:table-row>
        <table:table-row table:style-name="ro1">
          <table:table-cell office:value-type="float" office:value="200967" calcext:value-type="float">
            <text:p>200967</text:p>
          </table:table-cell>
          <table:table-cell office:value-type="float" office:value="5330.24" calcext:value-type="float">
            <text:p>5330.24</text:p>
          </table:table-cell>
          <table:table-cell office:value-type="float" office:value="10593.3" calcext:value-type="float">
            <text:p>10593.3</text:p>
          </table:table-cell>
          <table:table-cell office:value-type="float" office:value="15975.3" calcext:value-type="float">
            <text:p>15975.3</text:p>
          </table:table-cell>
          <table:table-cell office:value-type="float" office:value="19212.4" calcext:value-type="float">
            <text:p>19212.4</text:p>
          </table:table-cell>
          <table:table-cell office:value-type="float" office:value="21031" calcext:value-type="float">
            <text:p>21031</text:p>
          </table:table-cell>
          <table:table-cell office:value-type="float" office:value="23222.5" calcext:value-type="float">
            <text:p>23222.5</text:p>
          </table:table-cell>
          <table:table-cell/>
          <table:table-cell table:formula="of:=[.B24]/1000" office:value-type="float" office:value="5.33024" calcext:value-type="float">
            <text:p>5.33024</text:p>
          </table:table-cell>
          <table:table-cell table:formula="of:=[.C24]/1000" office:value-type="float" office:value="10.5933" calcext:value-type="float">
            <text:p>10.5933</text:p>
          </table:table-cell>
          <table:table-cell table:formula="of:=[.D24]/1000" office:value-type="float" office:value="15.9753" calcext:value-type="float">
            <text:p>15.9753</text:p>
          </table:table-cell>
          <table:table-cell table:formula="of:=[.E24]/1000" office:value-type="float" office:value="19.2124" calcext:value-type="float">
            <text:p>19.2124</text:p>
          </table:table-cell>
          <table:table-cell table:formula="of:=[.F24]/1000" office:value-type="float" office:value="21.031" calcext:value-type="float">
            <text:p>21.031</text:p>
          </table:table-cell>
          <table:table-cell table:formula="of:=[.G24]/1000" office:value-type="float" office:value="23.2225" calcext:value-type="float">
            <text:p>23.2225</text:p>
          </table:table-cell>
        </table:table-row>
        <table:table-row table:style-name="ro1">
          <table:table-cell office:value-type="float" office:value="225936" calcext:value-type="float">
            <text:p>225936</text:p>
          </table:table-cell>
          <table:table-cell office:value-type="float" office:value="927.306" calcext:value-type="float">
            <text:p>927.306</text:p>
          </table:table-cell>
          <table:table-cell office:value-type="float" office:value="1942.69" calcext:value-type="float">
            <text:p>1942.69</text:p>
          </table:table-cell>
          <table:table-cell office:value-type="float" office:value="2544.88" calcext:value-type="float">
            <text:p>2544.88</text:p>
          </table:table-cell>
          <table:table-cell office:value-type="float" office:value="4335.75" calcext:value-type="float">
            <text:p>4335.75</text:p>
          </table:table-cell>
          <table:table-cell office:value-type="float" office:value="7191.76" calcext:value-type="float">
            <text:p>7191.76</text:p>
          </table:table-cell>
          <table:table-cell office:value-type="float" office:value="7086.7" calcext:value-type="float">
            <text:p>7086.7</text:p>
          </table:table-cell>
          <table:table-cell/>
          <table:table-cell table:formula="of:=[.B25]/1000" office:value-type="float" office:value="0.927306" calcext:value-type="float">
            <text:p>0.927306</text:p>
          </table:table-cell>
          <table:table-cell table:formula="of:=[.C25]/1000" office:value-type="float" office:value="1.94269" calcext:value-type="float">
            <text:p>1.94269</text:p>
          </table:table-cell>
          <table:table-cell table:formula="of:=[.D25]/1000" office:value-type="float" office:value="2.54488" calcext:value-type="float">
            <text:p>2.54488</text:p>
          </table:table-cell>
          <table:table-cell table:formula="of:=[.E25]/1000" office:value-type="float" office:value="4.33575" calcext:value-type="float">
            <text:p>4.33575</text:p>
          </table:table-cell>
          <table:table-cell table:formula="of:=[.F25]/1000" office:value-type="float" office:value="7.19176" calcext:value-type="float">
            <text:p>7.19176</text:p>
          </table:table-cell>
          <table:table-cell table:formula="of:=[.G25]/1000" office:value-type="float" office:value="7.0867" calcext:value-type="float">
            <text:p>7.0867</text:p>
          </table:table-cell>
        </table:table-row>
        <table:table-row table:style-name="ro1">
          <table:table-cell office:value-type="float" office:value="1053374" calcext:value-type="float">
            <text:p>1053374</text:p>
          </table:table-cell>
          <table:table-cell office:value-type="float" office:value="1013.93" calcext:value-type="float">
            <text:p>1013.93</text:p>
          </table:table-cell>
          <table:table-cell office:value-type="float" office:value="2124.78" calcext:value-type="float">
            <text:p>2124.78</text:p>
          </table:table-cell>
          <table:table-cell office:value-type="float" office:value="2849.1" calcext:value-type="float">
            <text:p>2849.1</text:p>
          </table:table-cell>
          <table:table-cell office:value-type="float" office:value="4511.19" calcext:value-type="float">
            <text:p>4511.19</text:p>
          </table:table-cell>
          <table:table-cell office:value-type="float" office:value="5046.03" calcext:value-type="float">
            <text:p>5046.03</text:p>
          </table:table-cell>
          <table:table-cell office:value-type="float" office:value="6035.13" calcext:value-type="float">
            <text:p>6035.13</text:p>
          </table:table-cell>
          <table:table-cell/>
          <table:table-cell table:formula="of:=[.B26]/1000" office:value-type="float" office:value="1.01393" calcext:value-type="float">
            <text:p>1.01393</text:p>
          </table:table-cell>
          <table:table-cell table:formula="of:=[.C26]/1000" office:value-type="float" office:value="2.12478" calcext:value-type="float">
            <text:p>2.12478</text:p>
          </table:table-cell>
          <table:table-cell table:formula="of:=[.D26]/1000" office:value-type="float" office:value="2.8491" calcext:value-type="float">
            <text:p>2.8491</text:p>
          </table:table-cell>
          <table:table-cell table:formula="of:=[.E26]/1000" office:value-type="float" office:value="4.51119" calcext:value-type="float">
            <text:p>4.51119</text:p>
          </table:table-cell>
          <table:table-cell table:formula="of:=[.F26]/1000" office:value-type="float" office:value="5.04603" calcext:value-type="float">
            <text:p>5.04603</text:p>
          </table:table-cell>
          <table:table-cell table:formula="of:=[.G26]/1000" office:value-type="float" office:value="6.03513" calcext:value-type="float">
            <text:p>6.03513</text:p>
          </table:table-cell>
        </table:table-row>
        <table:table-row table:style-name="ro1">
          <table:table-cell office:value-type="float" office:value="1307398" calcext:value-type="float">
            <text:p>1307398</text:p>
          </table:table-cell>
          <table:table-cell office:value-type="float" office:value="2116.26" calcext:value-type="float">
            <text:p>2116.26</text:p>
          </table:table-cell>
          <table:table-cell office:value-type="float" office:value="2027.1" calcext:value-type="float">
            <text:p>2027.1</text:p>
          </table:table-cell>
          <table:table-cell office:value-type="float" office:value="5434.87" calcext:value-type="float">
            <text:p>5434.87</text:p>
          </table:table-cell>
          <table:table-cell office:value-type="float" office:value="8069.06" calcext:value-type="float">
            <text:p>8069.06</text:p>
          </table:table-cell>
          <table:table-cell office:value-type="float" office:value="6249.25" calcext:value-type="float">
            <text:p>6249.25</text:p>
          </table:table-cell>
          <table:table-cell office:value-type="float" office:value="11957" calcext:value-type="float">
            <text:p>11957</text:p>
          </table:table-cell>
          <table:table-cell/>
          <table:table-cell table:formula="of:=[.B27]/1000" office:value-type="float" office:value="2.11626" calcext:value-type="float">
            <text:p>2.11626</text:p>
          </table:table-cell>
          <table:table-cell table:formula="of:=[.C27]/1000" office:value-type="float" office:value="2.0271" calcext:value-type="float">
            <text:p>2.0271</text:p>
          </table:table-cell>
          <table:table-cell table:formula="of:=[.D27]/1000" office:value-type="float" office:value="5.43487" calcext:value-type="float">
            <text:p>5.43487</text:p>
          </table:table-cell>
          <table:table-cell table:formula="of:=[.E27]/1000" office:value-type="float" office:value="8.06906" calcext:value-type="float">
            <text:p>8.06906</text:p>
          </table:table-cell>
          <table:table-cell table:formula="of:=[.F27]/1000" office:value-type="float" office:value="6.24925" calcext:value-type="float">
            <text:p>6.24925</text:p>
          </table:table-cell>
          <table:table-cell table:formula="of:=[.G27]/1000" office:value-type="float" office:value="11.957" calcext:value-type="float">
            <text:p>11.957</text:p>
          </table:table-cell>
        </table:table-row>
      </table:table>
      <table:table table:name="Processing Times" table:style-name="ta1">
        <table:table-column table:style-name="co5" table:default-cell-style-name="ce51"/>
        <table:table-column table:style-name="co3" table:number-columns-repeated="7" table:default-cell-style-name="Default"/>
        <table:table-row table:style-name="ro1">
          <table:table-cell table:style-name="ce41" office:value-type="string" calcext:value-type="string" table:number-columns-spanned="1" table:number-rows-spanned="2">
            <text:p>Model</text:p>
          </table:table-cell>
          <table:table-cell table:style-name="ce57" office:value-type="string" calcext:value-type="string" table:number-columns-spanned="6" table:number-rows-spanned="1">
            <text:p>Human Processing Time By Subdivision Degree</text:p>
          </table:table-cell>
          <table:covered-table-cell table:number-columns-repeated="5" table:style-name="ce59"/>
          <table:table-cell table:style-name="ce59"/>
        </table:table-row>
        <table:table-row table:style-name="ro1">
          <table:covered-table-cell table:style-name="Default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42" office:value-type="string" calcext:value-type="string">
            <text:p>Snail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Cube 20mm</text:p>
          </table:table-cell>
          <table:table-cell office:value-type="float" office:value="0.000405092592592593" calcext:value-type="float">
            <text:p>0.000405092592592593</text:p>
          </table:table-cell>
          <table:table-cell office:value-type="float" office:value="0.000671296296296296" calcext:value-type="float">
            <text:p>0.000671296296296296</text:p>
          </table:table-cell>
          <table:table-cell office:value-type="float" office:value="0.00112268518518519" calcext:value-type="float">
            <text:p>0.00112268518518519</text:p>
          </table:table-cell>
          <table:table-cell office:value-type="float" office:value="0.00188657407407407" calcext:value-type="float">
            <text:p>0.00188657407407407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Cube 50mm</text:p>
          </table:table-cell>
          <table:table-cell office:value-type="float" office:value="0.000520833333333333" calcext:value-type="float">
            <text:p>0.000520833333333333</text:p>
          </table:table-cell>
          <table:table-cell office:value-type="float" office:value="0.000740740740740741" calcext:value-type="float">
            <text:p>0.000740740740740741</text:p>
          </table:table-cell>
          <table:table-cell office:value-type="float" office:value="0.000856481481481482" calcext:value-type="float">
            <text:p>0.000856481481481482</text:p>
          </table:table-cell>
          <table:table-cell office:value-type="float" office:value="0.0056712962962963" calcext:value-type="float">
            <text:p>0.0056712962962963</text:p>
          </table:table-cell>
          <table:table-cell/>
          <table:table-cell office:value-type="float" office:value="0.0104861111111111" calcext:value-type="float">
            <text:p>0.0104861111111111</text:p>
          </table:table-cell>
          <table:table-cell/>
        </table:table-row>
        <table:table-row table:style-name="ro1">
          <table:table-cell table:style-name="ce42" office:value-type="string" calcext:value-type="string">
            <text:p>Cube 100mm</text:p>
          </table:table-cell>
          <table:table-cell office:value-type="float" office:value="0.000694444444444444" calcext:value-type="float">
            <text:p>0.000694444444444444</text:p>
          </table:table-cell>
          <table:table-cell table:number-columns-repeated="4"/>
          <table:table-cell office:value-type="float" office:value="0.0197916666666667" calcext:value-type="float">
            <text:p>0.0197916666666667</text:p>
          </table:table-cell>
          <table:table-cell/>
        </table:table-row>
        <table:table-row table:style-name="ro1">
          <table:table-cell table:style-name="ce42" office:value-type="string" calcext:value-type="string">
            <text:p>Benchy3D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Happy Sitting Pot</text:p>
          </table:table-cell>
          <table:table-cell table:number-columns-repeated="7"/>
        </table:table-row>
        <table:table-row table:style-name="ro1">
          <table:table-cell office:value-type="float" office:value="1581200" calcext:value-type="float">
            <text:p>1581200</text:p>
          </table:table-cell>
          <table:table-cell table:number-columns-repeated="7"/>
        </table:table-row>
        <table:table-row table:style-name="ro1">
          <table:table-cell office:value-type="float" office:value="99906" calcext:value-type="float">
            <text:p>99906</text:p>
          </table:table-cell>
          <table:table-cell table:number-columns-repeated="7"/>
        </table:table-row>
        <table:table-row table:style-name="ro1">
          <table:table-cell office:value-type="float" office:value="73154" calcext:value-type="float">
            <text:p>73154</text:p>
          </table:table-cell>
          <table:table-cell table:number-columns-repeated="7"/>
        </table:table-row>
        <table:table-row table:style-name="ro1">
          <table:table-cell office:value-type="float" office:value="51329" calcext:value-type="float">
            <text:p>51329</text:p>
          </table:table-cell>
          <table:table-cell table:number-columns-repeated="7"/>
        </table:table-row>
        <table:table-row table:style-name="ro1">
          <table:table-cell office:value-type="float" office:value="797990" calcext:value-type="float">
            <text:p>797990</text:p>
          </table:table-cell>
          <table:table-cell table:number-columns-repeated="7"/>
        </table:table-row>
        <table:table-row table:style-name="ro1">
          <table:table-cell office:value-type="float" office:value="110203" calcext:value-type="float">
            <text:p>110203</text:p>
          </table:table-cell>
          <table:table-cell table:number-columns-repeated="7"/>
        </table:table-row>
        <table:table-row table:style-name="ro1">
          <table:table-cell office:value-type="float" office:value="500094" calcext:value-type="float">
            <text:p>500094</text:p>
          </table:table-cell>
          <table:table-cell table:number-columns-repeated="7"/>
        </table:table-row>
        <table:table-row table:style-name="ro1">
          <table:table-cell office:value-type="float" office:value="52075" calcext:value-type="float">
            <text:p>52075</text:p>
          </table:table-cell>
          <table:table-cell table:number-columns-repeated="7"/>
        </table:table-row>
        <table:table-row table:style-name="ro1">
          <table:table-cell office:value-type="float" office:value="1063854" calcext:value-type="float">
            <text:p>1063854</text:p>
          </table:table-cell>
          <table:table-cell table:number-columns-repeated="7"/>
        </table:table-row>
        <table:table-row table:style-name="ro1">
          <table:table-cell office:value-type="float" office:value="41084" calcext:value-type="float">
            <text:p>41084</text:p>
          </table:table-cell>
          <table:table-cell table:number-columns-repeated="7"/>
        </table:table-row>
        <table:table-row table:style-name="ro1">
          <table:table-cell office:value-type="float" office:value="45619" calcext:value-type="float">
            <text:p>45619</text:p>
          </table:table-cell>
          <table:table-cell table:number-columns-repeated="7"/>
        </table:table-row>
        <table:table-row table:style-name="ro1">
          <table:table-cell office:value-type="float" office:value="72600" calcext:value-type="float">
            <text:p>72600</text:p>
          </table:table-cell>
          <table:table-cell table:number-columns-repeated="7"/>
        </table:table-row>
        <table:table-row table:style-name="ro1">
          <table:table-cell office:value-type="float" office:value="77951" calcext:value-type="float">
            <text:p>77951</text:p>
          </table:table-cell>
          <table:table-cell table:number-columns-repeated="7"/>
        </table:table-row>
        <table:table-row table:style-name="ro1">
          <table:table-cell office:value-type="float" office:value="96457" calcext:value-type="float">
            <text:p>96457</text:p>
          </table:table-cell>
          <table:table-cell table:number-columns-repeated="7"/>
        </table:table-row>
        <table:table-row table:style-name="ro1">
          <table:table-cell office:value-type="float" office:value="128057" calcext:value-type="float">
            <text:p>128057</text:p>
          </table:table-cell>
          <table:table-cell table:number-columns-repeated="7"/>
        </table:table-row>
        <table:table-row table:style-name="ro1">
          <table:table-cell office:value-type="float" office:value="200967" calcext:value-type="float">
            <text:p>200967</text:p>
          </table:table-cell>
          <table:table-cell table:number-columns-repeated="7"/>
        </table:table-row>
        <table:table-row table:style-name="ro1">
          <table:table-cell office:value-type="float" office:value="225936" calcext:value-type="float">
            <text:p>225936</text:p>
          </table:table-cell>
          <table:table-cell table:number-columns-repeated="7"/>
        </table:table-row>
        <table:table-row table:style-name="ro1">
          <table:table-cell office:value-type="float" office:value="1053374" calcext:value-type="float">
            <text:p>1053374</text:p>
          </table:table-cell>
          <table:table-cell table:number-columns-repeated="7"/>
        </table:table-row>
        <table:table-row table:style-name="ro1">
          <table:table-cell office:value-type="float" office:value="1307398" calcext:value-type="float">
            <text:p>1307398</text:p>
          </table:table-cell>
          <table:table-cell table:number-columns-repeated="7"/>
        </table:table-row>
      </table:table>
      <table:table table:name="Printing Times" table:style-name="ta1">
        <table:table-column table:style-name="co6" table:default-cell-style-name="ce47"/>
        <table:table-column table:style-name="co3" table:default-cell-style-name="ce58"/>
        <table:table-column table:style-name="co3" table:number-columns-repeated="3" table:default-cell-style-name="ce54"/>
        <table:table-column table:style-name="co3" table:number-columns-repeated="11" table:default-cell-style-name="ce32"/>
        <table:table-column table:style-name="co3" table:default-cell-style-name="ce98"/>
        <table:table-column table:style-name="co3" table:default-cell-style-name="ce119"/>
        <table:table-row table:style-name="ro1">
          <table:table-cell table:style-name="ce8" office:value-type="string" calcext:value-type="string" table:number-columns-spanned="1" table:number-rows-spanned="2">
            <text:p>Model</text:p>
          </table:table-cell>
          <table:table-cell table:style-name="ce21" office:value-type="string" calcext:value-type="string" table:number-columns-spanned="1" table:number-rows-spanned="2">
            <text:p>Subdivision Degree</text:p>
          </table:table-cell>
          <table:table-cell table:style-name="ce25" office:value-type="string" calcext:value-type="string" table:number-columns-spanned="15" table:number-rows-spanned="1">
            <text:p>Printing Time of Subdivision ID (in minutes)</text:p>
          </table:table-cell>
          <table:covered-table-cell table:number-columns-repeated="5" table:style-name="ce30"/>
          <table:covered-table-cell table:number-columns-repeated="8" table:style-name="ce33"/>
          <table:covered-table-cell table:style-name="ce35"/>
          <table:table-cell table:style-name="ce41" office:value-type="string" calcext:value-type="string" table:number-columns-spanned="1" table:number-rows-spanned="2">
            <text:p>Minmax</text:p>
          </table:table-cell>
        </table:table-row>
        <table:table-row table:style-name="ro1">
          <table:covered-table-cell table:style-name="ce9"/>
          <table:covered-table-cell table:style-name="ce2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covered-table-cell table:style-name="ce83"/>
        </table:table-row>
        <table:table-row table:style-name="ro1">
          <table:table-cell table:style-name="ce43" office:value-type="string" calcext:value-type="string" table:number-columns-spanned="1" table:number-rows-spanned="7">
            <text:p>Snail</text:p>
          </table:table-cell>
          <table:table-cell office:value-type="float" office:value="1" calcext:value-type="float">
            <text:p>1</text:p>
          </table:table-cell>
          <table:table-cell table:style-name="ce92" office:value-type="time" office:time-value="PT16H09M00S" calcext:value-type="time">
            <text:p>16:09</text:p>
          </table:table-cell>
          <table:table-cell table:style-name="ce32" table:number-columns-repeated="2"/>
          <table:table-cell table:number-columns-repeated="11"/>
          <table:table-cell table:style-name="ce32"/>
          <table:table-cell table:style-name="ce84" table:formula="of:=MAX([.C3:.Q3])" office:value-type="time" office:time-value="PT16H09M00S" calcext:value-type="time">
            <text:p>16:09:00</text:p>
          </table:table-cell>
        </table:table-row>
        <table:table-row table:style-name="ro1">
          <table:covered-table-cell table:style-name="ce58"/>
          <table:table-cell office:value-type="float" office:value="2" calcext:value-type="float">
            <text:p>2</text:p>
          </table:table-cell>
          <table:table-cell office:value-type="time" office:time-value="PT09H24M00S" calcext:value-type="time">
            <text:p>09:24</text:p>
          </table:table-cell>
          <table:table-cell office:value-type="time" office:time-value="PT09H17M00S" calcext:value-type="time">
            <text:p>09:17</text:p>
          </table:table-cell>
          <table:table-cell table:style-name="ce32"/>
          <table:table-cell table:number-columns-repeated="11"/>
          <table:table-cell table:style-name="ce32"/>
          <table:table-cell table:style-name="ce84" table:formula="of:=MAX([.C4:.Q4])" office:value-type="time" office:time-value="PT09H24M00S" calcext:value-type="time">
            <text:p>09:24:00</text:p>
          </table:table-cell>
        </table:table-row>
        <table:table-row table:style-name="ro1">
          <table:covered-table-cell table:style-name="ce58"/>
          <table:table-cell office:value-type="float" office:value="3" calcext:value-type="float">
            <text:p>3</text:p>
          </table:table-cell>
          <table:table-cell office:value-type="time" office:time-value="PT05H59M00S" calcext:value-type="time">
            <text:p>05:59</text:p>
          </table:table-cell>
          <table:table-cell office:value-type="time" office:time-value="PT08H14M00S" calcext:value-type="time">
            <text:p>08:14</text:p>
          </table:table-cell>
          <table:table-cell office:value-type="time" office:time-value="PT04H57M00S" calcext:value-type="time">
            <text:p>04:57</text:p>
          </table:table-cell>
          <table:table-cell table:number-columns-repeated="11"/>
          <table:table-cell table:style-name="ce32"/>
          <table:table-cell table:style-name="ce84" table:formula="of:=MAX([.C5:.Q5])" office:value-type="time" office:time-value="PT08H14M00S" calcext:value-type="time">
            <text:p>08:14:00</text:p>
          </table:table-cell>
        </table:table-row>
        <table:table-row table:style-name="ro1">
          <table:covered-table-cell table:style-name="ce58"/>
          <table:table-cell office:value-type="float" office:value="4" calcext:value-type="float">
            <text:p>4</text:p>
          </table:table-cell>
          <table:table-cell office:value-type="time" office:time-value="PT05H33M00S" calcext:value-type="time">
            <text:p>05:33</text:p>
          </table:table-cell>
          <table:table-cell office:value-type="time" office:time-value="PT05H14M00S" calcext:value-type="time">
            <text:p>05:14</text:p>
          </table:table-cell>
          <table:table-cell office:value-type="time" office:time-value="PT05H24M00S" calcext:value-type="time">
            <text:p>05:24</text:p>
          </table:table-cell>
          <table:table-cell table:style-name="ce54" office:value-type="time" office:time-value="PT04H15M00S" calcext:value-type="time">
            <text:p>04:15</text:p>
          </table:table-cell>
          <table:table-cell table:number-columns-repeated="10"/>
          <table:table-cell table:style-name="ce32"/>
          <table:table-cell table:style-name="ce84" table:formula="of:=MAX([.C6:.Q6])" office:value-type="time" office:time-value="PT05H33M00S" calcext:value-type="time">
            <text:p>05:33:00</text:p>
          </table:table-cell>
        </table:table-row>
        <table:table-row table:style-name="ro1">
          <table:covered-table-cell table:style-name="ce58"/>
          <table:table-cell office:value-type="float" office:value="8" calcext:value-type="float">
            <text:p>8</text:p>
          </table:table-cell>
          <table:table-cell office:value-type="time" office:time-value="PT03H18M00S" calcext:value-type="time">
            <text:p>03:18</text:p>
          </table:table-cell>
          <table:table-cell office:value-type="time" office:time-value="PT03H32M00S" calcext:value-type="time">
            <text:p>03:32</text:p>
          </table:table-cell>
          <table:table-cell office:value-type="time" office:time-value="PT02H54M00S" calcext:value-type="time">
            <text:p>02:54</text:p>
          </table:table-cell>
          <table:table-cell table:style-name="ce54" office:value-type="time" office:time-value="PT03H47M00S" calcext:value-type="time">
            <text:p>03:47</text:p>
          </table:table-cell>
          <table:table-cell table:style-name="ce54" office:value-type="time" office:time-value="PT03H33M00S" calcext:value-type="time">
            <text:p>03:33</text:p>
          </table:table-cell>
          <table:table-cell table:style-name="ce54" office:value-type="time" office:time-value="PT02H50M00S" calcext:value-type="time">
            <text:p>02:50</text:p>
          </table:table-cell>
          <table:table-cell table:style-name="ce54" office:value-type="time" office:time-value="PT03H06M00S" calcext:value-type="time">
            <text:p>03:06</text:p>
          </table:table-cell>
          <table:table-cell table:style-name="ce53"/>
          <table:table-cell table:number-columns-repeated="6"/>
          <table:table-cell table:style-name="ce32"/>
          <table:table-cell table:style-name="ce84" table:formula="of:=MAX([.C7:.Q7])" office:value-type="time" office:time-value="PT03H47M00S" calcext:value-type="time">
            <text:p>03:47:00</text:p>
          </table:table-cell>
        </table:table-row>
        <table:table-row table:style-name="ro1">
          <table:covered-table-cell table:style-name="ce58"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3"/>
          <table:table-cell table:style-name="ce32"/>
          <table:table-cell table:style-name="ce102" table:formula="of:=MAX([.C8:.Q8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58"/>
          <table:table-cell office:value-type="float" office:value="15" calcext:value-type="float">
            <text:p>15</text:p>
          </table:table-cell>
          <table:table-cell table:style-name="ce53" table:number-columns-repeated="15"/>
          <table:table-cell table:style-name="ce102" table:formula="of:=MAX([.C9:.Q9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44" office:value-type="string" calcext:value-type="string" table:number-columns-spanned="1" table:number-rows-spanned="7">
            <text:p>Cube 20mm</text:p>
          </table:table-cell>
          <table:table-cell table:style-name="ce49" office:value-type="float" office:value="1" calcext:value-type="float">
            <text:p>1</text:p>
          </table:table-cell>
          <table:table-cell table:style-name="ce69" office:value-type="time" office:time-value="PT00H20M00S" calcext:value-type="time">
            <text:p>00:20</text:p>
          </table:table-cell>
          <table:table-cell table:style-name="ce65" table:number-columns-repeated="14"/>
          <table:table-cell table:style-name="ce84" table:formula="of:=MAX([.C10:.Q10])" office:value-type="time" office:time-value="PT00H20M00S" calcext:value-type="time">
            <text:p>00:20:00</text:p>
          </table:table-cell>
        </table:table-row>
        <table:table-row table:style-name="ro1">
          <table:covered-table-cell table:style-name="ce58"/>
          <table:table-cell office:value-type="float" office:value="2" calcext:value-type="float">
            <text:p>2</text:p>
          </table:table-cell>
          <table:table-cell table:number-columns-repeated="2" office:value-type="time" office:time-value="PT00H14M00S" calcext:value-type="time">
            <text:p>00:14</text:p>
          </table:table-cell>
          <table:table-cell table:style-name="ce32"/>
          <table:table-cell table:number-columns-repeated="11"/>
          <table:table-cell table:style-name="ce32"/>
          <table:table-cell table:style-name="ce84" table:formula="of:=MAX([.C11:.Q11])" office:value-type="time" office:time-value="PT00H14M00S" calcext:value-type="time">
            <text:p>00:14:00</text:p>
          </table:table-cell>
        </table:table-row>
        <table:table-row table:style-name="ro1">
          <table:covered-table-cell table:style-name="ce58"/>
          <table:table-cell office:value-type="float" office:value="3" calcext:value-type="float">
            <text:p>3</text:p>
          </table:table-cell>
          <table:table-cell office:value-type="time" office:time-value="PT00H09M00S" calcext:value-type="time">
            <text:p>00:09</text:p>
          </table:table-cell>
          <table:table-cell office:value-type="time" office:time-value="PT00H13M00S" calcext:value-type="time">
            <text:p>00:13</text:p>
          </table:table-cell>
          <table:table-cell office:value-type="time" office:time-value="PT00H09M00S" calcext:value-type="time">
            <text:p>00:09</text:p>
          </table:table-cell>
          <table:table-cell table:number-columns-repeated="11"/>
          <table:table-cell table:style-name="ce32"/>
          <table:table-cell table:style-name="ce84" table:formula="of:=MAX([.C12:.Q12])" office:value-type="time" office:time-value="PT00H13M00S" calcext:value-type="time">
            <text:p>00:13:00</text:p>
          </table:table-cell>
        </table:table-row>
        <table:table-row table:style-name="ro1">
          <table:covered-table-cell table:style-name="ce58"/>
          <table:table-cell office:value-type="float" office:value="4" calcext:value-type="float">
            <text:p>4</text:p>
          </table:table-cell>
          <table:table-cell table:number-columns-repeated="3" office:value-type="time" office:time-value="PT00H09M00S" calcext:value-type="time">
            <text:p>00:09</text:p>
          </table:table-cell>
          <table:table-cell table:style-name="ce54" office:value-type="time" office:time-value="PT00H09M00S" calcext:value-type="time">
            <text:p>00:09</text:p>
          </table:table-cell>
          <table:table-cell table:number-columns-repeated="10"/>
          <table:table-cell table:style-name="ce32"/>
          <table:table-cell table:style-name="ce84" table:formula="of:=MAX([.C13:.Q13])" office:value-type="time" office:time-value="PT00H09M00S" calcext:value-type="time">
            <text:p>00:09:00</text:p>
          </table:table-cell>
        </table:table-row>
        <table:table-row table:style-name="ro1">
          <table:covered-table-cell table:style-name="ce58"/>
          <table:table-cell office:value-type="float" office:value="8" calcext:value-type="float">
            <text:p>8</text:p>
          </table:table-cell>
          <table:table-cell office:value-type="time" office:time-value="PT00H11M00S" calcext:value-type="time">
            <text:p>00:11</text:p>
          </table:table-cell>
          <table:table-cell office:value-type="time" office:time-value="PT00H08M00S" calcext:value-type="time">
            <text:p>00:08</text:p>
          </table:table-cell>
          <table:table-cell office:value-type="time" office:time-value="PT00H09M00S" calcext:value-type="time">
            <text:p>00:09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54" office:value-type="time" office:time-value="PT00H06M00S" calcext:value-type="time">
            <text:p>00:06</text:p>
          </table:table-cell>
          <table:table-cell table:number-columns-repeated="2" table:style-name="ce54" office:value-type="time" office:time-value="PT00H07M00S" calcext:value-type="time">
            <text:p>00:07</text:p>
          </table:table-cell>
          <table:table-cell table:style-name="ce53"/>
          <table:table-cell table:number-columns-repeated="6"/>
          <table:table-cell table:style-name="ce32"/>
          <table:table-cell table:style-name="ce84" table:formula="of:=MAX([.C14:.Q14])" office:value-type="time" office:time-value="PT00H11M00S" calcext:value-type="time">
            <text:p>00:11:00</text:p>
          </table:table-cell>
        </table:table-row>
        <table:table-row table:style-name="ro1">
          <table:covered-table-cell table:style-name="ce58"/>
          <table:table-cell office:value-type="float" office:value="11" calcext:value-type="float">
            <text:p>11</text:p>
          </table:table-cell>
          <table:table-cell office:value-type="time" office:time-value="PT00H07M00S" calcext:value-type="time">
            <text:p>00:07</text:p>
          </table:table-cell>
          <table:table-cell table:number-columns-repeated="2" office:value-type="time" office:time-value="PT00H06M00S" calcext:value-type="time">
            <text:p>00:06</text:p>
          </table:table-cell>
          <table:table-cell table:style-name="ce54" office:value-type="time" office:time-value="PT00H06M00S" calcext:value-type="time">
            <text:p>00:06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54" office:value-type="time" office:time-value="PT00H10M00S" calcext:value-type="time">
            <text:p>00:10</text:p>
          </table:table-cell>
          <table:table-cell table:style-name="ce54" office:value-type="time" office:time-value="PT00H08M00S" calcext:value-type="time">
            <text:p>00:08</text:p>
          </table:table-cell>
          <table:table-cell table:number-columns-repeated="4" table:style-name="ce54" office:value-type="time" office:time-value="PT00H06M00S" calcext:value-type="time">
            <text:p>00:06</text:p>
          </table:table-cell>
          <table:table-cell table:number-columns-repeated="3"/>
          <table:table-cell table:style-name="ce32"/>
          <table:table-cell table:style-name="ce84" table:formula="of:=MAX([.C15:.Q15])" office:value-type="time" office:time-value="PT00H10M00S" calcext:value-type="time">
            <text:p>00:10:00</text:p>
          </table:table-cell>
        </table:table-row>
        <table:table-row table:style-name="ro1">
          <table:covered-table-cell table:style-name="ce58"/>
          <table:table-cell office:value-type="float" office:value="15" calcext:value-type="float">
            <text:p>15</text:p>
          </table:table-cell>
          <table:table-cell table:style-name="ce53" table:number-columns-repeated="15"/>
          <table:table-cell table:style-name="ce84" table:formula="of:=MAX([.C16:.Q16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45" office:value-type="string" calcext:value-type="string" table:number-columns-spanned="1" table:number-rows-spanned="7">
            <text:p>Cube 50mm</text:p>
          </table:table-cell>
          <table:table-cell table:style-name="ce23" office:value-type="float" office:value="1" calcext:value-type="float">
            <text:p>1</text:p>
          </table:table-cell>
          <table:table-cell table:style-name="ce100" office:value-type="time" office:time-value="PT02H43M00S" calcext:value-type="time">
            <text:p>02:43</text:p>
          </table:table-cell>
          <table:table-cell table:style-name="ce31" table:number-columns-repeated="13"/>
          <table:table-cell table:style-name="ce37"/>
          <table:table-cell table:style-name="ce84" table:formula="of:=MAX([.C17:.Q17])" office:value-type="time" office:time-value="PT02H43M00S" calcext:value-type="time">
            <text:p>02:43:00</text:p>
          </table:table-cell>
        </table:table-row>
        <table:table-row table:style-name="ro1">
          <table:covered-table-cell table:style-name="ce46"/>
          <table:table-cell office:value-type="float" office:value="2" calcext:value-type="float">
            <text:p>2</text:p>
          </table:table-cell>
          <table:table-cell table:number-columns-repeated="2" office:value-type="time" office:time-value="PT01H42M00S" calcext:value-type="time">
            <text:p>01:42</text:p>
          </table:table-cell>
          <table:table-cell table:style-name="ce32"/>
          <table:table-cell table:number-columns-repeated="11"/>
          <table:table-cell table:style-name="ce38"/>
          <table:table-cell table:style-name="ce84" table:formula="of:=MAX([.C18:.Q18])" office:value-type="time" office:time-value="PT01H42M00S" calcext:value-type="time">
            <text:p>01:42:00</text:p>
          </table:table-cell>
        </table:table-row>
        <table:table-row table:style-name="ro1">
          <table:covered-table-cell table:style-name="ce46"/>
          <table:table-cell office:value-type="float" office:value="3" calcext:value-type="float">
            <text:p>3</text:p>
          </table:table-cell>
          <table:table-cell office:value-type="time" office:time-value="PT01H50M00S" calcext:value-type="time">
            <text:p>01:50</text:p>
          </table:table-cell>
          <table:table-cell office:value-type="time" office:time-value="PT00H59M00S" calcext:value-type="time">
            <text:p>00:59</text:p>
          </table:table-cell>
          <table:table-cell office:value-type="time" office:time-value="PT01H30M00S" calcext:value-type="time">
            <text:p>01:30</text:p>
          </table:table-cell>
          <table:table-cell table:number-columns-repeated="11"/>
          <table:table-cell table:style-name="ce38"/>
          <table:table-cell table:style-name="ce84" table:formula="of:=MAX([.C19:.Q19])" office:value-type="time" office:time-value="PT01H50M00S" calcext:value-type="time">
            <text:p>01:50:00</text:p>
          </table:table-cell>
        </table:table-row>
        <table:table-row table:style-name="ro1">
          <table:covered-table-cell table:style-name="ce52"/>
          <table:table-cell office:value-type="float" office:value="4" calcext:value-type="float">
            <text:p>4</text:p>
          </table:table-cell>
          <table:table-cell office:value-type="time" office:time-value="PT00H59M00S" calcext:value-type="time">
            <text:p>00:59</text:p>
          </table:table-cell>
          <table:table-cell office:value-type="time" office:time-value="PT01H01M00S" calcext:value-type="time">
            <text:p>01:01</text:p>
          </table:table-cell>
          <table:table-cell office:value-type="time" office:time-value="PT01H00M00S" calcext:value-type="time">
            <text:p>01:00</text:p>
          </table:table-cell>
          <table:table-cell table:style-name="ce54" office:value-type="time" office:time-value="PT00H59M00S" calcext:value-type="time">
            <text:p>00:59</text:p>
          </table:table-cell>
          <table:table-cell table:number-columns-repeated="10"/>
          <table:table-cell table:style-name="ce38"/>
          <table:table-cell table:style-name="ce84" table:formula="of:=MAX([.C20:.Q20])" office:value-type="time" office:time-value="PT01H01M00S" calcext:value-type="time">
            <text:p>01:01:00</text:p>
          </table:table-cell>
        </table:table-row>
        <table:table-row table:style-name="ro1">
          <table:covered-table-cell table:style-name="ce52"/>
          <table:table-cell office:value-type="float" office:value="8" calcext:value-type="float">
            <text:p>8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0H46M00S" calcext:value-type="time">
            <text:p>00:46</text:p>
          </table:table-cell>
          <table:table-cell office:value-type="time" office:time-value="PT00H37M00S" calcext:value-type="time">
            <text:p>00:37</text:p>
          </table:table-cell>
          <table:table-cell table:style-name="ce54" office:value-type="time" office:time-value="PT00H46M00S" calcext:value-type="time">
            <text:p>00:46</text:p>
          </table:table-cell>
          <table:table-cell table:style-name="ce54" office:value-type="time" office:time-value="PT00H38M00S" calcext:value-type="time">
            <text:p>00:38</text:p>
          </table:table-cell>
          <table:table-cell table:style-name="ce54" office:value-type="time" office:time-value="PT00H30M00S" calcext:value-type="time">
            <text:p>00:30</text:p>
          </table:table-cell>
          <table:table-cell table:style-name="ce54" office:value-type="time" office:time-value="PT00H29M00S" calcext:value-type="time">
            <text:p>00:29</text:p>
          </table:table-cell>
          <table:table-cell table:style-name="ce54" office:value-type="time" office:time-value="PT00H28M00S" calcext:value-type="time">
            <text:p>00:28</text:p>
          </table:table-cell>
          <table:table-cell table:number-columns-repeated="6"/>
          <table:table-cell table:style-name="ce38"/>
          <table:table-cell table:style-name="ce84" table:formula="of:=MAX([.C21:.Q21])" office:value-type="time" office:time-value="PT00H46M00S" calcext:value-type="time">
            <text:p>00:46:00</text:p>
          </table:table-cell>
        </table:table-row>
        <table:table-row table:style-name="ro1">
          <table:covered-table-cell table:style-name="ce52"/>
          <table:table-cell office:value-type="float" office:value="11" calcext:value-type="float">
            <text:p>11</text:p>
          </table:table-cell>
          <table:table-cell office:value-type="time" office:time-value="PT00H22M00S" calcext:value-type="time">
            <text:p>00:22</text:p>
          </table:table-cell>
          <table:table-cell office:value-type="time" office:time-value="PT00H26M00S" calcext:value-type="time">
            <text:p>00:26</text:p>
          </table:table-cell>
          <table:table-cell office:value-type="time" office:time-value="PT00H30M00S" calcext:value-type="time">
            <text:p>00:30</text:p>
          </table:table-cell>
          <table:table-cell table:style-name="ce54" office:value-type="time" office:time-value="PT00H28M00S" calcext:value-type="time">
            <text:p>00:28</text:p>
          </table:table-cell>
          <table:table-cell table:style-name="ce54" office:value-type="time" office:time-value="PT00H26M00S" calcext:value-type="time">
            <text:p>00:26</text:p>
          </table:table-cell>
          <table:table-cell table:style-name="ce54" office:value-type="time" office:time-value="PT00H38M00S" calcext:value-type="time">
            <text:p>00:38</text:p>
          </table:table-cell>
          <table:table-cell table:style-name="ce54" office:value-type="time" office:time-value="PT00H36M00S" calcext:value-type="time">
            <text:p>00:36</text:p>
          </table:table-cell>
          <table:table-cell table:style-name="ce54" office:value-type="time" office:time-value="PT00H21M00S" calcext:value-type="time">
            <text:p>00:21</text:p>
          </table:table-cell>
          <table:table-cell table:style-name="ce54" office:value-type="time" office:time-value="PT00H29M00S" calcext:value-type="time">
            <text:p>00:29</text:p>
          </table:table-cell>
          <table:table-cell table:style-name="ce54" office:value-type="time" office:time-value="PT00H24M00S" calcext:value-type="time">
            <text:p>00:24</text:p>
          </table:table-cell>
          <table:table-cell table:style-name="ce54" office:value-type="time" office:time-value="PT00H30M00S" calcext:value-type="time">
            <text:p>00:30</text:p>
          </table:table-cell>
          <table:table-cell table:number-columns-repeated="3"/>
          <table:table-cell table:style-name="ce38"/>
          <table:table-cell table:style-name="ce84" table:formula="of:=MAX([.C22:.Q22])" office:value-type="time" office:time-value="PT00H38M00S" calcext:value-type="time">
            <text:p>00:38:00</text:p>
          </table:table-cell>
        </table:table-row>
        <table:table-row table:style-name="ro1">
          <table:covered-table-cell table:style-name="ce55"/>
          <table:table-cell table:style-name="ce24" office:value-type="float" office:value="15" calcext:value-type="float">
            <text:p>15</text:p>
          </table:table-cell>
          <table:table-cell table:style-name="ce72" office:value-type="time" office:time-value="PT00H29M00S" calcext:value-type="time">
            <text:p>00:29</text:p>
          </table:table-cell>
          <table:table-cell table:style-name="ce72" office:value-type="time" office:time-value="PT00H33M00S" calcext:value-type="time">
            <text:p>00:33</text:p>
          </table:table-cell>
          <table:table-cell table:style-name="ce72" office:value-type="time" office:time-value="PT00H46M00S" calcext:value-type="time">
            <text:p>00:46</text:p>
          </table:table-cell>
          <table:table-cell table:style-name="ce72" office:value-type="time" office:time-value="PT00H53M00S" calcext:value-type="time">
            <text:p>00:53</text:p>
          </table:table-cell>
          <table:table-cell table:style-name="ce72" office:value-type="time" office:time-value="PT00H44M00S" calcext:value-type="time">
            <text:p>00:44</text:p>
          </table:table-cell>
          <table:table-cell table:style-name="ce72" office:value-type="time" office:time-value="PT00H20M00S" calcext:value-type="time">
            <text:p>00:20</text:p>
          </table:table-cell>
          <table:table-cell table:style-name="ce72" office:value-type="time" office:time-value="PT00H36M00S" calcext:value-type="time">
            <text:p>00:36</text:p>
          </table:table-cell>
          <table:table-cell table:style-name="ce72" office:value-type="time" office:time-value="PT00H24M00S" calcext:value-type="time">
            <text:p>00:24</text:p>
          </table:table-cell>
          <table:table-cell table:style-name="ce72" office:value-type="time" office:time-value="PT00H27M00S" calcext:value-type="time">
            <text:p>00:27</text:p>
          </table:table-cell>
          <table:table-cell table:number-columns-repeated="2" table:style-name="ce72" office:value-type="time" office:time-value="PT00H24M00S" calcext:value-type="time">
            <text:p>00:24</text:p>
          </table:table-cell>
          <table:table-cell table:style-name="ce72" office:value-type="time" office:time-value="PT00H28M00S" calcext:value-type="time">
            <text:p>00:28</text:p>
          </table:table-cell>
          <table:table-cell table:style-name="ce72" office:value-type="time" office:time-value="PT00H10M00S" calcext:value-type="time">
            <text:p>00:10</text:p>
          </table:table-cell>
          <table:table-cell table:style-name="ce72" office:value-type="time" office:time-value="PT00H20M00S" calcext:value-type="time">
            <text:p>00:20</text:p>
          </table:table-cell>
          <table:table-cell table:style-name="ce82" office:value-type="time" office:time-value="PT00H15M00S" calcext:value-type="time">
            <text:p>00:15</text:p>
          </table:table-cell>
          <table:table-cell table:style-name="ce84" table:formula="of:=MAX([.C23:.Q23])" office:value-type="time" office:time-value="PT00H53M00S" calcext:value-type="time">
            <text:p>00:53:00</text:p>
          </table:table-cell>
        </table:table-row>
        <table:table-row table:style-name="ro1">
          <table:table-cell table:style-name="ce43" office:value-type="string" calcext:value-type="string" table:number-columns-spanned="1" table:number-rows-spanned="7">
            <text:p>Cube 100mm</text:p>
          </table:table-cell>
          <table:table-cell office:value-type="float" office:value="1" calcext:value-type="float">
            <text:p>1</text:p>
          </table:table-cell>
          <table:table-cell table:style-name="ce92" office:value-type="time" office:time-value="PT15H15M00S" calcext:value-type="time">
            <text:p>15:15</text:p>
          </table:table-cell>
          <table:table-cell table:style-name="ce32" table:number-columns-repeated="2"/>
          <table:table-cell table:number-columns-repeated="11"/>
          <table:table-cell table:style-name="ce32"/>
          <table:table-cell table:style-name="ce84" table:formula="of:=MAX([.C24:.Q24])" office:value-type="time" office:time-value="PT15H15M00S" calcext:value-type="time">
            <text:p>15:15:00</text:p>
          </table:table-cell>
        </table:table-row>
        <table:table-row table:style-name="ro1">
          <table:covered-table-cell table:style-name="ce56"/>
          <table:table-cell office:value-type="float" office:value="2" calcext:value-type="float">
            <text:p>2</text:p>
          </table:table-cell>
          <table:table-cell office:value-type="time" office:time-value="PT09H14M00S" calcext:value-type="time">
            <text:p>09:14</text:p>
          </table:table-cell>
          <table:table-cell office:value-type="time" office:time-value="PT09H13M00S" calcext:value-type="time">
            <text:p>09:13</text:p>
          </table:table-cell>
          <table:table-cell table:style-name="ce32"/>
          <table:table-cell table:number-columns-repeated="11"/>
          <table:table-cell table:style-name="ce32"/>
          <table:table-cell table:style-name="ce84" table:formula="of:=MAX([.C25:.Q25])" office:value-type="time" office:time-value="PT09H14M00S" calcext:value-type="time">
            <text:p>09:14:00</text:p>
          </table:table-cell>
        </table:table-row>
        <table:table-row table:style-name="ro1">
          <table:covered-table-cell table:style-name="ce56"/>
          <table:table-cell office:value-type="float" office:value="3" calcext:value-type="float">
            <text:p>3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05H07M00S" calcext:value-type="time">
            <text:p>05:07</text:p>
          </table:table-cell>
          <table:table-cell office:value-type="time" office:time-value="PT05H12M00S" calcext:value-type="time">
            <text:p>05:12</text:p>
          </table:table-cell>
          <table:table-cell table:number-columns-repeated="11"/>
          <table:table-cell table:style-name="ce32"/>
          <table:table-cell table:style-name="ce84" table:formula="of:=MAX([.C26:.Q26])" office:value-type="time" office:time-value="PT09H20M00S" calcext:value-type="time">
            <text:p>09:20:00</text:p>
          </table:table-cell>
        </table:table-row>
        <table:table-row table:style-name="ro1">
          <table:covered-table-cell table:style-name="ce56"/>
          <table:table-cell office:value-type="float" office:value="4" calcext:value-type="float">
            <text:p>4</text:p>
          </table:table-cell>
          <table:table-cell office:value-type="time" office:time-value="PT05H41M00S" calcext:value-type="time">
            <text:p>05:41</text:p>
          </table:table-cell>
          <table:table-cell office:value-type="time" office:time-value="PT04H47M00S" calcext:value-type="time">
            <text:p>04:47</text:p>
          </table:table-cell>
          <table:table-cell office:value-type="time" office:time-value="PT05H12M00S" calcext:value-type="time">
            <text:p>05:12</text:p>
          </table:table-cell>
          <table:table-cell table:style-name="ce54" office:value-type="time" office:time-value="PT05H13M00S" calcext:value-type="time">
            <text:p>05:13</text:p>
          </table:table-cell>
          <table:table-cell table:number-columns-repeated="10"/>
          <table:table-cell table:style-name="ce32"/>
          <table:table-cell table:style-name="ce84" table:formula="of:=MAX([.C27:.Q27])" office:value-type="time" office:time-value="PT05H41M00S" calcext:value-type="time">
            <text:p>05:41:00</text:p>
          </table:table-cell>
        </table:table-row>
        <table:table-row table:style-name="ro1">
          <table:covered-table-cell table:style-name="ce56"/>
          <table:table-cell office:value-type="float" office:value="8" calcext:value-type="float">
            <text:p>8</text:p>
          </table:table-cell>
          <table:table-cell office:value-type="time" office:time-value="PT03H29M00S" calcext:value-type="time">
            <text:p>03:29</text:p>
          </table:table-cell>
          <table:table-cell office:value-type="time" office:time-value="PT03H15M00S" calcext:value-type="time">
            <text:p>03:15</text:p>
          </table:table-cell>
          <table:table-cell office:value-type="time" office:time-value="PT03H59M00S" calcext:value-type="time">
            <text:p>03:59</text:p>
          </table:table-cell>
          <table:table-cell table:style-name="ce54" office:value-type="time" office:time-value="PT03H37M00S" calcext:value-type="time">
            <text:p>03:37</text:p>
          </table:table-cell>
          <table:table-cell table:style-name="ce54" office:value-type="time" office:time-value="PT02H49M00S" calcext:value-type="time">
            <text:p>02:49</text:p>
          </table:table-cell>
          <table:table-cell table:style-name="ce54" office:value-type="time" office:time-value="PT02H18M00S" calcext:value-type="time">
            <text:p>02:18</text:p>
          </table:table-cell>
          <table:table-cell table:style-name="ce54" office:value-type="time" office:time-value="PT03H05M00S" calcext:value-type="time">
            <text:p>03:05</text:p>
          </table:table-cell>
          <table:table-cell table:style-name="ce54" office:value-type="time" office:time-value="PT01H19M00S" calcext:value-type="time">
            <text:p>01:19</text:p>
          </table:table-cell>
          <table:table-cell table:number-columns-repeated="6"/>
          <table:table-cell table:style-name="ce32"/>
          <table:table-cell table:style-name="ce84" table:formula="of:=MAX([.C28:.Q28])" office:value-type="time" office:time-value="PT03H59M00S" calcext:value-type="time">
            <text:p>03:59:00</text:p>
          </table:table-cell>
        </table:table-row>
        <table:table-row table:style-name="ro1">
          <table:covered-table-cell table:style-name="ce56"/>
          <table:table-cell office:value-type="float" office:value="11" calcext:value-type="float">
            <text:p>11</text:p>
          </table:table-cell>
          <table:table-cell table:style-name="ce27" table:number-columns-repeated="10"/>
          <table:table-cell table:style-name="ce53"/>
          <table:table-cell table:number-columns-repeated="3"/>
          <table:table-cell table:style-name="ce32"/>
          <table:table-cell table:style-name="ce84" table:formula="of:=MAX([.C29:.Q29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56"/>
          <table:table-cell office:value-type="float" office:value="15" calcext:value-type="float">
            <text:p>15</text:p>
          </table:table-cell>
          <table:table-cell office:value-type="time" office:time-value="PT02H26M00S" calcext:value-type="time">
            <text:p>02:26</text:p>
          </table:table-cell>
          <table:table-cell office:value-type="time" office:time-value="PT01H24M00S" calcext:value-type="time">
            <text:p>01:24</text:p>
          </table:table-cell>
          <table:table-cell office:value-type="time" office:time-value="PT01H49M00S" calcext:value-type="time">
            <text:p>01:49</text:p>
          </table:table-cell>
          <table:table-cell table:style-name="ce54" office:value-type="time" office:time-value="PT01H54M00S" calcext:value-type="time">
            <text:p>01:54</text:p>
          </table:table-cell>
          <table:table-cell table:number-columns-repeated="2" table:style-name="ce54" office:value-type="time" office:time-value="PT02H16M00S" calcext:value-type="time">
            <text:p>02:16</text:p>
          </table:table-cell>
          <table:table-cell table:style-name="ce54" office:value-type="time" office:time-value="PT03H03M00S" calcext:value-type="time">
            <text:p>03:03</text:p>
          </table:table-cell>
          <table:table-cell table:style-name="ce54" office:value-type="time" office:time-value="PT02H21M00S" calcext:value-type="time">
            <text:p>02:21</text:p>
          </table:table-cell>
          <table:table-cell table:style-name="ce54" office:value-type="time" office:time-value="PT02H12M00S" calcext:value-type="time">
            <text:p>02:12</text:p>
          </table:table-cell>
          <table:table-cell table:style-name="ce54" office:value-type="time" office:time-value="PT02H18M00S" calcext:value-type="time">
            <text:p>02:18</text:p>
          </table:table-cell>
          <table:table-cell table:style-name="ce54" office:value-type="time" office:time-value="PT01H38M00S" calcext:value-type="time">
            <text:p>01:38</text:p>
          </table:table-cell>
          <table:table-cell table:style-name="ce54" office:value-type="time" office:time-value="PT01H21M00S" calcext:value-type="time">
            <text:p>01:21</text:p>
          </table:table-cell>
          <table:table-cell table:style-name="ce54" office:value-type="time" office:time-value="PT01H40M00S" calcext:value-type="time">
            <text:p>01:40</text:p>
          </table:table-cell>
          <table:table-cell table:style-name="ce54" office:value-type="time" office:time-value="PT00H56M00S" calcext:value-type="time">
            <text:p>00:56</text:p>
          </table:table-cell>
          <table:table-cell table:style-name="ce54" office:value-type="time" office:time-value="PT01H02M00S" calcext:value-type="time">
            <text:p>01:02</text:p>
          </table:table-cell>
          <table:table-cell table:style-name="ce84" table:formula="of:=MAX([.C30:.Q30])" office:value-type="time" office:time-value="PT03H03M00S" calcext:value-type="time">
            <text:p>03:03:00</text:p>
          </table:table-cell>
        </table:table-row>
        <table:table-row table:style-name="ro1">
          <table:table-cell table:style-name="ce39" office:value-type="string" calcext:value-type="string" table:number-columns-spanned="1" table:number-rows-spanned="7">
            <text:p>Benchy3D</text:p>
          </table:table-cell>
          <table:table-cell table:style-name="ce61" office:value-type="float" office:value="1" calcext:value-type="float">
            <text:p>1</text:p>
          </table:table-cell>
          <table:table-cell table:style-name="ce104" office:value-type="time" office:time-value="PT02H02M00S" calcext:value-type="time">
            <text:p>02:02</text:p>
          </table:table-cell>
          <table:table-cell table:style-name="ce90" table:number-columns-repeated="13"/>
          <table:table-cell table:style-name="ce97"/>
          <table:table-cell table:style-name="ce84" table:formula="of:=MAX([.C31:.Q31])" office:value-type="time" office:time-value="PT02H02M00S" calcext:value-type="time">
            <text:p>02:02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1H14M00S" calcext:value-type="time">
            <text:p>01:14</text:p>
          </table:table-cell>
          <table:table-cell office:value-type="time" office:time-value="PT01H05M00S" calcext:value-type="time">
            <text:p>01:05</text:p>
          </table:table-cell>
          <table:table-cell table:style-name="ce32"/>
          <table:table-cell table:number-columns-repeated="12"/>
          <table:table-cell table:style-name="ce84" table:formula="of:=MAX([.C32:.Q32])" office:value-type="time" office:time-value="PT01H14M00S" calcext:value-type="time">
            <text:p>01:14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0H34M00S" calcext:value-type="time">
            <text:p>00:34</text:p>
          </table:table-cell>
          <table:table-cell office:value-type="time" office:time-value="PT01H01M00S" calcext:value-type="time">
            <text:p>01:01</text:p>
          </table:table-cell>
          <table:table-cell office:value-type="time" office:time-value="PT00H32M00S" calcext:value-type="time">
            <text:p>00:32</text:p>
          </table:table-cell>
          <table:table-cell table:number-columns-repeated="12"/>
          <table:table-cell table:style-name="ce84" table:formula="of:=MAX([.C33:.Q33])" office:value-type="time" office:time-value="PT01H01M00S" calcext:value-type="time">
            <text:p>01:01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0H36M00S" calcext:value-type="time">
            <text:p>00:36</text:p>
          </table:table-cell>
          <table:table-cell office:value-type="time" office:time-value="PT00H40M00S" calcext:value-type="time">
            <text:p>00:40</text:p>
          </table:table-cell>
          <table:table-cell office:value-type="time" office:time-value="PT00H43M00S" calcext:value-type="time">
            <text:p>00:43</text:p>
          </table:table-cell>
          <table:table-cell table:style-name="ce54" office:value-type="time" office:time-value="PT00H53M00S" calcext:value-type="time">
            <text:p>00:53</text:p>
          </table:table-cell>
          <table:table-cell table:number-columns-repeated="11"/>
          <table:table-cell table:style-name="ce84" table:formula="of:=MAX([.C34:.Q34])" office:value-type="time" office:time-value="PT00H53M00S" calcext:value-type="time">
            <text:p>00:53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0H33M00S" calcext:value-type="time">
            <text:p>00:33</text:p>
          </table:table-cell>
          <table:table-cell office:value-type="time" office:time-value="PT00H09M00S" calcext:value-type="time">
            <text:p>00:09</text:p>
          </table:table-cell>
          <table:table-cell office:value-type="time" office:time-value="PT00H16M00S" calcext:value-type="time">
            <text:p>00:16</text:p>
          </table:table-cell>
          <table:table-cell table:style-name="ce54" office:value-type="time" office:time-value="PT00H13M00S" calcext:value-type="time">
            <text:p>00:13</text:p>
          </table:table-cell>
          <table:table-cell table:number-columns-repeated="2" table:style-name="ce54" office:value-type="time" office:time-value="PT00H26M00S" calcext:value-type="time">
            <text:p>00:26</text:p>
          </table:table-cell>
          <table:table-cell table:style-name="ce54" office:value-type="time" office:time-value="PT00H16M00S" calcext:value-type="time">
            <text:p>00:16</text:p>
          </table:table-cell>
          <table:table-cell table:style-name="ce53"/>
          <table:table-cell table:number-columns-repeated="7"/>
          <table:table-cell table:style-name="ce84" table:formula="of:=MAX([.C35:.Q35])" office:value-type="time" office:time-value="PT00H33M00S" calcext:value-type="time">
            <text:p>00:33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style-name="ce102" table:formula="of:=MAX([.C36:.Q36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style-name="ce102" table:formula="of:=MAX([.C37:.Q37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string" calcext:value-type="string" table:number-columns-spanned="1" table:number-rows-spanned="7">
            <text:p>Happy Sitting Pot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18H38M00S" calcext:value-type="time">
            <text:p>18:38</text:p>
          </table:table-cell>
          <table:table-cell table:style-name="ce90" table:number-columns-repeated="13"/>
          <table:table-cell table:style-name="ce97"/>
          <table:table-cell table:style-name="ce84" table:formula="of:=MAX([.C38:.Q38])" office:value-type="time" office:time-value="PT18H38M00S" calcext:value-type="time">
            <text:p>18:38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office:value-type="time" office:time-value="PT10H29M00S" calcext:value-type="time">
            <text:p>10:29</text:p>
          </table:table-cell>
          <table:table-cell table:style-name="ce32"/>
          <table:table-cell table:number-columns-repeated="12"/>
          <table:table-cell table:style-name="ce84" table:formula="of:=MAX([.C39:.Q39])" office:value-type="time" office:time-value="PT10H29M00S" calcext:value-type="time">
            <text:p>10:29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5H48M00S" calcext:value-type="time">
            <text:p>05:48</text:p>
          </table:table-cell>
          <table:table-cell office:value-type="time" office:time-value="PT09H29M00S" calcext:value-type="time">
            <text:p>09:29</text:p>
          </table:table-cell>
          <table:table-cell office:value-type="time" office:time-value="PT06H02M00S" calcext:value-type="time">
            <text:p>06:02</text:p>
          </table:table-cell>
          <table:table-cell table:number-columns-repeated="12"/>
          <table:table-cell table:style-name="ce84" table:formula="of:=MAX([.C40:.Q40])" office:value-type="time" office:time-value="PT09H29M00S" calcext:value-type="time">
            <text:p>09:29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5H53M00S" calcext:value-type="time">
            <text:p>05:53</text:p>
          </table:table-cell>
          <table:table-cell office:value-type="time" office:time-value="PT06H44M00S" calcext:value-type="time">
            <text:p>06:44</text:p>
          </table:table-cell>
          <table:table-cell table:style-name="ce54" office:value-type="time" office:time-value="PT05H16M00S" calcext:value-type="time">
            <text:p>05:16</text:p>
          </table:table-cell>
          <table:table-cell table:number-columns-repeated="11"/>
          <table:table-cell table:style-name="ce84" table:formula="of:=MAX([.C41:.Q41])" office:value-type="time" office:time-value="PT06H44M00S" calcext:value-type="time">
            <text:p>06:44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2H37M00S" calcext:value-type="time">
            <text:p>02:37</text:p>
          </table:table-cell>
          <table:table-cell office:value-type="time" office:time-value="PT03H41M00S" calcext:value-type="time">
            <text:p>03:41</text:p>
          </table:table-cell>
          <table:table-cell office:value-type="time" office:time-value="PT03H25M00S" calcext:value-type="time">
            <text:p>03:25</text:p>
          </table:table-cell>
          <table:table-cell table:style-name="ce54" office:value-type="time" office:time-value="PT02H30M00S" calcext:value-type="time">
            <text:p>02:30</text:p>
          </table:table-cell>
          <table:table-cell table:style-name="ce54" office:value-type="time" office:time-value="PT02H46M00S" calcext:value-type="time">
            <text:p>02:46</text:p>
          </table:table-cell>
          <table:table-cell table:style-name="ce54" office:value-type="time" office:time-value="PT03H56M00S" calcext:value-type="time">
            <text:p>03:56</text:p>
          </table:table-cell>
          <table:table-cell table:style-name="ce54" office:value-type="time" office:time-value="PT02H47M00S" calcext:value-type="time">
            <text:p>02:47</text:p>
          </table:table-cell>
          <table:table-cell table:style-name="ce53"/>
          <table:table-cell table:number-columns-repeated="7"/>
          <table:table-cell table:style-name="ce84" table:formula="of:=MAX([.C42:.Q42])" office:value-type="time" office:time-value="PT03H56M00S" calcext:value-type="time">
            <text:p>03:56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time" office:time-value="PT00H59M00S" calcext:value-type="time">
            <text:p>00:59</text:p>
          </table:table-cell>
          <table:table-cell office:value-type="time" office:time-value="PT02H01M00S" calcext:value-type="time">
            <text:p>02:01</text:p>
          </table:table-cell>
          <table:table-cell office:value-type="time" office:time-value="PT03H42M00S" calcext:value-type="time">
            <text:p>03:42</text:p>
          </table:table-cell>
          <table:table-cell table:style-name="ce54" office:value-type="time" office:time-value="PT02H53M00S" calcext:value-type="time">
            <text:p>02:53</text:p>
          </table:table-cell>
          <table:table-cell table:style-name="ce54" office:value-type="time" office:time-value="PT00H26M00S" calcext:value-type="time">
            <text:p>00:26</text:p>
          </table:table-cell>
          <table:table-cell table:style-name="ce54" office:value-type="time" office:time-value="PT02H38M00S" calcext:value-type="time">
            <text:p>02:38</text:p>
          </table:table-cell>
          <table:table-cell table:style-name="ce54" office:value-type="time" office:time-value="PT01H23M00S" calcext:value-type="time">
            <text:p>01:23</text:p>
          </table:table-cell>
          <table:table-cell table:style-name="ce54" office:value-type="time" office:time-value="PT00H43M00S" calcext:value-type="time">
            <text:p>00:43</text:p>
          </table:table-cell>
          <table:table-cell table:style-name="ce54" office:value-type="time" office:time-value="PT03H01M00S" calcext:value-type="time">
            <text:p>03:01</text:p>
          </table:table-cell>
          <table:table-cell table:style-name="ce54" office:value-type="time" office:time-value="PT03H07M00S" calcext:value-type="time">
            <text:p>03:07</text:p>
          </table:table-cell>
          <table:table-cell table:style-name="ce54" office:value-type="time" office:time-value="PT02H02M00S" calcext:value-type="time">
            <text:p>02:02</text:p>
          </table:table-cell>
          <table:table-cell table:number-columns-repeated="4"/>
          <table:table-cell table:formula="of:=MAX([.C43:.Q43])" office:value-type="time" office:time-value="PT03H42M00S" calcext:value-type="time">
            <text:p>03:42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93" office:value-type="time" office:time-value="PT02H44M00S" calcext:value-type="time">
            <text:p>02:44</text:p>
          </table:table-cell>
          <table:table-cell table:style-name="ce93" office:value-type="time" office:time-value="PT01H10M00S" calcext:value-type="time">
            <text:p>01:10</text:p>
          </table:table-cell>
          <table:table-cell table:style-name="ce93" office:value-type="time" office:time-value="PT01H44M00S" calcext:value-type="time">
            <text:p>01:44</text:p>
          </table:table-cell>
          <table:table-cell table:style-name="ce93" office:value-type="time" office:time-value="PT03H01M00S" calcext:value-type="time">
            <text:p>03:01</text:p>
          </table:table-cell>
          <table:table-cell table:style-name="ce93" office:value-type="time" office:time-value="PT03H37M00S" calcext:value-type="time">
            <text:p>03:37</text:p>
          </table:table-cell>
          <table:table-cell table:style-name="ce93" office:value-type="time" office:time-value="PT03H30M00S" calcext:value-type="time">
            <text:p>03:30</text:p>
          </table:table-cell>
          <table:table-cell table:style-name="ce93" office:value-type="time" office:time-value="PT01H01M00S" calcext:value-type="time">
            <text:p>01:01</text:p>
          </table:table-cell>
          <table:table-cell table:style-name="ce93" office:value-type="time" office:time-value="PT00H27M00S" calcext:value-type="time">
            <text:p>00:27</text:p>
          </table:table-cell>
          <table:table-cell table:style-name="ce93" office:value-type="time" office:time-value="PT00H54M00S" calcext:value-type="time">
            <text:p>00:54</text:p>
          </table:table-cell>
          <table:table-cell table:style-name="ce93" office:value-type="time" office:time-value="PT00H36M00S" calcext:value-type="time">
            <text:p>00:36</text:p>
          </table:table-cell>
          <table:table-cell table:style-name="ce93" office:value-type="time" office:time-value="PT01H21M00S" calcext:value-type="time">
            <text:p>01:21</text:p>
          </table:table-cell>
          <table:table-cell table:style-name="ce93" office:value-type="time" office:time-value="PT02H00M00S" calcext:value-type="time">
            <text:p>02:00</text:p>
          </table:table-cell>
          <table:table-cell table:style-name="ce93" office:value-type="time" office:time-value="PT00H28M00S" calcext:value-type="time">
            <text:p>00:28</text:p>
          </table:table-cell>
          <table:table-cell table:style-name="ce93" office:value-type="time" office:time-value="PT00H37M00S" calcext:value-type="time">
            <text:p>00:37</text:p>
          </table:table-cell>
          <table:table-cell table:style-name="ce130" office:value-type="time" office:time-value="PT00H50M00S" calcext:value-type="time">
            <text:p>00:50</text:p>
          </table:table-cell>
          <table:table-cell table:formula="of:=MAX([.C44:.Q44])" office:value-type="time" office:time-value="PT03H37M00S" calcext:value-type="time">
            <text:p>03:37:00</text:p>
          </table:table-cell>
        </table:table-row>
        <table:table-row table:style-name="ro1">
          <table:table-cell table:style-name="ce50" office:value-type="float" office:value="1581200" calcext:value-type="float" table:number-columns-spanned="1" table:number-rows-spanned="7">
            <text:p>1581200</text:p>
          </table:table-cell>
          <table:table-cell table:style-name="ce61" office:value-type="float" office:value="1" calcext:value-type="float">
            <text:p>1</text:p>
          </table:table-cell>
          <table:table-cell table:style-name="ce92" office:value-type="time" office:time-value="PT06H57M00S" calcext:value-type="time">
            <text:p>06:57</text:p>
          </table:table-cell>
          <table:table-cell table:style-name="ce90" table:number-columns-repeated="13"/>
          <table:table-cell table:style-name="ce97"/>
          <table:table-cell table:formula="of:=MAX([.C45:.Q45])" office:value-type="time" office:time-value="PT06H57M00S" calcext:value-type="time">
            <text:p>06:57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04" office:value-type="time" office:time-value="PT03H36M00S" calcext:value-type="time">
            <text:p>03:36</text:p>
          </table:table-cell>
          <table:table-cell office:value-type="time" office:time-value="PT03H40M00S" calcext:value-type="time">
            <text:p>03:40</text:p>
          </table:table-cell>
          <table:table-cell table:style-name="ce32"/>
          <table:table-cell table:number-columns-repeated="12"/>
          <table:table-cell table:formula="of:=MAX([.C46:.Q46])" office:value-type="time" office:time-value="PT03H40M00S" calcext:value-type="time">
            <text:p>03:4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2H30M00S" calcext:value-type="time">
            <text:p>02:30</text:p>
          </table:table-cell>
          <table:table-cell office:value-type="time" office:time-value="PT03H12M00S" calcext:value-type="time">
            <text:p>03:12</text:p>
          </table:table-cell>
          <table:table-cell office:value-type="time" office:time-value="PT02H40M00S" calcext:value-type="time">
            <text:p>02:40</text:p>
          </table:table-cell>
          <table:table-cell table:number-columns-repeated="12"/>
          <table:table-cell table:formula="of:=MAX([.C47:.Q47])" office:value-type="time" office:time-value="PT03H12M00S" calcext:value-type="time">
            <text:p>03:12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2H42M00S" calcext:value-type="time">
            <text:p>02:42</text:p>
          </table:table-cell>
          <table:table-cell office:value-type="time" office:time-value="PT01H55M00S" calcext:value-type="time">
            <text:p>01:55</text:p>
          </table:table-cell>
          <table:table-cell office:value-type="time" office:time-value="PT01H50M00S" calcext:value-type="time">
            <text:p>01:50</text:p>
          </table:table-cell>
          <table:table-cell table:style-name="ce54" office:value-type="time" office:time-value="PT02H01M00S" calcext:value-type="time">
            <text:p>02:01</text:p>
          </table:table-cell>
          <table:table-cell table:number-columns-repeated="11"/>
          <table:table-cell table:formula="of:=MAX([.C48:.Q48])" office:value-type="time" office:time-value="PT02H42M00S" calcext:value-type="time">
            <text:p>02:42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1H06M00S" calcext:value-type="time">
            <text:p>01:06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01H14M00S" calcext:value-type="time">
            <text:p>01:14</text:p>
          </table:table-cell>
          <table:table-cell table:style-name="ce54" office:value-type="time" office:time-value="PT01H07M00S" calcext:value-type="time">
            <text:p>01:07</text:p>
          </table:table-cell>
          <table:table-cell table:style-name="ce54" office:value-type="time" office:time-value="PT00H48M00S" calcext:value-type="time">
            <text:p>00:48</text:p>
          </table:table-cell>
          <table:table-cell table:style-name="ce54" office:value-type="time" office:time-value="PT01H19M00S" calcext:value-type="time">
            <text:p>01:19</text:p>
          </table:table-cell>
          <table:table-cell table:style-name="ce54" office:value-type="time" office:time-value="PT01H16M00S" calcext:value-type="time">
            <text:p>01:16</text:p>
          </table:table-cell>
          <table:table-cell table:style-name="ce53"/>
          <table:table-cell table:number-columns-repeated="7"/>
          <table:table-cell table:formula="of:=MAX([.C49:.Q49])" office:value-type="time" office:time-value="PT01H19M00S" calcext:value-type="time">
            <text:p>01:19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style-name="ce102" table:formula="of:=MAX([.C57:.Q57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style-name="ce102" table:formula="of:=MAX([.C58:.Q58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99906" calcext:value-type="float" table:number-columns-spanned="1" table:number-rows-spanned="7">
            <text:p>99906</text:p>
          </table:table-cell>
          <table:table-cell table:style-name="ce61" office:value-type="float" office:value="1" calcext:value-type="float">
            <text:p>1</text:p>
          </table:table-cell>
          <table:table-cell table:style-name="ce92" office:value-type="time" office:time-value="PT01H18M00S" calcext:value-type="time">
            <text:p>01:18</text:p>
          </table:table-cell>
          <table:table-cell table:style-name="ce90" table:number-columns-repeated="13"/>
          <table:table-cell table:style-name="ce97"/>
          <table:table-cell table:style-name="ce84" table:formula="of:=MAX([.C52:.Q52])" office:value-type="time" office:time-value="PT01H18M00S" calcext:value-type="time">
            <text:p>01:18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04" office:value-type="time" office:time-value="PT00H45M00S" calcext:value-type="time">
            <text:p>00:45</text:p>
          </table:table-cell>
          <table:table-cell office:value-type="time" office:time-value="PT00H45M00S" calcext:value-type="time">
            <text:p>00:45</text:p>
          </table:table-cell>
          <table:table-cell table:style-name="ce32"/>
          <table:table-cell table:number-columns-repeated="12"/>
          <table:table-cell table:style-name="ce84" table:formula="of:=MAX([.C53:.Q53])" office:value-type="time" office:time-value="PT00H45M00S" calcext:value-type="time">
            <text:p>00:45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0H51M00S" calcext:value-type="time">
            <text:p>00:51</text:p>
          </table:table-cell>
          <table:table-cell office:value-type="time" office:time-value="PT00H27M00S" calcext:value-type="time">
            <text:p>00:27</text:p>
          </table:table-cell>
          <table:table-cell table:number-columns-repeated="12"/>
          <table:table-cell table:style-name="ce84" table:formula="of:=MAX([.C54:.Q54])" office:value-type="time" office:time-value="PT00H51M00S" calcext:value-type="time">
            <text:p>00:51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0H27M00S" calcext:value-type="time">
            <text:p>00:27</text:p>
          </table:table-cell>
          <table:table-cell office:value-type="time" office:time-value="PT00H29M00S" calcext:value-type="time">
            <text:p>00:29</text:p>
          </table:table-cell>
          <table:table-cell office:value-type="time" office:time-value="PT00H27M00S" calcext:value-type="time">
            <text:p>00:27</text:p>
          </table:table-cell>
          <table:table-cell table:style-name="ce54" office:value-type="time" office:time-value="PT00H28M00S" calcext:value-type="time">
            <text:p>00:28</text:p>
          </table:table-cell>
          <table:table-cell table:number-columns-repeated="11"/>
          <table:table-cell table:style-name="ce84" table:formula="of:=MAX([.C55:.Q55])" office:value-type="time" office:time-value="PT00H29M00S" calcext:value-type="time">
            <text:p>00:29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0H21M00S" calcext:value-type="time">
            <text:p>00:21</text:p>
          </table:table-cell>
          <table:table-cell office:value-type="time" office:time-value="PT00H17M00S" calcext:value-type="time">
            <text:p>00:17</text:p>
          </table:table-cell>
          <table:table-cell office:value-type="time" office:time-value="PT00H12M00S" calcext:value-type="time">
            <text:p>00:12</text:p>
          </table:table-cell>
          <table:table-cell table:style-name="ce54" office:value-type="time" office:time-value="PT00H19M00S" calcext:value-type="time">
            <text:p>00:19</text:p>
          </table:table-cell>
          <table:table-cell table:number-columns-repeated="3" table:style-name="ce54" office:value-type="time" office:time-value="PT00H17M00S" calcext:value-type="time">
            <text:p>00:17</text:p>
          </table:table-cell>
          <table:table-cell table:style-name="ce54" office:value-type="time" office:time-value="PT00H11M00S" calcext:value-type="time">
            <text:p>00:11</text:p>
          </table:table-cell>
          <table:table-cell table:number-columns-repeated="7"/>
          <table:table-cell table:style-name="ce84" table:formula="of:=MAX([.C56:.Q56])" office:value-type="time" office:time-value="PT00H21M00S" calcext:value-type="time">
            <text:p>00:21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style-name="ce102" table:formula="of:=MAX([.C57:.Q57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style-name="ce102" table:formula="of:=MAX([.C58:.Q58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73154" calcext:value-type="float" table:number-columns-spanned="1" table:number-rows-spanned="7">
            <text:p>73154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3H09M00S" calcext:value-type="time">
            <text:p>03:09</text:p>
          </table:table-cell>
          <table:table-cell table:style-name="ce90" table:number-columns-repeated="13"/>
          <table:table-cell table:style-name="ce97"/>
          <table:table-cell table:style-name="ce84" table:formula="of:=MAX([.C59:.Q59])" office:value-type="time" office:time-value="PT03H09M00S" calcext:value-type="time">
            <text:p>03:09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1H38M00S" calcext:value-type="time">
            <text:p>01:38</text:p>
          </table:table-cell>
          <table:table-cell office:value-type="time" office:time-value="PT01H50M00S" calcext:value-type="time">
            <text:p>01:50</text:p>
          </table:table-cell>
          <table:table-cell table:style-name="ce32"/>
          <table:table-cell table:number-columns-repeated="12"/>
          <table:table-cell table:style-name="ce84" table:formula="of:=MAX([.C60:.Q60])" office:value-type="time" office:time-value="PT01H50M00S" calcext:value-type="time">
            <text:p>01:5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1H08M00S" calcext:value-type="time">
            <text:p>01:08</text:p>
          </table:table-cell>
          <table:table-cell office:value-type="time" office:time-value="PT01H35M00S" calcext:value-type="time">
            <text:p>01:35</text:p>
          </table:table-cell>
          <table:table-cell office:value-type="time" office:time-value="PT00H57M00S" calcext:value-type="time">
            <text:p>00:57</text:p>
          </table:table-cell>
          <table:table-cell table:number-columns-repeated="12"/>
          <table:table-cell table:style-name="ce84" table:formula="of:=MAX([.C61:.Q61])" office:value-type="time" office:time-value="PT01H35M00S" calcext:value-type="time">
            <text:p>01:35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0H53M00S" calcext:value-type="time">
            <text:p>00:53</text:p>
          </table:table-cell>
          <table:table-cell office:value-type="time" office:time-value="PT00H51M00S" calcext:value-type="time">
            <text:p>00:51</text:p>
          </table:table-cell>
          <table:table-cell office:value-type="time" office:time-value="PT00H53M00S" calcext:value-type="time">
            <text:p>00:53</text:p>
          </table:table-cell>
          <table:table-cell table:style-name="ce54" office:value-type="time" office:time-value="PT00H47M00S" calcext:value-type="time">
            <text:p>00:47</text:p>
          </table:table-cell>
          <table:table-cell table:number-columns-repeated="11"/>
          <table:table-cell table:style-name="ce84" table:formula="of:=MAX([.C62:.Q62])" office:value-type="time" office:time-value="PT00H53M00S" calcext:value-type="time">
            <text:p>00:53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0H25M00S" calcext:value-type="time">
            <text:p>00:25</text:p>
          </table:table-cell>
          <table:table-cell office:value-type="time" office:time-value="PT00H35M00S" calcext:value-type="time">
            <text:p>00:35</text:p>
          </table:table-cell>
          <table:table-cell office:value-type="time" office:time-value="PT00H40M00S" calcext:value-type="time">
            <text:p>00:40</text:p>
          </table:table-cell>
          <table:table-cell table:style-name="ce54" office:value-type="time" office:time-value="PT00H36M00S" calcext:value-type="time">
            <text:p>00:36</text:p>
          </table:table-cell>
          <table:table-cell table:style-name="ce54" office:value-type="time" office:time-value="PT00H41M00S" calcext:value-type="time">
            <text:p>00:41</text:p>
          </table:table-cell>
          <table:table-cell table:style-name="ce54" office:value-type="time" office:time-value="PT00H24M00S" calcext:value-type="time">
            <text:p>00:24</text:p>
          </table:table-cell>
          <table:table-cell table:style-name="ce54" office:value-type="time" office:time-value="PT00H30M00S" calcext:value-type="time">
            <text:p>00:30</text:p>
          </table:table-cell>
          <table:table-cell table:style-name="ce54" office:value-type="time" office:time-value="PT00H22M00S" calcext:value-type="time">
            <text:p>00:22</text:p>
          </table:table-cell>
          <table:table-cell table:number-columns-repeated="7"/>
          <table:table-cell table:style-name="ce84" table:formula="of:=MAX([.C63:.Q63])" office:value-type="time" office:time-value="PT00H41M00S" calcext:value-type="time">
            <text:p>00:41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style-name="ce102" table:formula="of:=MAX([.C64:.Q64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style-name="ce102" table:formula="of:=MAX([.C65:.Q65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51329" calcext:value-type="float" table:number-columns-spanned="1" table:number-rows-spanned="7">
            <text:p>51329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13H17M00S" calcext:value-type="time">
            <text:p>13:17</text:p>
          </table:table-cell>
          <table:table-cell table:style-name="ce90" table:number-columns-repeated="13"/>
          <table:table-cell table:style-name="ce97"/>
          <table:table-cell table:style-name="ce84" table:formula="of:=MAX([.C66:.Q66])" office:value-type="time" office:time-value="PT13H17M00S" calcext:value-type="time">
            <text:p>13:17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6H31M00S" calcext:value-type="time">
            <text:p>06:31</text:p>
          </table:table-cell>
          <table:table-cell table:style-name="ce32"/>
          <table:table-cell table:number-columns-repeated="12"/>
          <table:table-cell table:style-name="ce84" table:formula="of:=MAX([.C67:.Q67])" office:value-type="time" office:time-value="PT07H35M00S" calcext:value-type="time">
            <text:p>07:35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3H57M00S" calcext:value-type="time">
            <text:p>03:57</text:p>
          </table:table-cell>
          <table:table-cell office:value-type="time" office:time-value="PT07H08M00S" calcext:value-type="time">
            <text:p>07:08</text:p>
          </table:table-cell>
          <table:table-cell office:value-type="time" office:time-value="PT03H22M00S" calcext:value-type="time">
            <text:p>03:22</text:p>
          </table:table-cell>
          <table:table-cell table:number-columns-repeated="12"/>
          <table:table-cell table:style-name="ce84" table:formula="of:=MAX([.C68:.Q68])" office:value-type="time" office:time-value="PT07H08M00S" calcext:value-type="time">
            <text:p>07:08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3H18M00S" calcext:value-type="time">
            <text:p>03:18</text:p>
          </table:table-cell>
          <table:table-cell office:value-type="time" office:time-value="PT03H48M00S" calcext:value-type="time">
            <text:p>03:48</text:p>
          </table:table-cell>
          <table:table-cell office:value-type="time" office:time-value="PT03H47M00S" calcext:value-type="time">
            <text:p>03:47</text:p>
          </table:table-cell>
          <table:table-cell table:style-name="ce54" office:value-type="time" office:time-value="PT03H52M00S" calcext:value-type="time">
            <text:p>03:52</text:p>
          </table:table-cell>
          <table:table-cell table:number-columns-repeated="11"/>
          <table:table-cell table:style-name="ce84" table:formula="of:=MAX([.C69:.Q69])" office:value-type="time" office:time-value="PT03H52M00S" calcext:value-type="time">
            <text:p>03:52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03H47M00S" calcext:value-type="time">
            <text:p>03:47</text:p>
          </table:table-cell>
          <table:table-cell table:style-name="ce54" office:value-type="time" office:time-value="PT03H34M00S" calcext:value-type="time">
            <text:p>03:34</text:p>
          </table:table-cell>
          <table:table-cell table:style-name="ce54" office:value-type="time" office:time-value="PT02H41M00S" calcext:value-type="time">
            <text:p>02:41</text:p>
          </table:table-cell>
          <table:table-cell table:style-name="ce54" office:value-type="time" office:time-value="PT02H45M00S" calcext:value-type="time">
            <text:p>02:45</text:p>
          </table:table-cell>
          <table:table-cell table:style-name="ce54" office:value-type="time" office:time-value="PT01H59M00S" calcext:value-type="time">
            <text:p>01:59</text:p>
          </table:table-cell>
          <table:table-cell table:style-name="ce53"/>
          <table:table-cell table:number-columns-repeated="7"/>
          <table:table-cell table:style-name="ce84" table:formula="of:=MAX([.C70:.Q70])" office:value-type="time" office:time-value="PT03H47M00S" calcext:value-type="time">
            <text:p>03:47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time" office:time-value="PT02H29M00S" calcext:value-type="time">
            <text:p>02:29</text:p>
          </table:table-cell>
          <table:table-cell office:value-type="time" office:time-value="PT01H27M00S" calcext:value-type="time">
            <text:p>01:27</text:p>
          </table:table-cell>
          <table:table-cell office:value-type="time" office:time-value="PT02H26M00S" calcext:value-type="time">
            <text:p>02:26</text:p>
          </table:table-cell>
          <table:table-cell table:style-name="ce54" office:value-type="time" office:time-value="PT01H54M00S" calcext:value-type="time">
            <text:p>01:54</text:p>
          </table:table-cell>
          <table:table-cell table:style-name="ce54" office:value-type="time" office:time-value="PT02H49M00S" calcext:value-type="time">
            <text:p>02:49</text:p>
          </table:table-cell>
          <table:table-cell table:style-name="ce54" office:value-type="time" office:time-value="PT01H37M00S" calcext:value-type="time">
            <text:p>01:37</text:p>
          </table:table-cell>
          <table:table-cell table:style-name="ce54" office:value-type="time" office:time-value="PT01H34M00S" calcext:value-type="time">
            <text:p>01:34</text:p>
          </table:table-cell>
          <table:table-cell table:style-name="ce54" office:value-type="time" office:time-value="PT02H33M00S" calcext:value-type="time">
            <text:p>02:33</text:p>
          </table:table-cell>
          <table:table-cell table:style-name="ce54" office:value-type="time" office:time-value="PT01H39M00S" calcext:value-type="time">
            <text:p>01:39</text:p>
          </table:table-cell>
          <table:table-cell table:style-name="ce54" office:value-type="time" office:time-value="PT01H33M00S" calcext:value-type="time">
            <text:p>01:33</text:p>
          </table:table-cell>
          <table:table-cell table:style-name="ce53"/>
          <table:table-cell table:number-columns-repeated="4"/>
          <table:table-cell table:formula="of:=MAX([.C71:.Q71])" office:value-type="time" office:time-value="PT02H49M00S" calcext:value-type="time">
            <text:p>02:49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style-name="ce102" table:formula="of:=MAX([.C72:.Q72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797990" calcext:value-type="float" table:number-columns-spanned="1" table:number-rows-spanned="7">
            <text:p>797990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3H01M00S" calcext:value-type="time">
            <text:p>03:01</text:p>
          </table:table-cell>
          <table:table-cell table:style-name="ce90" table:number-columns-repeated="13"/>
          <table:table-cell table:style-name="ce97"/>
          <table:table-cell table:style-name="ce84" table:formula="of:=MAX([.C73:.Q73])" office:value-type="time" office:time-value="PT03H01M00S" calcext:value-type="time">
            <text:p>03:01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1H32M00S" calcext:value-type="time">
            <text:p>01:32</text:p>
          </table:table-cell>
          <table:table-cell office:value-type="time" office:time-value="PT01H39M00S" calcext:value-type="time">
            <text:p>01:39</text:p>
          </table:table-cell>
          <table:table-cell table:style-name="ce32"/>
          <table:table-cell table:number-columns-repeated="12"/>
          <table:table-cell table:style-name="ce84" table:formula="of:=MAX([.C74:.Q74])" office:value-type="time" office:time-value="PT01H39M00S" calcext:value-type="time">
            <text:p>01:39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1H19M00S" calcext:value-type="time">
            <text:p>01:19</text:p>
          </table:table-cell>
          <table:table-cell office:value-type="time" office:time-value="PT01H14M00S" calcext:value-type="time">
            <text:p>01:14</text:p>
          </table:table-cell>
          <table:table-cell office:value-type="time" office:time-value="PT01H12M00S" calcext:value-type="time">
            <text:p>01:12</text:p>
          </table:table-cell>
          <table:table-cell table:number-columns-repeated="12"/>
          <table:table-cell table:style-name="ce84" table:formula="of:=MAX([.C75:.Q75])" office:value-type="time" office:time-value="PT01H19M00S" calcext:value-type="time">
            <text:p>01:19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1H07M00S" calcext:value-type="time">
            <text:p>01:07</text:p>
          </table:table-cell>
          <table:table-cell office:value-type="time" office:time-value="PT00H58M00S" calcext:value-type="time">
            <text:p>00:58</text:p>
          </table:table-cell>
          <table:table-cell office:value-type="time" office:time-value="PT01H10M00S" calcext:value-type="time">
            <text:p>01:10</text:p>
          </table:table-cell>
          <table:table-cell table:style-name="ce54" office:value-type="time" office:time-value="PT01H09M00S" calcext:value-type="time">
            <text:p>01:09</text:p>
          </table:table-cell>
          <table:table-cell table:number-columns-repeated="11"/>
          <table:table-cell table:style-name="ce84" table:formula="of:=MAX([.C76:.Q76])" office:value-type="time" office:time-value="PT01H10M00S" calcext:value-type="time">
            <text:p>01:10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3" office:value-type="time" office:time-value="PT00H48M00S" calcext:value-type="time">
            <text:p>00:48</text:p>
          </table:table-cell>
          <table:table-cell table:style-name="ce54" office:value-type="time" office:time-value="PT00H52M00S" calcext:value-type="time">
            <text:p>00:52</text:p>
          </table:table-cell>
          <table:table-cell table:style-name="ce54" office:value-type="time" office:time-value="PT00H43M00S" calcext:value-type="time">
            <text:p>00:43</text:p>
          </table:table-cell>
          <table:table-cell table:number-columns-repeated="2" table:style-name="ce54" office:value-type="time" office:time-value="PT00H46M00S" calcext:value-type="time">
            <text:p>00:46</text:p>
          </table:table-cell>
          <table:table-cell table:style-name="ce53"/>
          <table:table-cell table:number-columns-repeated="7"/>
          <table:table-cell table:style-name="ce84" table:formula="of:=MAX([.C77:.Q77])" office:value-type="time" office:time-value="PT00H52M00S" calcext:value-type="time">
            <text:p>00:52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style-name="ce102" table:formula="of:=MAX([.C78:.Q78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style-name="ce102" table:formula="of:=MAX([.C79:.Q79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70" office:value-type="float" office:value="110203" calcext:value-type="float" table:number-columns-spanned="1" table:number-rows-spanned="7">
            <text:p>110203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1H53M00S" calcext:value-type="time">
            <text:p>01:53</text:p>
          </table:table-cell>
          <table:table-cell table:style-name="ce90" table:number-columns-repeated="13"/>
          <table:table-cell table:style-name="ce97"/>
          <table:table-cell table:style-name="ce84" table:formula="of:=MAX([.C80:.Q80])" office:value-type="time" office:time-value="PT01H53M00S" calcext:value-type="time">
            <text:p>01:53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10" table:number-columns-repeated="2"/>
          <table:table-cell table:style-name="ce32"/>
          <table:table-cell table:number-columns-repeated="12"/>
          <table:table-cell table:style-name="ce84" table:formula="of:=MAX([.C81:.Q81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10" table:number-columns-repeated="3"/>
          <table:table-cell table:number-columns-repeated="12"/>
          <table:table-cell table:style-name="ce84" table:formula="of:=MAX([.C82:.Q82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10" table:number-columns-repeated="4"/>
          <table:table-cell table:number-columns-repeated="11"/>
          <table:table-cell table:style-name="ce84" table:formula="of:=MAX([.C83:.Q83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10" table:number-columns-repeated="7"/>
          <table:table-cell table:style-name="ce53"/>
          <table:table-cell table:number-columns-repeated="7"/>
          <table:table-cell table:style-name="ce84" table:formula="of:=MAX([.C84:.Q84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style-name="ce102" table:formula="of:=MAX([.C85:.Q85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style-name="ce102" table:formula="of:=MAX([.C86:.Q86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500094" calcext:value-type="float" table:number-columns-spanned="1" table:number-rows-spanned="7">
            <text:p>500094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2H29M00S" calcext:value-type="time">
            <text:p>02:29</text:p>
          </table:table-cell>
          <table:table-cell table:style-name="ce90" table:number-columns-repeated="13"/>
          <table:table-cell table:style-name="ce97"/>
          <table:table-cell table:style-name="ce84" table:formula="of:=MAX([.C87:.Q87])" office:value-type="time" office:time-value="PT02H29M00S" calcext:value-type="time">
            <text:p>02:29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1H22M00S" calcext:value-type="time">
            <text:p>01:22</text:p>
          </table:table-cell>
          <table:table-cell office:value-type="time" office:time-value="PT01H16M00S" calcext:value-type="time">
            <text:p>01:16</text:p>
          </table:table-cell>
          <table:table-cell table:style-name="ce32"/>
          <table:table-cell table:number-columns-repeated="12"/>
          <table:table-cell table:style-name="ce84" table:formula="of:=MAX([.C88:.Q88])" office:value-type="time" office:time-value="PT01H22M00S" calcext:value-type="time">
            <text:p>01:22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0H47M00S" calcext:value-type="time">
            <text:p>00:47</text:p>
          </table:table-cell>
          <table:table-cell office:value-type="time" office:time-value="PT01H07M00S" calcext:value-type="time">
            <text:p>01:07</text:p>
          </table:table-cell>
          <table:table-cell office:value-type="time" office:time-value="PT00H43M00S" calcext:value-type="time">
            <text:p>00:43</text:p>
          </table:table-cell>
          <table:table-cell table:number-columns-repeated="12"/>
          <table:table-cell table:style-name="ce84" table:formula="of:=MAX([.C89:.Q89])" office:value-type="time" office:time-value="PT01H07M00S" calcext:value-type="time">
            <text:p>01:07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time" office:time-value="PT00H45M00S" calcext:value-type="time">
            <text:p>00:45</text:p>
          </table:table-cell>
          <table:table-cell office:value-type="time" office:time-value="PT00H38M00S" calcext:value-type="time">
            <text:p>00:38</text:p>
          </table:table-cell>
          <table:table-cell table:style-name="ce54" office:value-type="time" office:time-value="PT00H37M00S" calcext:value-type="time">
            <text:p>00:37</text:p>
          </table:table-cell>
          <table:table-cell table:number-columns-repeated="11"/>
          <table:table-cell table:style-name="ce84" table:formula="of:=MAX([.C90:.Q90])" office:value-type="time" office:time-value="PT00H45M00S" calcext:value-type="time">
            <text:p>00:45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0H28M00S" calcext:value-type="time">
            <text:p>00:28</text:p>
          </table:table-cell>
          <table:table-cell office:value-type="time" office:time-value="PT00H25M00S" calcext:value-type="time">
            <text:p>00:25</text:p>
          </table:table-cell>
          <table:table-cell office:value-type="time" office:time-value="PT00H23M00S" calcext:value-type="time">
            <text:p>00:23</text:p>
          </table:table-cell>
          <table:table-cell table:style-name="ce54" office:value-type="time" office:time-value="PT00H25M00S" calcext:value-type="time">
            <text:p>00:25</text:p>
          </table:table-cell>
          <table:table-cell table:style-name="ce54" office:value-type="time" office:time-value="PT00H19M00S" calcext:value-type="time">
            <text:p>00:19</text:p>
          </table:table-cell>
          <table:table-cell table:style-name="ce54" office:value-type="time" office:time-value="PT00H28M00S" calcext:value-type="time">
            <text:p>00:28</text:p>
          </table:table-cell>
          <table:table-cell table:style-name="ce54" office:value-type="time" office:time-value="PT00H25M00S" calcext:value-type="time">
            <text:p>00:25</text:p>
          </table:table-cell>
          <table:table-cell table:style-name="ce53"/>
          <table:table-cell table:number-columns-repeated="7"/>
          <table:table-cell table:style-name="ce84" table:formula="of:=MAX([.C91:.Q91])" office:value-type="time" office:time-value="PT00H28M00S" calcext:value-type="time">
            <text:p>00:28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style-name="ce102" table:formula="of:=MAX([.C92:.Q92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93" office:value-type="time" office:time-value="PT00H28M00S" calcext:value-type="time">
            <text:p>00:28</text:p>
          </table:table-cell>
          <table:table-cell table:style-name="ce93" office:value-type="time" office:time-value="PT00H15M00S" calcext:value-type="time">
            <text:p>00:15</text:p>
          </table:table-cell>
          <table:table-cell table:style-name="ce93" office:value-type="time" office:time-value="PT00H14M00S" calcext:value-type="time">
            <text:p>00:14</text:p>
          </table:table-cell>
          <table:table-cell table:style-name="ce93" office:value-type="time" office:time-value="PT00H19M00S" calcext:value-type="time">
            <text:p>00:19</text:p>
          </table:table-cell>
          <table:table-cell table:style-name="ce93" office:value-type="time" office:time-value="PT00H10M00S" calcext:value-type="time">
            <text:p>00:10</text:p>
          </table:table-cell>
          <table:table-cell table:style-name="ce93" office:value-type="time" office:time-value="PT00H29M00S" calcext:value-type="time">
            <text:p>00:29</text:p>
          </table:table-cell>
          <table:table-cell table:style-name="ce93" office:value-type="time" office:time-value="PT00H14M00S" calcext:value-type="time">
            <text:p>00:14</text:p>
          </table:table-cell>
          <table:table-cell table:style-name="ce93" office:value-type="time" office:time-value="PT00H11M00S" calcext:value-type="time">
            <text:p>00:11</text:p>
          </table:table-cell>
          <table:table-cell table:style-name="ce93" office:value-type="time" office:time-value="PT00H22M00S" calcext:value-type="time">
            <text:p>00:22</text:p>
          </table:table-cell>
          <table:table-cell table:style-name="ce93" office:value-type="time" office:time-value="PT00H14M00S" calcext:value-type="time">
            <text:p>00:14</text:p>
          </table:table-cell>
          <table:table-cell table:style-name="ce93" office:value-type="time" office:time-value="PT00H12M00S" calcext:value-type="time">
            <text:p>00:12</text:p>
          </table:table-cell>
          <table:table-cell table:style-name="ce93" office:value-type="time" office:time-value="PT00H13M00S" calcext:value-type="time">
            <text:p>00:13</text:p>
          </table:table-cell>
          <table:table-cell table:style-name="ce81" table:number-columns-repeated="2"/>
          <table:table-cell table:style-name="ce99"/>
          <table:table-cell table:formula="of:=MAX([.C93:.Q93])" office:value-type="time" office:time-value="PT00H29M00S" calcext:value-type="time">
            <text:p>00:29:00</text:p>
          </table:table-cell>
        </table:table-row>
        <table:table-row table:style-name="ro1">
          <table:table-cell table:style-name="ce50" office:value-type="float" office:value="52075" calcext:value-type="float" table:number-columns-spanned="1" table:number-rows-spanned="7">
            <text:p>52075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33M00S" calcext:value-type="time">
            <text:p>00:33</text:p>
          </table:table-cell>
          <table:table-cell table:style-name="ce90" table:number-columns-repeated="13"/>
          <table:table-cell table:style-name="ce97"/>
          <table:table-cell table:style-name="ce84" table:formula="of:=MAX([.C94:.Q94])" office:value-type="time" office:time-value="PT00H33M00S" calcext:value-type="time">
            <text:p>00:33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time" office:time-value="PT00H19M00S" calcext:value-type="time">
            <text:p>00:19</text:p>
          </table:table-cell>
          <table:table-cell table:style-name="ce32"/>
          <table:table-cell table:number-columns-repeated="12"/>
          <table:table-cell table:style-name="ce84" table:formula="of:=MAX([.C95:.Q95])" office:value-type="time" office:time-value="PT00H19M00S" calcext:value-type="time">
            <text:p>00:19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time" office:time-value="PT00H13M00S" calcext:value-type="time">
            <text:p>00:13</text:p>
          </table:table-cell>
          <table:table-cell office:value-type="time" office:time-value="PT00H14M00S" calcext:value-type="time">
            <text:p>00:14</text:p>
          </table:table-cell>
          <table:table-cell table:number-columns-repeated="12"/>
          <table:table-cell table:style-name="ce84" table:formula="of:=MAX([.C96:.Q96])" office:value-type="time" office:time-value="PT00H14M00S" calcext:value-type="time">
            <text:p>00:14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time" office:time-value="PT00H12M00S" calcext:value-type="time">
            <text:p>00:12</text:p>
          </table:table-cell>
          <table:table-cell office:value-type="time" office:time-value="PT00H11M00S" calcext:value-type="time">
            <text:p>00:11</text:p>
          </table:table-cell>
          <table:table-cell table:style-name="ce54" office:value-type="time" office:time-value="PT00H11M00S" calcext:value-type="time">
            <text:p>00:11</text:p>
          </table:table-cell>
          <table:table-cell table:number-columns-repeated="11"/>
          <table:table-cell table:style-name="ce84" table:formula="of:=MAX([.C97:.Q97])" office:value-type="time" office:time-value="PT00H12M00S" calcext:value-type="time">
            <text:p>00:12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time" office:time-value="PT00H10M00S" calcext:value-type="time">
            <text:p>00:10</text:p>
          </table:table-cell>
          <table:table-cell office:value-type="time" office:time-value="PT00H09M00S" calcext:value-type="time">
            <text:p>00:09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54" office:value-type="time" office:time-value="PT00H10M00S" calcext:value-type="time">
            <text:p>00:10</text:p>
          </table:table-cell>
          <table:table-cell table:style-name="ce54" office:value-type="time" office:time-value="PT00H08M00S" calcext:value-type="time">
            <text:p>00:08</text:p>
          </table:table-cell>
          <table:table-cell table:style-name="ce53" table:number-columns-repeated="2"/>
          <table:table-cell table:number-columns-repeated="7"/>
          <table:table-cell table:style-name="ce84" table:formula="of:=MAX([.C98:.Q98])" office:value-type="time" office:time-value="PT00H10M00S" calcext:value-type="time">
            <text:p>00:10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time" office:time-value="PT00H07M00S" calcext:value-type="time">
            <text:p>00:07</text:p>
          </table:table-cell>
          <table:table-cell table:number-columns-repeated="2" office:value-type="time" office:time-value="PT00H09M00S" calcext:value-type="time">
            <text:p>00:09</text:p>
          </table:table-cell>
          <table:table-cell table:style-name="ce54" office:value-type="time" office:time-value="PT00H07M00S" calcext:value-type="time">
            <text:p>00:07</text:p>
          </table:table-cell>
          <table:table-cell table:style-name="ce54" office:value-type="time" office:time-value="PT00H05M00S" calcext:value-type="time">
            <text:p>00:05</text:p>
          </table:table-cell>
          <table:table-cell table:style-name="ce54" office:value-type="time" office:time-value="PT00H07M00S" calcext:value-type="time">
            <text:p>00:07</text:p>
          </table:table-cell>
          <table:table-cell table:style-name="ce54" office:value-type="time" office:time-value="PT00H10M00S" calcext:value-type="time">
            <text:p>00:10</text:p>
          </table:table-cell>
          <table:table-cell table:style-name="ce54" office:value-type="time" office:time-value="PT00H08M00S" calcext:value-type="time">
            <text:p>00:08</text:p>
          </table:table-cell>
          <table:table-cell table:style-name="ce54" office:value-type="time" office:time-value="PT00H06M00S" calcext:value-type="time">
            <text:p>00:06</text:p>
          </table:table-cell>
          <table:table-cell table:style-name="ce53" table:number-columns-repeated="2"/>
          <table:table-cell table:number-columns-repeated="4"/>
          <table:table-cell table:formula="of:=MAX([.C99:.Q99])" office:value-type="time" office:time-value="PT00H10M00S" calcext:value-type="time">
            <text:p>00:1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93" office:value-type="time" office:time-value="PT00H06M00S" calcext:value-type="time">
            <text:p>00:06</text:p>
          </table:table-cell>
          <table:table-cell table:style-name="ce93" office:value-type="time" office:time-value="PT00H05M00S" calcext:value-type="time">
            <text:p>00:05</text:p>
          </table:table-cell>
          <table:table-cell table:style-name="ce93" office:value-type="time" office:time-value="PT00H04M00S" calcext:value-type="time">
            <text:p>00:04</text:p>
          </table:table-cell>
          <table:table-cell table:style-name="ce93" office:value-type="time" office:time-value="PT00H07M00S" calcext:value-type="time">
            <text:p>00:07</text:p>
          </table:table-cell>
          <table:table-cell table:style-name="ce93" office:value-type="time" office:time-value="PT00H05M00S" calcext:value-type="time">
            <text:p>00:05</text:p>
          </table:table-cell>
          <table:table-cell table:style-name="ce93" office:value-type="time" office:time-value="PT00H06M00S" calcext:value-type="time">
            <text:p>00:06</text:p>
          </table:table-cell>
          <table:table-cell table:style-name="ce93" office:value-type="time" office:time-value="PT00H09M00S" calcext:value-type="time">
            <text:p>00:09</text:p>
          </table:table-cell>
          <table:table-cell table:number-columns-repeated="3" table:style-name="ce93" office:value-type="time" office:time-value="PT00H06M00S" calcext:value-type="time">
            <text:p>00:06</text:p>
          </table:table-cell>
          <table:table-cell table:style-name="ce93" office:value-type="time" office:time-value="PT00H05M00S" calcext:value-type="time">
            <text:p>00:05</text:p>
          </table:table-cell>
          <table:table-cell table:style-name="ce93" office:value-type="time" office:time-value="PT00H06M00S" calcext:value-type="time">
            <text:p>00:06</text:p>
          </table:table-cell>
          <table:table-cell table:style-name="ce93" office:value-type="time" office:time-value="PT00H07M00S" calcext:value-type="time">
            <text:p>00:07</text:p>
          </table:table-cell>
          <table:table-cell table:style-name="ce93" office:value-type="time" office:time-value="PT00H04M00S" calcext:value-type="time">
            <text:p>00:04</text:p>
          </table:table-cell>
          <table:table-cell table:style-name="ce99"/>
          <table:table-cell table:formula="of:=MAX([.C100:.Q100])" office:value-type="time" office:time-value="PT00H09M00S" calcext:value-type="time">
            <text:p>00:09:00</text:p>
          </table:table-cell>
        </table:table-row>
        <table:table-row table:style-name="ro1">
          <table:table-cell table:style-name="ce50" office:value-type="float" office:value="1063854" calcext:value-type="float" table:number-columns-spanned="1" table:number-rows-spanned="7">
            <text:p>1063854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2H10M00S" calcext:value-type="time">
            <text:p>02:10</text:p>
          </table:table-cell>
          <table:table-cell table:style-name="ce90" table:number-columns-repeated="13"/>
          <table:table-cell table:style-name="ce97"/>
          <table:table-cell table:style-name="ce84" table:formula="of:=MAX([.C101:.Q101])" office:value-type="time" office:time-value="PT02H10M00S" calcext:value-type="time">
            <text:p>02:10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1H58M00S" calcext:value-type="time">
            <text:p>01:58</text:p>
          </table:table-cell>
          <table:table-cell office:value-type="time" office:time-value="PT01H59M00S" calcext:value-type="time">
            <text:p>01:59</text:p>
          </table:table-cell>
          <table:table-cell table:style-name="ce32"/>
          <table:table-cell table:number-columns-repeated="12"/>
          <table:table-cell table:style-name="ce84" table:formula="of:=MAX([.C102:.Q102])" office:value-type="time" office:time-value="PT01H59M00S" calcext:value-type="time">
            <text:p>01:59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0H58M00S" calcext:value-type="time">
            <text:p>00:58</text:p>
          </table:table-cell>
          <table:table-cell office:value-type="time" office:time-value="PT01H04M00S" calcext:value-type="time">
            <text:p>01:04</text:p>
          </table:table-cell>
          <table:table-cell office:value-type="time" office:time-value="PT00H57M00S" calcext:value-type="time">
            <text:p>00:57</text:p>
          </table:table-cell>
          <table:table-cell table:number-columns-repeated="12"/>
          <table:table-cell table:style-name="ce84" table:formula="of:=MAX([.C103:.Q103])" office:value-type="time" office:time-value="PT01H04M00S" calcext:value-type="time">
            <text:p>01:04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1H08M00S" calcext:value-type="time">
            <text:p>01:08</text:p>
          </table:table-cell>
          <table:table-cell office:value-type="time" office:time-value="PT01H33M00S" calcext:value-type="time">
            <text:p>01:33</text:p>
          </table:table-cell>
          <table:table-cell table:style-name="ce54" office:value-type="time" office:time-value="PT01H10M00S" calcext:value-type="time">
            <text:p>01:10</text:p>
          </table:table-cell>
          <table:table-cell table:number-columns-repeated="11"/>
          <table:table-cell table:style-name="ce84" table:formula="of:=MAX([.C104:.Q104])" office:value-type="time" office:time-value="PT01H33M00S" calcext:value-type="time">
            <text:p>01:33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0H52M00S" calcext:value-type="time">
            <text:p>00:52</text:p>
          </table:table-cell>
          <table:table-cell office:value-type="time" office:time-value="PT00H44M00S" calcext:value-type="time">
            <text:p>00:44</text:p>
          </table:table-cell>
          <table:table-cell office:value-type="time" office:time-value="PT00H53M00S" calcext:value-type="time">
            <text:p>00:53</text:p>
          </table:table-cell>
          <table:table-cell table:style-name="ce54" office:value-type="time" office:time-value="PT00H52M00S" calcext:value-type="time">
            <text:p>00:52</text:p>
          </table:table-cell>
          <table:table-cell table:style-name="ce54" office:value-type="time" office:time-value="PT00H50M00S" calcext:value-type="time">
            <text:p>00:50</text:p>
          </table:table-cell>
          <table:table-cell table:style-name="ce54" office:value-type="time" office:time-value="PT00H41M00S" calcext:value-type="time">
            <text:p>00:41</text:p>
          </table:table-cell>
          <table:table-cell table:style-name="ce54" office:value-type="time" office:time-value="PT00H30M00S" calcext:value-type="time">
            <text:p>00:30</text:p>
          </table:table-cell>
          <table:table-cell table:style-name="ce54" office:value-type="time" office:time-value="PT00H57M00S" calcext:value-type="time">
            <text:p>00:57</text:p>
          </table:table-cell>
          <table:table-cell table:number-columns-repeated="7"/>
          <table:table-cell table:style-name="ce84" table:formula="of:=MAX([.C105:.Q105])" office:value-type="time" office:time-value="PT00H57M00S" calcext:value-type="time">
            <text:p>00:57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time" office:time-value="PT00H18M00S" calcext:value-type="time">
            <text:p>00:18</text:p>
          </table:table-cell>
          <table:table-cell office:value-type="time" office:time-value="PT00H35M00S" calcext:value-type="time">
            <text:p>00:35</text:p>
          </table:table-cell>
          <table:table-cell office:value-type="time" office:time-value="PT00H14M00S" calcext:value-type="time">
            <text:p>00:14</text:p>
          </table:table-cell>
          <table:table-cell table:style-name="ce54" office:value-type="time" office:time-value="PT00H12M00S" calcext:value-type="time">
            <text:p>00:12</text:p>
          </table:table-cell>
          <table:table-cell table:style-name="ce54" office:value-type="time" office:time-value="PT00H31M00S" calcext:value-type="time">
            <text:p>00:31</text:p>
          </table:table-cell>
          <table:table-cell table:number-columns-repeated="2" table:style-name="ce54" office:value-type="time" office:time-value="PT00H17M00S" calcext:value-type="time">
            <text:p>00:17</text:p>
          </table:table-cell>
          <table:table-cell table:style-name="ce54" office:value-type="time" office:time-value="PT00H31M00S" calcext:value-type="time">
            <text:p>00:31</text:p>
          </table:table-cell>
          <table:table-cell table:number-columns-repeated="2" table:style-name="ce54" office:value-type="time" office:time-value="PT00H24M00S" calcext:value-type="time">
            <text:p>00:24</text:p>
          </table:table-cell>
          <table:table-cell table:style-name="ce54" office:value-type="time" office:time-value="PT00H11M00S" calcext:value-type="time">
            <text:p>00:11</text:p>
          </table:table-cell>
          <table:table-cell table:number-columns-repeated="4"/>
          <table:table-cell table:formula="of:=MAX([.C106:.Q106])" office:value-type="time" office:time-value="PT00H35M00S" calcext:value-type="time">
            <text:p>00:35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07:.Q107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41084" calcext:value-type="float" table:number-columns-spanned="1" table:number-rows-spanned="7">
            <text:p>41084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51M00S" calcext:value-type="time">
            <text:p>00:51</text:p>
          </table:table-cell>
          <table:table-cell table:style-name="ce90" table:number-columns-repeated="13"/>
          <table:table-cell table:style-name="ce97"/>
          <table:table-cell table:formula="of:=MAX([.C108:.Q108])" office:value-type="time" office:time-value="PT00H51M00S" calcext:value-type="time">
            <text:p>00:51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0H28M00S" calcext:value-type="time">
            <text:p>00:28</text:p>
          </table:table-cell>
          <table:table-cell office:value-type="time" office:time-value="PT00H29M00S" calcext:value-type="time">
            <text:p>00:29</text:p>
          </table:table-cell>
          <table:table-cell table:style-name="ce32"/>
          <table:table-cell table:number-columns-repeated="12"/>
          <table:table-cell table:formula="of:=MAX([.C109:.Q109])" office:value-type="time" office:time-value="PT00H29M00S" calcext:value-type="time">
            <text:p>00:29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0H27M00S" calcext:value-type="time">
            <text:p>00:27</text:p>
          </table:table-cell>
          <table:table-cell office:value-type="time" office:time-value="PT00H19M00S" calcext:value-type="time">
            <text:p>00:19</text:p>
          </table:table-cell>
          <table:table-cell office:value-type="time" office:time-value="PT00H17M00S" calcext:value-type="time">
            <text:p>00:17</text:p>
          </table:table-cell>
          <table:table-cell table:number-columns-repeated="12"/>
          <table:table-cell table:formula="of:=MAX([.C110:.Q110])" office:value-type="time" office:time-value="PT00H27M00S" calcext:value-type="time">
            <text:p>00:27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21M00S" calcext:value-type="time">
            <text:p>00:21</text:p>
          </table:table-cell>
          <table:table-cell office:value-type="time" office:time-value="PT00H13M00S" calcext:value-type="time">
            <text:p>00:13</text:p>
          </table:table-cell>
          <table:table-cell table:style-name="ce54" office:value-type="time" office:time-value="PT00H14M00S" calcext:value-type="time">
            <text:p>00:14</text:p>
          </table:table-cell>
          <table:table-cell table:number-columns-repeated="11"/>
          <table:table-cell table:formula="of:=MAX([.C111:.Q111])" office:value-type="time" office:time-value="PT00H21M00S" calcext:value-type="time">
            <text:p>00:21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0H13M00S" calcext:value-type="time">
            <text:p>00:13</text:p>
          </table:table-cell>
          <table:table-cell office:value-type="time" office:time-value="PT00H19M00S" calcext:value-type="time">
            <text:p>00:19</text:p>
          </table:table-cell>
          <table:table-cell office:value-type="time" office:time-value="PT00H12M00S" calcext:value-type="time">
            <text:p>00:12</text:p>
          </table:table-cell>
          <table:table-cell table:number-columns-repeated="2" table:style-name="ce54" office:value-type="time" office:time-value="PT00H14M00S" calcext:value-type="time">
            <text:p>00:14</text:p>
          </table:table-cell>
          <table:table-cell table:style-name="ce54" office:value-type="time" office:time-value="PT00H18M00S" calcext:value-type="time">
            <text:p>00:18</text:p>
          </table:table-cell>
          <table:table-cell table:style-name="ce54" office:value-type="time" office:time-value="PT00H11M00S" calcext:value-type="time">
            <text:p>00:11</text:p>
          </table:table-cell>
          <table:table-cell table:style-name="ce53"/>
          <table:table-cell table:number-columns-repeated="7"/>
          <table:table-cell table:formula="of:=MAX([.C112:.Q112])" office:value-type="time" office:time-value="PT00H19M00S" calcext:value-type="time">
            <text:p>00:19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formula="of:=MAX([.C113:.Q113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14:.Q114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71" office:value-type="float" office:value="45619" calcext:value-type="float" table:number-columns-spanned="1" table:number-rows-spanned="7">
            <text:p>45619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20M00S" calcext:value-type="time">
            <text:p>00:20</text:p>
          </table:table-cell>
          <table:table-cell table:style-name="ce90" table:number-columns-repeated="13"/>
          <table:table-cell table:style-name="ce97"/>
          <table:table-cell table:formula="of:=MAX([.C115:.Q115])" office:value-type="time" office:time-value="PT00H20M00S" calcext:value-type="time">
            <text:p>00:20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table:style-name="ce115" office:value-type="time" office:time-value="PT00H14M00S" calcext:value-type="time">
            <text:p>00:14</text:p>
          </table:table-cell>
          <table:table-cell table:style-name="ce32"/>
          <table:table-cell table:number-columns-repeated="12"/>
          <table:table-cell table:formula="of:=MAX([.C116:.Q116])" office:value-type="time" office:time-value="PT00H14M00S" calcext:value-type="time">
            <text:p>00:14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115" office:value-type="time" office:time-value="PT00H06M00S" calcext:value-type="time">
            <text:p>00:06</text:p>
          </table:table-cell>
          <table:table-cell table:style-name="ce115" office:value-type="time" office:time-value="PT00H05M00S" calcext:value-type="time">
            <text:p>00:05</text:p>
          </table:table-cell>
          <table:table-cell table:number-columns-repeated="12"/>
          <table:table-cell table:formula="of:=MAX([.C117:.Q117])" office:value-type="time" office:time-value="PT00H06M00S" calcext:value-type="time">
            <text:p>00:06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115" office:value-type="time" office:time-value="PT00H05M00S" calcext:value-type="time">
            <text:p>00:05</text:p>
          </table:table-cell>
          <table:table-cell table:number-columns-repeated="11"/>
          <table:table-cell table:formula="of:=MAX([.C118:.Q118])" office:value-type="time" office:time-value="PT00H05M00S" calcext:value-type="time">
            <text:p>00:05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15" office:value-type="time" office:time-value="PT00H04M00S" calcext:value-type="time">
            <text:p>00:04</text:p>
          </table:table-cell>
          <table:table-cell table:number-columns-repeated="2" table:style-name="ce115" office:value-type="time" office:time-value="PT00H03M00S" calcext:value-type="time">
            <text:p>00:03</text:p>
          </table:table-cell>
          <table:table-cell table:number-columns-repeated="4" table:style-name="ce115" office:value-type="time" office:time-value="PT00H04M00S" calcext:value-type="time">
            <text:p>00:04</text:p>
          </table:table-cell>
          <table:table-cell table:style-name="ce53"/>
          <table:table-cell table:number-columns-repeated="7"/>
          <table:table-cell table:formula="of:=MAX([.C119:.Q119])" office:value-type="time" office:time-value="PT00H04M00S" calcext:value-type="time">
            <text:p>00:04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115" office:value-type="time" office:time-value="PT00H02M00S" calcext:value-type="time">
            <text:p>00:02</text:p>
          </table:table-cell>
          <table:table-cell table:style-name="ce115" office:value-type="time" office:time-value="PT00H06M00S" calcext:value-type="time">
            <text:p>00:06</text:p>
          </table:table-cell>
          <table:table-cell table:style-name="ce115" office:value-type="time" office:time-value="PT00H02M00S" calcext:value-type="time">
            <text:p>00:02</text:p>
          </table:table-cell>
          <table:table-cell table:style-name="ce115" office:value-type="time" office:time-value="PT00H03M00S" calcext:value-type="time">
            <text:p>00:03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2M00S" calcext:value-type="time">
            <text:p>00:02</text:p>
          </table:table-cell>
          <table:table-cell table:style-name="ce115" office:value-type="time" office:time-value="PT00H04M00S" calcext:value-type="time">
            <text:p>00:04</text:p>
          </table:table-cell>
          <table:table-cell table:number-columns-repeated="2" table:style-name="ce115" office:value-type="time" office:time-value="PT00H03M00S" calcext:value-type="time">
            <text:p>00:03</text:p>
          </table:table-cell>
          <table:table-cell table:number-columns-repeated="2" table:style-name="ce115" office:value-type="time" office:time-value="PT00H02M00S" calcext:value-type="time">
            <text:p>00:02</text:p>
          </table:table-cell>
          <table:table-cell table:number-columns-repeated="4"/>
          <table:table-cell table:formula="of:=MAX([.C120:.Q120])" office:value-type="time" office:time-value="PT00H06M00S" calcext:value-type="time">
            <text:p>00:06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21:.Q121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73" office:value-type="float" office:value="52069" calcext:value-type="float" table:number-columns-spanned="1" table:number-rows-spanned="7">
            <text:p>52069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46M00S" calcext:value-type="time">
            <text:p>00:46</text:p>
          </table:table-cell>
          <table:table-cell table:style-name="ce90" table:number-columns-repeated="13"/>
          <table:table-cell table:style-name="ce97"/>
          <table:table-cell table:formula="of:=MAX([.C122:.Q122])" office:value-type="time" office:time-value="PT00H46M00S" calcext:value-type="time">
            <text:p>00:46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32"/>
          <table:table-cell table:number-columns-repeated="12"/>
          <table:table-cell table:formula="of:=MAX([.C123:.Q123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3" table:number-columns-repeated="3"/>
          <table:table-cell table:number-columns-repeated="12"/>
          <table:table-cell table:formula="of:=MAX([.C124:.Q124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3" table:number-columns-repeated="4"/>
          <table:table-cell table:number-columns-repeated="11"/>
          <table:table-cell table:formula="of:=MAX([.C125:.Q125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3" table:number-columns-repeated="8"/>
          <table:table-cell table:number-columns-repeated="7"/>
          <table:table-cell table:formula="of:=MAX([.C126:.Q126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formula="of:=MAX([.C127:.Q127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28:.Q128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73" office:value-type="float" office:value="68655" calcext:value-type="float" table:number-columns-spanned="1" table:number-rows-spanned="7">
            <text:p>68655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18M00S" calcext:value-type="time">
            <text:p>00:18</text:p>
          </table:table-cell>
          <table:table-cell table:style-name="ce90" table:number-columns-repeated="13"/>
          <table:table-cell table:style-name="ce97"/>
          <table:table-cell table:formula="of:=MAX([.C129:.Q129])" office:value-type="time" office:time-value="PT00H18M00S" calcext:value-type="time">
            <text:p>00:18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32"/>
          <table:table-cell table:number-columns-repeated="12"/>
          <table:table-cell table:formula="of:=MAX([.C130:.Q130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3" table:number-columns-repeated="3"/>
          <table:table-cell table:number-columns-repeated="12"/>
          <table:table-cell table:formula="of:=MAX([.C131:.Q131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3" table:number-columns-repeated="4"/>
          <table:table-cell table:number-columns-repeated="11"/>
          <table:table-cell table:formula="of:=MAX([.C132:.Q132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3" table:number-columns-repeated="8"/>
          <table:table-cell table:number-columns-repeated="7"/>
          <table:table-cell table:formula="of:=MAX([.C133:.Q133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formula="of:=MAX([.C134:.Q134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35:.Q135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72600" calcext:value-type="float" table:number-columns-spanned="1" table:number-rows-spanned="7">
            <text:p>72600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37M00S" calcext:value-type="time">
            <text:p>00:37</text:p>
          </table:table-cell>
          <table:table-cell table:style-name="ce90" table:number-columns-repeated="13"/>
          <table:table-cell table:style-name="ce97"/>
          <table:table-cell table:formula="of:=MAX([.C136:.Q136])" office:value-type="time" office:time-value="PT00H37M00S" calcext:value-type="time">
            <text:p>00:37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15" office:value-type="time" office:time-value="PT00H22M00S" calcext:value-type="time">
            <text:p>00:22</text:p>
          </table:table-cell>
          <table:table-cell table:style-name="ce115" office:value-type="time" office:time-value="PT00H23M00S" calcext:value-type="time">
            <text:p>00:23</text:p>
          </table:table-cell>
          <table:table-cell table:style-name="ce32"/>
          <table:table-cell table:number-columns-repeated="12"/>
          <table:table-cell table:formula="of:=MAX([.C137:.Q137])" office:value-type="time" office:time-value="PT00H23M00S" calcext:value-type="time">
            <text:p>00:23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15" office:value-type="time" office:time-value="PT00H20M00S" calcext:value-type="time">
            <text:p>00:20</text:p>
          </table:table-cell>
          <table:table-cell table:style-name="ce115" office:value-type="time" office:time-value="PT00H24M00S" calcext:value-type="time">
            <text:p>00:24</text:p>
          </table:table-cell>
          <table:table-cell table:style-name="ce115" office:value-type="time" office:time-value="PT00H15M00S" calcext:value-type="time">
            <text:p>00:15</text:p>
          </table:table-cell>
          <table:table-cell table:number-columns-repeated="12"/>
          <table:table-cell table:formula="of:=MAX([.C138:.Q138])" office:value-type="time" office:time-value="PT00H24M00S" calcext:value-type="time">
            <text:p>00:24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15" office:value-type="time" office:time-value="PT00H18M00S" calcext:value-type="time">
            <text:p>00:18</text:p>
          </table:table-cell>
          <table:table-cell table:number-columns-repeated="2" table:style-name="ce115" office:value-type="time" office:time-value="PT00H17M00S" calcext:value-type="time">
            <text:p>00:17</text:p>
          </table:table-cell>
          <table:table-cell table:style-name="ce115" office:value-type="time" office:time-value="PT00H18M00S" calcext:value-type="time">
            <text:p>00:18</text:p>
          </table:table-cell>
          <table:table-cell table:number-columns-repeated="11"/>
          <table:table-cell table:formula="of:=MAX([.C139:.Q139])" office:value-type="time" office:time-value="PT00H18M00S" calcext:value-type="time">
            <text:p>00:18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15" office:value-type="time" office:time-value="PT00H13M00S" calcext:value-type="time">
            <text:p>00:13</text:p>
          </table:table-cell>
          <table:table-cell table:style-name="ce115" office:value-type="time" office:time-value="PT00H10M00S" calcext:value-type="time">
            <text:p>00:10</text:p>
          </table:table-cell>
          <table:table-cell table:style-name="ce115" office:value-type="time" office:time-value="PT00H08M00S" calcext:value-type="time">
            <text:p>00:08</text:p>
          </table:table-cell>
          <table:table-cell table:style-name="ce115" office:value-type="time" office:time-value="PT00H12M00S" calcext:value-type="time">
            <text:p>00:12</text:p>
          </table:table-cell>
          <table:table-cell table:style-name="ce115" office:value-type="time" office:time-value="PT00H10M00S" calcext:value-type="time">
            <text:p>00:10</text:p>
          </table:table-cell>
          <table:table-cell table:style-name="ce115" office:value-type="time" office:time-value="PT00H08M00S" calcext:value-type="time">
            <text:p>00:08</text:p>
          </table:table-cell>
          <table:table-cell table:style-name="ce115" office:value-type="time" office:time-value="PT00H06M00S" calcext:value-type="time">
            <text:p>00:06</text:p>
          </table:table-cell>
          <table:table-cell table:style-name="ce115" office:value-type="time" office:time-value="PT00H08M00S" calcext:value-type="time">
            <text:p>00:08</text:p>
          </table:table-cell>
          <table:table-cell table:number-columns-repeated="7"/>
          <table:table-cell table:formula="of:=MAX([.C140:.Q140])" office:value-type="time" office:time-value="PT00H13M00S" calcext:value-type="time">
            <text:p>00:13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formula="of:=MAX([.C141:.Q141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42:.Q142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77951" calcext:value-type="float" table:number-columns-spanned="1" table:number-rows-spanned="7">
            <text:p>77951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3H41M00S" calcext:value-type="time">
            <text:p>03:41</text:p>
          </table:table-cell>
          <table:table-cell table:style-name="ce90" table:number-columns-repeated="13"/>
          <table:table-cell table:style-name="ce97"/>
          <table:table-cell table:formula="of:=MAX([.C143:.Q143])" office:value-type="time" office:time-value="PT03H41M00S" calcext:value-type="time">
            <text:p>03:41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15" office:value-type="time" office:time-value="PT01H41M00S" calcext:value-type="time">
            <text:p>01:41</text:p>
          </table:table-cell>
          <table:table-cell table:style-name="ce115" office:value-type="time" office:time-value="PT02H12M00S" calcext:value-type="time">
            <text:p>02:12</text:p>
          </table:table-cell>
          <table:table-cell table:style-name="ce32"/>
          <table:table-cell table:number-columns-repeated="12"/>
          <table:table-cell table:formula="of:=MAX([.C144:.Q144])" office:value-type="time" office:time-value="PT02H12M00S" calcext:value-type="time">
            <text:p>02:12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15" office:value-type="time" office:time-value="PT00H56M00S" calcext:value-type="time">
            <text:p>00:56</text:p>
          </table:table-cell>
          <table:table-cell table:style-name="ce115" office:value-type="time" office:time-value="PT01H22M00S" calcext:value-type="time">
            <text:p>01:22</text:p>
          </table:table-cell>
          <table:table-cell table:style-name="ce115" office:value-type="time" office:time-value="PT01H04M00S" calcext:value-type="time">
            <text:p>01:04</text:p>
          </table:table-cell>
          <table:table-cell table:number-columns-repeated="12"/>
          <table:table-cell table:formula="of:=MAX([.C145:.Q145])" office:value-type="time" office:time-value="PT01H22M00S" calcext:value-type="time">
            <text:p>01:22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15" office:value-type="time" office:time-value="PT00H57M00S" calcext:value-type="time">
            <text:p>00:57</text:p>
          </table:table-cell>
          <table:table-cell table:style-name="ce115" office:value-type="time" office:time-value="PT00H44M00S" calcext:value-type="time">
            <text:p>00:44</text:p>
          </table:table-cell>
          <table:table-cell table:style-name="ce115" office:value-type="time" office:time-value="PT01H03M00S" calcext:value-type="time">
            <text:p>01:03</text:p>
          </table:table-cell>
          <table:table-cell table:style-name="ce115" office:value-type="time" office:time-value="PT00H55M00S" calcext:value-type="time">
            <text:p>00:55</text:p>
          </table:table-cell>
          <table:table-cell table:number-columns-repeated="11"/>
          <table:table-cell table:formula="of:=MAX([.C146:.Q146])" office:value-type="time" office:time-value="PT01H03M00S" calcext:value-type="time">
            <text:p>01:03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15" office:value-type="time" office:time-value="PT00H40M00S" calcext:value-type="time">
            <text:p>00:40</text:p>
          </table:table-cell>
          <table:table-cell table:style-name="ce115" office:value-type="time" office:time-value="PT00H48M00S" calcext:value-type="time">
            <text:p>00:48</text:p>
          </table:table-cell>
          <table:table-cell table:style-name="ce115" office:value-type="time" office:time-value="PT00H30M00S" calcext:value-type="time">
            <text:p>00:30</text:p>
          </table:table-cell>
          <table:table-cell table:style-name="ce115" office:value-type="time" office:time-value="PT00H34M00S" calcext:value-type="time">
            <text:p>00:34</text:p>
          </table:table-cell>
          <table:table-cell table:style-name="ce115" office:value-type="time" office:time-value="PT00H40M00S" calcext:value-type="time">
            <text:p>00:40</text:p>
          </table:table-cell>
          <table:table-cell table:style-name="ce115" office:value-type="time" office:time-value="PT00H38M00S" calcext:value-type="time">
            <text:p>00:38</text:p>
          </table:table-cell>
          <table:table-cell table:style-name="ce115" office:value-type="time" office:time-value="PT00H27M00S" calcext:value-type="time">
            <text:p>00:27</text:p>
          </table:table-cell>
          <table:table-cell table:style-name="ce53"/>
          <table:table-cell table:number-columns-repeated="7"/>
          <table:table-cell table:formula="of:=MAX([.C147:.Q147])" office:value-type="time" office:time-value="PT00H48M00S" calcext:value-type="time">
            <text:p>00:48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115" office:value-type="time" office:time-value="PT00H24M00S" calcext:value-type="time">
            <text:p>00:24</text:p>
          </table:table-cell>
          <table:table-cell table:style-name="ce115" office:value-type="time" office:time-value="PT00H31M00S" calcext:value-type="time">
            <text:p>00:31</text:p>
          </table:table-cell>
          <table:table-cell table:style-name="ce115" office:value-type="time" office:time-value="PT00H32M00S" calcext:value-type="time">
            <text:p>00:32</text:p>
          </table:table-cell>
          <table:table-cell table:style-name="ce115" office:value-type="time" office:time-value="PT00H37M00S" calcext:value-type="time">
            <text:p>00:37</text:p>
          </table:table-cell>
          <table:table-cell table:style-name="ce115" office:value-type="time" office:time-value="PT00H44M00S" calcext:value-type="time">
            <text:p>00:44</text:p>
          </table:table-cell>
          <table:table-cell table:style-name="ce115" office:value-type="time" office:time-value="PT00H24M00S" calcext:value-type="time">
            <text:p>00:24</text:p>
          </table:table-cell>
          <table:table-cell table:style-name="ce115" office:value-type="time" office:time-value="PT00H32M00S" calcext:value-type="time">
            <text:p>00:32</text:p>
          </table:table-cell>
          <table:table-cell table:style-name="ce115" office:value-type="time" office:time-value="PT00H38M00S" calcext:value-type="time">
            <text:p>00:38</text:p>
          </table:table-cell>
          <table:table-cell table:style-name="ce115" office:value-type="time" office:time-value="PT00H22M00S" calcext:value-type="time">
            <text:p>00:22</text:p>
          </table:table-cell>
          <table:table-cell table:style-name="ce53" table:number-columns-repeated="2"/>
          <table:table-cell table:number-columns-repeated="4"/>
          <table:table-cell table:formula="of:=MAX([.C148:.Q148])" office:value-type="time" office:time-value="PT00H44M00S" calcext:value-type="time">
            <text:p>00:44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49:.Q149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73" office:value-type="float" office:value="78224" calcext:value-type="float" table:number-columns-spanned="1" table:number-rows-spanned="7">
            <text:p>78224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2H44M00S" calcext:value-type="time">
            <text:p>02:44</text:p>
          </table:table-cell>
          <table:table-cell table:style-name="ce90" table:number-columns-repeated="13"/>
          <table:table-cell table:style-name="ce97"/>
          <table:table-cell table:formula="of:=MAX([.C150:.Q150])" office:value-type="time" office:time-value="PT02H44M00S" calcext:value-type="time">
            <text:p>02:44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style-name="ce32"/>
          <table:table-cell table:number-columns-repeated="12"/>
          <table:table-cell table:formula="of:=MAX([.C151:.Q151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53" table:number-columns-repeated="3"/>
          <table:table-cell table:number-columns-repeated="12"/>
          <table:table-cell table:formula="of:=MAX([.C152:.Q152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3" table:number-columns-repeated="4"/>
          <table:table-cell table:number-columns-repeated="11"/>
          <table:table-cell table:formula="of:=MAX([.C153:.Q153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53" table:number-columns-repeated="8"/>
          <table:table-cell table:number-columns-repeated="7"/>
          <table:table-cell table:formula="of:=MAX([.C154:.Q154])" office:value-type="time" office:time-value="PT00H00M00S" calcext:value-type="time">
            <text:p>00:00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formula="of:=MAX([.C155:.Q155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56:.Q156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96457" calcext:value-type="float" table:number-columns-spanned="1" table:number-rows-spanned="7">
            <text:p>96457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3H26M00S" calcext:value-type="time">
            <text:p>03:26</text:p>
          </table:table-cell>
          <table:table-cell table:style-name="ce90" table:number-columns-repeated="13"/>
          <table:table-cell table:style-name="ce97"/>
          <table:table-cell table:formula="of:=MAX([.C157:.Q157])" office:value-type="time" office:time-value="PT03H26M00S" calcext:value-type="time">
            <text:p>03:26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1H48M00S" calcext:value-type="time">
            <text:p>01:48</text:p>
          </table:table-cell>
          <table:table-cell office:value-type="time" office:time-value="PT01H50M00S" calcext:value-type="time">
            <text:p>01:50</text:p>
          </table:table-cell>
          <table:table-cell table:style-name="ce32"/>
          <table:table-cell table:number-columns-repeated="12"/>
          <table:table-cell table:formula="of:=MAX([.C158:.Q158])" office:value-type="time" office:time-value="PT01H50M00S" calcext:value-type="time">
            <text:p>01:5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1H03M00S" calcext:value-type="time">
            <text:p>01:03</text:p>
          </table:table-cell>
          <table:table-cell office:value-type="time" office:time-value="PT01H22M00S" calcext:value-type="time">
            <text:p>01:22</text:p>
          </table:table-cell>
          <table:table-cell office:value-type="time" office:time-value="PT01H18M00S" calcext:value-type="time">
            <text:p>01:18</text:p>
          </table:table-cell>
          <table:table-cell table:number-columns-repeated="12"/>
          <table:table-cell table:formula="of:=MAX([.C159:.Q159])" office:value-type="time" office:time-value="PT01H22M00S" calcext:value-type="time">
            <text:p>01:22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time" office:time-value="PT01H02M00S" calcext:value-type="time">
            <text:p>01:02</text:p>
          </table:table-cell>
          <table:table-cell office:value-type="time" office:time-value="PT00H54M00S" calcext:value-type="time">
            <text:p>00:54</text:p>
          </table:table-cell>
          <table:table-cell table:style-name="ce54" office:value-type="time" office:time-value="PT00H55M00S" calcext:value-type="time">
            <text:p>00:55</text:p>
          </table:table-cell>
          <table:table-cell table:number-columns-repeated="11"/>
          <table:table-cell table:formula="of:=MAX([.C160:.Q160])" office:value-type="time" office:time-value="PT01H02M00S" calcext:value-type="time">
            <text:p>01:02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0H37M00S" calcext:value-type="time">
            <text:p>00:37</text:p>
          </table:table-cell>
          <table:table-cell office:value-type="time" office:time-value="PT00H48M00S" calcext:value-type="time">
            <text:p>00:48</text:p>
          </table:table-cell>
          <table:table-cell office:value-type="time" office:time-value="PT00H56M00S" calcext:value-type="time">
            <text:p>00:56</text:p>
          </table:table-cell>
          <table:table-cell table:style-name="ce54" office:value-type="time" office:time-value="PT01H26M00S" calcext:value-type="time">
            <text:p>01:26</text:p>
          </table:table-cell>
          <table:table-cell table:style-name="ce54" office:value-type="time" office:time-value="PT00H39M00S" calcext:value-type="time">
            <text:p>00:39</text:p>
          </table:table-cell>
          <table:table-cell table:style-name="ce54" office:value-type="time" office:time-value="PT00H16M00S" calcext:value-type="time">
            <text:p>00:16</text:p>
          </table:table-cell>
          <table:table-cell table:style-name="ce54" office:value-type="time" office:time-value="PT00H30M00S" calcext:value-type="time">
            <text:p>00:30</text:p>
          </table:table-cell>
          <table:table-cell table:style-name="ce54" office:value-type="time" office:time-value="PT00H57M00S" calcext:value-type="time">
            <text:p>00:57</text:p>
          </table:table-cell>
          <table:table-cell table:number-columns-repeated="7"/>
          <table:table-cell table:formula="of:=MAX([.C161:.Q161])" office:value-type="time" office:time-value="PT01H26M00S" calcext:value-type="time">
            <text:p>01:26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21M00S" calcext:value-type="time">
            <text:p>00:21</text:p>
          </table:table-cell>
          <table:table-cell office:value-type="time" office:time-value="PT00H37M00S" calcext:value-type="time">
            <text:p>00:37</text:p>
          </table:table-cell>
          <table:table-cell table:style-name="ce54" office:value-type="time" office:time-value="PT00H39M00S" calcext:value-type="time">
            <text:p>00:39</text:p>
          </table:table-cell>
          <table:table-cell table:style-name="ce54" office:value-type="time" office:time-value="PT00H28M00S" calcext:value-type="time">
            <text:p>00:28</text:p>
          </table:table-cell>
          <table:table-cell table:style-name="ce54" office:value-type="time" office:time-value="PT00H48M00S" calcext:value-type="time">
            <text:p>00:48</text:p>
          </table:table-cell>
          <table:table-cell table:style-name="ce54" office:value-type="time" office:time-value="PT00H42M00S" calcext:value-type="time">
            <text:p>00:42</text:p>
          </table:table-cell>
          <table:table-cell table:style-name="ce54" office:value-type="time" office:time-value="PT00H17M00S" calcext:value-type="time">
            <text:p>00:17</text:p>
          </table:table-cell>
          <table:table-cell table:style-name="ce54" office:value-type="time" office:time-value="PT00H20M00S" calcext:value-type="time">
            <text:p>00:20</text:p>
          </table:table-cell>
          <table:table-cell table:style-name="ce53" table:number-columns-repeated="2"/>
          <table:table-cell table:number-columns-repeated="4"/>
          <table:table-cell table:formula="of:=MAX([.C162:.Q162])" office:value-type="time" office:time-value="PT00H48M00S" calcext:value-type="time">
            <text:p>00:48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63:.Q163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128057" calcext:value-type="float" table:number-columns-spanned="1" table:number-rows-spanned="7">
            <text:p>128057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22M00S" calcext:value-type="time">
            <text:p>00:22</text:p>
          </table:table-cell>
          <table:table-cell table:style-name="ce90" table:number-columns-repeated="13"/>
          <table:table-cell table:style-name="ce97"/>
          <table:table-cell table:formula="of:=MAX([.C164:.Q164])" office:value-type="time" office:time-value="PT00H22M00S" calcext:value-type="time">
            <text:p>00:22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15" office:value-type="time" office:time-value="PT00H14M00S" calcext:value-type="time">
            <text:p>00:14</text:p>
          </table:table-cell>
          <table:table-cell table:style-name="ce115" office:value-type="time" office:time-value="PT00H13M00S" calcext:value-type="time">
            <text:p>00:13</text:p>
          </table:table-cell>
          <table:table-cell table:style-name="ce32"/>
          <table:table-cell table:number-columns-repeated="12"/>
          <table:table-cell table:formula="of:=MAX([.C165:.Q165])" office:value-type="time" office:time-value="PT00H14M00S" calcext:value-type="time">
            <text:p>00:14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15" office:value-type="time" office:time-value="PT00H09M00S" calcext:value-type="time">
            <text:p>00:09</text:p>
          </table:table-cell>
          <table:table-cell table:style-name="ce115" office:value-type="time" office:time-value="PT00H14M00S" calcext:value-type="time">
            <text:p>00:14</text:p>
          </table:table-cell>
          <table:table-cell table:style-name="ce115" office:value-type="time" office:time-value="PT00H08M00S" calcext:value-type="time">
            <text:p>00:08</text:p>
          </table:table-cell>
          <table:table-cell table:number-columns-repeated="12"/>
          <table:table-cell table:formula="of:=MAX([.C166:.Q166])" office:value-type="time" office:time-value="PT00H14M00S" calcext:value-type="time">
            <text:p>00:14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115" office:value-type="time" office:time-value="PT00H07M00S" calcext:value-type="time">
            <text:p>00:07</text:p>
          </table:table-cell>
          <table:table-cell table:number-columns-repeated="11"/>
          <table:table-cell table:formula="of:=MAX([.C167:.Q167])" office:value-type="time" office:time-value="PT00H07M00S" calcext:value-type="time">
            <text:p>00:07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15" office:value-type="time" office:time-value="PT00H05M00S" calcext:value-type="time">
            <text:p>00:05</text:p>
          </table:table-cell>
          <table:table-cell table:style-name="ce115" office:value-type="time" office:time-value="PT00H06M00S" calcext:value-type="time">
            <text:p>00:06</text:p>
          </table:table-cell>
          <table:table-cell table:number-columns-repeated="2" table:style-name="ce115" office:value-type="time" office:time-value="PT00H05M00S" calcext:value-type="time">
            <text:p>00:05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5M00S" calcext:value-type="time">
            <text:p>00:05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53"/>
          <table:table-cell table:number-columns-repeated="7"/>
          <table:table-cell table:formula="of:=MAX([.C168:.Q168])" office:value-type="time" office:time-value="PT00H06M00S" calcext:value-type="time">
            <text:p>00:06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formula="of:=MAX([.C169:.Q169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70:.Q170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200967" calcext:value-type="float" table:number-columns-spanned="1" table:number-rows-spanned="7">
            <text:p>200967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10M00S" calcext:value-type="time">
            <text:p>00:10</text:p>
          </table:table-cell>
          <table:table-cell table:style-name="ce90" table:number-columns-repeated="13"/>
          <table:table-cell table:style-name="ce97"/>
          <table:table-cell table:formula="of:=MAX([.C171:.Q171])" office:value-type="time" office:time-value="PT00H10M00S" calcext:value-type="time">
            <text:p>00:10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table:style-name="ce115" office:value-type="time" office:time-value="PT00H06M00S" calcext:value-type="time">
            <text:p>00:06</text:p>
          </table:table-cell>
          <table:table-cell table:style-name="ce32"/>
          <table:table-cell table:number-columns-repeated="12"/>
          <table:table-cell table:formula="of:=MAX([.C172:.Q172])" office:value-type="time" office:time-value="PT00H06M00S" calcext:value-type="time">
            <text:p>00:06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15" office:value-type="time" office:time-value="PT00H06M00S" calcext:value-type="time">
            <text:p>00:06</text:p>
          </table:table-cell>
          <table:table-cell table:number-columns-repeated="2" table:style-name="ce115" office:value-type="time" office:time-value="PT00H04M00S" calcext:value-type="time">
            <text:p>00:04</text:p>
          </table:table-cell>
          <table:table-cell table:number-columns-repeated="12"/>
          <table:table-cell table:formula="of:=MAX([.C173:.Q173])" office:value-type="time" office:time-value="PT00H06M00S" calcext:value-type="time">
            <text:p>00:06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115" office:value-type="time" office:time-value="PT00H04M00S" calcext:value-type="time">
            <text:p>00:04</text:p>
          </table:table-cell>
          <table:table-cell table:number-columns-repeated="11"/>
          <table:table-cell table:formula="of:=MAX([.C174:.Q174])" office:value-type="time" office:time-value="PT00H04M00S" calcext:value-type="time">
            <text:p>00:04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15" office:value-type="time" office:time-value="PT00H04M00S" calcext:value-type="time">
            <text:p>00:04</text:p>
          </table:table-cell>
          <table:table-cell table:number-columns-repeated="2" table:style-name="ce115" office:value-type="time" office:time-value="PT00H05M00S" calcext:value-type="time">
            <text:p>00:05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6M00S" calcext:value-type="time">
            <text:p>00:06</text:p>
          </table:table-cell>
          <table:table-cell table:number-columns-repeated="2" table:style-name="ce115" office:value-type="time" office:time-value="PT00H04M00S" calcext:value-type="time">
            <text:p>00:04</text:p>
          </table:table-cell>
          <table:table-cell table:style-name="ce53"/>
          <table:table-cell table:number-columns-repeated="7"/>
          <table:table-cell table:formula="of:=MAX([.C175:.Q175])" office:value-type="time" office:time-value="PT00H06M00S" calcext:value-type="time">
            <text:p>00:06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115" office:value-type="time" office:time-value="PT00H06M00S" calcext:value-type="time">
            <text:p>00:06</text:p>
          </table:table-cell>
          <table:table-cell table:style-name="ce115" office:value-type="time" office:time-value="PT00H03M00S" calcext:value-type="time">
            <text:p>00:03</text:p>
          </table:table-cell>
          <table:table-cell table:style-name="ce115" office:value-type="time" office:time-value="PT00H05M00S" calcext:value-type="time">
            <text:p>00:05</text:p>
          </table:table-cell>
          <table:table-cell table:number-columns-repeated="4" table:style-name="ce115" office:value-type="time" office:time-value="PT00H03M00S" calcext:value-type="time">
            <text:p>00:03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2M00S" calcext:value-type="time">
            <text:p>00:02</text:p>
          </table:table-cell>
          <table:table-cell table:number-columns-repeated="2" table:style-name="ce115" office:value-type="time" office:time-value="PT00H03M00S" calcext:value-type="time">
            <text:p>00:03</text:p>
          </table:table-cell>
          <table:table-cell table:number-columns-repeated="4"/>
          <table:table-cell table:formula="of:=MAX([.C176:.Q176])" office:value-type="time" office:time-value="PT00H06M00S" calcext:value-type="time">
            <text:p>00:06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77:.Q177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225936" calcext:value-type="float" table:number-columns-spanned="1" table:number-rows-spanned="7">
            <text:p>225936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47M00S" calcext:value-type="time">
            <text:p>00:47</text:p>
          </table:table-cell>
          <table:table-cell table:style-name="ce90" table:number-columns-repeated="13"/>
          <table:table-cell table:style-name="ce97"/>
          <table:table-cell table:formula="of:=MAX([.C178:.Q178])" office:value-type="time" office:time-value="PT00H47M00S" calcext:value-type="time">
            <text:p>00:47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0H24M00S" calcext:value-type="time">
            <text:p>00:24</text:p>
          </table:table-cell>
          <table:table-cell table:style-name="ce32"/>
          <table:table-cell table:number-columns-repeated="12"/>
          <table:table-cell table:formula="of:=MAX([.C179:.Q179])" office:value-type="time" office:time-value="PT00H30M00S" calcext:value-type="time">
            <text:p>00:3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0H23M00S" calcext:value-type="time">
            <text:p>00:23</text:p>
          </table:table-cell>
          <table:table-cell office:value-type="time" office:time-value="PT00H18M00S" calcext:value-type="time">
            <text:p>00:18</text:p>
          </table:table-cell>
          <table:table-cell office:value-type="time" office:time-value="PT00H19M00S" calcext:value-type="time">
            <text:p>00:19</text:p>
          </table:table-cell>
          <table:table-cell table:number-columns-repeated="12"/>
          <table:table-cell table:formula="of:=MAX([.C180:.Q180])" office:value-type="time" office:time-value="PT00H23M00S" calcext:value-type="time">
            <text:p>00:23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0H19M00S" calcext:value-type="time">
            <text:p>00:19</text:p>
          </table:table-cell>
          <table:table-cell office:value-type="time" office:time-value="PT00H17M00S" calcext:value-type="time">
            <text:p>00:17</text:p>
          </table:table-cell>
          <table:table-cell office:value-type="time" office:time-value="PT00H18M00S" calcext:value-type="time">
            <text:p>00:18</text:p>
          </table:table-cell>
          <table:table-cell table:style-name="ce54" office:value-type="time" office:time-value="PT00H17M00S" calcext:value-type="time">
            <text:p>00:17</text:p>
          </table:table-cell>
          <table:table-cell table:number-columns-repeated="11"/>
          <table:table-cell table:formula="of:=MAX([.C181:.Q181])" office:value-type="time" office:time-value="PT00H19M00S" calcext:value-type="time">
            <text:p>00:19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 office:value-type="time" office:time-value="PT00H13M00S" calcext:value-type="time">
            <text:p>00:13</text:p>
          </table:table-cell>
          <table:table-cell office:value-type="time" office:time-value="PT00H16M00S" calcext:value-type="time">
            <text:p>00:16</text:p>
          </table:table-cell>
          <table:table-cell table:number-columns-repeated="2" table:style-name="ce54" office:value-type="time" office:time-value="PT00H11M00S" calcext:value-type="time">
            <text:p>00:11</text:p>
          </table:table-cell>
          <table:table-cell table:style-name="ce54" office:value-type="time" office:time-value="PT00H13M00S" calcext:value-type="time">
            <text:p>00:13</text:p>
          </table:table-cell>
          <table:table-cell table:style-name="ce54" office:value-type="time" office:time-value="PT00H14M00S" calcext:value-type="time">
            <text:p>00:14</text:p>
          </table:table-cell>
          <table:table-cell table:style-name="ce53"/>
          <table:table-cell table:number-columns-repeated="7"/>
          <table:table-cell table:formula="of:=MAX([.C182:.Q182])" office:value-type="time" office:time-value="PT00H16M00S" calcext:value-type="time">
            <text:p>00:16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formula="of:=MAX([.C183:.Q183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84:.Q184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1053374" calcext:value-type="float" table:number-columns-spanned="1" table:number-rows-spanned="7">
            <text:p>1053374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11M00S" calcext:value-type="time">
            <text:p>00:11</text:p>
          </table:table-cell>
          <table:table-cell table:style-name="ce90" table:number-columns-repeated="13"/>
          <table:table-cell table:style-name="ce97"/>
          <table:table-cell table:formula="of:=MAX([.C185:.Q185])" office:value-type="time" office:time-value="PT00H11M00S" calcext:value-type="time">
            <text:p>00:11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15" office:value-type="time" office:time-value="PT00H08M00S" calcext:value-type="time">
            <text:p>00:08</text:p>
          </table:table-cell>
          <table:table-cell table:style-name="ce115" office:value-type="time" office:time-value="PT00H07M00S" calcext:value-type="time">
            <text:p>00:07</text:p>
          </table:table-cell>
          <table:table-cell table:style-name="ce32"/>
          <table:table-cell table:number-columns-repeated="12"/>
          <table:table-cell table:formula="of:=MAX([.C186:.Q186])" office:value-type="time" office:time-value="PT00H08M00S" calcext:value-type="time">
            <text:p>00:08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15" office:value-type="time" office:time-value="PT00H05M00S" calcext:value-type="time">
            <text:p>00:05</text:p>
          </table:table-cell>
          <table:table-cell table:number-columns-repeated="2" table:style-name="ce115" office:value-type="time" office:time-value="PT00H07M00S" calcext:value-type="time">
            <text:p>00:07</text:p>
          </table:table-cell>
          <table:table-cell table:number-columns-repeated="12"/>
          <table:table-cell table:formula="of:=MAX([.C187:.Q187])" office:value-type="time" office:time-value="PT00H07M00S" calcext:value-type="time">
            <text:p>00:07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 table:style-name="ce115" office:value-type="time" office:time-value="PT00H05M00S" calcext:value-type="time">
            <text:p>00:05</text:p>
          </table:table-cell>
          <table:table-cell table:number-columns-repeated="2" table:style-name="ce115" office:value-type="time" office:time-value="PT00H04M00S" calcext:value-type="time">
            <text:p>00:04</text:p>
          </table:table-cell>
          <table:table-cell table:number-columns-repeated="11"/>
          <table:table-cell table:formula="of:=MAX([.C188:.Q188])" office:value-type="time" office:time-value="PT00H05M00S" calcext:value-type="time">
            <text:p>00:05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15" office:value-type="time" office:time-value="PT00H02M00S" calcext:value-type="time">
            <text:p>00:02</text:p>
          </table:table-cell>
          <table:table-cell table:number-columns-repeated="2" table:style-name="ce115" office:value-type="time" office:time-value="PT00H03M00S" calcext:value-type="time">
            <text:p>00:03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5M00S" calcext:value-type="time">
            <text:p>00:05</text:p>
          </table:table-cell>
          <table:table-cell table:style-name="ce115" office:value-type="time" office:time-value="PT00H03M00S" calcext:value-type="time">
            <text:p>00:03</text:p>
          </table:table-cell>
          <table:table-cell table:style-name="ce115" office:value-type="time" office:time-value="PT00H05M00S" calcext:value-type="time">
            <text:p>00:05</text:p>
          </table:table-cell>
          <table:table-cell table:style-name="ce115" office:value-type="time" office:time-value="PT00H02M00S" calcext:value-type="time">
            <text:p>00:02</text:p>
          </table:table-cell>
          <table:table-cell table:number-columns-repeated="7"/>
          <table:table-cell table:formula="of:=MAX([.C189:.Q189])" office:value-type="time" office:time-value="PT00H05M00S" calcext:value-type="time">
            <text:p>00:05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53" table:number-columns-repeated="11"/>
          <table:table-cell table:number-columns-repeated="4"/>
          <table:table-cell table:formula="of:=MAX([.C190:.Q190])" office:value-type="time" office:time-value="PT00H00M00S" calcext:value-type="time">
            <text:p>00:00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91:.Q191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float" office:value="1307398" calcext:value-type="float" table:number-columns-spanned="1" table:number-rows-spanned="7">
            <text:p>1307398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00H20M00S" calcext:value-type="time">
            <text:p>00:20</text:p>
          </table:table-cell>
          <table:table-cell table:style-name="ce90" table:number-columns-repeated="13"/>
          <table:table-cell table:style-name="ce97"/>
          <table:table-cell table:formula="of:=MAX([.C192:.Q192])" office:value-type="time" office:time-value="PT00H20M00S" calcext:value-type="time">
            <text:p>00:20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 table:style-name="ce115" office:value-type="time" office:time-value="PT00H10M00S" calcext:value-type="time">
            <text:p>00:10</text:p>
          </table:table-cell>
          <table:table-cell table:style-name="ce32"/>
          <table:table-cell table:number-columns-repeated="12"/>
          <table:table-cell table:formula="of:=MAX([.C193:.Q193])" office:value-type="time" office:time-value="PT00H10M00S" calcext:value-type="time">
            <text:p>00:10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15" office:value-type="time" office:time-value="PT00H10M00S" calcext:value-type="time">
            <text:p>00:10</text:p>
          </table:table-cell>
          <table:table-cell table:number-columns-repeated="2" table:style-name="ce115" office:value-type="time" office:time-value="PT00H06M00S" calcext:value-type="time">
            <text:p>00:06</text:p>
          </table:table-cell>
          <table:table-cell table:number-columns-repeated="12"/>
          <table:table-cell table:formula="of:=MAX([.C194:.Q194])" office:value-type="time" office:time-value="PT00H10M00S" calcext:value-type="time">
            <text:p>00:10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4" table:style-name="ce115" office:value-type="time" office:time-value="PT00H06M00S" calcext:value-type="time">
            <text:p>00:06</text:p>
          </table:table-cell>
          <table:table-cell table:number-columns-repeated="11"/>
          <table:table-cell table:formula="of:=MAX([.C195:.Q195])" office:value-type="time" office:time-value="PT00H06M00S" calcext:value-type="time">
            <text:p>00:06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3M00S" calcext:value-type="time">
            <text:p>00:03</text:p>
          </table:table-cell>
          <table:table-cell table:style-name="ce115" office:value-type="time" office:time-value="PT00H04M00S" calcext:value-type="time">
            <text:p>00:04</text:p>
          </table:table-cell>
          <table:table-cell table:number-columns-repeated="2" table:style-name="ce115" office:value-type="time" office:time-value="PT00H05M00S" calcext:value-type="time">
            <text:p>00:05</text:p>
          </table:table-cell>
          <table:table-cell table:number-columns-repeated="2" table:style-name="ce115" office:value-type="time" office:time-value="PT00H04M00S" calcext:value-type="time">
            <text:p>00:04</text:p>
          </table:table-cell>
          <table:table-cell table:style-name="ce53"/>
          <table:table-cell table:number-columns-repeated="7"/>
          <table:table-cell table:formula="of:=MAX([.C196:.Q196])" office:value-type="time" office:time-value="PT00H05M00S" calcext:value-type="time">
            <text:p>00:05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3M00S" calcext:value-type="time">
            <text:p>00:03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2M00S" calcext:value-type="time">
            <text:p>00:02</text:p>
          </table:table-cell>
          <table:table-cell table:style-name="ce115" office:value-type="time" office:time-value="PT00H03M00S" calcext:value-type="time">
            <text:p>00:03</text:p>
          </table:table-cell>
          <table:table-cell table:style-name="ce115" office:value-type="time" office:time-value="PT00H02M00S" calcext:value-type="time">
            <text:p>00:02</text:p>
          </table:table-cell>
          <table:table-cell table:style-name="ce115" office:value-type="time" office:time-value="PT00H04M00S" calcext:value-type="time">
            <text:p>00:04</text:p>
          </table:table-cell>
          <table:table-cell table:style-name="ce115" office:value-type="time" office:time-value="PT00H03M00S" calcext:value-type="time">
            <text:p>00:03</text:p>
          </table:table-cell>
          <table:table-cell table:number-columns-repeated="2" table:style-name="ce115" office:value-type="time" office:time-value="PT00H02M00S" calcext:value-type="time">
            <text:p>00:02</text:p>
          </table:table-cell>
          <table:table-cell table:style-name="ce53"/>
          <table:table-cell table:number-columns-repeated="4"/>
          <table:table-cell table:formula="of:=MAX([.C197:.Q197])" office:value-type="time" office:time-value="PT00H04M00S" calcext:value-type="time">
            <text:p>00:04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81" table:number-columns-repeated="14"/>
          <table:table-cell table:style-name="ce99"/>
          <table:table-cell table:formula="of:=MAX([.C198:.Q198])" office:value-type="time" office:time-value="PT00H00M00S" calcext:value-type="time">
            <text:p>00:00:00</text:p>
          </table:table-cell>
        </table:table-row>
        <table:table-row table:style-name="ro1">
          <table:table-cell table:style-name="ce50" office:value-type="string" calcext:value-type="string" table:number-columns-spanned="1" table:number-rows-spanned="7">
            <text:p>Stanford Bunny</text:p>
          </table:table-cell>
          <table:table-cell table:style-name="ce61" office:value-type="float" office:value="1" calcext:value-type="float">
            <text:p>1</text:p>
          </table:table-cell>
          <table:table-cell table:style-name="ce106" office:value-type="time" office:time-value="PT20H27M00S" calcext:value-type="time">
            <text:p>20:27</text:p>
          </table:table-cell>
          <table:table-cell table:style-name="ce90" table:number-columns-repeated="13"/>
          <table:table-cell table:style-name="ce97"/>
          <table:table-cell table:style-name="ce84" table:formula="of:=MAX([.C199:.Q199])" office:value-type="time" office:time-value="PT20H27M00S" calcext:value-type="time">
            <text:p>20:27:0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time" office:time-value="PT10H34M00S" calcext:value-type="time">
            <text:p>10:34</text:p>
          </table:table-cell>
          <table:table-cell office:value-type="time" office:time-value="PT10H13M00S" calcext:value-type="time">
            <text:p>10:13</text:p>
          </table:table-cell>
          <table:table-cell table:style-name="ce32"/>
          <table:table-cell table:number-columns-repeated="12"/>
          <table:table-cell table:style-name="ce84" table:formula="of:=MAX([.C200:.Q200])" office:value-type="time" office:time-value="PT10H34M00S" calcext:value-type="time">
            <text:p>10:34:0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time" office:time-value="PT07H26M00S" calcext:value-type="time">
            <text:p>07:26</text:p>
          </table:table-cell>
          <table:table-cell office:value-type="time" office:time-value="PT07H44M00S" calcext:value-type="time">
            <text:p>07:44</text:p>
          </table:table-cell>
          <table:table-cell office:value-type="time" office:time-value="PT06H20M00S" calcext:value-type="time">
            <text:p>06:20</text:p>
          </table:table-cell>
          <table:table-cell table:number-columns-repeated="12"/>
          <table:table-cell table:style-name="ce84" table:formula="of:=MAX([.C201:.Q201])" office:value-type="time" office:time-value="PT07H44M00S" calcext:value-type="time">
            <text:p>07:44: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time" office:time-value="PT05H53M00S" calcext:value-type="time">
            <text:p>05:53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6H03M00S" calcext:value-type="time">
            <text:p>06:03</text:p>
          </table:table-cell>
          <table:table-cell table:style-name="ce54" office:value-type="time" office:time-value="PT05H46M00S" calcext:value-type="time">
            <text:p>05:46</text:p>
          </table:table-cell>
          <table:table-cell table:number-columns-repeated="11"/>
          <table:table-cell table:style-name="ce84" table:formula="of:=MAX([.C202:.Q202])" office:value-type="time" office:time-value="PT07H35M00S" calcext:value-type="time">
            <text:p>07:35:0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time" office:time-value="PT04H02M00S" calcext:value-type="time">
            <text:p>04:02</text:p>
          </table:table-cell>
          <table:table-cell office:value-type="time" office:time-value="PT05H12M00S" calcext:value-type="time">
            <text:p>05:12</text:p>
          </table:table-cell>
          <table:table-cell office:value-type="time" office:time-value="PT04H09M00S" calcext:value-type="time">
            <text:p>04:09</text:p>
          </table:table-cell>
          <table:table-cell table:style-name="ce54" office:value-type="time" office:time-value="PT02H58M00S" calcext:value-type="time">
            <text:p>02:58</text:p>
          </table:table-cell>
          <table:table-cell table:style-name="ce54" office:value-type="time" office:time-value="PT01H45M00S" calcext:value-type="time">
            <text:p>01:45</text:p>
          </table:table-cell>
          <table:table-cell table:style-name="ce54" office:value-type="time" office:time-value="PT03H04M00S" calcext:value-type="time">
            <text:p>03:04</text:p>
          </table:table-cell>
          <table:table-cell table:style-name="ce54" office:value-type="time" office:time-value="PT03H36M00S" calcext:value-type="time">
            <text:p>03:36</text:p>
          </table:table-cell>
          <table:table-cell table:style-name="ce54" office:value-type="time" office:time-value="PT01H27M00S" calcext:value-type="time">
            <text:p>01:27</text:p>
          </table:table-cell>
          <table:table-cell table:number-columns-repeated="7"/>
          <table:table-cell table:style-name="ce84" table:formula="of:=MAX([.C203:.Q203])" office:value-type="time" office:time-value="PT05H12M00S" calcext:value-type="time">
            <text:p>05:12:0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time" office:time-value="PT02H51M00S" calcext:value-type="time">
            <text:p>02:51</text:p>
          </table:table-cell>
          <table:table-cell office:value-type="time" office:time-value="PT02H17M00S" calcext:value-type="time">
            <text:p>02:17</text:p>
          </table:table-cell>
          <table:table-cell office:value-type="time" office:time-value="PT04H38M00S" calcext:value-type="time">
            <text:p>04:38</text:p>
          </table:table-cell>
          <table:table-cell table:number-columns-repeated="2" table:style-name="ce54" office:value-type="time" office:time-value="PT03H17M00S" calcext:value-type="time">
            <text:p>03:17</text:p>
          </table:table-cell>
          <table:table-cell table:style-name="ce54" office:value-type="time" office:time-value="PT03H55M00S" calcext:value-type="time">
            <text:p>03:55</text:p>
          </table:table-cell>
          <table:table-cell table:style-name="ce54" office:value-type="time" office:time-value="PT04H06M00S" calcext:value-type="time">
            <text:p>04:06</text:p>
          </table:table-cell>
          <table:table-cell table:style-name="ce54" office:value-type="time" office:time-value="PT05H21M00S" calcext:value-type="time">
            <text:p>05:21</text:p>
          </table:table-cell>
          <table:table-cell table:style-name="ce54" office:value-type="time" office:time-value="PT03H17M00S" calcext:value-type="time">
            <text:p>03:17</text:p>
          </table:table-cell>
          <table:table-cell table:style-name="ce54" office:value-type="time" office:time-value="PT00H39M00S" calcext:value-type="time">
            <text:p>00:39</text:p>
          </table:table-cell>
          <table:table-cell table:style-name="ce54" office:value-type="time" office:time-value="PT01H28M00S" calcext:value-type="time">
            <text:p>01:28</text:p>
          </table:table-cell>
          <table:table-cell table:number-columns-repeated="4"/>
          <table:table-cell table:formula="of:=MAX([.C204:.Q204])" office:value-type="time" office:time-value="PT05H21M00S" calcext:value-type="time">
            <text:p>05:21:00</text:p>
          </table:table-cell>
        </table:table-row>
        <table:table-row table:style-name="ro1">
          <table:covered-table-cell table:style-name="ce48"/>
          <table:table-cell table:style-name="ce62" office:value-type="float" office:value="15" calcext:value-type="float">
            <text:p>15</text:p>
          </table:table-cell>
          <table:table-cell table:style-name="ce93" office:value-type="time" office:time-value="PT00H41M00S" calcext:value-type="time">
            <text:p>00:41</text:p>
          </table:table-cell>
          <table:table-cell table:style-name="ce93" office:value-type="time" office:time-value="PT04H43M00S" calcext:value-type="time">
            <text:p>04:43</text:p>
          </table:table-cell>
          <table:table-cell table:style-name="ce93" office:value-type="time" office:time-value="PT04H15M00S" calcext:value-type="time">
            <text:p>04:15</text:p>
          </table:table-cell>
          <table:table-cell table:style-name="ce93" office:value-type="time" office:time-value="PT04H00M00S" calcext:value-type="time">
            <text:p>04:00</text:p>
          </table:table-cell>
          <table:table-cell table:style-name="ce93" office:value-type="time" office:time-value="PT04H04M00S" calcext:value-type="time">
            <text:p>04:04</text:p>
          </table:table-cell>
          <table:table-cell table:style-name="ce93" office:value-type="time" office:time-value="PT03H28M00S" calcext:value-type="time">
            <text:p>03:28</text:p>
          </table:table-cell>
          <table:table-cell table:style-name="ce93" office:value-type="time" office:time-value="PT00H45M00S" calcext:value-type="time">
            <text:p>00:45</text:p>
          </table:table-cell>
          <table:table-cell table:style-name="ce93" office:value-type="time" office:time-value="PT01H33M00S" calcext:value-type="time">
            <text:p>01:33</text:p>
          </table:table-cell>
          <table:table-cell table:style-name="ce93" office:value-type="time" office:time-value="PT01H07M00S" calcext:value-type="time">
            <text:p>01:07</text:p>
          </table:table-cell>
          <table:table-cell table:style-name="ce93" office:value-type="time" office:time-value="PT01H22M00S" calcext:value-type="time">
            <text:p>01:22</text:p>
          </table:table-cell>
          <table:table-cell table:style-name="ce93" office:value-type="time" office:time-value="PT01H02M00S" calcext:value-type="time">
            <text:p>01:02</text:p>
          </table:table-cell>
          <table:table-cell table:style-name="ce93" office:value-type="time" office:time-value="PT02H50M00S" calcext:value-type="time">
            <text:p>02:50</text:p>
          </table:table-cell>
          <table:table-cell table:style-name="ce93" office:value-type="time" office:time-value="PT02H28M00S" calcext:value-type="time">
            <text:p>02:28</text:p>
          </table:table-cell>
          <table:table-cell table:style-name="ce93" office:value-type="time" office:time-value="PT01H48M00S" calcext:value-type="time">
            <text:p>01:48</text:p>
          </table:table-cell>
          <table:table-cell table:style-name="ce130" office:value-type="time" office:time-value="PT01H37M00S" calcext:value-type="time">
            <text:p>01:37</text:p>
          </table:table-cell>
          <table:table-cell table:formula="of:=MAX([.C205:.Q205])" office:value-type="time" office:time-value="PT04H43M00S" calcext:value-type="time">
            <text:p>04:43:00</text:p>
          </table:table-cell>
        </table:table-row>
      </table:table>
      <table:table table:name="Assembly Times" table:style-name="ta1">
        <table:table-column table:style-name="co7" table:default-cell-style-name="ce51"/>
        <table:table-column table:style-name="co8" table:default-cell-style-name="ce51"/>
        <table:table-column table:style-name="co9" table:number-columns-repeated="3" table:default-cell-style-name="ce54"/>
        <table:table-column table:style-name="co9" table:number-columns-repeated="2" table:default-cell-style-name="ce154"/>
        <table:table-column table:style-name="co9" table:default-cell-style-name="ce54"/>
        <table:table-column table:style-name="co9" table:number-columns-repeated="8" table:default-cell-style-name="ce154"/>
        <table:table-row table:style-name="ro2">
          <table:table-cell table:style-name="ce141" office:value-type="string" calcext:value-type="string" table:number-columns-spanned="1" table:number-rows-spanned="2">
            <text:p>Model</text:p>
          </table:table-cell>
          <table:table-cell table:style-name="ce141" office:value-type="string" calcext:value-type="string" table:number-columns-spanned="1" table:number-rows-spanned="2">
            <text:p>Alt Name</text:p>
          </table:table-cell>
          <table:table-cell table:style-name="ce141" office:value-type="string" calcext:value-type="string" table:number-columns-spanned="14" table:number-rows-spanned="1">
            <text:p>Assembly Time by Subdegree (in minutes)</text:p>
          </table:table-cell>
          <table:covered-table-cell table:number-columns-repeated="13" table:style-name="Default"/>
        </table:table-row>
        <table:table-row table:style-name="ro1">
          <table:covered-table-cell table:number-columns-repeated="2" table:style-name="Default"/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15" calcext:value-type="float">
            <text:p>15</text:p>
          </table:table-cell>
        </table:table-row>
        <table:table-row table:style-name="ro1">
          <table:table-cell table:number-columns-repeated="2" table:style-name="ce42" office:value-type="string" calcext:value-type="string">
            <text:p>Snail</text:p>
          </table:table-cell>
          <table:table-cell office:value-type="time" office:time-value="PT00H03M00S" calcext:value-type="time">
            <text:p>00:03</text:p>
          </table:table-cell>
          <table:table-cell office:value-type="time" office:time-value="PT00H06M00S" calcext:value-type="time">
            <text:p>00:06</text:p>
          </table:table-cell>
          <table:table-cell office:value-type="time" office:time-value="PT00H09M00S" calcext:value-type="time">
            <text:p>00:09</text:p>
          </table:table-cell>
          <table:table-cell table:number-columns-repeated="2"/>
          <table:table-cell office:value-type="time" office:time-value="PT00H20M00S" calcext:value-type="time">
            <text:p>00:20</text:p>
          </table:table-cell>
          <table:table-cell table:number-columns-repeated="8"/>
        </table:table-row>
        <table:table-row table:style-name="ro1">
          <table:table-cell table:number-columns-repeated="2" table:style-name="ce42" office:value-type="string" calcext:value-type="string">
            <text:p>Cube 20mm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0H03M00S" calcext:value-type="time">
            <text:p>00:03</text:p>
          </table:table-cell>
          <table:table-cell office:value-type="time" office:time-value="PT00H05M00S" calcext:value-type="time">
            <text:p>00:05</text:p>
          </table:table-cell>
          <table:table-cell table:number-columns-repeated="2"/>
          <table:table-cell office:value-type="time" office:time-value="PT00H13M00S" calcext:value-type="time">
            <text:p>00:13</text:p>
          </table:table-cell>
          <table:table-cell/>
          <table:table-cell table:style-name="ce54" office:value-type="time" office:time-value="PT00H20M00S" calcext:value-type="time">
            <text:p>00:20</text:p>
          </table:table-cell>
          <table:table-cell table:number-columns-repeated="6"/>
        </table:table-row>
        <table:table-row table:style-name="ro1">
          <table:table-cell table:number-columns-repeated="2" table:style-name="ce42" office:value-type="string" calcext:value-type="string">
            <text:p>Cube 50mm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0H06M00S" calcext:value-type="time">
            <text:p>00:06</text:p>
          </table:table-cell>
          <table:table-cell office:value-type="time" office:time-value="PT00H10M00S" calcext:value-type="time">
            <text:p>00:10</text:p>
          </table:table-cell>
          <table:table-cell table:number-columns-repeated="2"/>
          <table:table-cell table:style-name="ce154"/>
          <table:table-cell table:style-name="ce54" office:value-type="time" office:time-value="PT00H17M00S" calcext:value-type="time">
            <text:p>00:17</text:p>
          </table:table-cell>
          <table:table-cell table:number-columns-repeated="2"/>
          <table:table-cell table:style-name="ce54" office:value-type="time" office:time-value="PT00H35M00S" calcext:value-type="time">
            <text:p>00:35</text:p>
          </table:table-cell>
          <table:table-cell table:number-columns-repeated="3"/>
          <table:table-cell table:style-name="ce54" office:value-type="time" office:time-value="PT00H53M00S" calcext:value-type="time">
            <text:p>00:53</text:p>
          </table:table-cell>
        </table:table-row>
        <table:table-row table:style-name="ro1">
          <table:table-cell table:number-columns-repeated="2" table:style-name="ce42" office:value-type="string" calcext:value-type="string">
            <text:p>Cube 100mm</text:p>
          </table:table-cell>
          <table:table-cell office:value-type="time" office:time-value="PT00H03M00S" calcext:value-type="time">
            <text:p>00:03</text:p>
          </table:table-cell>
          <table:table-cell office:value-type="time" office:time-value="PT00H06M00S" calcext:value-type="time">
            <text:p>00:06</text:p>
          </table:table-cell>
          <table:table-cell office:value-type="time" office:time-value="PT00H07M00S" calcext:value-type="time">
            <text:p>00:07</text:p>
          </table:table-cell>
          <table:table-cell table:number-columns-repeated="2"/>
          <table:table-cell table:style-name="ce154"/>
          <table:table-cell table:style-name="ce54" office:value-type="time" office:time-value="PT00H12M00S" calcext:value-type="time">
            <text:p>00:12</text:p>
          </table:table-cell>
          <table:table-cell table:number-columns-repeated="4"/>
          <table:table-cell table:style-name="ce54" office:value-type="time" office:time-value="PT00H28M00S" calcext:value-type="time">
            <text:p>00:28</text:p>
          </table:table-cell>
          <table:table-cell table:number-columns-repeated="2"/>
        </table:table-row>
        <table:table-row table:style-name="ro1">
          <table:table-cell table:number-columns-repeated="2" table:style-name="ce42" office:value-type="string" calcext:value-type="string">
            <text:p>Benchy3D</text:p>
          </table:table-cell>
          <table:table-cell office:value-type="time" office:time-value="PT00H12M00S" calcext:value-type="time">
            <text:p>00:12</text:p>
          </table:table-cell>
          <table:table-cell office:value-type="time" office:time-value="PT00H10M00S" calcext:value-type="time">
            <text:p>00:10</text:p>
          </table:table-cell>
          <table:table-cell office:value-type="time" office:time-value="PT00H14M00S" calcext:value-type="time">
            <text:p>00:14</text:p>
          </table:table-cell>
          <table:table-cell table:number-columns-repeated="2"/>
          <table:table-cell office:value-type="time" office:time-value="PT00H41M00S" calcext:value-type="time">
            <text:p>00:41</text:p>
          </table:table-cell>
          <table:table-cell table:number-columns-repeated="8"/>
        </table:table-row>
        <table:table-row table:style-name="ro1">
          <table:table-cell office:value-type="float" office:value="1581200" calcext:value-type="float">
            <text:p>1581200</text:p>
          </table:table-cell>
          <table:table-cell office:value-type="string" calcext:value-type="string">
            <text:p>Board Device</text:p>
          </table:table-cell>
          <table:table-cell office:value-type="time" office:time-value="PT00H07M00S" calcext:value-type="time">
            <text:p>00:07</text:p>
          </table:table-cell>
          <table:table-cell office:value-type="time" office:time-value="PT00H10M00S" calcext:value-type="time">
            <text:p>00:10</text:p>
          </table:table-cell>
          <table:table-cell office:value-type="time" office:time-value="PT00H15M00S" calcext:value-type="time">
            <text:p>00:15</text:p>
          </table:table-cell>
          <table:table-cell table:number-columns-repeated="2"/>
          <table:table-cell office:value-type="time" office:time-value="PT00H36M00S" calcext:value-type="time">
            <text:p>00:36</text:p>
          </table:table-cell>
          <table:table-cell table:number-columns-repeated="8"/>
        </table:table-row>
        <table:table-row table:style-name="ro1">
          <table:table-cell office:value-type="float" office:value="99906" calcext:value-type="float">
            <text:p>99906</text:p>
          </table:table-cell>
          <table:table-cell office:value-type="string" calcext:value-type="string">
            <text:p>Toothed Cog</text:p>
          </table:table-cell>
          <table:table-cell office:value-type="time" office:time-value="PT00H06M00S" calcext:value-type="time">
            <text:p>00:06</text:p>
          </table:table-cell>
          <table:table-cell office:value-type="time" office:time-value="PT00H09M00S" calcext:value-type="time">
            <text:p>00:09</text:p>
          </table:table-cell>
          <table:table-cell office:value-type="time" office:time-value="PT00H10M00S" calcext:value-type="time">
            <text:p>00:10</text:p>
          </table:table-cell>
          <table:table-cell table:number-columns-repeated="2"/>
          <table:table-cell office:value-type="time" office:time-value="PT00H30M00S" calcext:value-type="time">
            <text:p>00:30</text:p>
          </table:table-cell>
          <table:table-cell table:number-columns-repeated="8"/>
        </table:table-row>
        <table:table-row table:style-name="ro1">
          <table:table-cell office:value-type="float" office:value="73154" calcext:value-type="float">
            <text:p>73154</text:p>
          </table:table-cell>
          <table:table-cell office:value-type="string" calcext:value-type="string">
            <text:p>Half Pipe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0H13M00S" calcext:value-type="time">
            <text:p>00:13</text:p>
          </table:table-cell>
          <table:table-cell office:value-type="time" office:time-value="PT00H24M00S" calcext:value-type="time">
            <text:p>00:24</text:p>
          </table:table-cell>
          <table:table-cell table:number-columns-repeated="2"/>
          <table:table-cell table:style-name="ce154"/>
          <table:table-cell table:style-name="ce54" office:value-type="time" office:time-value="PT00H35M00S" calcext:value-type="time">
            <text:p>00:35</text:p>
          </table:table-cell>
          <table:table-cell table:number-columns-repeated="7"/>
        </table:table-row>
        <table:table-row table:style-name="ro1">
          <table:table-cell office:value-type="float" office:value="51329" calcext:value-type="float">
            <text:p>51329</text:p>
          </table:table-cell>
          <table:table-cell office:value-type="string" calcext:value-type="string">
            <text:p>Unusual Vase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0H08M00S" calcext:value-type="time">
            <text:p>00:08</text:p>
          </table:table-cell>
          <table:table-cell office:value-type="time" office:time-value="PT00H09M00S" calcext:value-type="time">
            <text:p>00:09</text:p>
          </table:table-cell>
          <table:table-cell table:number-columns-repeated="2"/>
          <table:table-cell office:value-type="time" office:time-value="PT00H28M00S" calcext:value-type="time">
            <text:p>00:28</text:p>
          </table:table-cell>
          <table:table-cell table:number-columns-repeated="2"/>
          <table:table-cell table:style-name="ce54" office:value-type="time" office:time-value="PT00H41M00S" calcext:value-type="time">
            <text:p>00:41</text:p>
          </table:table-cell>
          <table:table-cell table:number-columns-repeated="5"/>
        </table:table-row>
        <table:table-row table:style-name="ro1">
          <table:table-cell office:value-type="float" office:value="797990" calcext:value-type="float">
            <text:p>797990</text:p>
          </table:table-cell>
          <table:table-cell office:value-type="string" calcext:value-type="string">
            <text:p>Trousers</text:p>
          </table:table-cell>
          <table:table-cell office:value-type="time" office:time-value="PT00H03M00S" calcext:value-type="time">
            <text:p>00:03</text:p>
          </table:table-cell>
          <table:table-cell office:value-type="time" office:time-value="PT00H12M00S" calcext:value-type="time">
            <text:p>00:12</text:p>
          </table:table-cell>
          <table:table-cell office:value-type="time" office:time-value="PT00H16M00S" calcext:value-type="time">
            <text:p>00:16</text:p>
          </table:table-cell>
          <table:table-cell table:number-columns-repeated="2"/>
          <table:table-cell office:value-type="time" office:time-value="PT00H31M00S" calcext:value-type="time">
            <text:p>00:31</text:p>
          </table:table-cell>
          <table:table-cell table:number-columns-repeated="8"/>
        </table:table-row>
        <table:table-row table:style-name="ro1">
          <table:table-cell office:value-type="float" office:value="110203" calcext:value-type="float">
            <text:p>110203</text:p>
          </table:table-cell>
          <table:table-cell office:value-type="string" calcext:value-type="string">
            <text:p>Antenna Clip</text:p>
          </table:table-cell>
          <table:table-cell table:number-columns-repeated="3" table:style-name="ce153" office:value-type="string" calcext:value-type="string">
            <text:p>Fail</text:p>
          </table:table-cell>
          <table:table-cell table:number-columns-repeated="2"/>
          <table:table-cell table:style-name="ce153"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 office:value-type="float" office:value="500094" calcext:value-type="float">
            <text:p>500094</text:p>
          </table:table-cell>
          <table:table-cell office:value-type="string" calcext:value-type="string">
            <text:p>Sparse Lattice</text:p>
          </table:table-cell>
          <table:table-cell office:value-type="time" office:time-value="PT00H03M00S" calcext:value-type="time">
            <text:p>00:03</text:p>
          </table:table-cell>
          <table:table-cell table:number-columns-repeated="2" table:style-name="ce153" office:value-type="string" calcext:value-type="string">
            <text:p>Fail</text:p>
          </table:table-cell>
          <table:table-cell table:number-columns-repeated="2"/>
          <table:table-cell table:style-name="ce154"/>
          <table:table-cell table:style-name="ce153" office:value-type="string" calcext:value-type="string">
            <text:p>Fail</text:p>
          </table:table-cell>
          <table:table-cell table:number-columns-repeated="3"/>
          <table:table-cell table:style-name="ce153" office:value-type="string" calcext:value-type="string">
            <text:p>Fail</text:p>
          </table:table-cell>
          <table:table-cell table:number-columns-repeated="3"/>
        </table:table-row>
        <table:table-row table:style-name="ro1">
          <table:table-cell office:value-type="float" office:value="52075" calcext:value-type="float">
            <text:p>52075</text:p>
          </table:table-cell>
          <table:table-cell office:value-type="string" calcext:value-type="string">
            <text:p>Semi Plug</text:p>
          </table:table-cell>
          <table:table-cell office:value-type="time" office:time-value="PT00H04M00S" calcext:value-type="time">
            <text:p>00:04</text:p>
          </table:table-cell>
          <table:table-cell office:value-type="time" office:time-value="PT00H06M00S" calcext:value-type="time">
            <text:p>00:06</text:p>
          </table:table-cell>
          <table:table-cell office:value-type="time" office:time-value="PT00H08M00S" calcext:value-type="time">
            <text:p>00:08</text:p>
          </table:table-cell>
          <table:table-cell/>
          <table:table-cell table:style-name="ce54" office:value-type="time" office:time-value="PT00H14M00S" calcext:value-type="time">
            <text:p>00:14</text:p>
          </table:table-cell>
          <table:table-cell table:style-name="ce154"/>
          <table:table-cell/>
          <table:table-cell table:style-name="ce54" office:value-type="time" office:time-value="PT00H27M00S" calcext:value-type="time">
            <text:p>00:27</text:p>
          </table:table-cell>
          <table:table-cell table:number-columns-repeated="4"/>
          <table:table-cell table:style-name="ce153" office:value-type="string" calcext:value-type="string">
            <text:p>Fail</text:p>
          </table:table-cell>
          <table:table-cell/>
        </table:table-row>
        <table:table-row table:style-name="ro1">
          <table:table-cell office:value-type="float" office:value="1063854" calcext:value-type="float">
            <text:p>1063854</text:p>
          </table:table-cell>
          <table:table-cell office:value-type="string" calcext:value-type="string">
            <text:p>Hollow Pole</text:p>
          </table:table-cell>
          <table:table-cell office:value-type="time" office:time-value="PT00H03M00S" calcext:value-type="time">
            <text:p>00:03</text:p>
          </table:table-cell>
          <table:table-cell office:value-type="time" office:time-value="PT00H09M00S" calcext:value-type="time">
            <text:p>00:09</text:p>
          </table:table-cell>
          <table:table-cell table:style-name="ce153" office:value-type="string" calcext:value-type="string">
            <text:p>Fail</text:p>
          </table:table-cell>
          <table:table-cell table:number-columns-repeated="2"/>
          <table:table-cell table:style-name="ce153" office:value-type="string" calcext:value-type="string">
            <text:p>Fail</text:p>
          </table:table-cell>
          <table:table-cell/>
          <table:table-cell table:number-columns-repeated="2" table:style-name="ce153"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Mini Refinery</text:p>
          </table:table-cell>
          <table:table-cell office:value-type="time" office:time-value="PT00H03M00S" calcext:value-type="time">
            <text:p>00:03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0H06M00S" calcext:value-type="time">
            <text:p>00:06</text:p>
          </table:table-cell>
          <table:table-cell table:number-columns-repeated="2"/>
          <table:table-cell office:value-type="time" office:time-value="PT00H30M00S" calcext:value-type="time">
            <text:p>00:30</text:p>
          </table:table-cell>
          <table:table-cell table:number-columns-repeated="8"/>
        </table:table-row>
        <table:table-row table:style-name="ro1">
          <table:table-cell office:value-type="float" office:value="96457" calcext:value-type="float">
            <text:p>96457</text:p>
          </table:table-cell>
          <table:table-cell office:value-type="string" calcext:value-type="string">
            <text:p>F-177 Nighthawk</text:p>
          </table:table-cell>
          <table:table-cell office:value-type="time" office:time-value="PT00H04M00S" calcext:value-type="time">
            <text:p>00:04</text:p>
          </table:table-cell>
          <table:table-cell office:value-type="time" office:time-value="PT00H09M00S" calcext:value-type="time">
            <text:p>00:09</text:p>
          </table:table-cell>
          <table:table-cell office:value-type="time" office:time-value="PT00H14M00S" calcext:value-type="time">
            <text:p>00:14</text:p>
          </table:table-cell>
          <table:table-cell table:number-columns-repeated="2"/>
          <table:table-cell table:style-name="ce154"/>
          <table:table-cell table:style-name="ce54" office:value-type="time" office:time-value="PT00H37M00S" calcext:value-type="time">
            <text:p>00:37</text:p>
          </table:table-cell>
          <table:table-cell table:style-name="ce54" office:value-type="time" office:time-value="PT00H30M00S" calcext:value-type="time">
            <text:p>00:30</text:p>
          </table:table-cell>
          <table:table-cell table:number-columns-repeated="6"/>
        </table:table-row>
        <table:table-row table:style-name="ro1">
          <table:table-cell office:value-type="float" office:value="225936" calcext:value-type="float">
            <text:p>225936</text:p>
          </table:table-cell>
          <table:table-cell office:value-type="string" calcext:value-type="string">
            <text:p>Strange Triangular</text:p>
          </table:table-cell>
          <table:table-cell table:number-columns-repeated="2" office:value-type="time" office:time-value="PT00H04M00S" calcext:value-type="time">
            <text:p>00:04</text:p>
          </table:table-cell>
          <table:table-cell office:value-type="time" office:time-value="PT00H07M00S" calcext:value-type="time">
            <text:p>00:07</text:p>
          </table:table-cell>
          <table:table-cell table:number-columns-repeated="2"/>
          <table:table-cell table:style-name="ce154"/>
          <table:table-cell table:style-name="ce54" office:value-type="time" office:time-value="PT00H17M00S" calcext:value-type="time">
            <text:p>00:17</text:p>
          </table:table-cell>
          <table:table-cell table:number-columns-repeated="7"/>
        </table:table-row>
        <table:table-row table:style-name="ro1">
          <table:table-cell table:number-columns-repeated="2" table:style-name="ce42" office:value-type="string" calcext:value-type="string">
            <text:p>Stanford Bunny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0H09M00S" calcext:value-type="time">
            <text:p>00:09</text:p>
          </table:table-cell>
          <table:table-cell office:value-type="time" office:time-value="PT00H17M00S" calcext:value-type="time">
            <text:p>00:17</text:p>
          </table:table-cell>
          <table:table-cell table:style-name="ce171" table:number-columns-repeated="3"/>
          <table:table-cell table:style-name="ce54" office:value-type="time" office:time-value="PT00H32M00S" calcext:value-type="time">
            <text:p>00:32</text:p>
          </table:table-cell>
          <table:table-cell table:style-name="ce171" table:number-columns-repeated="2"/>
          <table:table-cell table:style-name="ce54" office:value-type="time" office:time-value="PT00H38M00S" calcext:value-type="time">
            <text:p>00:38</text:p>
          </table:table-cell>
          <table:table-cell table:style-name="ce171" table:number-columns-repeated="3"/>
          <table:table-cell table:style-name="ce54" office:value-type="time" office:time-value="PT01H06M00S" calcext:value-type="time">
            <text:p>01:06</text:p>
          </table:table-cell>
        </table:table-row>
        <table:table-row table:style-name="ro1">
          <table:table-cell table:number-columns-repeated="2" table:style-name="ce42" office:value-type="string" calcext:value-type="string">
            <text:p>Happy Pot</text:p>
          </table:table-cell>
          <table:table-cell office:value-type="time" office:time-value="PT00H09M00S" calcext:value-type="time">
            <text:p>00:09</text:p>
          </table:table-cell>
          <table:table-cell office:value-type="time" office:time-value="PT00H11M00S" calcext:value-type="time">
            <text:p>00:11</text:p>
          </table:table-cell>
          <table:table-cell office:value-type="time" office:time-value="PT00H15M00S" calcext:value-type="time">
            <text:p>00:15</text:p>
          </table:table-cell>
          <table:table-cell table:style-name="ce171" table:number-columns-repeated="2"/>
          <table:table-cell office:value-type="time" office:time-value="PT00H21M00S" calcext:value-type="time">
            <text:p>00:21</text:p>
          </table:table-cell>
          <table:table-cell table:style-name="ce171" table:number-columns-repeated="3"/>
          <table:table-cell table:style-name="ce54" office:value-type="time" office:time-value="PT00H35M00S" calcext:value-type="time">
            <text:p>00:35</text:p>
          </table:table-cell>
          <table:table-cell table:style-name="ce171" table:number-columns-repeated="3"/>
          <table:table-cell table:style-name="ce54" office:value-type="time" office:time-value="PT00H45M00S" calcext:value-type="time">
            <text:p>00:45</text:p>
          </table:table-cell>
        </table:table-row>
        <table:table-row table:style-name="ro1" table:number-rows-repeated="4">
          <table:table-cell table:style-name="ce143" table:number-columns-repeated="2"/>
          <table:table-cell table:style-name="ce12" table:number-columns-repeated="14"/>
        </table:table-row>
        <table:table-row table:style-name="ro1">
          <table:table-cell table:style-name="ce143" table:number-columns-repeated="2"/>
          <table:table-cell table:style-name="ce12" table:number-columns-repeated="14"/>
        </table:table-row>
      </table:table>
      <table:table table:name="Analysis" table:style-name="ta1">
        <table:shapes>
          <draw:frame draw:z-index="0" draw:style-name="gr1" draw:text-style-name="P1" svg:width="25.876cm" svg:height="16.335cm" svg:x="0cm" svg:y="0cm">
            <draw:object draw:notify-on-update-of-ranges="Analysis.H39:Analysis.N39 Analysis.F40:Analysis.F40 Analysis.H40:Analysis.N40 Analysis.H39:Analysis.N39 Analysis.F41:Analysis.F41 Analysis.H41:Analysis.N41 Analysis.H39:Analysis.N39 Analysis.F42:Analysis.F42 Analysis.H42:Analysis.N42 Analysis.H39:Analysis.N39 Analysis.F43:Analysis.F43 Analysis.H43:Analysis.N43 Analysis.H39:Analysis.N39 Analysis.F44:Analysis.F44 Analysis.H44:Analysis.L44 Analysis.H39:Analysis.N39 Analysis.F45:Analysis.F45 Analysis.H45:Analysis.N45 Analysis.H39:Analysis.N39 Analysis.F65:Analysis.F65 Analysis.H65:Analysis.N65 Analysis.H39:Analysis.N39 Analysis.F46:Analysis.F46 Analysis.H46:Analysis.N46 Analysis.H39:Analysis.N39 Analysis.F47:Analysis.F47 Analysis.H47:Analysis.N47 Analysis.H39:Analysis.N39 Analysis.F48:Analysis.F48 Analysis.H48:Analysis.N48 Analysis.H39:Analysis.N39 Analysis.F49:Analysis.F49 Analysis.H49:Analysis.N49 Analysis.F50:Analysis.F50 Analysis.H50:Analysis.N50 Analysis.H39:Analysis.N39 Analysis.H39:Analysis.N39 Analysis.F51:Analysis.F51 Analysis.H51:Analysis.N51 Analysis.H39:Analysis.N39 Analysis.F52:Analysis.F52 Analysis.H52:Analysis.N52 Analysis.H39:Analysis.N39 Analysis.F53:Analysis.F53 Analysis.H53:Analysis.N53 Analysis.H39:Analysis.N39 Analysis.F54:Analysis.F54 Analysis.H54:Analysis.N54 Analysis.H39:Analysis.N39 Analysis.F55:Analysis.F55 Analysis.H55:Analysis.N55 Analysis.H39:Analysis.N39 Analysis.F56:Analysis.F56 Analysis.H56:Analysis.N56 Analysis.H39:Analysis.N39 Analysis.F57:Analysis.F57 Analysis.H57:Analysis.N57 Analysis.H39:Analysis.N39 Analysis.F58:Analysis.F58 Analysis.H58:Analysis.N58 Analysis.H39:Analysis.N39 Analysis.F59:Analysis.F59 Analysis.H59:Analysis.N59 Analysis.H39:Analysis.N39 Analysis.F60:Analysis.F60 Analysis.H60:Analysis.N60 Analysis.H39:Analysis.N39 Analysis.F61:Analysis.F61 Analysis.H61:Analysis.N61 Analysis.H39:Analysis.N39 Analysis.F62:Analysis.F62 Analysis.H62:Analysis.N62 Analysis.H39:Analysis.N39 Analysis.F63:Analysis.F63 Analysis.H63:Analysis.N63 Analysis.H39:Analysis.N39 Analysis.F64:Analysis.F64 Analysis.H64:Analysis.N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242cm" svg:height="16.448cm" svg:x="27.122cm" svg:y="0cm">
            <draw:object draw:notify-on-update-of-ranges="Analysis.H96:Analysis.V96 Analysis.F98:Analysis.F98 Analysis.H98:Analysis.V98 Analysis.F99:Analysis.F99 Analysis.H99:Analysis.V99 Analysis.F100:Analysis.F100 Analysis.H100:Analysis.V100 Analysis.F101:Analysis.F101 Analysis.H101:Analysis.V101 Analysis.F102:Analysis.F102 Analysis.H102:Analysis.V102 Analysis.F103:Analysis.F103 Analysis.H103:Analysis.V103 Analysis.F104:Analysis.F104 Analysis.H104:Analysis.V104 Analysis.F105:Analysis.F105 Analysis.H105:Analysis.V105 Analysis.F106:Analysis.F106 Analysis.H106:Analysis.V106 Analysis.F107:Analysis.F107 Analysis.H107:Analysis.V107 Analysis.F108:Analysis.F108 Analysis.H108:Analysis.V108 Analysis.F109:Analysis.F109 Analysis.H109:Analysis.V109 Analysis.F110:Analysis.F110 Analysis.H110:Analysis.V110 Analysis.F111:Analysis.F111 Analysis.H111:Analysis.V111 Analysis.F112:Analysis.F112 Analysis.H112:Analysis.V112 Analysis.F113:Analysis.F113 Analysis.H113:Analysis.V113 Analysis.F114:Analysis.F114 Analysis.H114:Analysis.V114 Analysis.F115:Analysis.F115 Analysis.H115:Analysis.V115 Analysis.F116:Analysis.F116 Analysis.H116:Analysis.V1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8.448cm" svg:height="17.265cm" svg:x="21.191cm" svg:y="62.368cm">
            <draw:object draw:notify-on-update-of-ranges="Analysis.G119:Analysis.G137 Analysis.H118:Analysis.H118 Analysis.H119:Analysis.H137 Analysis.G119:Analysis.G137 Analysis.I118:Analysis.I118 Analysis.I119:Analysis.I137 Analysis.G119:Analysis.G137 Analysis.J118:Analysis.J118 Analysis.J119:Analysis.J137 Analysis.G119:Analysis.G137 Analysis.K118:Analysis.K118 Analysis.K119:Analysis.K137 Analysis.G119:Analysis.G137 Analysis.L118:Analysis.L118 Analysis.L119:Analysis.L137 Analysis.G119:Analysis.G137 Analysis.M118:Analysis.M118 Analysis.M119:Analysis.M137 Analysis.G119:Analysis.G137 Analysis.N118:Analysis.N118 Analysis.N119:Analysis.N137 Analysis.G119:Analysis.G137 Analysis.O118:Analysis.O118 Analysis.O119:Analysis.O137 Analysis.G119:Analysis.G137 Analysis.P118:Analysis.P118 Analysis.P119:Analysis.P137 Analysis.G119:Analysis.G137 Analysis.Q118:Analysis.Q118 Analysis.Q119:Analysis.Q137 Analysis.G119:Analysis.G137 Analysis.R118:Analysis.R118 Analysis.R119:Analysis.R137 Analysis.G119:Analysis.G137 Analysis.S118:Analysis.S118 Analysis.S119:Analysis.S137 Analysis.G119:Analysis.G137 Analysis.T118:Analysis.T118 Analysis.T119:Analysis.T137 Analysis.G119:Analysis.G137 Analysis.U118:Analysis.U118 Analysis.U119:Analysis.U1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9" table:default-cell-style-name="Default"/>
        <table:table-row table:style-name="ro1">
          <table:table-cell table:number-columns-repeated="3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table:style-name="ce141" office:value-type="string" calcext:value-type="string" table:number-columns-spanned="1" table:number-rows-spanned="2">
            <text:p>Model</text:p>
          </table:table-cell>
          <table:table-cell table:style-name="ce141" office:value-type="string" calcext:value-type="string" table:number-columns-spanned="1" table:number-rows-spanned="2">
            <text:p>Alt Name</text:p>
          </table:table-cell>
          <table:table-cell table:style-name="ce141" office:value-type="string" calcext:value-type="string" table:number-columns-spanned="1" table:number-rows-spanned="2">
            <text:p>Volume</text:p>
          </table:table-cell>
          <table:table-cell table:style-name="ce141" office:value-type="string" calcext:value-type="string" table:number-columns-spanned="7" table:number-rows-spanned="1">
            <text:p>Parallel Printing Time (hh:mm)</text:p>
          </table:table-cell>
          <table:covered-table-cell table:number-columns-repeated="6"/>
          <table:table-cell/>
          <table:table-cell table:style-name="ce141" office:value-type="string" calcext:value-type="string" table:number-columns-spanned="1" table:number-rows-spanned="2">
            <text:p>Model</text:p>
          </table:table-cell>
          <table:table-cell table:style-name="ce141" office:value-type="string" calcext:value-type="string" table:number-columns-spanned="1" table:number-rows-spanned="2">
            <text:p>Alt Name</text:p>
          </table:table-cell>
          <table:table-cell table:style-name="ce144" office:value-type="string" calcext:value-type="string" table:number-columns-spanned="14" table:number-rows-spanned="1">
            <text:p>Assembly Time by Subdegree (in minutes)</text:p>
          </table:table-cell>
          <table:covered-table-cell table:number-columns-repeated="13"/>
        </table:table-row>
        <table:table-row table:style-name="ro1">
          <table:table-cell table:number-columns-repeated="4"/>
          <table:covered-table-cell table:number-columns-repeated="2"/>
          <table:covered-table-cell table:style-name="ce13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/>
          <table:covered-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table:number-columns-repeated="2" table:style-name="ce42" office:value-type="string" calcext:value-type="string">
            <text:p>Snail</text:p>
          </table:table-cell>
          <table:table-cell table:style-name="ce139" office:value-type="float" office:value="817599.5075" calcext:value-type="float">
            <text:p>817599.5075</text:p>
          </table:table-cell>
          <table:table-cell table:style-name="ce27" office:value-type="time" office:time-value="PT16H09M00S" calcext:value-type="time">
            <text:p>16:09</text:p>
          </table:table-cell>
          <table:table-cell table:style-name="ce27" office:value-type="time" office:time-value="PT09H24M00S" calcext:value-type="time">
            <text:p>09:24</text:p>
          </table:table-cell>
          <table:table-cell table:style-name="ce27" office:value-type="time" office:time-value="PT08H14M00S" calcext:value-type="time">
            <text:p>08:14</text:p>
          </table:table-cell>
          <table:table-cell table:style-name="ce27" office:value-type="time" office:time-value="PT05H33M00S" calcext:value-type="time">
            <text:p>05:33</text:p>
          </table:table-cell>
          <table:table-cell table:style-name="ce27" office:value-type="time" office:time-value="PT03H47M00S" calcext:value-type="time">
            <text:p>03:47</text:p>
          </table:table-cell>
          <table:table-cell table:style-name="ce142" table:number-columns-repeated="2"/>
          <table:table-cell/>
          <table:table-cell table:number-columns-repeated="2" table:style-name="ce42" office:value-type="string" calcext:value-type="string">
            <text:p>Snail</text:p>
          </table:table-cell>
          <table:table-cell table:style-name="ce54" office:value-type="time" office:time-value="PT00H03M00S" calcext:value-type="time">
            <text:p>00:03</text:p>
          </table:table-cell>
          <table:table-cell table:style-name="ce54" office:value-type="time" office:time-value="PT00H06M00S" calcext:value-type="time">
            <text:p>00:06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154" table:number-columns-repeated="2"/>
          <table:table-cell table:style-name="ce54" office:value-type="time" office:time-value="PT00H20M00S" calcext:value-type="time">
            <text:p>00:20</text:p>
          </table:table-cell>
          <table:table-cell table:style-name="ce154" table:number-columns-repeated="8"/>
        </table:table-row>
        <table:table-row table:style-name="ro1">
          <table:table-cell table:number-columns-repeated="4"/>
          <table:table-cell table:number-columns-repeated="2" table:style-name="ce42" office:value-type="string" calcext:value-type="string">
            <text:p>Cube 20mm</text:p>
          </table:table-cell>
          <table:table-cell table:style-name="ce139" office:value-type="float" office:value="8000" calcext:value-type="float">
            <text:p>8000</text:p>
          </table:table-cell>
          <table:table-cell table:style-name="ce27" office:value-type="time" office:time-value="PT00H20M00S" calcext:value-type="time">
            <text:p>00:20</text:p>
          </table:table-cell>
          <table:table-cell table:style-name="ce27" office:value-type="time" office:time-value="PT00H14M00S" calcext:value-type="time">
            <text:p>00:14</text:p>
          </table:table-cell>
          <table:table-cell table:style-name="ce27" office:value-type="time" office:time-value="PT00H13M00S" calcext:value-type="time">
            <text:p>00:13</text:p>
          </table:table-cell>
          <table:table-cell table:style-name="ce27" office:value-type="time" office:time-value="PT00H09M00S" calcext:value-type="time">
            <text:p>00:09</text:p>
          </table:table-cell>
          <table:table-cell table:style-name="ce27" office:value-type="time" office:time-value="PT00H11M00S" calcext:value-type="time">
            <text:p>00:11</text:p>
          </table:table-cell>
          <table:table-cell table:style-name="ce27" office:value-type="time" office:time-value="PT00H10M00S" calcext:value-type="time">
            <text:p>00:10</text:p>
          </table:table-cell>
          <table:table-cell table:style-name="ce27" office:value-type="time" office:time-value="PT00H00M00S" calcext:value-type="time">
            <text:p>00:00</text:p>
          </table:table-cell>
          <table:table-cell/>
          <table:table-cell table:number-columns-repeated="2" table:style-name="ce42" office:value-type="string" calcext:value-type="string">
            <text:p>Cube 20mm</text:p>
          </table:table-cell>
          <table:table-cell table:style-name="ce54" office:value-type="time" office:time-value="PT00H02M00S" calcext:value-type="time">
            <text:p>00:02</text:p>
          </table:table-cell>
          <table:table-cell table:style-name="ce54" office:value-type="time" office:time-value="PT00H03M00S" calcext:value-type="time">
            <text:p>00:03</text:p>
          </table:table-cell>
          <table:table-cell table:style-name="ce54" office:value-type="time" office:time-value="PT00H05M00S" calcext:value-type="time">
            <text:p>00:05</text:p>
          </table:table-cell>
          <table:table-cell table:style-name="ce154" table:number-columns-repeated="2"/>
          <table:table-cell table:style-name="ce54" office:value-type="time" office:time-value="PT00H13M00S" calcext:value-type="time">
            <text:p>00:13</text:p>
          </table:table-cell>
          <table:table-cell table:style-name="ce154"/>
          <table:table-cell table:style-name="ce54" office:value-type="time" office:time-value="PT00H20M00S" calcext:value-type="time">
            <text:p>00:20</text:p>
          </table:table-cell>
          <table:table-cell table:style-name="ce154" table:number-columns-repeated="6"/>
        </table:table-row>
        <table:table-row table:style-name="ro1">
          <table:table-cell table:number-columns-repeated="4"/>
          <table:table-cell table:number-columns-repeated="2" table:style-name="ce42" office:value-type="string" calcext:value-type="string">
            <text:p>Cube 50mm</text:p>
          </table:table-cell>
          <table:table-cell table:style-name="ce139" office:value-type="float" office:value="125000" calcext:value-type="float">
            <text:p>125000</text:p>
          </table:table-cell>
          <table:table-cell table:style-name="ce27" office:value-type="time" office:time-value="PT02H43M00S" calcext:value-type="time">
            <text:p>02:43</text:p>
          </table:table-cell>
          <table:table-cell table:style-name="ce27" office:value-type="time" office:time-value="PT01H42M00S" calcext:value-type="time">
            <text:p>01:42</text:p>
          </table:table-cell>
          <table:table-cell table:style-name="ce27" office:value-type="time" office:time-value="PT01H50M00S" calcext:value-type="time">
            <text:p>01:50</text:p>
          </table:table-cell>
          <table:table-cell table:style-name="ce27" office:value-type="time" office:time-value="PT01H01M00S" calcext:value-type="time">
            <text:p>01:01</text:p>
          </table:table-cell>
          <table:table-cell table:style-name="ce27" office:value-type="time" office:time-value="PT00H46M00S" calcext:value-type="time">
            <text:p>00:46</text:p>
          </table:table-cell>
          <table:table-cell table:style-name="ce27" office:value-type="time" office:time-value="PT00H38M00S" calcext:value-type="time">
            <text:p>00:38</text:p>
          </table:table-cell>
          <table:table-cell table:style-name="ce27" office:value-type="time" office:time-value="PT00H53M00S" calcext:value-type="time">
            <text:p>00:53</text:p>
          </table:table-cell>
          <table:table-cell/>
          <table:table-cell table:number-columns-repeated="2" table:style-name="ce42" office:value-type="string" calcext:value-type="string">
            <text:p>Cube 50mm</text:p>
          </table:table-cell>
          <table:table-cell table:style-name="ce54" office:value-type="time" office:time-value="PT00H02M00S" calcext:value-type="time">
            <text:p>00:02</text:p>
          </table:table-cell>
          <table:table-cell table:style-name="ce54" office:value-type="time" office:time-value="PT00H06M00S" calcext:value-type="time">
            <text:p>00:06</text:p>
          </table:table-cell>
          <table:table-cell table:style-name="ce54" office:value-type="time" office:time-value="PT00H10M00S" calcext:value-type="time">
            <text:p>00:10</text:p>
          </table:table-cell>
          <table:table-cell table:style-name="ce154" table:number-columns-repeated="3"/>
          <table:table-cell table:style-name="ce54" office:value-type="time" office:time-value="PT00H17M00S" calcext:value-type="time">
            <text:p>00:17</text:p>
          </table:table-cell>
          <table:table-cell table:style-name="ce154" table:number-columns-repeated="2"/>
          <table:table-cell table:style-name="ce54" office:value-type="time" office:time-value="PT00H35M00S" calcext:value-type="time">
            <text:p>00:35</text:p>
          </table:table-cell>
          <table:table-cell table:style-name="ce154" table:number-columns-repeated="3"/>
          <table:table-cell table:style-name="ce54" office:value-type="time" office:time-value="PT00H53M00S" calcext:value-type="time">
            <text:p>00:53</text:p>
          </table:table-cell>
        </table:table-row>
        <table:table-row table:style-name="ro1">
          <table:table-cell table:number-columns-repeated="4"/>
          <table:table-cell table:number-columns-repeated="2" table:style-name="ce42" office:value-type="string" calcext:value-type="string">
            <text:p>Cube 100mm</text:p>
          </table:table-cell>
          <table:table-cell table:style-name="ce139" office:value-type="float" office:value="1000000" calcext:value-type="float">
            <text:p>1000000</text:p>
          </table:table-cell>
          <table:table-cell table:style-name="ce27" office:value-type="time" office:time-value="PT15H15M00S" calcext:value-type="time">
            <text:p>15:15</text:p>
          </table:table-cell>
          <table:table-cell table:style-name="ce27" office:value-type="time" office:time-value="PT09H14M00S" calcext:value-type="time">
            <text:p>09:14</text:p>
          </table:table-cell>
          <table:table-cell table:style-name="ce27" office:value-type="time" office:time-value="PT09H20M00S" calcext:value-type="time">
            <text:p>09:20</text:p>
          </table:table-cell>
          <table:table-cell table:style-name="ce27" office:value-type="time" office:time-value="PT05H41M00S" calcext:value-type="time">
            <text:p>05:41</text:p>
          </table:table-cell>
          <table:table-cell table:style-name="ce27" office:value-type="time" office:time-value="PT03H59M00S" calcext:value-type="time">
            <text:p>03:59</text:p>
          </table:table-cell>
          <table:table-cell table:style-name="ce27"/>
          <table:table-cell table:style-name="ce27" office:value-type="time" office:time-value="PT03H03M00S" calcext:value-type="time">
            <text:p>03:03</text:p>
          </table:table-cell>
          <table:table-cell/>
          <table:table-cell table:number-columns-repeated="2" table:style-name="ce42" office:value-type="string" calcext:value-type="string">
            <text:p>Cube 100mm</text:p>
          </table:table-cell>
          <table:table-cell table:style-name="ce54" office:value-type="time" office:time-value="PT00H03M00S" calcext:value-type="time">
            <text:p>00:03</text:p>
          </table:table-cell>
          <table:table-cell table:style-name="ce54" office:value-type="time" office:time-value="PT00H06M00S" calcext:value-type="time">
            <text:p>00:06</text:p>
          </table:table-cell>
          <table:table-cell table:style-name="ce54" office:value-type="time" office:time-value="PT00H07M00S" calcext:value-type="time">
            <text:p>00:07</text:p>
          </table:table-cell>
          <table:table-cell table:style-name="ce154" table:number-columns-repeated="3"/>
          <table:table-cell table:style-name="ce54" office:value-type="time" office:time-value="PT00H12M00S" calcext:value-type="time">
            <text:p>00:12</text:p>
          </table:table-cell>
          <table:table-cell table:style-name="ce154" table:number-columns-repeated="4"/>
          <table:table-cell table:style-name="ce54" office:value-type="time" office:time-value="PT00H28M00S" calcext:value-type="time">
            <text:p>00:28</text:p>
          </table:table-cell>
          <table:table-cell table:style-name="ce154" table:number-columns-repeated="2"/>
        </table:table-row>
        <table:table-row table:style-name="ro1">
          <table:table-cell table:number-columns-repeated="4"/>
          <table:table-cell table:number-columns-repeated="2" table:style-name="ce42" office:value-type="string" calcext:value-type="string">
            <text:p>Benchy3D</text:p>
          </table:table-cell>
          <table:table-cell table:style-name="ce139" office:value-type="float" office:value="15550.531" calcext:value-type="float">
            <text:p>15550.531</text:p>
          </table:table-cell>
          <table:table-cell table:style-name="ce27" office:value-type="time" office:time-value="PT02H02M00S" calcext:value-type="time">
            <text:p>02:02</text:p>
          </table:table-cell>
          <table:table-cell table:style-name="ce27" office:value-type="time" office:time-value="PT01H14M00S" calcext:value-type="time">
            <text:p>01:14</text:p>
          </table:table-cell>
          <table:table-cell table:style-name="ce27" office:value-type="time" office:time-value="PT01H01M00S" calcext:value-type="time">
            <text:p>01:01</text:p>
          </table:table-cell>
          <table:table-cell table:style-name="ce27" office:value-type="time" office:time-value="PT00H53M00S" calcext:value-type="time">
            <text:p>00:53</text:p>
          </table:table-cell>
          <table:table-cell table:style-name="ce27" office:value-type="time" office:time-value="PT00H33M00S" calcext:value-type="time">
            <text:p>00:33</text:p>
          </table:table-cell>
          <table:table-cell table:style-name="ce142" table:number-columns-repeated="2"/>
          <table:table-cell/>
          <table:table-cell table:number-columns-repeated="2" table:style-name="ce42" office:value-type="string" calcext:value-type="string">
            <text:p>Benchy3D</text:p>
          </table:table-cell>
          <table:table-cell table:style-name="ce54" office:value-type="time" office:time-value="PT00H12M00S" calcext:value-type="time">
            <text:p>00:12</text:p>
          </table:table-cell>
          <table:table-cell table:style-name="ce54" office:value-type="time" office:time-value="PT00H10M00S" calcext:value-type="time">
            <text:p>00:10</text:p>
          </table:table-cell>
          <table:table-cell table:style-name="ce54" office:value-type="time" office:time-value="PT00H14M00S" calcext:value-type="time">
            <text:p>00:14</text:p>
          </table:table-cell>
          <table:table-cell table:style-name="ce154" table:number-columns-repeated="2"/>
          <table:table-cell table:style-name="ce54" office:value-type="time" office:time-value="PT00H41M00S" calcext:value-type="time">
            <text:p>00:41</text:p>
          </table:table-cell>
          <table:table-cell table:style-name="ce154" table:number-columns-repeated="8"/>
        </table:table-row>
        <table:table-row table:style-name="ro1">
          <table:table-cell table:number-columns-repeated="4"/>
          <table:table-cell table:number-columns-repeated="2" table:style-name="ce42" office:value-type="string" calcext:value-type="string">
            <text:p>Happy Pot</text:p>
          </table:table-cell>
          <table:table-cell table:style-name="ce139" office:value-type="float" office:value="611045.8237" calcext:value-type="float">
            <text:p>611045.8237</text:p>
          </table:table-cell>
          <table:table-cell table:style-name="ce27" office:value-type="time" office:time-value="PT18H38M00S" calcext:value-type="time">
            <text:p>18:38</text:p>
          </table:table-cell>
          <table:table-cell table:style-name="ce27" office:value-type="time" office:time-value="PT10H29M00S" calcext:value-type="time">
            <text:p>10:29</text:p>
          </table:table-cell>
          <table:table-cell table:style-name="ce27" office:value-type="time" office:time-value="PT09H29M00S" calcext:value-type="time">
            <text:p>09:29</text:p>
          </table:table-cell>
          <table:table-cell table:style-name="ce27" office:value-type="time" office:time-value="PT06H44M00S" calcext:value-type="time">
            <text:p>06:44</text:p>
          </table:table-cell>
          <table:table-cell table:style-name="ce27" office:value-type="time" office:time-value="PT03H56M00S" calcext:value-type="time">
            <text:p>03:56</text:p>
          </table:table-cell>
          <table:table-cell table:style-name="ce60" office:value-type="time" office:time-value="PT03H42M00S" calcext:value-type="time">
            <text:p>03:42</text:p>
          </table:table-cell>
          <table:table-cell table:style-name="ce60" office:value-type="time" office:time-value="PT03H37M00S" calcext:value-type="time">
            <text:p>03:37</text:p>
          </table:table-cell>
          <table:table-cell/>
          <table:table-cell table:style-name="ce51" office:value-type="float" office:value="1581200" calcext:value-type="float">
            <text:p>1581200</text:p>
          </table:table-cell>
          <table:table-cell table:style-name="ce51" office:value-type="string" calcext:value-type="string">
            <text:p>Board Device</text:p>
          </table:table-cell>
          <table:table-cell table:style-name="ce54" office:value-type="time" office:time-value="PT00H07M00S" calcext:value-type="time">
            <text:p>00:07</text:p>
          </table:table-cell>
          <table:table-cell table:style-name="ce54" office:value-type="time" office:time-value="PT00H10M00S" calcext:value-type="time">
            <text:p>00:10</text:p>
          </table:table-cell>
          <table:table-cell table:style-name="ce54" office:value-type="time" office:time-value="PT00H15M00S" calcext:value-type="time">
            <text:p>00:15</text:p>
          </table:table-cell>
          <table:table-cell table:style-name="ce154" table:number-columns-repeated="2"/>
          <table:table-cell table:style-name="ce54" office:value-type="time" office:time-value="PT00H36M00S" calcext:value-type="time">
            <text:p>00:36</text:p>
          </table:table-cell>
          <table:table-cell table:style-name="ce154" table:number-columns-repeated="8"/>
        </table:table-row>
        <table:table-row table:style-name="ro1">
          <table:table-cell table:number-columns-repeated="4"/>
          <table:table-cell table:style-name="ce51" office:value-type="float" office:value="1581200" calcext:value-type="float">
            <text:p>1581200</text:p>
          </table:table-cell>
          <table:table-cell table:style-name="ce51" office:value-type="string" calcext:value-type="string">
            <text:p>Board Device</text:p>
          </table:table-cell>
          <table:table-cell office:value-type="float" office:value="93193.6071308959" calcext:value-type="float">
            <text:p>93193.6071308959</text:p>
          </table:table-cell>
          <table:table-cell table:style-name="ce27" office:value-type="time" office:time-value="PT06H57M00S" calcext:value-type="time">
            <text:p>06:57</text:p>
          </table:table-cell>
          <table:table-cell table:style-name="ce27" office:value-type="time" office:time-value="PT03H40M00S" calcext:value-type="time">
            <text:p>03:40</text:p>
          </table:table-cell>
          <table:table-cell table:style-name="ce27" office:value-type="time" office:time-value="PT03H12M00S" calcext:value-type="time">
            <text:p>03:12</text:p>
          </table:table-cell>
          <table:table-cell table:style-name="ce27" office:value-type="time" office:time-value="PT02H42M00S" calcext:value-type="time">
            <text:p>02:42</text:p>
          </table:table-cell>
          <table:table-cell table:style-name="ce27" office:value-type="time" office:time-value="PT01H19M00S" calcext:value-type="time">
            <text:p>01:19</text:p>
          </table:table-cell>
          <table:table-cell table:style-name="ce142" table:number-columns-repeated="2"/>
          <table:table-cell/>
          <table:table-cell table:style-name="ce51" office:value-type="float" office:value="99906" calcext:value-type="float">
            <text:p>99906</text:p>
          </table:table-cell>
          <table:table-cell table:style-name="ce51" office:value-type="string" calcext:value-type="string">
            <text:p>Toothed Cog</text:p>
          </table:table-cell>
          <table:table-cell table:style-name="ce54" office:value-type="time" office:time-value="PT00H06M00S" calcext:value-type="time">
            <text:p>00:06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54" office:value-type="time" office:time-value="PT00H10M00S" calcext:value-type="time">
            <text:p>00:10</text:p>
          </table:table-cell>
          <table:table-cell table:style-name="ce154" table:number-columns-repeated="2"/>
          <table:table-cell table:style-name="ce54" office:value-type="time" office:time-value="PT00H30M00S" calcext:value-type="time">
            <text:p>00:30</text:p>
          </table:table-cell>
          <table:table-cell table:style-name="ce154" table:number-columns-repeated="8"/>
        </table:table-row>
        <table:table-row table:style-name="ro1">
          <table:table-cell table:number-columns-repeated="4"/>
          <table:table-cell table:style-name="ce51" office:value-type="float" office:value="99906" calcext:value-type="float">
            <text:p>99906</text:p>
          </table:table-cell>
          <table:table-cell table:style-name="ce51" office:value-type="string" calcext:value-type="string">
            <text:p>Toothed Cog</text:p>
          </table:table-cell>
          <table:table-cell office:value-type="float" office:value="28919.9635769814" calcext:value-type="float">
            <text:p>28919.9635769814</text:p>
          </table:table-cell>
          <table:table-cell table:style-name="ce27" office:value-type="time" office:time-value="PT01H18M00S" calcext:value-type="time">
            <text:p>01:18</text:p>
          </table:table-cell>
          <table:table-cell table:style-name="ce27" office:value-type="time" office:time-value="PT00H45M00S" calcext:value-type="time">
            <text:p>00:45</text:p>
          </table:table-cell>
          <table:table-cell table:style-name="ce27" office:value-type="time" office:time-value="PT00H51M00S" calcext:value-type="time">
            <text:p>00:51</text:p>
          </table:table-cell>
          <table:table-cell table:style-name="ce27" office:value-type="time" office:time-value="PT00H29M00S" calcext:value-type="time">
            <text:p>00:29</text:p>
          </table:table-cell>
          <table:table-cell table:style-name="ce27" office:value-type="time" office:time-value="PT00H21M00S" calcext:value-type="time">
            <text:p>00:21</text:p>
          </table:table-cell>
          <table:table-cell table:style-name="ce142" table:number-columns-repeated="2"/>
          <table:table-cell/>
          <table:table-cell table:style-name="ce51" office:value-type="float" office:value="73154" calcext:value-type="float">
            <text:p>73154</text:p>
          </table:table-cell>
          <table:table-cell table:style-name="ce51" office:value-type="string" calcext:value-type="string">
            <text:p>Half Pipe</text:p>
          </table:table-cell>
          <table:table-cell table:style-name="ce54" office:value-type="time" office:time-value="PT00H02M00S" calcext:value-type="time">
            <text:p>00:02</text:p>
          </table:table-cell>
          <table:table-cell table:style-name="ce54" office:value-type="time" office:time-value="PT00H13M00S" calcext:value-type="time">
            <text:p>00:13</text:p>
          </table:table-cell>
          <table:table-cell table:style-name="ce54" office:value-type="time" office:time-value="PT00H24M00S" calcext:value-type="time">
            <text:p>00:24</text:p>
          </table:table-cell>
          <table:table-cell table:style-name="ce154" table:number-columns-repeated="3"/>
          <table:table-cell table:style-name="ce54" office:value-type="time" office:time-value="PT00H35M00S" calcext:value-type="time">
            <text:p>00:35</text:p>
          </table:table-cell>
          <table:table-cell table:style-name="ce154" table:number-columns-repeated="7"/>
        </table:table-row>
        <table:table-row table:style-name="ro1">
          <table:table-cell table:number-columns-repeated="4"/>
          <table:table-cell table:style-name="ce51" office:value-type="float" office:value="73154" calcext:value-type="float">
            <text:p>73154</text:p>
          </table:table-cell>
          <table:table-cell table:style-name="ce51" office:value-type="string" calcext:value-type="string">
            <text:p>Half Pipe</text:p>
          </table:table-cell>
          <table:table-cell office:value-type="float" office:value="62184.0549422105" calcext:value-type="float">
            <text:p>62184.0549422105</text:p>
          </table:table-cell>
          <table:table-cell table:style-name="ce27" office:value-type="time" office:time-value="PT03H09M00S" calcext:value-type="time">
            <text:p>03:09</text:p>
          </table:table-cell>
          <table:table-cell table:style-name="ce27" office:value-type="time" office:time-value="PT01H50M00S" calcext:value-type="time">
            <text:p>01:50</text:p>
          </table:table-cell>
          <table:table-cell table:style-name="ce27" office:value-type="time" office:time-value="PT01H35M00S" calcext:value-type="time">
            <text:p>01:35</text:p>
          </table:table-cell>
          <table:table-cell table:style-name="ce27" office:value-type="time" office:time-value="PT00H53M00S" calcext:value-type="time">
            <text:p>00:53</text:p>
          </table:table-cell>
          <table:table-cell table:style-name="ce27" office:value-type="time" office:time-value="PT00H41M00S" calcext:value-type="time">
            <text:p>00:41</text:p>
          </table:table-cell>
          <table:table-cell table:style-name="ce142" table:number-columns-repeated="2"/>
          <table:table-cell/>
          <table:table-cell table:style-name="ce51" office:value-type="float" office:value="51329" calcext:value-type="float">
            <text:p>51329</text:p>
          </table:table-cell>
          <table:table-cell table:style-name="ce51" office:value-type="string" calcext:value-type="string">
            <text:p>Unusual Vase</text:p>
          </table:table-cell>
          <table:table-cell table:style-name="ce54" office:value-type="time" office:time-value="PT00H05M00S" calcext:value-type="time">
            <text:p>00:05</text:p>
          </table:table-cell>
          <table:table-cell table:style-name="ce54" office:value-type="time" office:time-value="PT00H08M00S" calcext:value-type="time">
            <text:p>00:08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154" table:number-columns-repeated="2"/>
          <table:table-cell table:style-name="ce54" office:value-type="time" office:time-value="PT00H28M00S" calcext:value-type="time">
            <text:p>00:28</text:p>
          </table:table-cell>
          <table:table-cell table:style-name="ce154" table:number-columns-repeated="2"/>
          <table:table-cell table:style-name="ce54" office:value-type="time" office:time-value="PT00H41M00S" calcext:value-type="time">
            <text:p>00:41</text:p>
          </table:table-cell>
          <table:table-cell table:style-name="ce154" table:number-columns-repeated="5"/>
        </table:table-row>
        <table:table-row table:style-name="ro1">
          <table:table-cell table:number-columns-repeated="4"/>
          <table:table-cell table:style-name="ce51" office:value-type="float" office:value="51329" calcext:value-type="float">
            <text:p>51329</text:p>
          </table:table-cell>
          <table:table-cell table:style-name="ce51" office:value-type="string" calcext:value-type="string">
            <text:p>Unusual Vase</text:p>
          </table:table-cell>
          <table:table-cell office:value-type="float" office:value="1501200.87770058" calcext:value-type="float">
            <text:p>1501200.87770058</text:p>
          </table:table-cell>
          <table:table-cell table:style-name="ce27" office:value-type="time" office:time-value="PT13H17M00S" calcext:value-type="time">
            <text:p>13:17</text:p>
          </table:table-cell>
          <table:table-cell table:style-name="ce27" office:value-type="time" office:time-value="PT07H35M00S" calcext:value-type="time">
            <text:p>07:35</text:p>
          </table:table-cell>
          <table:table-cell table:style-name="ce27" office:value-type="time" office:time-value="PT07H08M00S" calcext:value-type="time">
            <text:p>07:08</text:p>
          </table:table-cell>
          <table:table-cell table:style-name="ce27" office:value-type="time" office:time-value="PT03H52M00S" calcext:value-type="time">
            <text:p>03:52</text:p>
          </table:table-cell>
          <table:table-cell table:style-name="ce27" office:value-type="time" office:time-value="PT03H47M00S" calcext:value-type="time">
            <text:p>03:47</text:p>
          </table:table-cell>
          <table:table-cell table:style-name="ce60" office:value-type="time" office:time-value="PT02H49M00S" calcext:value-type="time">
            <text:p>02:49</text:p>
          </table:table-cell>
          <table:table-cell table:style-name="ce142"/>
          <table:table-cell/>
          <table:table-cell table:style-name="ce51" office:value-type="float" office:value="797990" calcext:value-type="float">
            <text:p>797990</text:p>
          </table:table-cell>
          <table:table-cell table:style-name="ce51" office:value-type="string" calcext:value-type="string">
            <text:p>Trousers</text:p>
          </table:table-cell>
          <table:table-cell table:style-name="ce54" office:value-type="time" office:time-value="PT00H03M00S" calcext:value-type="time">
            <text:p>00:03</text:p>
          </table:table-cell>
          <table:table-cell table:style-name="ce54" office:value-type="time" office:time-value="PT00H12M00S" calcext:value-type="time">
            <text:p>00:12</text:p>
          </table:table-cell>
          <table:table-cell table:style-name="ce54" office:value-type="time" office:time-value="PT00H16M00S" calcext:value-type="time">
            <text:p>00:16</text:p>
          </table:table-cell>
          <table:table-cell table:style-name="ce154" table:number-columns-repeated="2"/>
          <table:table-cell table:style-name="ce54" office:value-type="time" office:time-value="PT00H31M00S" calcext:value-type="time">
            <text:p>00:31</text:p>
          </table:table-cell>
          <table:table-cell table:style-name="ce154" table:number-columns-repeated="8"/>
        </table:table-row>
        <table:table-row table:style-name="ro1">
          <table:table-cell table:number-columns-repeated="4"/>
          <table:table-cell table:style-name="ce51" office:value-type="float" office:value="797990" calcext:value-type="float">
            <text:p>797990</text:p>
          </table:table-cell>
          <table:table-cell table:style-name="ce51" office:value-type="string" calcext:value-type="string">
            <text:p>Trousers</text:p>
          </table:table-cell>
          <table:table-cell office:value-type="float" office:value="92046.507942985" calcext:value-type="float">
            <text:p>92046.507942985</text:p>
          </table:table-cell>
          <table:table-cell table:style-name="ce27" office:value-type="time" office:time-value="PT03H01M00S" calcext:value-type="time">
            <text:p>03:01</text:p>
          </table:table-cell>
          <table:table-cell table:style-name="ce27" office:value-type="time" office:time-value="PT01H39M00S" calcext:value-type="time">
            <text:p>01:39</text:p>
          </table:table-cell>
          <table:table-cell table:style-name="ce27" office:value-type="time" office:time-value="PT01H19M00S" calcext:value-type="time">
            <text:p>01:19</text:p>
          </table:table-cell>
          <table:table-cell table:style-name="ce27" office:value-type="time" office:time-value="PT01H10M00S" calcext:value-type="time">
            <text:p>01:10</text:p>
          </table:table-cell>
          <table:table-cell table:style-name="ce27" office:value-type="time" office:time-value="PT00H52M00S" calcext:value-type="time">
            <text:p>00:52</text:p>
          </table:table-cell>
          <table:table-cell table:style-name="ce142" table:number-columns-repeated="2"/>
          <table:table-cell/>
          <table:table-cell table:style-name="ce51" office:value-type="float" office:value="110203" calcext:value-type="float">
            <text:p>110203</text:p>
          </table:table-cell>
          <table:table-cell table:style-name="ce51" office:value-type="string" calcext:value-type="string">
            <text:p>Antenna Clip</text:p>
          </table:table-cell>
          <table:table-cell table:number-columns-repeated="3" table:style-name="ce153" office:value-type="string" calcext:value-type="string">
            <text:p>Fail</text:p>
          </table:table-cell>
          <table:table-cell table:style-name="ce154" table:number-columns-repeated="2"/>
          <table:table-cell table:style-name="ce153" office:value-type="string" calcext:value-type="string">
            <text:p>Fail</text:p>
          </table:table-cell>
          <table:table-cell table:style-name="ce154" table:number-columns-repeated="8"/>
        </table:table-row>
        <table:table-row table:style-name="ro1">
          <table:table-cell table:number-columns-repeated="4"/>
          <table:table-cell table:style-name="ce51" office:value-type="float" office:value="110203" calcext:value-type="float">
            <text:p>110203</text:p>
          </table:table-cell>
          <table:table-cell table:style-name="ce51" office:value-type="string" calcext:value-type="string">
            <text:p>Antenna Clip</text:p>
          </table:table-cell>
          <table:table-cell office:value-type="float" office:value="10067.7597225879" calcext:value-type="float">
            <text:p>10067.7597225879</text:p>
          </table:table-cell>
          <table:table-cell table:style-name="ce27" table:number-columns-repeated="5"/>
          <table:table-cell table:style-name="ce142" table:number-columns-repeated="2"/>
          <table:table-cell/>
          <table:table-cell table:style-name="ce51" office:value-type="float" office:value="500094" calcext:value-type="float">
            <text:p>500094</text:p>
          </table:table-cell>
          <table:table-cell table:style-name="ce51" office:value-type="string" calcext:value-type="string">
            <text:p>Sparse Lattice</text:p>
          </table:table-cell>
          <table:table-cell table:style-name="ce54" office:value-type="time" office:time-value="PT00H03M00S" calcext:value-type="time">
            <text:p>00:03</text:p>
          </table:table-cell>
          <table:table-cell table:number-columns-repeated="2" table:style-name="ce153" office:value-type="string" calcext:value-type="string">
            <text:p>Fail</text:p>
          </table:table-cell>
          <table:table-cell table:style-name="ce154" table:number-columns-repeated="3"/>
          <table:table-cell table:style-name="ce153" office:value-type="string" calcext:value-type="string">
            <text:p>Fail</text:p>
          </table:table-cell>
          <table:table-cell table:style-name="ce154" table:number-columns-repeated="3"/>
          <table:table-cell table:style-name="ce153" office:value-type="string" calcext:value-type="string">
            <text:p>Fail</text:p>
          </table:table-cell>
          <table:table-cell table:style-name="ce154" table:number-columns-repeated="3"/>
        </table:table-row>
        <table:table-row table:style-name="ro1">
          <table:table-cell table:number-columns-repeated="4"/>
          <table:table-cell table:style-name="ce51" office:value-type="float" office:value="500094" calcext:value-type="float">
            <text:p>500094</text:p>
          </table:table-cell>
          <table:table-cell table:style-name="ce51" office:value-type="string" calcext:value-type="string">
            <text:p>Sparse Lattice</text:p>
          </table:table-cell>
          <table:table-cell office:value-type="float" office:value="14377.2930323283" calcext:value-type="float">
            <text:p>14377.2930323283</text:p>
          </table:table-cell>
          <table:table-cell table:style-name="ce27" office:value-type="time" office:time-value="PT02H29M00S" calcext:value-type="time">
            <text:p>02:29</text:p>
          </table:table-cell>
          <table:table-cell table:style-name="ce27" office:value-type="time" office:time-value="PT01H22M00S" calcext:value-type="time">
            <text:p>01:22</text:p>
          </table:table-cell>
          <table:table-cell table:style-name="ce27" office:value-type="time" office:time-value="PT01H07M00S" calcext:value-type="time">
            <text:p>01:07</text:p>
          </table:table-cell>
          <table:table-cell table:style-name="ce27" office:value-type="time" office:time-value="PT00H45M00S" calcext:value-type="time">
            <text:p>00:45</text:p>
          </table:table-cell>
          <table:table-cell table:style-name="ce27" office:value-type="time" office:time-value="PT00H28M00S" calcext:value-type="time">
            <text:p>00:28</text:p>
          </table:table-cell>
          <table:table-cell table:style-name="ce142" table:number-columns-repeated="2"/>
          <table:table-cell/>
          <table:table-cell table:style-name="ce51" office:value-type="float" office:value="52075" calcext:value-type="float">
            <text:p>52075</text:p>
          </table:table-cell>
          <table:table-cell table:style-name="ce51" office:value-type="string" calcext:value-type="string">
            <text:p>Semi Plug</text:p>
          </table:table-cell>
          <table:table-cell table:style-name="ce54" office:value-type="time" office:time-value="PT00H04M00S" calcext:value-type="time">
            <text:p>00:04</text:p>
          </table:table-cell>
          <table:table-cell table:style-name="ce54" office:value-type="time" office:time-value="PT00H06M00S" calcext:value-type="time">
            <text:p>00:06</text:p>
          </table:table-cell>
          <table:table-cell table:style-name="ce54" office:value-type="time" office:time-value="PT00H08M00S" calcext:value-type="time">
            <text:p>00:08</text:p>
          </table:table-cell>
          <table:table-cell table:style-name="ce154"/>
          <table:table-cell table:style-name="ce54" office:value-type="time" office:time-value="PT00H14M00S" calcext:value-type="time">
            <text:p>00:14</text:p>
          </table:table-cell>
          <table:table-cell table:style-name="ce154" table:number-columns-repeated="2"/>
          <table:table-cell table:style-name="ce54" office:value-type="time" office:time-value="PT00H27M00S" calcext:value-type="time">
            <text:p>00:27</text:p>
          </table:table-cell>
          <table:table-cell table:style-name="ce154" table:number-columns-repeated="4"/>
          <table:table-cell table:style-name="ce153" office:value-type="string" calcext:value-type="string">
            <text:p>Fail</text:p>
          </table:table-cell>
          <table:table-cell table:style-name="ce154"/>
        </table:table-row>
        <table:table-row table:style-name="ro1">
          <table:table-cell table:number-columns-repeated="4"/>
          <table:table-cell table:style-name="ce51" office:value-type="float" office:value="52075" calcext:value-type="float">
            <text:p>52075</text:p>
          </table:table-cell>
          <table:table-cell table:style-name="ce51" office:value-type="string" calcext:value-type="string">
            <text:p>Semi Plug</text:p>
          </table:table-cell>
          <table:table-cell office:value-type="float" office:value="8406.88520781199" calcext:value-type="float">
            <text:p>8406.88520781199</text:p>
          </table:table-cell>
          <table:table-cell table:style-name="ce27" office:value-type="time" office:time-value="PT00H33M00S" calcext:value-type="time">
            <text:p>00:33</text:p>
          </table:table-cell>
          <table:table-cell table:style-name="ce27" office:value-type="time" office:time-value="PT00H19M00S" calcext:value-type="time">
            <text:p>00:19</text:p>
          </table:table-cell>
          <table:table-cell table:style-name="ce27" office:value-type="time" office:time-value="PT00H14M00S" calcext:value-type="time">
            <text:p>00:14</text:p>
          </table:table-cell>
          <table:table-cell table:style-name="ce27" office:value-type="time" office:time-value="PT00H12M00S" calcext:value-type="time">
            <text:p>00:12</text:p>
          </table:table-cell>
          <table:table-cell table:style-name="ce27" office:value-type="time" office:time-value="PT00H10M00S" calcext:value-type="time">
            <text:p>00:10</text:p>
          </table:table-cell>
          <table:table-cell table:style-name="ce60" office:value-type="time" office:time-value="PT00H10M00S" calcext:value-type="time">
            <text:p>00:10</text:p>
          </table:table-cell>
          <table:table-cell table:style-name="ce60" office:value-type="time" office:time-value="PT00H09M00S" calcext:value-type="time">
            <text:p>00:09</text:p>
          </table:table-cell>
          <table:table-cell/>
          <table:table-cell table:style-name="ce51" office:value-type="float" office:value="1063854" calcext:value-type="float">
            <text:p>1063854</text:p>
          </table:table-cell>
          <table:table-cell table:style-name="ce51" office:value-type="string" calcext:value-type="string">
            <text:p>Hollow Pole</text:p>
          </table:table-cell>
          <table:table-cell table:style-name="ce54" office:value-type="time" office:time-value="PT00H03M00S" calcext:value-type="time">
            <text:p>00:03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153" office:value-type="string" calcext:value-type="string">
            <text:p>Fail</text:p>
          </table:table-cell>
          <table:table-cell table:style-name="ce154" table:number-columns-repeated="2"/>
          <table:table-cell table:style-name="ce153" office:value-type="string" calcext:value-type="string">
            <text:p>Fail</text:p>
          </table:table-cell>
          <table:table-cell table:style-name="ce154"/>
          <table:table-cell table:number-columns-repeated="2" table:style-name="ce153" office:value-type="string" calcext:value-type="string">
            <text:p>Fail</text:p>
          </table:table-cell>
          <table:table-cell table:style-name="ce154" table:number-columns-repeated="5"/>
        </table:table-row>
        <table:table-row table:style-name="ro1">
          <table:table-cell table:number-columns-repeated="4"/>
          <table:table-cell table:style-name="ce51" office:value-type="float" office:value="1063854" calcext:value-type="float">
            <text:p>1063854</text:p>
          </table:table-cell>
          <table:table-cell table:style-name="ce51" office:value-type="string" calcext:value-type="string">
            <text:p>Hollow Pole</text:p>
          </table:table-cell>
          <table:table-cell office:value-type="float" office:value="349253.144624819" calcext:value-type="float">
            <text:p>349253.144624819</text:p>
          </table:table-cell>
          <table:table-cell table:style-name="ce27" office:value-type="time" office:time-value="PT02H10M00S" calcext:value-type="time">
            <text:p>02:10</text:p>
          </table:table-cell>
          <table:table-cell table:style-name="ce27" office:value-type="time" office:time-value="PT01H59M00S" calcext:value-type="time">
            <text:p>01:59</text:p>
          </table:table-cell>
          <table:table-cell table:style-name="ce27" office:value-type="time" office:time-value="PT01H04M00S" calcext:value-type="time">
            <text:p>01:04</text:p>
          </table:table-cell>
          <table:table-cell table:style-name="ce27" office:value-type="time" office:time-value="PT01H33M00S" calcext:value-type="time">
            <text:p>01:33</text:p>
          </table:table-cell>
          <table:table-cell table:style-name="ce27" office:value-type="time" office:time-value="PT00H57M00S" calcext:value-type="time">
            <text:p>00:57</text:p>
          </table:table-cell>
          <table:table-cell table:style-name="ce60" office:value-type="time" office:time-value="PT00H35M00S" calcext:value-type="time">
            <text:p>00:35</text:p>
          </table:table-cell>
          <table:table-cell table:style-name="ce142"/>
          <table:table-cell/>
          <table:table-cell table:style-name="ce51" office:value-type="float" office:value="41084" calcext:value-type="float">
            <text:p>41084</text:p>
          </table:table-cell>
          <table:table-cell table:style-name="ce51" office:value-type="string" calcext:value-type="string">
            <text:p>Mini Refinery</text:p>
          </table:table-cell>
          <table:table-cell table:style-name="ce54" office:value-type="time" office:time-value="PT00H03M00S" calcext:value-type="time">
            <text:p>00:03</text:p>
          </table:table-cell>
          <table:table-cell table:style-name="ce54" office:value-type="time" office:time-value="PT00H05M00S" calcext:value-type="time">
            <text:p>00:05</text:p>
          </table:table-cell>
          <table:table-cell table:style-name="ce54" office:value-type="time" office:time-value="PT00H06M00S" calcext:value-type="time">
            <text:p>00:06</text:p>
          </table:table-cell>
          <table:table-cell table:style-name="ce154" table:number-columns-repeated="2"/>
          <table:table-cell table:style-name="ce54" office:value-type="time" office:time-value="PT00H30M00S" calcext:value-type="time">
            <text:p>00:30</text:p>
          </table:table-cell>
          <table:table-cell table:style-name="ce154" table:number-columns-repeated="8"/>
        </table:table-row>
        <table:table-row table:style-name="ro1">
          <table:table-cell table:number-columns-repeated="4"/>
          <table:table-cell table:style-name="ce51" office:value-type="float" office:value="41084" calcext:value-type="float">
            <text:p>41084</text:p>
          </table:table-cell>
          <table:table-cell table:style-name="ce51" office:value-type="string" calcext:value-type="string">
            <text:p>Mini Refinery</text:p>
          </table:table-cell>
          <table:table-cell office:value-type="float" office:value="44837.1488432587" calcext:value-type="float">
            <text:p>44837.1488432587</text:p>
          </table:table-cell>
          <table:table-cell table:style-name="ce60" office:value-type="time" office:time-value="PT00H51M00S" calcext:value-type="time">
            <text:p>00:51</text:p>
          </table:table-cell>
          <table:table-cell table:style-name="ce60" office:value-type="time" office:time-value="PT00H29M00S" calcext:value-type="time">
            <text:p>00:29</text:p>
          </table:table-cell>
          <table:table-cell table:style-name="ce60" office:value-type="time" office:time-value="PT00H27M00S" calcext:value-type="time">
            <text:p>00:27</text:p>
          </table:table-cell>
          <table:table-cell table:style-name="ce60" office:value-type="time" office:time-value="PT00H21M00S" calcext:value-type="time">
            <text:p>00:21</text:p>
          </table:table-cell>
          <table:table-cell table:style-name="ce60" office:value-type="time" office:time-value="PT00H19M00S" calcext:value-type="time">
            <text:p>00:19</text:p>
          </table:table-cell>
          <table:table-cell table:style-name="ce142" table:number-columns-repeated="2"/>
          <table:table-cell/>
          <table:table-cell table:style-name="ce51" office:value-type="float" office:value="96457" calcext:value-type="float">
            <text:p>96457</text:p>
          </table:table-cell>
          <table:table-cell table:style-name="ce51" office:value-type="string" calcext:value-type="string">
            <text:p>F-177 Nighthawk</text:p>
          </table:table-cell>
          <table:table-cell table:style-name="ce54" office:value-type="time" office:time-value="PT00H04M00S" calcext:value-type="time">
            <text:p>00:04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54" office:value-type="time" office:time-value="PT00H14M00S" calcext:value-type="time">
            <text:p>00:14</text:p>
          </table:table-cell>
          <table:table-cell table:style-name="ce154" table:number-columns-repeated="3"/>
          <table:table-cell table:style-name="ce54" office:value-type="time" office:time-value="PT00H37M00S" calcext:value-type="time">
            <text:p>00:37</text:p>
          </table:table-cell>
          <table:table-cell table:style-name="ce54" office:value-type="time" office:time-value="PT00H30M00S" calcext:value-type="time">
            <text:p>00:30</text:p>
          </table:table-cell>
          <table:table-cell table:style-name="ce154" table:number-columns-repeated="6"/>
        </table:table-row>
        <table:table-row table:style-name="ro1">
          <table:table-cell table:number-columns-repeated="4"/>
          <table:table-cell table:style-name="ce51" office:value-type="float" office:value="45619" calcext:value-type="float">
            <text:p>45619</text:p>
          </table:table-cell>
          <table:table-cell table:style-name="ce42" office:value-type="string" calcext:value-type="string">
            <text:p>Round Clip</text:p>
          </table:table-cell>
          <table:table-cell office:value-type="float" office:value="1719.23417475602" calcext:value-type="float">
            <text:p>1719.23417475602</text:p>
          </table:table-cell>
          <table:table-cell table:style-name="ce60" office:value-type="time" office:time-value="PT00H20M00S" calcext:value-type="time">
            <text:p>00:20</text:p>
          </table:table-cell>
          <table:table-cell table:style-name="ce60" office:value-type="time" office:time-value="PT00H14M00S" calcext:value-type="time">
            <text:p>00:14</text:p>
          </table:table-cell>
          <table:table-cell table:style-name="ce60" office:value-type="time" office:time-value="PT00H06M00S" calcext:value-type="time">
            <text:p>00:06</text:p>
          </table:table-cell>
          <table:table-cell table:style-name="ce60" office:value-type="time" office:time-value="PT00H05M00S" calcext:value-type="time">
            <text:p>00:05</text:p>
          </table:table-cell>
          <table:table-cell table:style-name="ce60" office:value-type="time" office:time-value="PT00H04M00S" calcext:value-type="time">
            <text:p>00:04</text:p>
          </table:table-cell>
          <table:table-cell table:style-name="ce60" office:value-type="time" office:time-value="PT00H06M00S" calcext:value-type="time">
            <text:p>00:06</text:p>
          </table:table-cell>
          <table:table-cell table:style-name="ce142"/>
          <table:table-cell/>
          <table:table-cell table:style-name="ce51" office:value-type="float" office:value="225936" calcext:value-type="float">
            <text:p>225936</text:p>
          </table:table-cell>
          <table:table-cell table:style-name="ce51" office:value-type="string" calcext:value-type="string">
            <text:p>Strange Triangular</text:p>
          </table:table-cell>
          <table:table-cell table:number-columns-repeated="2" table:style-name="ce54" office:value-type="time" office:time-value="PT00H04M00S" calcext:value-type="time">
            <text:p>00:04</text:p>
          </table:table-cell>
          <table:table-cell table:style-name="ce54" office:value-type="time" office:time-value="PT00H07M00S" calcext:value-type="time">
            <text:p>00:07</text:p>
          </table:table-cell>
          <table:table-cell table:style-name="ce154" table:number-columns-repeated="3"/>
          <table:table-cell table:style-name="ce54" office:value-type="time" office:time-value="PT00H17M00S" calcext:value-type="time">
            <text:p>00:17</text:p>
          </table:table-cell>
          <table:table-cell table:style-name="ce154" table:number-columns-repeated="7"/>
        </table:table-row>
        <table:table-row table:style-name="ro1">
          <table:table-cell table:number-columns-repeated="4"/>
          <table:table-cell table:style-name="ce51" office:value-type="float" office:value="72600" calcext:value-type="float">
            <text:p>72600</text:p>
          </table:table-cell>
          <table:table-cell table:style-name="ce42" office:value-type="string" calcext:value-type="string">
            <text:p>Boat Clip</text:p>
          </table:table-cell>
          <table:table-cell office:value-type="float" office:value="6822.1651621307" calcext:value-type="float">
            <text:p>6822.1651621307</text:p>
          </table:table-cell>
          <table:table-cell table:style-name="ce60" office:value-type="time" office:time-value="PT00H37M00S" calcext:value-type="time">
            <text:p>00:37</text:p>
          </table:table-cell>
          <table:table-cell table:style-name="ce60" office:value-type="time" office:time-value="PT00H23M00S" calcext:value-type="time">
            <text:p>00:23</text:p>
          </table:table-cell>
          <table:table-cell table:style-name="ce60" office:value-type="time" office:time-value="PT00H24M00S" calcext:value-type="time">
            <text:p>00:24</text:p>
          </table:table-cell>
          <table:table-cell table:style-name="ce60" office:value-type="time" office:time-value="PT00H18M00S" calcext:value-type="time">
            <text:p>00:18</text:p>
          </table:table-cell>
          <table:table-cell table:style-name="ce60" office:value-type="time" office:time-value="PT00H13M00S" calcext:value-type="time">
            <text:p>00:13</text:p>
          </table:table-cell>
          <table:table-cell table:style-name="ce142" table:number-columns-repeated="2"/>
          <table:table-cell/>
          <table:table-cell table:number-columns-repeated="2" table:style-name="ce42" office:value-type="string" calcext:value-type="string">
            <text:p>Stanford Bunny</text:p>
          </table:table-cell>
          <table:table-cell table:style-name="ce54" office:value-type="time" office:time-value="PT00H05M00S" calcext:value-type="time">
            <text:p>00:05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54" office:value-type="time" office:time-value="PT00H17M00S" calcext:value-type="time">
            <text:p>00:17</text:p>
          </table:table-cell>
          <table:table-cell table:style-name="ce171" table:number-columns-repeated="3"/>
          <table:table-cell table:style-name="ce54" office:value-type="time" office:time-value="PT00H32M00S" calcext:value-type="time">
            <text:p>00:32</text:p>
          </table:table-cell>
          <table:table-cell table:style-name="ce171" table:number-columns-repeated="2"/>
          <table:table-cell table:style-name="ce54" office:value-type="time" office:time-value="PT00H38M00S" calcext:value-type="time">
            <text:p>00:38</text:p>
          </table:table-cell>
          <table:table-cell table:style-name="ce171" table:number-columns-repeated="3"/>
          <table:table-cell table:style-name="ce54" office:value-type="time" office:time-value="PT01H06M00S" calcext:value-type="time">
            <text:p>01:06</text:p>
          </table:table-cell>
        </table:table-row>
        <table:table-row table:style-name="ro1">
          <table:table-cell table:number-columns-repeated="4"/>
          <table:table-cell table:style-name="ce51" office:value-type="float" office:value="77951" calcext:value-type="float">
            <text:p>77951</text:p>
          </table:table-cell>
          <table:table-cell table:style-name="ce42" office:value-type="string" calcext:value-type="string">
            <text:p>Side Plate</text:p>
          </table:table-cell>
          <table:table-cell office:value-type="float" office:value="59246.3440998525" calcext:value-type="float">
            <text:p>59246.3440998525</text:p>
          </table:table-cell>
          <table:table-cell table:style-name="ce60" office:value-type="time" office:time-value="PT03H41M00S" calcext:value-type="time">
            <text:p>03:41</text:p>
          </table:table-cell>
          <table:table-cell table:style-name="ce60" office:value-type="time" office:time-value="PT02H12M00S" calcext:value-type="time">
            <text:p>02:12</text:p>
          </table:table-cell>
          <table:table-cell table:style-name="ce60" office:value-type="time" office:time-value="PT01H22M00S" calcext:value-type="time">
            <text:p>01:22</text:p>
          </table:table-cell>
          <table:table-cell table:style-name="ce60" office:value-type="time" office:time-value="PT01H03M00S" calcext:value-type="time">
            <text:p>01:03</text:p>
          </table:table-cell>
          <table:table-cell table:style-name="ce60" office:value-type="time" office:time-value="PT00H48M00S" calcext:value-type="time">
            <text:p>00:48</text:p>
          </table:table-cell>
          <table:table-cell table:style-name="ce60" office:value-type="time" office:time-value="PT00H44M00S" calcext:value-type="time">
            <text:p>00:44</text:p>
          </table:table-cell>
          <table:table-cell table:style-name="ce142"/>
          <table:table-cell/>
          <table:table-cell table:number-columns-repeated="2" table:style-name="ce42" office:value-type="string" calcext:value-type="string">
            <text:p>Happy Pot</text:p>
          </table:table-cell>
          <table:table-cell table:style-name="ce54" office:value-type="time" office:time-value="PT00H09M00S" calcext:value-type="time">
            <text:p>00:09</text:p>
          </table:table-cell>
          <table:table-cell table:style-name="ce54" office:value-type="time" office:time-value="PT00H11M00S" calcext:value-type="time">
            <text:p>00:11</text:p>
          </table:table-cell>
          <table:table-cell table:style-name="ce54" office:value-type="time" office:time-value="PT00H15M00S" calcext:value-type="time">
            <text:p>00:15</text:p>
          </table:table-cell>
          <table:table-cell table:style-name="ce171" table:number-columns-repeated="2"/>
          <table:table-cell table:style-name="ce54" office:value-type="time" office:time-value="PT00H21M00S" calcext:value-type="time">
            <text:p>00:21</text:p>
          </table:table-cell>
          <table:table-cell table:style-name="ce171" table:number-columns-repeated="3"/>
          <table:table-cell table:style-name="ce54" office:value-type="time" office:time-value="PT00H35M00S" calcext:value-type="time">
            <text:p>00:35</text:p>
          </table:table-cell>
          <table:table-cell table:style-name="ce171" table:number-columns-repeated="3"/>
          <table:table-cell table:style-name="ce54" office:value-type="time" office:time-value="PT00H45M00S" calcext:value-type="time">
            <text:p>00:45</text:p>
          </table:table-cell>
        </table:table-row>
        <table:table-row table:style-name="ro1">
          <table:table-cell table:number-columns-repeated="4"/>
          <table:table-cell table:style-name="ce51" office:value-type="float" office:value="96457" calcext:value-type="float">
            <text:p>96457</text:p>
          </table:table-cell>
          <table:table-cell table:style-name="ce51" office:value-type="string" calcext:value-type="string">
            <text:p>F-177 Nighthawk</text:p>
          </table:table-cell>
          <table:table-cell office:value-type="float" office:value="45308.6694242513" calcext:value-type="float">
            <text:p>45308.6694242513</text:p>
          </table:table-cell>
          <table:table-cell table:style-name="ce60" office:value-type="time" office:time-value="PT03H26M00S" calcext:value-type="time">
            <text:p>03:26</text:p>
          </table:table-cell>
          <table:table-cell table:style-name="ce60" office:value-type="time" office:time-value="PT01H50M00S" calcext:value-type="time">
            <text:p>01:50</text:p>
          </table:table-cell>
          <table:table-cell table:style-name="ce60" office:value-type="time" office:time-value="PT01H22M00S" calcext:value-type="time">
            <text:p>01:22</text:p>
          </table:table-cell>
          <table:table-cell table:style-name="ce60" office:value-type="time" office:time-value="PT01H02M00S" calcext:value-type="time">
            <text:p>01:02</text:p>
          </table:table-cell>
          <table:table-cell table:style-name="ce60" office:value-type="time" office:time-value="PT01H26M00S" calcext:value-type="time">
            <text:p>01:26</text:p>
          </table:table-cell>
          <table:table-cell table:style-name="ce60" office:value-type="time" office:time-value="PT00H48M00S" calcext:value-type="time">
            <text:p>00:48</text:p>
          </table:table-cell>
          <table:table-cell table:style-name="ce142"/>
          <table:table-cell table:number-columns-repeated="17"/>
        </table:table-row>
        <table:table-row table:style-name="ro1">
          <table:table-cell table:number-columns-repeated="4"/>
          <table:table-cell table:style-name="ce51" office:value-type="float" office:value="128057" calcext:value-type="float">
            <text:p>128057</text:p>
          </table:table-cell>
          <table:table-cell table:style-name="ce42" office:value-type="string" calcext:value-type="string">
            <text:p>Splat Mould</text:p>
          </table:table-cell>
          <table:table-cell office:value-type="float" office:value="1610.85182383766" calcext:value-type="float">
            <text:p>1610.85182383766</text:p>
          </table:table-cell>
          <table:table-cell table:style-name="ce60" office:value-type="time" office:time-value="PT00H22M00S" calcext:value-type="time">
            <text:p>00:22</text:p>
          </table:table-cell>
          <table:table-cell table:number-columns-repeated="2" table:style-name="ce60" office:value-type="time" office:time-value="PT00H14M00S" calcext:value-type="time">
            <text:p>00:14</text:p>
          </table:table-cell>
          <table:table-cell table:style-name="ce60" office:value-type="time" office:time-value="PT00H07M00S" calcext:value-type="time">
            <text:p>00:07</text:p>
          </table:table-cell>
          <table:table-cell table:style-name="ce60" office:value-type="time" office:time-value="PT00H06M00S" calcext:value-type="time">
            <text:p>00:06</text:p>
          </table:table-cell>
          <table:table-cell table:style-name="ce142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51" office:value-type="float" office:value="200967" calcext:value-type="float">
            <text:p>200967</text:p>
          </table:table-cell>
          <table:table-cell table:style-name="ce42" office:value-type="string" calcext:value-type="string">
            <text:p>Screw Bolt</text:p>
          </table:table-cell>
          <table:table-cell office:value-type="float" office:value="1672.22442063947" calcext:value-type="float">
            <text:p>1672.22442063947</text:p>
          </table:table-cell>
          <table:table-cell table:style-name="ce60" office:value-type="time" office:time-value="PT00H10M00S" calcext:value-type="time">
            <text:p>00:10</text:p>
          </table:table-cell>
          <table:table-cell table:number-columns-repeated="2" table:style-name="ce60" office:value-type="time" office:time-value="PT00H06M00S" calcext:value-type="time">
            <text:p>00:06</text:p>
          </table:table-cell>
          <table:table-cell table:style-name="ce60" office:value-type="time" office:time-value="PT00H04M00S" calcext:value-type="time">
            <text:p>00:04</text:p>
          </table:table-cell>
          <table:table-cell table:number-columns-repeated="2" table:style-name="ce60" office:value-type="time" office:time-value="PT00H06M00S" calcext:value-type="time">
            <text:p>00:06</text:p>
          </table:table-cell>
          <table:table-cell table:style-name="ce142"/>
          <table:table-cell table:number-columns-repeated="17"/>
        </table:table-row>
        <table:table-row table:style-name="ro1">
          <table:table-cell table:number-columns-repeated="4"/>
          <table:table-cell table:style-name="ce51" office:value-type="float" office:value="225936" calcext:value-type="float">
            <text:p>225936</text:p>
          </table:table-cell>
          <table:table-cell table:style-name="ce51" office:value-type="string" calcext:value-type="string">
            <text:p>Strange Triangular</text:p>
          </table:table-cell>
          <table:table-cell office:value-type="float" office:value="12724.9031150323" calcext:value-type="float">
            <text:p>12724.9031150323</text:p>
          </table:table-cell>
          <table:table-cell table:style-name="ce60" office:value-type="time" office:time-value="PT00H47M00S" calcext:value-type="time">
            <text:p>00:47</text:p>
          </table:table-cell>
          <table:table-cell table:style-name="ce60" office:value-type="time" office:time-value="PT00H30M00S" calcext:value-type="time">
            <text:p>00:30</text:p>
          </table:table-cell>
          <table:table-cell table:style-name="ce60" office:value-type="time" office:time-value="PT00H23M00S" calcext:value-type="time">
            <text:p>00:23</text:p>
          </table:table-cell>
          <table:table-cell table:style-name="ce60" office:value-type="time" office:time-value="PT00H19M00S" calcext:value-type="time">
            <text:p>00:19</text:p>
          </table:table-cell>
          <table:table-cell table:style-name="ce60" office:value-type="time" office:time-value="PT00H16M00S" calcext:value-type="time">
            <text:p>00:16</text:p>
          </table:table-cell>
          <table:table-cell table:style-name="ce142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51" office:value-type="float" office:value="1053374" calcext:value-type="float">
            <text:p>1053374</text:p>
          </table:table-cell>
          <table:table-cell table:style-name="ce42" office:value-type="string" calcext:value-type="string">
            <text:p>Strange Washer</text:p>
          </table:table-cell>
          <table:table-cell office:value-type="float" office:value="949.073102279405" calcext:value-type="float">
            <text:p>949.073102279405</text:p>
          </table:table-cell>
          <table:table-cell table:style-name="ce60" office:value-type="time" office:time-value="PT00H11M00S" calcext:value-type="time">
            <text:p>00:11</text:p>
          </table:table-cell>
          <table:table-cell table:style-name="ce60" office:value-type="time" office:time-value="PT00H08M00S" calcext:value-type="time">
            <text:p>00:08</text:p>
          </table:table-cell>
          <table:table-cell table:style-name="ce60" office:value-type="time" office:time-value="PT00H07M00S" calcext:value-type="time">
            <text:p>00:07</text:p>
          </table:table-cell>
          <table:table-cell table:number-columns-repeated="2" table:style-name="ce60" office:value-type="time" office:time-value="PT00H05M00S" calcext:value-type="time">
            <text:p>00:05</text:p>
          </table:table-cell>
          <table:table-cell table:style-name="ce142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ce51" office:value-type="float" office:value="1307398" calcext:value-type="float">
            <text:p>1307398</text:p>
          </table:table-cell>
          <table:table-cell table:style-name="ce42" office:value-type="string" calcext:value-type="string">
            <text:p>Rectangle Plate</text:p>
          </table:table-cell>
          <table:table-cell office:value-type="float" office:value="1745.35072634637" calcext:value-type="float">
            <text:p>1745.35072634637</text:p>
          </table:table-cell>
          <table:table-cell table:style-name="ce60" office:value-type="time" office:time-value="PT00H20M00S" calcext:value-type="time">
            <text:p>00:20</text:p>
          </table:table-cell>
          <table:table-cell table:number-columns-repeated="2" table:style-name="ce60" office:value-type="time" office:time-value="PT00H10M00S" calcext:value-type="time">
            <text:p>00:10</text:p>
          </table:table-cell>
          <table:table-cell table:style-name="ce60" office:value-type="time" office:time-value="PT00H06M00S" calcext:value-type="time">
            <text:p>00:06</text:p>
          </table:table-cell>
          <table:table-cell table:style-name="ce60" office:value-type="time" office:time-value="PT00H05M00S" calcext:value-type="time">
            <text:p>00:05</text:p>
          </table:table-cell>
          <table:table-cell table:style-name="ce60" office:value-type="time" office:time-value="PT00H04M00S" calcext:value-type="time">
            <text:p>00:04</text:p>
          </table:table-cell>
          <table:table-cell table:style-name="ce142"/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42" office:value-type="string" calcext:value-type="string">
            <text:p>Stanford Bunny</text:p>
          </table:table-cell>
          <table:table-cell office:value-type="float" office:value="943745.5133" calcext:value-type="float">
            <text:p>943745.5133</text:p>
          </table:table-cell>
          <table:table-cell table:style-name="ce27" office:value-type="time" office:time-value="PT20H27M00S" calcext:value-type="time">
            <text:p>20:27</text:p>
          </table:table-cell>
          <table:table-cell table:style-name="ce27" office:value-type="time" office:time-value="PT10H34M00S" calcext:value-type="time">
            <text:p>10:34</text:p>
          </table:table-cell>
          <table:table-cell table:style-name="ce27" office:value-type="time" office:time-value="PT07H44M00S" calcext:value-type="time">
            <text:p>07:44</text:p>
          </table:table-cell>
          <table:table-cell table:style-name="ce27" office:value-type="time" office:time-value="PT07H35M00S" calcext:value-type="time">
            <text:p>07:35</text:p>
          </table:table-cell>
          <table:table-cell table:style-name="ce27" office:value-type="time" office:time-value="PT05H12M00S" calcext:value-type="time">
            <text:p>05:12</text:p>
          </table:table-cell>
          <table:table-cell table:style-name="ce27" office:value-type="time" office:time-value="PT05H21M00S" calcext:value-type="time">
            <text:p>05:21</text:p>
          </table:table-cell>
          <table:table-cell table:style-name="ce27" office:value-type="time" office:time-value="PT04H43M00S" calcext:value-type="time">
            <text:p>04:4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5"/>
          <table:table-cell table:style-name="ce141" office:value-type="string" calcext:value-type="string" table:number-columns-spanned="1" table:number-rows-spanned="2">
            <text:p>Model</text:p>
          </table:table-cell>
          <table:table-cell table:style-name="ce141" office:value-type="string" calcext:value-type="string" table:number-columns-spanned="6" table:number-rows-spanned="1">
            <text:p>Computation Time (hh:mm)</text:p>
          </table:table-cell>
          <table:covered-table-cell table:number-columns-repeated="5"/>
          <table:table-cell table:number-columns-repeated="3"/>
          <table:table-cell table:style-name="ce141" office:value-type="string" calcext:value-type="string" table:number-columns-spanned="6" table:number-rows-spanned="1">
            <text:p>Computation Time (seconds)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2" office:value-type="string" calcext:value-type="string">
            <text:p>Snail</text:p>
          </table:table-cell>
          <table:table-cell table:style-name="ce27" table:formula="of:=[.P69]/86400" office:value-type="time" office:time-value="PT00H00M38.3001S" calcext:value-type="time">
            <text:p>00:00</text:p>
          </table:table-cell>
          <table:table-cell table:style-name="ce27" table:formula="of:=[.Q69]/86400" office:value-type="time" office:time-value="PT00H00M59.2423S" calcext:value-type="time">
            <text:p>00:00</text:p>
          </table:table-cell>
          <table:table-cell table:style-name="ce27" table:formula="of:=[.R69]/86400" office:value-type="time" office:time-value="PT00H01M27.6941S" calcext:value-type="time">
            <text:p>00:01</text:p>
          </table:table-cell>
          <table:table-cell table:style-name="ce27" table:formula="of:=[.S69]/86400" office:value-type="time" office:time-value="PT00H02M06.281S" calcext:value-type="time">
            <text:p>00:02</text:p>
          </table:table-cell>
          <table:table-cell table:style-name="ce27" table:formula="of:=[.T69]/86400" office:value-type="time" office:time-value="PT00H00M00S" calcext:value-type="time">
            <text:p>00:00</text:p>
          </table:table-cell>
          <table:table-cell table:style-name="ce27" table:formula="of:=[.U69]/86400" office:value-type="time" office:time-value="PT00H00M00S" calcext:value-type="time">
            <text:p>00:00</text:p>
          </table:table-cell>
          <table:table-cell table:number-columns-repeated="3"/>
          <table:table-cell table:style-name="ce161" office:value-type="float" office:value="38.3001" calcext:value-type="float">
            <text:p>38</text:p>
          </table:table-cell>
          <table:table-cell table:style-name="ce161" office:value-type="float" office:value="59.2423" calcext:value-type="float">
            <text:p>59</text:p>
          </table:table-cell>
          <table:table-cell table:style-name="ce161" office:value-type="float" office:value="87.6941" calcext:value-type="float">
            <text:p>88</text:p>
          </table:table-cell>
          <table:table-cell table:style-name="ce161" office:value-type="float" office:value="126.281" calcext:value-type="float">
            <text:p>126</text:p>
          </table:table-cell>
          <table:table-cell table:number-columns-repeated="2" table:style-name="ce16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2" office:value-type="string" calcext:value-type="string">
            <text:p>Cube 20mm</text:p>
          </table:table-cell>
          <table:table-cell table:style-name="ce27" table:formula="of:=[.P70]/86400" office:value-type="time" office:time-value="PT00H00M00.95095S" calcext:value-type="time">
            <text:p>00:00</text:p>
          </table:table-cell>
          <table:table-cell table:style-name="ce27" table:formula="of:=[.Q70]/86400" office:value-type="time" office:time-value="PT00H00M00.849962S" calcext:value-type="time">
            <text:p>00:00</text:p>
          </table:table-cell>
          <table:table-cell table:style-name="ce27" table:formula="of:=[.R70]/86400" office:value-type="time" office:time-value="PT00H00M00.832834S" calcext:value-type="time">
            <text:p>00:00</text:p>
          </table:table-cell>
          <table:table-cell table:style-name="ce27" table:formula="of:=[.S70]/86400" office:value-type="time" office:time-value="PT00H00M02.37417S" calcext:value-type="time">
            <text:p>00:00</text:p>
          </table:table-cell>
          <table:table-cell table:style-name="ce27" table:formula="of:=[.T70]/86400" office:value-type="time" office:time-value="PT00H00M00S" calcext:value-type="time">
            <text:p>00:00</text:p>
          </table:table-cell>
          <table:table-cell table:style-name="ce27" table:formula="of:=[.U70]/86400" office:value-type="time" office:time-value="PT00H00M03.06565S" calcext:value-type="time">
            <text:p>00:00</text:p>
          </table:table-cell>
          <table:table-cell table:number-columns-repeated="3"/>
          <table:table-cell table:style-name="ce161" office:value-type="float" office:value="0.95095" calcext:value-type="float">
            <text:p>1</text:p>
          </table:table-cell>
          <table:table-cell table:style-name="ce161" office:value-type="float" office:value="0.849962" calcext:value-type="float">
            <text:p>1</text:p>
          </table:table-cell>
          <table:table-cell table:style-name="ce161" office:value-type="float" office:value="0.832834" calcext:value-type="float">
            <text:p>1</text:p>
          </table:table-cell>
          <table:table-cell table:style-name="ce161" office:value-type="float" office:value="2.37417" calcext:value-type="float">
            <text:p>2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3.06565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2" office:value-type="string" calcext:value-type="string">
            <text:p>Cube 50mm</text:p>
          </table:table-cell>
          <table:table-cell table:style-name="ce27" table:formula="of:=[.P71]/86400" office:value-type="time" office:time-value="PT00H00M00.791468S" calcext:value-type="time">
            <text:p>00:00</text:p>
          </table:table-cell>
          <table:table-cell table:style-name="ce27" table:formula="of:=[.Q71]/86400" office:value-type="time" office:time-value="PT00H00M00.440364S" calcext:value-type="time">
            <text:p>00:00</text:p>
          </table:table-cell>
          <table:table-cell table:style-name="ce27" table:formula="of:=[.R71]/86400" office:value-type="time" office:time-value="PT00H00M00.759609S" calcext:value-type="time">
            <text:p>00:00</text:p>
          </table:table-cell>
          <table:table-cell table:style-name="ce27" table:formula="of:=[.S71]/86400" office:value-type="time" office:time-value="PT00H00M00.996915S" calcext:value-type="time">
            <text:p>00:00</text:p>
          </table:table-cell>
          <table:table-cell table:style-name="ce27" table:formula="of:=[.T71]/86400" office:value-type="time" office:time-value="PT00H00M00S" calcext:value-type="time">
            <text:p>00:00</text:p>
          </table:table-cell>
          <table:table-cell table:style-name="ce27" table:formula="of:=[.U71]/86400" office:value-type="time" office:time-value="PT00H00M01.11556S" calcext:value-type="time">
            <text:p>00:00</text:p>
          </table:table-cell>
          <table:table-cell table:number-columns-repeated="3"/>
          <table:table-cell table:style-name="ce161" office:value-type="float" office:value="0.791468" calcext:value-type="float">
            <text:p>1</text:p>
          </table:table-cell>
          <table:table-cell table:style-name="ce161" office:value-type="float" office:value="0.440364" calcext:value-type="float">
            <text:p>0</text:p>
          </table:table-cell>
          <table:table-cell table:style-name="ce161" office:value-type="float" office:value="0.759609" calcext:value-type="float">
            <text:p>1</text:p>
          </table:table-cell>
          <table:table-cell table:style-name="ce161" office:value-type="float" office:value="0.996915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.11556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2" office:value-type="string" calcext:value-type="string">
            <text:p>Cube 100mm</text:p>
          </table:table-cell>
          <table:table-cell table:style-name="ce27" table:formula="of:=[.P72]/86400" office:value-type="time" office:time-value="PT00H00M00.135816S" calcext:value-type="time">
            <text:p>00:00</text:p>
          </table:table-cell>
          <table:table-cell table:style-name="ce27" table:formula="of:=[.Q72]/86400" office:value-type="time" office:time-value="PT00H00M00.409029S" calcext:value-type="time">
            <text:p>00:00</text:p>
          </table:table-cell>
          <table:table-cell table:style-name="ce27" table:formula="of:=[.R72]/86400" office:value-type="time" office:time-value="PT00H00M00.493076S" calcext:value-type="time">
            <text:p>00:00</text:p>
          </table:table-cell>
          <table:table-cell table:style-name="ce27" table:formula="of:=[.S72]/86400" office:value-type="time" office:time-value="PT00H00M00.820332S" calcext:value-type="time">
            <text:p>00:00</text:p>
          </table:table-cell>
          <table:table-cell table:style-name="ce27" table:formula="of:=[.T72]/86400" office:value-type="time" office:time-value="PT00H00M00S" calcext:value-type="time">
            <text:p>00:00</text:p>
          </table:table-cell>
          <table:table-cell table:style-name="ce27" table:formula="of:=[.U72]/86400" office:value-type="time" office:time-value="PT00H00M01.43466S" calcext:value-type="time">
            <text:p>00:00</text:p>
          </table:table-cell>
          <table:table-cell table:number-columns-repeated="3"/>
          <table:table-cell table:style-name="ce161" office:value-type="float" office:value="0.135816" calcext:value-type="float">
            <text:p>0</text:p>
          </table:table-cell>
          <table:table-cell table:style-name="ce161" office:value-type="float" office:value="0.409029" calcext:value-type="float">
            <text:p>0</text:p>
          </table:table-cell>
          <table:table-cell table:style-name="ce161" office:value-type="float" office:value="0.493076" calcext:value-type="float">
            <text:p>0</text:p>
          </table:table-cell>
          <table:table-cell table:style-name="ce161" office:value-type="float" office:value="0.820332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.43466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2" office:value-type="string" calcext:value-type="string">
            <text:p>Benchy3D</text:p>
          </table:table-cell>
          <table:table-cell table:style-name="ce27" table:formula="of:=[.P73]/86400" office:value-type="time" office:time-value="PT00H04M08.832S" calcext:value-type="time">
            <text:p>00:04</text:p>
          </table:table-cell>
          <table:table-cell table:style-name="ce27" table:formula="of:=[.Q73]/86400" office:value-type="time" office:time-value="PT00H08M06.541S" calcext:value-type="time">
            <text:p>00:08</text:p>
          </table:table-cell>
          <table:table-cell table:style-name="ce27" table:formula="of:=[.R73]/86400" office:value-type="time" office:time-value="PT00H12M57.888S" calcext:value-type="time">
            <text:p>00:12</text:p>
          </table:table-cell>
          <table:table-cell table:style-name="ce27" table:formula="of:=[.S73]/86400" office:value-type="time" office:time-value="PT00H17M33.14S" calcext:value-type="time">
            <text:p>00:17</text:p>
          </table:table-cell>
          <table:table-cell table:style-name="ce27" table:formula="of:=[.T73]/86400" office:value-type="time" office:time-value="PT00H18M49.38S" calcext:value-type="time">
            <text:p>00:18</text:p>
          </table:table-cell>
          <table:table-cell table:style-name="ce27" table:formula="of:=[.U73]/86400" office:value-type="time" office:time-value="PT00H19M36.09S" calcext:value-type="time">
            <text:p>00:19</text:p>
          </table:table-cell>
          <table:table-cell table:number-columns-repeated="3"/>
          <table:table-cell table:style-name="ce161" office:value-type="float" office:value="248.832" calcext:value-type="float">
            <text:p>249</text:p>
          </table:table-cell>
          <table:table-cell table:style-name="ce161" office:value-type="float" office:value="486.541" calcext:value-type="float">
            <text:p>487</text:p>
          </table:table-cell>
          <table:table-cell table:style-name="ce161" office:value-type="float" office:value="777.888" calcext:value-type="float">
            <text:p>778</text:p>
          </table:table-cell>
          <table:table-cell table:style-name="ce161" office:value-type="float" office:value="1053.14" calcext:value-type="float">
            <text:p>1053</text:p>
          </table:table-cell>
          <table:table-cell table:style-name="ce161" office:value-type="float" office:value="1129.38" calcext:value-type="float">
            <text:p>1129</text:p>
          </table:table-cell>
          <table:table-cell table:style-name="ce161" office:value-type="float" office:value="1176.09" calcext:value-type="float">
            <text:p>1176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2" office:value-type="string" calcext:value-type="string">
            <text:p>Happy Pot</text:p>
          </table:table-cell>
          <table:table-cell table:style-name="ce27" table:formula="of:=[.P74]/86400" office:value-type="time" office:time-value="PT00H00M25.1274S" calcext:value-type="time">
            <text:p>00:00</text:p>
          </table:table-cell>
          <table:table-cell table:style-name="ce27" table:formula="of:=[.Q74]/86400" office:value-type="time" office:time-value="PT00H01M01.4337S" calcext:value-type="time">
            <text:p>00:01</text:p>
          </table:table-cell>
          <table:table-cell table:style-name="ce27" table:formula="of:=[.R74]/86400" office:value-type="time" office:time-value="PT00H01M11.447S" calcext:value-type="time">
            <text:p>00:01</text:p>
          </table:table-cell>
          <table:table-cell table:style-name="ce27" table:formula="of:=[.S74]/86400" office:value-type="time" office:time-value="PT00H01M37.6387S" calcext:value-type="time">
            <text:p>00:01</text:p>
          </table:table-cell>
          <table:table-cell table:style-name="ce27" table:formula="of:=[.T74]/86400" office:value-type="time" office:time-value="PT00H02M35S" calcext:value-type="time">
            <text:p>00:02</text:p>
          </table:table-cell>
          <table:table-cell table:style-name="ce27" table:formula="of:=[.U74]/86400" office:value-type="time" office:time-value="PT00H02M51S" calcext:value-type="time">
            <text:p>00:02</text:p>
          </table:table-cell>
          <table:table-cell table:number-columns-repeated="3"/>
          <table:table-cell table:style-name="ce161" office:value-type="float" office:value="25.1274" calcext:value-type="float">
            <text:p>25</text:p>
          </table:table-cell>
          <table:table-cell table:style-name="ce161" office:value-type="float" office:value="61.4337" calcext:value-type="float">
            <text:p>61</text:p>
          </table:table-cell>
          <table:table-cell table:style-name="ce161" office:value-type="float" office:value="71.447" calcext:value-type="float">
            <text:p>71</text:p>
          </table:table-cell>
          <table:table-cell table:style-name="ce161" office:value-type="float" office:value="97.6387" calcext:value-type="float">
            <text:p>98</text:p>
          </table:table-cell>
          <table:table-cell table:style-name="ce161" office:value-type="float" office:value="155" calcext:value-type="float">
            <text:p>155</text:p>
          </table:table-cell>
          <table:table-cell table:style-name="ce161"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1581200" calcext:value-type="float">
            <text:p>1581200</text:p>
          </table:table-cell>
          <table:table-cell table:style-name="ce27" table:formula="of:=[.P75]/86400" office:value-type="time" office:time-value="PT00H00M43.4899S" calcext:value-type="time">
            <text:p>00:00</text:p>
          </table:table-cell>
          <table:table-cell table:style-name="ce27" table:formula="of:=[.Q75]/86400" office:value-type="time" office:time-value="PT00H00M48.3102S" calcext:value-type="time">
            <text:p>00:00</text:p>
          </table:table-cell>
          <table:table-cell table:style-name="ce27" table:formula="of:=[.R75]/86400" office:value-type="time" office:time-value="PT00H01M00.2142S" calcext:value-type="time">
            <text:p>00:01</text:p>
          </table:table-cell>
          <table:table-cell table:style-name="ce27" table:formula="of:=[.S75]/86400" office:value-type="time" office:time-value="PT00H01M13.2602S" calcext:value-type="time">
            <text:p>00:01</text:p>
          </table:table-cell>
          <table:table-cell table:style-name="ce27" table:formula="of:=[.T75]/86400" office:value-type="time" office:time-value="PT00H01M16.1891S" calcext:value-type="time">
            <text:p>00:01</text:p>
          </table:table-cell>
          <table:table-cell table:style-name="ce27" table:formula="of:=[.U75]/86400" office:value-type="time" office:time-value="PT00H01M26.3686S" calcext:value-type="time">
            <text:p>00:01</text:p>
          </table:table-cell>
          <table:table-cell table:number-columns-repeated="3"/>
          <table:table-cell table:style-name="ce161" office:value-type="float" office:value="43.4899" calcext:value-type="float">
            <text:p>43</text:p>
          </table:table-cell>
          <table:table-cell table:style-name="ce161" office:value-type="float" office:value="48.3102" calcext:value-type="float">
            <text:p>48</text:p>
          </table:table-cell>
          <table:table-cell table:style-name="ce161" office:value-type="float" office:value="60.2142" calcext:value-type="float">
            <text:p>60</text:p>
          </table:table-cell>
          <table:table-cell table:style-name="ce161" office:value-type="float" office:value="73.2602" calcext:value-type="float">
            <text:p>73</text:p>
          </table:table-cell>
          <table:table-cell table:style-name="ce161" office:value-type="float" office:value="76.1891" calcext:value-type="float">
            <text:p>76</text:p>
          </table:table-cell>
          <table:table-cell table:style-name="ce161" office:value-type="float" office:value="86.3686" calcext:value-type="float">
            <text:p>86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99906" calcext:value-type="float">
            <text:p>99906</text:p>
          </table:table-cell>
          <table:table-cell table:style-name="ce27" table:formula="of:=[.P76]/86400" office:value-type="time" office:time-value="PT00H00M06.66624S" calcext:value-type="time">
            <text:p>00:00</text:p>
          </table:table-cell>
          <table:table-cell table:style-name="ce27" table:formula="of:=[.Q76]/86400" office:value-type="time" office:time-value="PT00H00M15.1347S" calcext:value-type="time">
            <text:p>00:00</text:p>
          </table:table-cell>
          <table:table-cell table:style-name="ce27" table:formula="of:=[.R76]/86400" office:value-type="time" office:time-value="PT00H00M22.6858S" calcext:value-type="time">
            <text:p>00:00</text:p>
          </table:table-cell>
          <table:table-cell table:style-name="ce27" table:formula="of:=[.S76]/86400" office:value-type="time" office:time-value="PT00H00M33.4346S" calcext:value-type="time">
            <text:p>00:00</text:p>
          </table:table-cell>
          <table:table-cell table:style-name="ce27" table:formula="of:=[.T76]/86400" office:value-type="time" office:time-value="PT00H00M40.2746S" calcext:value-type="time">
            <text:p>00:00</text:p>
          </table:table-cell>
          <table:table-cell table:style-name="ce27" table:formula="of:=[.U76]/86400" office:value-type="time" office:time-value="PT00H00M55.1617S" calcext:value-type="time">
            <text:p>00:00</text:p>
          </table:table-cell>
          <table:table-cell table:number-columns-repeated="3"/>
          <table:table-cell table:style-name="ce161" office:value-type="float" office:value="6.66624" calcext:value-type="float">
            <text:p>7</text:p>
          </table:table-cell>
          <table:table-cell table:style-name="ce161" office:value-type="float" office:value="15.1347" calcext:value-type="float">
            <text:p>15</text:p>
          </table:table-cell>
          <table:table-cell table:style-name="ce161" office:value-type="float" office:value="22.6858" calcext:value-type="float">
            <text:p>23</text:p>
          </table:table-cell>
          <table:table-cell table:style-name="ce161" office:value-type="float" office:value="33.4346" calcext:value-type="float">
            <text:p>33</text:p>
          </table:table-cell>
          <table:table-cell table:style-name="ce161" office:value-type="float" office:value="40.2746" calcext:value-type="float">
            <text:p>40</text:p>
          </table:table-cell>
          <table:table-cell table:style-name="ce161" office:value-type="float" office:value="55.1617" calcext:value-type="float">
            <text:p>5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73154" calcext:value-type="float">
            <text:p>73154</text:p>
          </table:table-cell>
          <table:table-cell table:style-name="ce27" table:formula="of:=[.P77]/86400" office:value-type="time" office:time-value="PT00H00M01.57217S" calcext:value-type="time">
            <text:p>00:00</text:p>
          </table:table-cell>
          <table:table-cell table:style-name="ce27" table:formula="of:=[.Q77]/86400" office:value-type="time" office:time-value="PT00H00M03.45434S" calcext:value-type="time">
            <text:p>00:00</text:p>
          </table:table-cell>
          <table:table-cell table:style-name="ce27" table:formula="of:=[.R77]/86400" office:value-type="time" office:time-value="PT00H00M04.14091S" calcext:value-type="time">
            <text:p>00:00</text:p>
          </table:table-cell>
          <table:table-cell table:style-name="ce27" table:formula="of:=[.S77]/86400" office:value-type="time" office:time-value="PT00H00M06.03598S" calcext:value-type="time">
            <text:p>00:00</text:p>
          </table:table-cell>
          <table:table-cell table:style-name="ce27" table:formula="of:=[.T77]/86400" office:value-type="time" office:time-value="PT00H00M06.52223S" calcext:value-type="time">
            <text:p>00:00</text:p>
          </table:table-cell>
          <table:table-cell table:style-name="ce27" table:formula="of:=[.U77]/86400" office:value-type="time" office:time-value="PT00H00M06.832S" calcext:value-type="time">
            <text:p>00:00</text:p>
          </table:table-cell>
          <table:table-cell table:number-columns-repeated="3"/>
          <table:table-cell table:style-name="ce161" office:value-type="float" office:value="1.57217" calcext:value-type="float">
            <text:p>2</text:p>
          </table:table-cell>
          <table:table-cell table:style-name="ce161" office:value-type="float" office:value="3.45434" calcext:value-type="float">
            <text:p>3</text:p>
          </table:table-cell>
          <table:table-cell table:style-name="ce161" office:value-type="float" office:value="4.14091" calcext:value-type="float">
            <text:p>4</text:p>
          </table:table-cell>
          <table:table-cell table:style-name="ce161" office:value-type="float" office:value="6.03598" calcext:value-type="float">
            <text:p>6</text:p>
          </table:table-cell>
          <table:table-cell table:style-name="ce161" office:value-type="float" office:value="6.52223" calcext:value-type="float">
            <text:p>7</text:p>
          </table:table-cell>
          <table:table-cell table:style-name="ce161" office:value-type="float" office:value="6.832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51329" calcext:value-type="float">
            <text:p>51329</text:p>
          </table:table-cell>
          <table:table-cell table:style-name="ce27" table:formula="of:=[.P78]/86400" office:value-type="time" office:time-value="PT00H00M06.41336S" calcext:value-type="time">
            <text:p>00:00</text:p>
          </table:table-cell>
          <table:table-cell table:style-name="ce27" table:formula="of:=[.Q78]/86400" office:value-type="time" office:time-value="PT00H00M09.7702S" calcext:value-type="time">
            <text:p>00:00</text:p>
          </table:table-cell>
          <table:table-cell table:style-name="ce27" table:formula="of:=[.R78]/86400" office:value-type="time" office:time-value="PT00H00M15.0406S" calcext:value-type="time">
            <text:p>00:00</text:p>
          </table:table-cell>
          <table:table-cell table:style-name="ce27" table:formula="of:=[.S78]/86400" office:value-type="time" office:time-value="PT00H00M20.7042S" calcext:value-type="time">
            <text:p>00:00</text:p>
          </table:table-cell>
          <table:table-cell table:style-name="ce27" table:formula="of:=[.T78]/86400" office:value-type="time" office:time-value="PT00H00M21.6821S" calcext:value-type="time">
            <text:p>00:00</text:p>
          </table:table-cell>
          <table:table-cell table:style-name="ce27" table:formula="of:=[.U78]/86400" office:value-type="time" office:time-value="PT00H00M25.4103S" calcext:value-type="time">
            <text:p>00:00</text:p>
          </table:table-cell>
          <table:table-cell table:number-columns-repeated="3"/>
          <table:table-cell table:style-name="ce161" office:value-type="float" office:value="6.41336" calcext:value-type="float">
            <text:p>6</text:p>
          </table:table-cell>
          <table:table-cell table:style-name="ce161" office:value-type="float" office:value="9.7702" calcext:value-type="float">
            <text:p>10</text:p>
          </table:table-cell>
          <table:table-cell table:style-name="ce161" office:value-type="float" office:value="15.0406" calcext:value-type="float">
            <text:p>15</text:p>
          </table:table-cell>
          <table:table-cell table:style-name="ce161" office:value-type="float" office:value="20.7042" calcext:value-type="float">
            <text:p>21</text:p>
          </table:table-cell>
          <table:table-cell table:style-name="ce161" office:value-type="float" office:value="21.6821" calcext:value-type="float">
            <text:p>22</text:p>
          </table:table-cell>
          <table:table-cell table:style-name="ce161" office:value-type="float" office:value="25.4103" calcext:value-type="float">
            <text:p>2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797990" calcext:value-type="float">
            <text:p>797990</text:p>
          </table:table-cell>
          <table:table-cell table:style-name="ce27" table:formula="of:=[.P79]/86400" office:value-type="time" office:time-value="PT00H09M18.597S" calcext:value-type="time">
            <text:p>00:09</text:p>
          </table:table-cell>
          <table:table-cell table:style-name="ce27" table:formula="of:=[.Q79]/86400" office:value-type="time" office:time-value="PT00H11M30.712S" calcext:value-type="time">
            <text:p>00:11</text:p>
          </table:table-cell>
          <table:table-cell table:style-name="ce27" table:formula="of:=[.R79]/86400" office:value-type="time" office:time-value="PT00H15M37.813S" calcext:value-type="time">
            <text:p>00:15</text:p>
          </table:table-cell>
          <table:table-cell table:style-name="ce27" table:formula="of:=[.S79]/86400" office:value-type="time" office:time-value="PT00H23M39.79S" calcext:value-type="time">
            <text:p>00:23</text:p>
          </table:table-cell>
          <table:table-cell table:style-name="ce27" table:formula="of:=[.T79]/86400" office:value-type="time" office:time-value="PT00H25M17.16S" calcext:value-type="time">
            <text:p>00:25</text:p>
          </table:table-cell>
          <table:table-cell table:style-name="ce27" table:formula="of:=[.U79]/86400" office:value-type="time" office:time-value="PT00H29M07.2S" calcext:value-type="time">
            <text:p>00:29</text:p>
          </table:table-cell>
          <table:table-cell table:number-columns-repeated="3"/>
          <table:table-cell table:style-name="ce161" office:value-type="float" office:value="558.597" calcext:value-type="float">
            <text:p>559</text:p>
          </table:table-cell>
          <table:table-cell table:style-name="ce161" office:value-type="float" office:value="690.712" calcext:value-type="float">
            <text:p>691</text:p>
          </table:table-cell>
          <table:table-cell table:style-name="ce161" office:value-type="float" office:value="937.813" calcext:value-type="float">
            <text:p>938</text:p>
          </table:table-cell>
          <table:table-cell table:style-name="ce161" office:value-type="float" office:value="1419.79" calcext:value-type="float">
            <text:p>1420</text:p>
          </table:table-cell>
          <table:table-cell table:style-name="ce161" office:value-type="float" office:value="1517.16" calcext:value-type="float">
            <text:p>1517</text:p>
          </table:table-cell>
          <table:table-cell table:style-name="ce161" office:value-type="float" office:value="1747.2" calcext:value-type="float">
            <text:p>1747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110203" calcext:value-type="float">
            <text:p>110203</text:p>
          </table:table-cell>
          <table:table-cell table:style-name="ce27" table:formula="of:=[.P80]/86400" office:value-type="time" office:time-value="PT00H00M03.3633S" calcext:value-type="time">
            <text:p>00:00</text:p>
          </table:table-cell>
          <table:table-cell table:style-name="ce27" table:formula="of:=[.Q80]/86400" office:value-type="time" office:time-value="PT00H00M03.46507S" calcext:value-type="time">
            <text:p>00:00</text:p>
          </table:table-cell>
          <table:table-cell table:style-name="ce27" table:formula="of:=[.R80]/86400" office:value-type="time" office:time-value="PT00H00M05.75382S" calcext:value-type="time">
            <text:p>00:00</text:p>
          </table:table-cell>
          <table:table-cell table:style-name="ce27" table:formula="of:=[.S80]/86400" office:value-type="time" office:time-value="PT00H00M10.1911S" calcext:value-type="time">
            <text:p>00:00</text:p>
          </table:table-cell>
          <table:table-cell table:style-name="ce27" table:formula="of:=[.T80]/86400" office:value-type="time" office:time-value="PT00H00M09.25198S" calcext:value-type="time">
            <text:p>00:00</text:p>
          </table:table-cell>
          <table:table-cell table:style-name="ce27" table:formula="of:=[.U80]/86400" office:value-type="time" office:time-value="PT00H00M10.5436S" calcext:value-type="time">
            <text:p>00:00</text:p>
          </table:table-cell>
          <table:table-cell table:number-columns-repeated="3"/>
          <table:table-cell table:style-name="ce161" office:value-type="float" office:value="3.3633" calcext:value-type="float">
            <text:p>3</text:p>
          </table:table-cell>
          <table:table-cell table:style-name="ce161" office:value-type="float" office:value="3.46507" calcext:value-type="float">
            <text:p>3</text:p>
          </table:table-cell>
          <table:table-cell table:style-name="ce161" office:value-type="float" office:value="5.75382" calcext:value-type="float">
            <text:p>6</text:p>
          </table:table-cell>
          <table:table-cell table:style-name="ce161" office:value-type="float" office:value="10.1911" calcext:value-type="float">
            <text:p>10</text:p>
          </table:table-cell>
          <table:table-cell table:style-name="ce161" office:value-type="float" office:value="9.25198" calcext:value-type="float">
            <text:p>9</text:p>
          </table:table-cell>
          <table:table-cell table:style-name="ce161" office:value-type="float" office:value="10.5436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500094" calcext:value-type="float">
            <text:p>500094</text:p>
          </table:table-cell>
          <table:table-cell table:style-name="ce27" table:formula="of:=[.P81]/86400" office:value-type="time" office:time-value="PT00H00M01.87032S" calcext:value-type="time">
            <text:p>00:00</text:p>
          </table:table-cell>
          <table:table-cell table:style-name="ce27" table:formula="of:=[.Q81]/86400" office:value-type="time" office:time-value="PT00H00M03.69017S" calcext:value-type="time">
            <text:p>00:00</text:p>
          </table:table-cell>
          <table:table-cell table:style-name="ce27" table:formula="of:=[.R81]/86400" office:value-type="time" office:time-value="PT00H00M04.40802S" calcext:value-type="time">
            <text:p>00:00</text:p>
          </table:table-cell>
          <table:table-cell table:style-name="ce27" table:formula="of:=[.S81]/86400" office:value-type="time" office:time-value="PT00H00M09.60654S" calcext:value-type="time">
            <text:p>00:00</text:p>
          </table:table-cell>
          <table:table-cell table:style-name="ce27" table:formula="of:=[.T81]/86400" office:value-type="time" office:time-value="PT00H00M09.68361S" calcext:value-type="time">
            <text:p>00:00</text:p>
          </table:table-cell>
          <table:table-cell table:style-name="ce27" table:formula="of:=[.U81]/86400" office:value-type="time" office:time-value="PT00H00M09.98131S" calcext:value-type="time">
            <text:p>00:00</text:p>
          </table:table-cell>
          <table:table-cell table:number-columns-repeated="3"/>
          <table:table-cell table:style-name="ce161" office:value-type="float" office:value="1.87032" calcext:value-type="float">
            <text:p>2</text:p>
          </table:table-cell>
          <table:table-cell table:style-name="ce161" office:value-type="float" office:value="3.69017" calcext:value-type="float">
            <text:p>4</text:p>
          </table:table-cell>
          <table:table-cell table:style-name="ce161" office:value-type="float" office:value="4.40802" calcext:value-type="float">
            <text:p>4</text:p>
          </table:table-cell>
          <table:table-cell table:style-name="ce161" office:value-type="float" office:value="9.60654" calcext:value-type="float">
            <text:p>10</text:p>
          </table:table-cell>
          <table:table-cell table:style-name="ce161" office:value-type="float" office:value="9.68361" calcext:value-type="float">
            <text:p>10</text:p>
          </table:table-cell>
          <table:table-cell table:style-name="ce161" office:value-type="float" office:value="9.98131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52075" calcext:value-type="float">
            <text:p>52075</text:p>
          </table:table-cell>
          <table:table-cell table:style-name="ce27" table:formula="of:=[.P82]/86400" office:value-type="time" office:time-value="PT00H00M01.75589S" calcext:value-type="time">
            <text:p>00:00</text:p>
          </table:table-cell>
          <table:table-cell table:style-name="ce27" table:formula="of:=[.Q82]/86400" office:value-type="time" office:time-value="PT00H00M02.02293S" calcext:value-type="time">
            <text:p>00:00</text:p>
          </table:table-cell>
          <table:table-cell table:style-name="ce27" table:formula="of:=[.R82]/86400" office:value-type="time" office:time-value="PT00H00M02.22841S" calcext:value-type="time">
            <text:p>00:00</text:p>
          </table:table-cell>
          <table:table-cell table:style-name="ce27" table:formula="of:=[.S82]/86400" office:value-type="time" office:time-value="PT00H00M05.37996S" calcext:value-type="time">
            <text:p>00:00</text:p>
          </table:table-cell>
          <table:table-cell table:style-name="ce27" table:formula="of:=[.T82]/86400" office:value-type="time" office:time-value="PT00H00M08.29637S" calcext:value-type="time">
            <text:p>00:00</text:p>
          </table:table-cell>
          <table:table-cell table:style-name="ce27" table:formula="of:=[.U82]/86400" office:value-type="time" office:time-value="PT00H00M09.0682S" calcext:value-type="time">
            <text:p>00:00</text:p>
          </table:table-cell>
          <table:table-cell table:number-columns-repeated="3"/>
          <table:table-cell table:style-name="ce161" office:value-type="float" office:value="1.75589" calcext:value-type="float">
            <text:p>2</text:p>
          </table:table-cell>
          <table:table-cell table:style-name="ce161" office:value-type="float" office:value="2.02293" calcext:value-type="float">
            <text:p>2</text:p>
          </table:table-cell>
          <table:table-cell table:style-name="ce161" office:value-type="float" office:value="2.22841" calcext:value-type="float">
            <text:p>2</text:p>
          </table:table-cell>
          <table:table-cell table:style-name="ce161" office:value-type="float" office:value="5.37996" calcext:value-type="float">
            <text:p>5</text:p>
          </table:table-cell>
          <table:table-cell table:style-name="ce161" office:value-type="float" office:value="8.29637" calcext:value-type="float">
            <text:p>8</text:p>
          </table:table-cell>
          <table:table-cell table:style-name="ce161" office:value-type="float" office:value="9.0682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1063854" calcext:value-type="float">
            <text:p>1063854</text:p>
          </table:table-cell>
          <table:table-cell table:style-name="ce27" table:formula="of:=[.P83]/86400" office:value-type="time" office:time-value="PT00H00M03.52385S" calcext:value-type="time">
            <text:p>00:00</text:p>
          </table:table-cell>
          <table:table-cell table:style-name="ce27" table:formula="of:=[.Q83]/86400" office:value-type="time" office:time-value="PT00H00M08.07242S" calcext:value-type="time">
            <text:p>00:00</text:p>
          </table:table-cell>
          <table:table-cell table:style-name="ce27" table:formula="of:=[.R83]/86400" office:value-type="time" office:time-value="PT00H00M12.6296S" calcext:value-type="time">
            <text:p>00:00</text:p>
          </table:table-cell>
          <table:table-cell table:style-name="ce27" table:formula="of:=[.S83]/86400" office:value-type="time" office:time-value="PT00H00M24.4213S" calcext:value-type="time">
            <text:p>00:00</text:p>
          </table:table-cell>
          <table:table-cell table:style-name="ce27" table:formula="of:=[.T83]/86400" office:value-type="time" office:time-value="PT00H00M17.9382S" calcext:value-type="time">
            <text:p>00:00</text:p>
          </table:table-cell>
          <table:table-cell table:style-name="ce27" table:formula="of:=[.U83]/86400" office:value-type="time" office:time-value="PT00H00M30.8234S" calcext:value-type="time">
            <text:p>00:00</text:p>
          </table:table-cell>
          <table:table-cell table:number-columns-repeated="3"/>
          <table:table-cell table:style-name="ce161" office:value-type="float" office:value="3.52385" calcext:value-type="float">
            <text:p>4</text:p>
          </table:table-cell>
          <table:table-cell table:style-name="ce161" office:value-type="float" office:value="8.07242" calcext:value-type="float">
            <text:p>8</text:p>
          </table:table-cell>
          <table:table-cell table:style-name="ce161" office:value-type="float" office:value="12.6296" calcext:value-type="float">
            <text:p>13</text:p>
          </table:table-cell>
          <table:table-cell table:style-name="ce161" office:value-type="float" office:value="24.4213" calcext:value-type="float">
            <text:p>24</text:p>
          </table:table-cell>
          <table:table-cell table:style-name="ce161" office:value-type="float" office:value="17.9382" calcext:value-type="float">
            <text:p>18</text:p>
          </table:table-cell>
          <table:table-cell table:style-name="ce161" office:value-type="float" office:value="30.8234" calcext:value-type="float">
            <text:p>3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41084" calcext:value-type="float">
            <text:p>41084</text:p>
          </table:table-cell>
          <table:table-cell table:style-name="ce27" table:formula="of:=[.P84]/86400" office:value-type="time" office:time-value="PT00H00M01.36963S" calcext:value-type="time">
            <text:p>00:00</text:p>
          </table:table-cell>
          <table:table-cell table:style-name="ce27" table:formula="of:=[.Q84]/86400" office:value-type="time" office:time-value="PT00H00M02.41218S" calcext:value-type="time">
            <text:p>00:00</text:p>
          </table:table-cell>
          <table:table-cell table:style-name="ce27" table:formula="of:=[.R84]/86400" office:value-type="time" office:time-value="PT00H00M02.43033S" calcext:value-type="time">
            <text:p>00:00</text:p>
          </table:table-cell>
          <table:table-cell table:style-name="ce27" table:formula="of:=[.S84]/86400" office:value-type="time" office:time-value="PT00H00M03.83155S" calcext:value-type="time">
            <text:p>00:00</text:p>
          </table:table-cell>
          <table:table-cell table:style-name="ce27" table:formula="of:=[.T84]/86400" office:value-type="time" office:time-value="PT00H00M04.18348S" calcext:value-type="time">
            <text:p>00:00</text:p>
          </table:table-cell>
          <table:table-cell table:style-name="ce27" table:formula="of:=[.U84]/86400" office:value-type="time" office:time-value="PT00H00M04.61247S" calcext:value-type="time">
            <text:p>00:00</text:p>
          </table:table-cell>
          <table:table-cell table:number-columns-repeated="3"/>
          <table:table-cell table:style-name="ce161" office:value-type="float" office:value="1.36963" calcext:value-type="float">
            <text:p>1</text:p>
          </table:table-cell>
          <table:table-cell table:style-name="ce161" office:value-type="float" office:value="2.41218" calcext:value-type="float">
            <text:p>2</text:p>
          </table:table-cell>
          <table:table-cell table:style-name="ce161" office:value-type="float" office:value="2.43033" calcext:value-type="float">
            <text:p>2</text:p>
          </table:table-cell>
          <table:table-cell table:style-name="ce161" office:value-type="float" office:value="3.83155" calcext:value-type="float">
            <text:p>4</text:p>
          </table:table-cell>
          <table:table-cell table:style-name="ce161" office:value-type="float" office:value="4.18348" calcext:value-type="float">
            <text:p>4</text:p>
          </table:table-cell>
          <table:table-cell table:style-name="ce161" office:value-type="float" office:value="4.61247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45619" calcext:value-type="float">
            <text:p>45619</text:p>
          </table:table-cell>
          <table:table-cell table:style-name="ce27" table:formula="of:=[.P85]/86400" office:value-type="time" office:time-value="PT00H00M01.82151S" calcext:value-type="time">
            <text:p>00:00</text:p>
          </table:table-cell>
          <table:table-cell table:style-name="ce27" table:formula="of:=[.Q85]/86400" office:value-type="time" office:time-value="PT00H00M04.1607S" calcext:value-type="time">
            <text:p>00:00</text:p>
          </table:table-cell>
          <table:table-cell table:style-name="ce27" table:formula="of:=[.R85]/86400" office:value-type="time" office:time-value="PT00H00M06.53336S" calcext:value-type="time">
            <text:p>00:00</text:p>
          </table:table-cell>
          <table:table-cell table:style-name="ce27" table:formula="of:=[.S85]/86400" office:value-type="time" office:time-value="PT00H00M10.1501S" calcext:value-type="time">
            <text:p>00:00</text:p>
          </table:table-cell>
          <table:table-cell table:style-name="ce27" table:formula="of:=[.T85]/86400" office:value-type="time" office:time-value="PT00H00M14.6365S" calcext:value-type="time">
            <text:p>00:00</text:p>
          </table:table-cell>
          <table:table-cell table:style-name="ce27" table:formula="of:=[.U85]/86400" office:value-type="time" office:time-value="PT00H00M12.9788S" calcext:value-type="time">
            <text:p>00:00</text:p>
          </table:table-cell>
          <table:table-cell table:number-columns-repeated="3"/>
          <table:table-cell table:style-name="ce161" office:value-type="float" office:value="1.82151" calcext:value-type="float">
            <text:p>2</text:p>
          </table:table-cell>
          <table:table-cell table:style-name="ce161" office:value-type="float" office:value="4.1607" calcext:value-type="float">
            <text:p>4</text:p>
          </table:table-cell>
          <table:table-cell table:style-name="ce161" office:value-type="float" office:value="6.53336" calcext:value-type="float">
            <text:p>7</text:p>
          </table:table-cell>
          <table:table-cell table:style-name="ce161" office:value-type="float" office:value="10.1501" calcext:value-type="float">
            <text:p>10</text:p>
          </table:table-cell>
          <table:table-cell table:style-name="ce161" office:value-type="float" office:value="14.6365" calcext:value-type="float">
            <text:p>15</text:p>
          </table:table-cell>
          <table:table-cell table:style-name="ce161" office:value-type="float" office:value="12.9788" calcext:value-type="float">
            <text:p>13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72600" calcext:value-type="float">
            <text:p>72600</text:p>
          </table:table-cell>
          <table:table-cell table:style-name="ce27" table:formula="of:=[.P86]/86400" office:value-type="time" office:time-value="PT00H00M06.04956S" calcext:value-type="time">
            <text:p>00:00</text:p>
          </table:table-cell>
          <table:table-cell table:style-name="ce27" table:formula="of:=[.Q86]/86400" office:value-type="time" office:time-value="PT00H00M10.8201S" calcext:value-type="time">
            <text:p>00:00</text:p>
          </table:table-cell>
          <table:table-cell table:style-name="ce27" table:formula="of:=[.R86]/86400" office:value-type="time" office:time-value="PT00H00M13.4279S" calcext:value-type="time">
            <text:p>00:00</text:p>
          </table:table-cell>
          <table:table-cell table:style-name="ce27" table:formula="of:=[.S86]/86400" office:value-type="time" office:time-value="PT00H00M22.1036S" calcext:value-type="time">
            <text:p>00:00</text:p>
          </table:table-cell>
          <table:table-cell table:style-name="ce27" table:formula="of:=[.T86]/86400" office:value-type="time" office:time-value="PT00H00M23.4235S" calcext:value-type="time">
            <text:p>00:00</text:p>
          </table:table-cell>
          <table:table-cell table:style-name="ce27" table:formula="of:=[.U86]/86400" office:value-type="time" office:time-value="PT00H00M24.2019S" calcext:value-type="time">
            <text:p>00:00</text:p>
          </table:table-cell>
          <table:table-cell table:number-columns-repeated="3"/>
          <table:table-cell table:style-name="ce161" office:value-type="float" office:value="6.04956" calcext:value-type="float">
            <text:p>6</text:p>
          </table:table-cell>
          <table:table-cell table:style-name="ce161" office:value-type="float" office:value="10.8201" calcext:value-type="float">
            <text:p>11</text:p>
          </table:table-cell>
          <table:table-cell table:style-name="ce161" office:value-type="float" office:value="13.4279" calcext:value-type="float">
            <text:p>13</text:p>
          </table:table-cell>
          <table:table-cell table:style-name="ce161" office:value-type="float" office:value="22.1036" calcext:value-type="float">
            <text:p>22</text:p>
          </table:table-cell>
          <table:table-cell table:style-name="ce161" office:value-type="float" office:value="23.4235" calcext:value-type="float">
            <text:p>23</text:p>
          </table:table-cell>
          <table:table-cell table:style-name="ce161" office:value-type="float" office:value="24.2019" calcext:value-type="float">
            <text:p>24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77951" calcext:value-type="float">
            <text:p>77951</text:p>
          </table:table-cell>
          <table:table-cell table:style-name="ce27" table:formula="of:=[.P87]/86400" office:value-type="time" office:time-value="PT00H00M05.98523S" calcext:value-type="time">
            <text:p>00:00</text:p>
          </table:table-cell>
          <table:table-cell table:style-name="ce27" table:formula="of:=[.Q87]/86400" office:value-type="time" office:time-value="PT00H00M06.73396S" calcext:value-type="time">
            <text:p>00:00</text:p>
          </table:table-cell>
          <table:table-cell table:style-name="ce27" table:formula="of:=[.R87]/86400" office:value-type="time" office:time-value="PT00H00M09.99717S" calcext:value-type="time">
            <text:p>00:00</text:p>
          </table:table-cell>
          <table:table-cell table:style-name="ce27" table:formula="of:=[.S87]/86400" office:value-type="time" office:time-value="PT00H00M12.5251S" calcext:value-type="time">
            <text:p>00:00</text:p>
          </table:table-cell>
          <table:table-cell table:style-name="ce27" table:formula="of:=[.T87]/86400" office:value-type="time" office:time-value="PT00H00M13.6783S" calcext:value-type="time">
            <text:p>00:00</text:p>
          </table:table-cell>
          <table:table-cell table:style-name="ce27" table:formula="of:=[.U87]/86400" office:value-type="time" office:time-value="PT00H00M21.3177S" calcext:value-type="time">
            <text:p>00:00</text:p>
          </table:table-cell>
          <table:table-cell table:number-columns-repeated="3"/>
          <table:table-cell table:style-name="ce161" office:value-type="float" office:value="5.98523" calcext:value-type="float">
            <text:p>6</text:p>
          </table:table-cell>
          <table:table-cell table:style-name="ce161" office:value-type="float" office:value="6.73396" calcext:value-type="float">
            <text:p>7</text:p>
          </table:table-cell>
          <table:table-cell table:style-name="ce161" office:value-type="float" office:value="9.99717" calcext:value-type="float">
            <text:p>10</text:p>
          </table:table-cell>
          <table:table-cell table:style-name="ce161" office:value-type="float" office:value="12.5251" calcext:value-type="float">
            <text:p>13</text:p>
          </table:table-cell>
          <table:table-cell table:style-name="ce161" office:value-type="float" office:value="13.6783" calcext:value-type="float">
            <text:p>14</text:p>
          </table:table-cell>
          <table:table-cell table:style-name="ce161" office:value-type="float" office:value="21.3177" calcext:value-type="float">
            <text:p>2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96457" calcext:value-type="float">
            <text:p>96457</text:p>
          </table:table-cell>
          <table:table-cell table:style-name="ce27" table:formula="of:=[.P88]/86400" office:value-type="time" office:time-value="PT00H00M02.35402S" calcext:value-type="time">
            <text:p>00:00</text:p>
          </table:table-cell>
          <table:table-cell table:style-name="ce27" table:formula="of:=[.Q88]/86400" office:value-type="time" office:time-value="PT00H00M05.93539S" calcext:value-type="time">
            <text:p>00:00</text:p>
          </table:table-cell>
          <table:table-cell table:style-name="ce27" table:formula="of:=[.R88]/86400" office:value-type="time" office:time-value="PT00H00M06.93565S" calcext:value-type="time">
            <text:p>00:00</text:p>
          </table:table-cell>
          <table:table-cell table:style-name="ce27" table:formula="of:=[.S88]/86400" office:value-type="time" office:time-value="PT00H00M06.88567S" calcext:value-type="time">
            <text:p>00:00</text:p>
          </table:table-cell>
          <table:table-cell table:style-name="ce27" table:formula="of:=[.T88]/86400" office:value-type="time" office:time-value="PT00H00M20.9944S" calcext:value-type="time">
            <text:p>00:00</text:p>
          </table:table-cell>
          <table:table-cell table:style-name="ce27" table:formula="of:=[.U88]/86400" office:value-type="time" office:time-value="PT00H00M15.1801S" calcext:value-type="time">
            <text:p>00:00</text:p>
          </table:table-cell>
          <table:table-cell table:number-columns-repeated="3"/>
          <table:table-cell table:style-name="ce161" office:value-type="float" office:value="2.35402" calcext:value-type="float">
            <text:p>2</text:p>
          </table:table-cell>
          <table:table-cell table:style-name="ce161" office:value-type="float" office:value="5.93539" calcext:value-type="float">
            <text:p>6</text:p>
          </table:table-cell>
          <table:table-cell table:style-name="ce161" office:value-type="float" office:value="6.93565" calcext:value-type="float">
            <text:p>7</text:p>
          </table:table-cell>
          <table:table-cell table:style-name="ce161" office:value-type="float" office:value="6.88567" calcext:value-type="float">
            <text:p>7</text:p>
          </table:table-cell>
          <table:table-cell table:style-name="ce161" office:value-type="float" office:value="20.9944" calcext:value-type="float">
            <text:p>21</text:p>
          </table:table-cell>
          <table:table-cell table:style-name="ce161" office:value-type="float" office:value="15.1801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128057" calcext:value-type="float">
            <text:p>128057</text:p>
          </table:table-cell>
          <table:table-cell table:style-name="ce27" table:formula="of:=[.P89]/86400" office:value-type="time" office:time-value="PT00H00M05.68946S" calcext:value-type="time">
            <text:p>00:00</text:p>
          </table:table-cell>
          <table:table-cell table:style-name="ce27" table:formula="of:=[.Q89]/86400" office:value-type="time" office:time-value="PT00H00M09.37943S" calcext:value-type="time">
            <text:p>00:00</text:p>
          </table:table-cell>
          <table:table-cell table:style-name="ce27" table:formula="of:=[.R89]/86400" office:value-type="time" office:time-value="PT00H00M13.0287S" calcext:value-type="time">
            <text:p>00:00</text:p>
          </table:table-cell>
          <table:table-cell table:style-name="ce27" table:formula="of:=[.S89]/86400" office:value-type="time" office:time-value="PT00H00M18.576S" calcext:value-type="time">
            <text:p>00:00</text:p>
          </table:table-cell>
          <table:table-cell table:style-name="ce27" table:formula="of:=[.T89]/86400" office:value-type="time" office:time-value="PT00H00M21.3776S" calcext:value-type="time">
            <text:p>00:00</text:p>
          </table:table-cell>
          <table:table-cell table:style-name="ce27" table:formula="of:=[.U89]/86400" office:value-type="time" office:time-value="PT00H00M21.219S" calcext:value-type="time">
            <text:p>00:00</text:p>
          </table:table-cell>
          <table:table-cell table:number-columns-repeated="3"/>
          <table:table-cell table:style-name="ce161" office:value-type="float" office:value="5.68946" calcext:value-type="float">
            <text:p>6</text:p>
          </table:table-cell>
          <table:table-cell table:style-name="ce161" office:value-type="float" office:value="9.37943" calcext:value-type="float">
            <text:p>9</text:p>
          </table:table-cell>
          <table:table-cell table:style-name="ce161" office:value-type="float" office:value="13.0287" calcext:value-type="float">
            <text:p>13</text:p>
          </table:table-cell>
          <table:table-cell table:style-name="ce161" office:value-type="float" office:value="18.576" calcext:value-type="float">
            <text:p>19</text:p>
          </table:table-cell>
          <table:table-cell table:style-name="ce161" office:value-type="float" office:value="21.3776" calcext:value-type="float">
            <text:p>21</text:p>
          </table:table-cell>
          <table:table-cell table:style-name="ce161" office:value-type="float" office:value="21.219" calcext:value-type="float">
            <text:p>21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200967" calcext:value-type="float">
            <text:p>200967</text:p>
          </table:table-cell>
          <table:table-cell table:style-name="ce27" table:formula="of:=[.P90]/86400" office:value-type="time" office:time-value="PT00H00M05.33024S" calcext:value-type="time">
            <text:p>00:00</text:p>
          </table:table-cell>
          <table:table-cell table:style-name="ce27" table:formula="of:=[.Q90]/86400" office:value-type="time" office:time-value="PT00H00M10.5933S" calcext:value-type="time">
            <text:p>00:00</text:p>
          </table:table-cell>
          <table:table-cell table:style-name="ce27" table:formula="of:=[.R90]/86400" office:value-type="time" office:time-value="PT00H00M15.9753S" calcext:value-type="time">
            <text:p>00:00</text:p>
          </table:table-cell>
          <table:table-cell table:style-name="ce27" table:formula="of:=[.S90]/86400" office:value-type="time" office:time-value="PT00H00M19.2124S" calcext:value-type="time">
            <text:p>00:00</text:p>
          </table:table-cell>
          <table:table-cell table:style-name="ce27" table:formula="of:=[.T90]/86400" office:value-type="time" office:time-value="PT00H00M21.031S" calcext:value-type="time">
            <text:p>00:00</text:p>
          </table:table-cell>
          <table:table-cell table:style-name="ce27" table:formula="of:=[.U90]/86400" office:value-type="time" office:time-value="PT00H00M23.2225S" calcext:value-type="time">
            <text:p>00:00</text:p>
          </table:table-cell>
          <table:table-cell table:number-columns-repeated="3"/>
          <table:table-cell table:style-name="ce161" office:value-type="float" office:value="5.33024" calcext:value-type="float">
            <text:p>5</text:p>
          </table:table-cell>
          <table:table-cell table:style-name="ce161" office:value-type="float" office:value="10.5933" calcext:value-type="float">
            <text:p>11</text:p>
          </table:table-cell>
          <table:table-cell table:style-name="ce161" office:value-type="float" office:value="15.9753" calcext:value-type="float">
            <text:p>16</text:p>
          </table:table-cell>
          <table:table-cell table:style-name="ce161" office:value-type="float" office:value="19.2124" calcext:value-type="float">
            <text:p>19</text:p>
          </table:table-cell>
          <table:table-cell table:style-name="ce161" office:value-type="float" office:value="21.031" calcext:value-type="float">
            <text:p>21</text:p>
          </table:table-cell>
          <table:table-cell table:style-name="ce161" office:value-type="float" office:value="23.2225" calcext:value-type="float">
            <text:p>23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225936" calcext:value-type="float">
            <text:p>225936</text:p>
          </table:table-cell>
          <table:table-cell table:style-name="ce27" table:formula="of:=[.P91]/86400" office:value-type="time" office:time-value="PT00H00M00.927306S" calcext:value-type="time">
            <text:p>00:00</text:p>
          </table:table-cell>
          <table:table-cell table:style-name="ce27" table:formula="of:=[.Q91]/86400" office:value-type="time" office:time-value="PT00H00M01.94269S" calcext:value-type="time">
            <text:p>00:00</text:p>
          </table:table-cell>
          <table:table-cell table:style-name="ce27" table:formula="of:=[.R91]/86400" office:value-type="time" office:time-value="PT00H00M02.54488S" calcext:value-type="time">
            <text:p>00:00</text:p>
          </table:table-cell>
          <table:table-cell table:style-name="ce27" table:formula="of:=[.S91]/86400" office:value-type="time" office:time-value="PT00H00M04.33575S" calcext:value-type="time">
            <text:p>00:00</text:p>
          </table:table-cell>
          <table:table-cell table:style-name="ce27" table:formula="of:=[.T91]/86400" office:value-type="time" office:time-value="PT00H00M07.19176S" calcext:value-type="time">
            <text:p>00:00</text:p>
          </table:table-cell>
          <table:table-cell table:style-name="ce27" table:formula="of:=[.U91]/86400" office:value-type="time" office:time-value="PT00H00M07.0867S" calcext:value-type="time">
            <text:p>00:00</text:p>
          </table:table-cell>
          <table:table-cell table:number-columns-repeated="3"/>
          <table:table-cell table:style-name="ce161" office:value-type="float" office:value="0.927306" calcext:value-type="float">
            <text:p>1</text:p>
          </table:table-cell>
          <table:table-cell table:style-name="ce161" office:value-type="float" office:value="1.94269" calcext:value-type="float">
            <text:p>2</text:p>
          </table:table-cell>
          <table:table-cell table:style-name="ce161" office:value-type="float" office:value="2.54488" calcext:value-type="float">
            <text:p>3</text:p>
          </table:table-cell>
          <table:table-cell table:style-name="ce161" office:value-type="float" office:value="4.33575" calcext:value-type="float">
            <text:p>4</text:p>
          </table:table-cell>
          <table:table-cell table:style-name="ce161" office:value-type="float" office:value="7.19176" calcext:value-type="float">
            <text:p>7</text:p>
          </table:table-cell>
          <table:table-cell table:style-name="ce161" office:value-type="float" office:value="7.086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1053374" calcext:value-type="float">
            <text:p>1053374</text:p>
          </table:table-cell>
          <table:table-cell table:style-name="ce27" table:formula="of:=[.P92]/86400" office:value-type="time" office:time-value="PT00H00M01.01393S" calcext:value-type="time">
            <text:p>00:00</text:p>
          </table:table-cell>
          <table:table-cell table:style-name="ce27" table:formula="of:=[.Q92]/86400" office:value-type="time" office:time-value="PT00H00M02.12478S" calcext:value-type="time">
            <text:p>00:00</text:p>
          </table:table-cell>
          <table:table-cell table:style-name="ce27" table:formula="of:=[.R92]/86400" office:value-type="time" office:time-value="PT00H00M02.8491S" calcext:value-type="time">
            <text:p>00:00</text:p>
          </table:table-cell>
          <table:table-cell table:style-name="ce27" table:formula="of:=[.S92]/86400" office:value-type="time" office:time-value="PT00H00M04.51119S" calcext:value-type="time">
            <text:p>00:00</text:p>
          </table:table-cell>
          <table:table-cell table:style-name="ce27" table:formula="of:=[.T92]/86400" office:value-type="time" office:time-value="PT00H00M05.04603S" calcext:value-type="time">
            <text:p>00:00</text:p>
          </table:table-cell>
          <table:table-cell table:style-name="ce27" table:formula="of:=[.U92]/86400" office:value-type="time" office:time-value="PT00H00M06.03513S" calcext:value-type="time">
            <text:p>00:00</text:p>
          </table:table-cell>
          <table:table-cell table:number-columns-repeated="3"/>
          <table:table-cell table:style-name="ce161" office:value-type="float" office:value="1.01393" calcext:value-type="float">
            <text:p>1</text:p>
          </table:table-cell>
          <table:table-cell table:style-name="ce161" office:value-type="float" office:value="2.12478" calcext:value-type="float">
            <text:p>2</text:p>
          </table:table-cell>
          <table:table-cell table:style-name="ce161" office:value-type="float" office:value="2.8491" calcext:value-type="float">
            <text:p>3</text:p>
          </table:table-cell>
          <table:table-cell table:style-name="ce161" office:value-type="float" office:value="4.51119" calcext:value-type="float">
            <text:p>5</text:p>
          </table:table-cell>
          <table:table-cell table:style-name="ce161" office:value-type="float" office:value="5.04603" calcext:value-type="float">
            <text:p>5</text:p>
          </table:table-cell>
          <table:table-cell table:style-name="ce161" office:value-type="float" office:value="6.03513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51" office:value-type="float" office:value="1307398" calcext:value-type="float">
            <text:p>1307398</text:p>
          </table:table-cell>
          <table:table-cell table:style-name="ce27" table:formula="of:=[.P93]/86400" office:value-type="time" office:time-value="PT00H00M02.11626S" calcext:value-type="time">
            <text:p>00:00</text:p>
          </table:table-cell>
          <table:table-cell table:style-name="ce27" table:formula="of:=[.Q93]/86400" office:value-type="time" office:time-value="PT00H00M02.0271S" calcext:value-type="time">
            <text:p>00:00</text:p>
          </table:table-cell>
          <table:table-cell table:style-name="ce27" table:formula="of:=[.R93]/86400" office:value-type="time" office:time-value="PT00H00M05.43487S" calcext:value-type="time">
            <text:p>00:00</text:p>
          </table:table-cell>
          <table:table-cell table:style-name="ce27" table:formula="of:=[.S93]/86400" office:value-type="time" office:time-value="PT00H00M08.06906S" calcext:value-type="time">
            <text:p>00:00</text:p>
          </table:table-cell>
          <table:table-cell table:style-name="ce27" table:formula="of:=[.T93]/86400" office:value-type="time" office:time-value="PT00H00M06.24925S" calcext:value-type="time">
            <text:p>00:00</text:p>
          </table:table-cell>
          <table:table-cell table:style-name="ce27" table:formula="of:=[.U93]/86400" office:value-type="time" office:time-value="PT00H00M11.957S" calcext:value-type="time">
            <text:p>00:00</text:p>
          </table:table-cell>
          <table:table-cell table:number-columns-repeated="3"/>
          <table:table-cell table:style-name="ce161" office:value-type="float" office:value="2.11626" calcext:value-type="float">
            <text:p>2</text:p>
          </table:table-cell>
          <table:table-cell table:style-name="ce161" office:value-type="float" office:value="2.0271" calcext:value-type="float">
            <text:p>2</text:p>
          </table:table-cell>
          <table:table-cell table:style-name="ce161" office:value-type="float" office:value="5.43487" calcext:value-type="float">
            <text:p>5</text:p>
          </table:table-cell>
          <table:table-cell table:style-name="ce161" office:value-type="float" office:value="8.06906" calcext:value-type="float">
            <text:p>8</text:p>
          </table:table-cell>
          <table:table-cell table:style-name="ce161" office:value-type="float" office:value="6.24925" calcext:value-type="float">
            <text:p>6</text:p>
          </table:table-cell>
          <table:table-cell table:style-name="ce161" office:value-type="float" office:value="11.957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2" office:value-type="string" calcext:value-type="string">
            <text:p>Stanford Bunny</text:p>
          </table:table-cell>
          <table:table-cell table:style-name="ce27" table:formula="of:=[.P94]/86400" office:value-type="time" office:time-value="PT00H10M57S" calcext:value-type="time">
            <text:p>00:10</text:p>
          </table:table-cell>
          <table:table-cell table:style-name="ce27" table:formula="of:=[.Q94]/86400" office:value-type="time" office:time-value="PT00H11M10S" calcext:value-type="time">
            <text:p>00:11</text:p>
          </table:table-cell>
          <table:table-cell table:style-name="ce27" table:formula="of:=[.R94]/86400" office:value-type="time" office:time-value="PT00H11M02S" calcext:value-type="time">
            <text:p>00:11</text:p>
          </table:table-cell>
          <table:table-cell table:style-name="ce27" table:formula="of:=[.S94]/86400" office:value-type="time" office:time-value="PT00H13M41S" calcext:value-type="time">
            <text:p>00:13</text:p>
          </table:table-cell>
          <table:table-cell table:style-name="ce27" table:formula="of:=[.T94]/86400" office:value-type="time" office:time-value="PT00H14M12S" calcext:value-type="time">
            <text:p>00:14</text:p>
          </table:table-cell>
          <table:table-cell table:style-name="ce27" table:formula="of:=[.U94]/86400" office:value-type="time" office:time-value="PT00H17M24S" calcext:value-type="time">
            <text:p>00:17</text:p>
          </table:table-cell>
          <table:table-cell table:number-columns-repeated="3"/>
          <table:table-cell office:value-type="float" office:value="657" calcext:value-type="float">
            <text:p>657</text:p>
          </table:table-cell>
          <table:table-cell office:value-type="float" office:value="670" calcext:value-type="float">
            <text:p>670</text:p>
          </table:table-cell>
          <table:table-cell office:value-type="float" office:value="662" calcext:value-type="float">
            <text:p>662</text:p>
          </table:table-cell>
          <table:table-cell office:value-type="float" office:value="821" calcext:value-type="float">
            <text:p>821</text:p>
          </table:table-cell>
          <table:table-cell office:value-type="float" office:value="852" calcext:value-type="float">
            <text:p>852</text:p>
          </table:table-cell>
          <table:table-cell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5"/>
          <table:table-cell table:style-name="ce141" office:value-type="string" calcext:value-type="string" table:number-columns-spanned="1" table:number-rows-spanned="2">
            <text:p>Model</text:p>
          </table:table-cell>
          <table:table-cell table:style-name="ce141" table:number-columns-spanned="1" table:number-rows-spanned="2"/>
          <table:table-cell table:style-name="ce164" office:value-type="string" calcext:value-type="string" table:number-columns-spanned="15" table:number-rows-spanned="1">
            <text:p>Total Realisation Time by Subdegree (in minutes)</text:p>
          </table:table-cell>
          <table:covered-table-cell table:number-columns-repeated="14"/>
          <table:table-cell table:number-columns-repeated="9"/>
        </table:table-row>
        <table:table-row table:style-name="ro1">
          <table:table-cell table:number-columns-repeated="5"/>
          <table:covered-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2" office:value-type="string" calcext:value-type="string">
            <text:p>Snail</text:p>
          </table:table-cell>
          <table:table-cell table:style-name="ce139" office:value-type="float" office:value="817599.5075" calcext:value-type="float">
            <text:p>817599.5075</text:p>
          </table:table-cell>
          <table:table-cell table:style-name="ce27" table:formula="of:=[.H40]" office:value-type="time" office:time-value="PT16H09M00S" calcext:value-type="time">
            <text:p>16:09</text:p>
          </table:table-cell>
          <table:table-cell table:style-name="ce54" table:formula="of:=[.I40]+[.R40]+[.G69]" office:value-type="time" office:time-value="PT09H27M38.3001S" calcext:value-type="time">
            <text:p>09:27</text:p>
          </table:table-cell>
          <table:table-cell table:style-name="ce54" table:formula="of:=[.J40]+[.S40]+[.H69]" office:value-type="time" office:time-value="PT08H20M59.2423S" calcext:value-type="time">
            <text:p>08:20</text:p>
          </table:table-cell>
          <table:table-cell table:style-name="ce54" table:formula="of:=[.K40]+[.T40]+[.I69]" office:value-type="time" office:time-value="PT05H43M27.6941S" calcext:value-type="time">
            <text:p>05:43</text:p>
          </table:table-cell>
          <table:table-cell table:style-name="ce154" table:number-columns-repeated="2"/>
          <table:table-cell table:style-name="ce54" table:formula="of:=[.L40]+[.W40]+[.J69]" office:value-type="time" office:time-value="PT04H09M06.281S" calcext:value-type="time">
            <text:p>04:09</text:p>
          </table:table-cell>
          <table:table-cell table:style-name="ce154" table:number-columns-repeated="8"/>
          <table:table-cell table:number-columns-repeated="9"/>
        </table:table-row>
        <table:table-row table:style-name="ro1">
          <table:table-cell table:number-columns-repeated="5"/>
          <table:table-cell table:style-name="ce42" office:value-type="string" calcext:value-type="string">
            <text:p>Cube 20mm</text:p>
          </table:table-cell>
          <table:table-cell table:style-name="ce139" office:value-type="float" office:value="8000" calcext:value-type="float">
            <text:p>8000</text:p>
          </table:table-cell>
          <table:table-cell table:style-name="ce27" table:formula="of:=[.H41]" office:value-type="time" office:time-value="PT00H20M00S" calcext:value-type="time">
            <text:p>00:20</text:p>
          </table:table-cell>
          <table:table-cell table:style-name="ce54" table:formula="of:=[.I41]+[.R41]+[.G70]" office:value-type="time" office:time-value="PT00H16M00.95095S" calcext:value-type="time">
            <text:p>00:16</text:p>
          </table:table-cell>
          <table:table-cell table:style-name="ce54" table:formula="of:=[.J41]+[.S41]+[.H70]" office:value-type="time" office:time-value="PT00H16M00.849962S" calcext:value-type="time">
            <text:p>00:16</text:p>
          </table:table-cell>
          <table:table-cell table:style-name="ce54" table:formula="of:=[.K41]+[.T41]+[.I70]" office:value-type="time" office:time-value="PT00H14M00.832834S" calcext:value-type="time">
            <text:p>00:14</text:p>
          </table:table-cell>
          <table:table-cell table:style-name="ce154" table:number-columns-repeated="2"/>
          <table:table-cell table:style-name="ce54" table:formula="of:=[.L41]+[.W41]+[.J70]" office:value-type="time" office:time-value="PT00H24M02.37417S" calcext:value-type="time">
            <text:p>00:24</text:p>
          </table:table-cell>
          <table:table-cell table:style-name="ce154"/>
          <table:table-cell table:style-name="ce163" table:formula="of:=[.M41]+[.Y41]+[.K70]" office:value-type="time" office:time-value="PT00H30M00S" calcext:value-type="time">
            <text:p>00:30</text:p>
          </table:table-cell>
          <table:table-cell table:style-name="ce154" table:number-columns-repeated="6"/>
          <table:table-cell table:number-columns-repeated="9"/>
        </table:table-row>
        <table:table-row table:style-name="ro1">
          <table:table-cell table:number-columns-repeated="5"/>
          <table:table-cell table:style-name="ce42" office:value-type="string" calcext:value-type="string">
            <text:p>Cube 50mm</text:p>
          </table:table-cell>
          <table:table-cell table:style-name="ce139" office:value-type="float" office:value="125000" calcext:value-type="float">
            <text:p>125000</text:p>
          </table:table-cell>
          <table:table-cell table:style-name="ce27" table:formula="of:=[.H42]" office:value-type="time" office:time-value="PT02H43M00S" calcext:value-type="time">
            <text:p>02:43</text:p>
          </table:table-cell>
          <table:table-cell table:style-name="ce54" table:formula="of:=[.I42]+[.R42]+[.G71]" office:value-type="time" office:time-value="PT01H44M00.791468S" calcext:value-type="time">
            <text:p>01:44</text:p>
          </table:table-cell>
          <table:table-cell table:style-name="ce54" table:formula="of:=[.J42]+[.S42]+[.H71]" office:value-type="time" office:time-value="PT01H56M00.440364S" calcext:value-type="time">
            <text:p>01:56</text:p>
          </table:table-cell>
          <table:table-cell table:style-name="ce54" table:formula="of:=[.K42]+[.T42]+[.I71]" office:value-type="time" office:time-value="PT01H11M00.759609S" calcext:value-type="time">
            <text:p>01:11</text:p>
          </table:table-cell>
          <table:table-cell table:style-name="ce154" table:number-columns-repeated="3"/>
          <table:table-cell table:style-name="ce54" table:formula="of:=[.L42]+[.X42]+[.J71]" office:value-type="time" office:time-value="PT01H03M00.996915S" calcext:value-type="time">
            <text:p>01:03</text:p>
          </table:table-cell>
          <table:table-cell table:style-name="ce154" table:number-columns-repeated="2"/>
          <table:table-cell table:style-name="ce54" table:formula="of:=[.M42]+[.AA42]+[.K71]" office:value-type="time" office:time-value="PT01H13M00S" calcext:value-type="time">
            <text:p>01:13</text:p>
          </table:table-cell>
          <table:table-cell table:style-name="ce154" table:number-columns-repeated="3"/>
          <table:table-cell table:style-name="ce54" table:formula="of:=[.N42]+[.AE42]+[.L71]" office:value-type="time" office:time-value="PT01H46M01.11556S" calcext:value-type="time">
            <text:p>01:4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2" office:value-type="string" calcext:value-type="string">
            <text:p>Cube 100mm</text:p>
          </table:table-cell>
          <table:table-cell table:style-name="ce139" office:value-type="float" office:value="1000000" calcext:value-type="float">
            <text:p>1000000</text:p>
          </table:table-cell>
          <table:table-cell table:style-name="ce27" table:formula="of:=[.H43]" office:value-type="time" office:time-value="PT15H15M00S" calcext:value-type="time">
            <text:p>15:15</text:p>
          </table:table-cell>
          <table:table-cell table:style-name="ce54" table:formula="of:=[.I43]+[.R43]+[.G72]" office:value-type="time" office:time-value="PT09H17M00.135816S" calcext:value-type="time">
            <text:p>09:17</text:p>
          </table:table-cell>
          <table:table-cell table:style-name="ce54" table:formula="of:=[.J43]+[.S43]+[.H72]" office:value-type="time" office:time-value="PT09H26M00.409029S" calcext:value-type="time">
            <text:p>09:26</text:p>
          </table:table-cell>
          <table:table-cell table:style-name="ce54" table:formula="of:=[.K43]+[.T43]+[.I72]" office:value-type="time" office:time-value="PT05H48M00.493076S" calcext:value-type="time">
            <text:p>05:48</text:p>
          </table:table-cell>
          <table:table-cell table:style-name="ce154" table:number-columns-repeated="3"/>
          <table:table-cell table:style-name="ce54" table:formula="of:=[.L43]+[.X43]+[.J72]" office:value-type="time" office:time-value="PT04H11M00.820332S" calcext:value-type="time">
            <text:p>04:11</text:p>
          </table:table-cell>
          <table:table-cell table:style-name="ce154" table:number-columns-repeated="4"/>
          <table:table-cell table:style-name="ce54" table:formula="of:=[.N43]+[.AC43]+[.K72]" office:value-type="time" office:time-value="PT03H31M00S" calcext:value-type="time">
            <text:p>03:31</text:p>
          </table:table-cell>
          <table:table-cell table:style-name="ce154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42" office:value-type="string" calcext:value-type="string">
            <text:p>Benchy3D</text:p>
          </table:table-cell>
          <table:table-cell table:style-name="ce139" office:value-type="float" office:value="15550.531" calcext:value-type="float">
            <text:p>15550.531</text:p>
          </table:table-cell>
          <table:table-cell table:style-name="ce27" table:formula="of:=[.H44]" office:value-type="time" office:time-value="PT02H02M00S" calcext:value-type="time">
            <text:p>02:02</text:p>
          </table:table-cell>
          <table:table-cell table:style-name="ce54" table:formula="of:=[.I44]+[.R44]+[.G73]" office:value-type="time" office:time-value="PT01H30M08.832S" calcext:value-type="time">
            <text:p>01:30</text:p>
          </table:table-cell>
          <table:table-cell table:style-name="ce54" table:formula="of:=[.J44]+[.S44]+[.H73]" office:value-type="time" office:time-value="PT01H19M06.541S" calcext:value-type="time">
            <text:p>01:19</text:p>
          </table:table-cell>
          <table:table-cell table:style-name="ce54" table:formula="of:=[.K44]+[.T44]+[.I73]" office:value-type="time" office:time-value="PT01H19M57.888S" calcext:value-type="time">
            <text:p>01:19</text:p>
          </table:table-cell>
          <table:table-cell table:style-name="ce154" table:number-columns-repeated="2"/>
          <table:table-cell table:style-name="ce163" table:formula="of:=[.L44]+[.W44]+[.J73]" office:value-type="time" office:time-value="PT01H31M33.14S" calcext:value-type="time">
            <text:p>01:31</text:p>
          </table:table-cell>
          <table:table-cell table:style-name="ce154" table:number-columns-repeated="8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Board Device</text:p>
          </table:table-cell>
          <table:table-cell office:value-type="float" office:value="93193.6071308959" calcext:value-type="float">
            <text:p>93193.6071308959</text:p>
          </table:table-cell>
          <table:table-cell table:style-name="ce27" table:formula="of:=[.H46]" office:value-type="time" office:time-value="PT06H57M00S" calcext:value-type="time">
            <text:p>06:57</text:p>
          </table:table-cell>
          <table:table-cell table:style-name="ce54" table:formula="of:=[.I46]+[.R45]+[.G75]" office:value-type="time" office:time-value="PT03H47M43.4899S" calcext:value-type="time">
            <text:p>03:47</text:p>
          </table:table-cell>
          <table:table-cell table:style-name="ce54" table:formula="of:=[.J46]+[.S45]+[.H75]" office:value-type="time" office:time-value="PT03H22M48.3102S" calcext:value-type="time">
            <text:p>03:22</text:p>
          </table:table-cell>
          <table:table-cell table:style-name="ce54" table:formula="of:=[.K46]+[.T45]+[.I75]" office:value-type="time" office:time-value="PT02H58M00.2142S" calcext:value-type="time">
            <text:p>02:58</text:p>
          </table:table-cell>
          <table:table-cell table:style-name="ce154" table:number-columns-repeated="2"/>
          <table:table-cell table:style-name="ce54" table:formula="of:=[.L46]+[.W45]+[.J75]" office:value-type="time" office:time-value="PT01H56M13.2602S" calcext:value-type="time">
            <text:p>01:56</text:p>
          </table:table-cell>
          <table:table-cell table:style-name="ce154" table:number-columns-repeated="8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Toothed Cog</text:p>
          </table:table-cell>
          <table:table-cell office:value-type="float" office:value="28919.9635769814" calcext:value-type="float">
            <text:p>28919.9635769814</text:p>
          </table:table-cell>
          <table:table-cell table:style-name="ce27" table:formula="of:=[.H47]" office:value-type="time" office:time-value="PT01H18M00S" calcext:value-type="time">
            <text:p>01:18</text:p>
          </table:table-cell>
          <table:table-cell table:style-name="ce54" table:formula="of:=[.I47]+[.R46]+[.G76]" office:value-type="time" office:time-value="PT00H51M06.66624S" calcext:value-type="time">
            <text:p>00:51</text:p>
          </table:table-cell>
          <table:table-cell table:style-name="ce54" table:formula="of:=[.J47]+[.S46]+[.H76]" office:value-type="time" office:time-value="PT01H00M15.1347S" calcext:value-type="time">
            <text:p>01:00</text:p>
          </table:table-cell>
          <table:table-cell table:style-name="ce54" table:formula="of:=[.K47]+[.T46]+[.I76]" office:value-type="time" office:time-value="PT00H39M22.6858S" calcext:value-type="time">
            <text:p>00:39</text:p>
          </table:table-cell>
          <table:table-cell table:style-name="ce154" table:number-columns-repeated="2"/>
          <table:table-cell table:style-name="ce54" table:formula="of:=[.L47]+[.W46]+[.J76]" office:value-type="time" office:time-value="PT00H51M33.4346S" calcext:value-type="time">
            <text:p>00:51</text:p>
          </table:table-cell>
          <table:table-cell table:style-name="ce154" table:number-columns-repeated="8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Half Pipe</text:p>
          </table:table-cell>
          <table:table-cell office:value-type="float" office:value="62184.0549422105" calcext:value-type="float">
            <text:p>62184.0549422105</text:p>
          </table:table-cell>
          <table:table-cell table:style-name="ce27" table:formula="of:=[.H48]" office:value-type="time" office:time-value="PT03H09M00S" calcext:value-type="time">
            <text:p>03:09</text:p>
          </table:table-cell>
          <table:table-cell table:style-name="ce54" table:formula="of:=[.I48]+[.R47]+[.G77]" office:value-type="time" office:time-value="PT01H52M01.57217S" calcext:value-type="time">
            <text:p>01:52</text:p>
          </table:table-cell>
          <table:table-cell table:style-name="ce54" table:formula="of:=[.J48]+[.S47]+[.H77]" office:value-type="time" office:time-value="PT01H48M03.45434S" calcext:value-type="time">
            <text:p>01:48</text:p>
          </table:table-cell>
          <table:table-cell table:style-name="ce54" table:formula="of:=[.K48]+[.T47]+[.I77]" office:value-type="time" office:time-value="PT01H17M04.14091S" calcext:value-type="time">
            <text:p>01:17</text:p>
          </table:table-cell>
          <table:table-cell table:style-name="ce154" table:number-columns-repeated="3"/>
          <table:table-cell table:style-name="ce54" table:formula="of:=[.L48]+[.X47]+[.J77]" office:value-type="time" office:time-value="PT01H16M06.03598S" calcext:value-type="time">
            <text:p>01:16</text:p>
          </table:table-cell>
          <table:table-cell table:style-name="ce154" table:number-columns-repeated="7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Unusual Vase</text:p>
          </table:table-cell>
          <table:table-cell office:value-type="float" office:value="1501200.87770058" calcext:value-type="float">
            <text:p>1501200.87770058</text:p>
          </table:table-cell>
          <table:table-cell table:style-name="ce27" table:formula="of:=[.H49]" office:value-type="time" office:time-value="PT13H17M00S" calcext:value-type="time">
            <text:p>13:17</text:p>
          </table:table-cell>
          <table:table-cell table:style-name="ce54" table:formula="of:=[.I49]+[.R48]+[.G78]" office:value-type="time" office:time-value="PT07H40M06.41336S" calcext:value-type="time">
            <text:p>07:40</text:p>
          </table:table-cell>
          <table:table-cell table:style-name="ce54" table:formula="of:=[.J49]+[.S48]+[.H78]" office:value-type="time" office:time-value="PT07H16M09.7702S" calcext:value-type="time">
            <text:p>07:16</text:p>
          </table:table-cell>
          <table:table-cell table:style-name="ce54" table:formula="of:=[.K49]+[.T48]+[.I78]" office:value-type="time" office:time-value="PT04H01M15.0406S" calcext:value-type="time">
            <text:p>04:01</text:p>
          </table:table-cell>
          <table:table-cell table:style-name="ce154" table:number-columns-repeated="2"/>
          <table:table-cell table:style-name="ce54" table:formula="of:=[.L49]+[.W48]+[.J78]" office:value-type="time" office:time-value="PT04H15M20.7042S" calcext:value-type="time">
            <text:p>04:15</text:p>
          </table:table-cell>
          <table:table-cell table:style-name="ce154" table:number-columns-repeated="2"/>
          <table:table-cell table:style-name="ce54" table:formula="of:=[.M49]+[.Z48]+[.K78]" office:value-type="time" office:time-value="PT03H30M21.6821S" calcext:value-type="time">
            <text:p>03:30</text:p>
          </table:table-cell>
          <table:table-cell table:style-name="ce154" table:number-columns-repeated="5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Trousers</text:p>
          </table:table-cell>
          <table:table-cell office:value-type="float" office:value="92046.507942985" calcext:value-type="float">
            <text:p>92046.507942985</text:p>
          </table:table-cell>
          <table:table-cell table:style-name="ce27" table:formula="of:=[.H50]" office:value-type="time" office:time-value="PT03H01M00S" calcext:value-type="time">
            <text:p>03:01</text:p>
          </table:table-cell>
          <table:table-cell table:style-name="ce54" table:formula="of:=[.I50]+[.R49]+[.G79]" office:value-type="time" office:time-value="PT01H51M18.597S" calcext:value-type="time">
            <text:p>01:51</text:p>
          </table:table-cell>
          <table:table-cell table:style-name="ce54" table:formula="of:=[.J50]+[.S49]+[.H79]" office:value-type="time" office:time-value="PT01H42M30.712S" calcext:value-type="time">
            <text:p>01:42</text:p>
          </table:table-cell>
          <table:table-cell table:style-name="ce54" table:formula="of:=[.K50]+[.T49]+[.I79]" office:value-type="time" office:time-value="PT01H41M37.813S" calcext:value-type="time">
            <text:p>01:41</text:p>
          </table:table-cell>
          <table:table-cell table:style-name="ce154" table:number-columns-repeated="2"/>
          <table:table-cell table:style-name="ce54" table:formula="of:=[.L50]+[.W49]+[.J79]" office:value-type="time" office:time-value="PT01H46M39.79S" calcext:value-type="time">
            <text:p>01:46</text:p>
          </table:table-cell>
          <table:table-cell table:style-name="ce154" table:number-columns-repeated="8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Antenna Clip</text:p>
          </table:table-cell>
          <table:table-cell office:value-type="float" office:value="10067.7597225879" calcext:value-type="float">
            <text:p>10067.7597225879</text:p>
          </table:table-cell>
          <table:table-cell table:number-columns-repeated="4" table:style-name="ce153" office:value-type="string" calcext:value-type="string">
            <text:p>Fail</text:p>
          </table:table-cell>
          <table:table-cell table:style-name="ce154" table:number-columns-repeated="2"/>
          <table:table-cell table:style-name="ce153" office:value-type="string" calcext:value-type="string">
            <text:p>Fail</text:p>
          </table:table-cell>
          <table:table-cell table:style-name="ce154" table:number-columns-repeated="8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Sparse Lattice</text:p>
          </table:table-cell>
          <table:table-cell office:value-type="float" office:value="14377.2930323283" calcext:value-type="float">
            <text:p>14377.2930323283</text:p>
          </table:table-cell>
          <table:table-cell table:style-name="ce27" table:formula="of:=[.H52]" office:value-type="time" office:time-value="PT02H29M00S" calcext:value-type="time">
            <text:p>02:29</text:p>
          </table:table-cell>
          <table:table-cell table:style-name="ce54" table:formula="of:=[.I52]+[.R51]+[.G81]" office:value-type="time" office:time-value="PT01H25M01.87032S" calcext:value-type="time">
            <text:p>01:25</text:p>
          </table:table-cell>
          <table:table-cell table:number-columns-repeated="2" table:style-name="ce153" office:value-type="string" calcext:value-type="string">
            <text:p>Fail</text:p>
          </table:table-cell>
          <table:table-cell table:style-name="ce154" table:number-columns-repeated="3"/>
          <table:table-cell table:style-name="ce153" office:value-type="string" calcext:value-type="string">
            <text:p>Fail</text:p>
          </table:table-cell>
          <table:table-cell table:style-name="ce154" table:number-columns-repeated="3"/>
          <table:table-cell table:style-name="ce153" office:value-type="string" calcext:value-type="string">
            <text:p>Fail</text:p>
          </table:table-cell>
          <table:table-cell table:style-name="ce154" table:number-columns-repeated="3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Semi Plug</text:p>
          </table:table-cell>
          <table:table-cell office:value-type="float" office:value="8406.88520781199" calcext:value-type="float">
            <text:p>8406.88520781199</text:p>
          </table:table-cell>
          <table:table-cell table:style-name="ce27" table:formula="of:=[.H53]" office:value-type="time" office:time-value="PT00H33M00S" calcext:value-type="time">
            <text:p>00:33</text:p>
          </table:table-cell>
          <table:table-cell table:style-name="ce54" table:formula="of:=[.I53]+[.R52]+[.G82]" office:value-type="time" office:time-value="PT00H23M01.75589S" calcext:value-type="time">
            <text:p>00:23</text:p>
          </table:table-cell>
          <table:table-cell table:style-name="ce54" table:formula="of:=[.J53]+[.S52]+[.H82]" office:value-type="time" office:time-value="PT00H20M02.02293S" calcext:value-type="time">
            <text:p>00:20</text:p>
          </table:table-cell>
          <table:table-cell table:style-name="ce54" table:formula="of:=[.K53]+[.T52]+[.I82]" office:value-type="time" office:time-value="PT00H20M02.22841S" calcext:value-type="time">
            <text:p>00:20</text:p>
          </table:table-cell>
          <table:table-cell table:style-name="ce154"/>
          <table:table-cell table:style-name="ce54" table:formula="of:=[.L53]+[.V52]+[.J82]" office:value-type="time" office:time-value="PT00H24M05.37996S" calcext:value-type="time">
            <text:p>00:24</text:p>
          </table:table-cell>
          <table:table-cell table:style-name="ce154" table:number-columns-repeated="2"/>
          <table:table-cell table:style-name="ce54" table:formula="of:=[.M53]+[.Y52]+[.K82]" office:value-type="time" office:time-value="PT00H37M08.29637S" calcext:value-type="time">
            <text:p>00:37</text:p>
          </table:table-cell>
          <table:table-cell table:style-name="ce154" table:number-columns-repeated="4"/>
          <table:table-cell table:style-name="ce153" office:value-type="string" calcext:value-type="string">
            <text:p>Fail</text:p>
          </table:table-cell>
          <table:table-cell table:style-name="ce154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Hollow Pole</text:p>
          </table:table-cell>
          <table:table-cell office:value-type="float" office:value="349253.144624819" calcext:value-type="float">
            <text:p>349253.144624819</text:p>
          </table:table-cell>
          <table:table-cell table:style-name="ce27" table:formula="of:=[.H54]" office:value-type="time" office:time-value="PT02H10M00S" calcext:value-type="time">
            <text:p>02:10</text:p>
          </table:table-cell>
          <table:table-cell table:style-name="ce54" table:formula="of:=[.I54]+[.R53]+[.G83]" office:value-type="time" office:time-value="PT02H02M03.52385S" calcext:value-type="time">
            <text:p>02:02</text:p>
          </table:table-cell>
          <table:table-cell table:style-name="ce54" table:formula="of:=[.J54]+[.S53]+[.H83]" office:value-type="time" office:time-value="PT01H13M08.07242S" calcext:value-type="time">
            <text:p>01:13</text:p>
          </table:table-cell>
          <table:table-cell table:style-name="ce153" office:value-type="string" calcext:value-type="string">
            <text:p>Fail</text:p>
          </table:table-cell>
          <table:table-cell table:style-name="ce154" table:number-columns-repeated="2"/>
          <table:table-cell table:style-name="ce153" office:value-type="string" calcext:value-type="string">
            <text:p>Fail</text:p>
          </table:table-cell>
          <table:table-cell table:style-name="ce154"/>
          <table:table-cell table:number-columns-repeated="2" table:style-name="ce153" office:value-type="string" calcext:value-type="string">
            <text:p>Fail</text:p>
          </table:table-cell>
          <table:table-cell table:style-name="ce154" table:number-columns-repeated="5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Mini Refinery</text:p>
          </table:table-cell>
          <table:table-cell office:value-type="float" office:value="44837.1488432587" calcext:value-type="float">
            <text:p>44837.1488432587</text:p>
          </table:table-cell>
          <table:table-cell table:style-name="ce27" table:formula="of:=[.H55]" office:value-type="time" office:time-value="PT00H51M00S" calcext:value-type="time">
            <text:p>00:51</text:p>
          </table:table-cell>
          <table:table-cell table:style-name="ce54" table:formula="of:=[.I55]+[.R54]+[.G84]" office:value-type="time" office:time-value="PT00H32M01.36963S" calcext:value-type="time">
            <text:p>00:32</text:p>
          </table:table-cell>
          <table:table-cell table:style-name="ce54" table:formula="of:=[.J55]+[.S54]+[.H84]" office:value-type="time" office:time-value="PT00H32M02.41218S" calcext:value-type="time">
            <text:p>00:32</text:p>
          </table:table-cell>
          <table:table-cell table:style-name="ce54" table:formula="of:=[.K55]+[.T54]+[.I84]" office:value-type="time" office:time-value="PT00H27M02.43033S" calcext:value-type="time">
            <text:p>00:27</text:p>
          </table:table-cell>
          <table:table-cell table:style-name="ce154" table:number-columns-repeated="2"/>
          <table:table-cell table:style-name="ce54" table:formula="of:=[.L55]+[.W54]+[.J84]" office:value-type="time" office:time-value="PT00H49M03.83155S" calcext:value-type="time">
            <text:p>00:49</text:p>
          </table:table-cell>
          <table:table-cell table:style-name="ce154" table:number-columns-repeated="8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F-177 Nighthawk</text:p>
          </table:table-cell>
          <table:table-cell office:value-type="float" office:value="45308.6694242513" calcext:value-type="float">
            <text:p>45308.6694242513</text:p>
          </table:table-cell>
          <table:table-cell table:style-name="ce27" table:formula="of:=[.H59]" office:value-type="time" office:time-value="PT03H26M00S" calcext:value-type="time">
            <text:p>03:26</text:p>
          </table:table-cell>
          <table:table-cell table:style-name="ce54" table:formula="of:=[.I59]+[.R55]+[.G88]" office:value-type="time" office:time-value="PT01H54M02.35402S" calcext:value-type="time">
            <text:p>01:54</text:p>
          </table:table-cell>
          <table:table-cell table:style-name="ce54" table:formula="of:=[.J59]+[.S55]+[.H88]" office:value-type="time" office:time-value="PT01H31M05.93539S" calcext:value-type="time">
            <text:p>01:31</text:p>
          </table:table-cell>
          <table:table-cell table:style-name="ce54" table:formula="of:=[.K59]+[.T55]+[.I88]" office:value-type="time" office:time-value="PT01H16M06.93565S" calcext:value-type="time">
            <text:p>01:16</text:p>
          </table:table-cell>
          <table:table-cell table:style-name="ce154" table:number-columns-repeated="3"/>
          <table:table-cell table:style-name="ce54" table:formula="of:=[.L59]+[.X55]+[.J88]" office:value-type="time" office:time-value="PT02H03M06.88567S" calcext:value-type="time">
            <text:p>02:03</text:p>
          </table:table-cell>
          <table:table-cell table:style-name="ce54" table:formula="of:=[.M59]+[.Y55]+[.K88]" office:value-type="time" office:time-value="PT01H18M20.9944S" calcext:value-type="time">
            <text:p>01:18</text:p>
          </table:table-cell>
          <table:table-cell table:style-name="ce154" table:number-columns-repeated="6"/>
          <table:table-cell table:number-columns-repeated="9"/>
        </table:table-row>
        <table:table-row table:style-name="ro1">
          <table:table-cell table:number-columns-repeated="5"/>
          <table:table-cell table:style-name="ce51" office:value-type="string" calcext:value-type="string">
            <text:p>Strange Triangular</text:p>
          </table:table-cell>
          <table:table-cell office:value-type="float" office:value="12724.9031150323" calcext:value-type="float">
            <text:p>12724.9031150323</text:p>
          </table:table-cell>
          <table:table-cell table:style-name="ce27" table:formula="of:=[.H62]" office:value-type="time" office:time-value="PT00H47M00S" calcext:value-type="time">
            <text:p>00:47</text:p>
          </table:table-cell>
          <table:table-cell table:style-name="ce54" table:formula="of:=[.I62]+[.R56]+[.G91]" office:value-type="time" office:time-value="PT00H34M00.927306S" calcext:value-type="time">
            <text:p>00:34</text:p>
          </table:table-cell>
          <table:table-cell table:style-name="ce54" table:formula="of:=[.J62]+[.S56]+[.H91]" office:value-type="time" office:time-value="PT00H27M01.94269S" calcext:value-type="time">
            <text:p>00:27</text:p>
          </table:table-cell>
          <table:table-cell table:style-name="ce54" table:formula="of:=[.K62]+[.T56]+[.I91]" office:value-type="time" office:time-value="PT00H26M02.54488S" calcext:value-type="time">
            <text:p>00:26</text:p>
          </table:table-cell>
          <table:table-cell table:style-name="ce154" table:number-columns-repeated="3"/>
          <table:table-cell table:style-name="ce54" table:formula="of:=[.L62]+[.X56]+[.J91]" office:value-type="time" office:time-value="PT00H33M04.33575S" calcext:value-type="time">
            <text:p>00:33</text:p>
          </table:table-cell>
          <table:table-cell table:style-name="ce154" table:number-columns-repeated="7"/>
          <table:table-cell table:number-columns-repeated="9"/>
        </table:table-row>
        <table:table-row table:style-name="ro1">
          <table:table-cell table:number-columns-repeated="5"/>
          <table:table-cell table:style-name="ce42" office:value-type="string" calcext:value-type="string">
            <text:p>Stanford Bunny</text:p>
          </table:table-cell>
          <table:table-cell office:value-type="float" office:value="943745.5133" calcext:value-type="float">
            <text:p>943745.5133</text:p>
          </table:table-cell>
          <table:table-cell table:style-name="ce27" office:value-type="time" office:time-value="PT20H27M00S" calcext:value-type="time">
            <text:p>20:27</text:p>
          </table:table-cell>
          <table:table-cell table:style-name="ce54" table:formula="of:=[.I65]+[.R57]+[.G94]" office:value-type="time" office:time-value="PT10H49M57S" calcext:value-type="time">
            <text:p>10:49</text:p>
          </table:table-cell>
          <table:table-cell table:style-name="ce54" table:formula="of:=[.J65]+[.S57]+[.H94]" office:value-type="time" office:time-value="PT08H04M10S" calcext:value-type="time">
            <text:p>08:04</text:p>
          </table:table-cell>
          <table:table-cell table:style-name="ce54" table:formula="of:=[.K65]+[.T57]+[.I94]" office:value-type="time" office:time-value="PT08H03M02S" calcext:value-type="time">
            <text:p>08:03</text:p>
          </table:table-cell>
          <table:table-cell table:style-name="ce171" table:number-columns-repeated="3"/>
          <table:table-cell table:style-name="ce54" table:formula="of:=[.L65]+[.X57]+[.J94]" office:value-type="time" office:time-value="PT05H57M41S" calcext:value-type="time">
            <text:p>05:57</text:p>
          </table:table-cell>
          <table:table-cell table:style-name="ce171" table:number-columns-repeated="2"/>
          <table:table-cell table:style-name="ce54" table:formula="of:=[.M65]+[.AA57]+[.K94]" office:value-type="time" office:time-value="PT06H13M12S" calcext:value-type="time">
            <text:p>06:13</text:p>
          </table:table-cell>
          <table:table-cell table:style-name="ce171" table:number-columns-repeated="3"/>
          <table:table-cell table:style-name="ce54" table:formula="of:=[.N65]+[.AE57]+[.L94]" office:value-type="time" office:time-value="PT06H06M24S" calcext:value-type="time">
            <text:p>06:0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2" office:value-type="string" calcext:value-type="string">
            <text:p>Happy Pot</text:p>
          </table:table-cell>
          <table:table-cell table:style-name="ce139" office:value-type="float" office:value="611045.8237" calcext:value-type="float">
            <text:p>611045.8237</text:p>
          </table:table-cell>
          <table:table-cell table:style-name="ce27" office:value-type="time" office:time-value="PT18H38M00S" calcext:value-type="time">
            <text:p>18:38</text:p>
          </table:table-cell>
          <table:table-cell table:style-name="ce54" table:formula="of:=[.I45]+[.R58]+[.G74]" office:value-type="time" office:time-value="PT10H38M25.1274S" calcext:value-type="time">
            <text:p>10:38</text:p>
          </table:table-cell>
          <table:table-cell table:style-name="ce54" table:formula="of:=[.J45]+[.S58]+[.H74]" office:value-type="time" office:time-value="PT09H41M01.4337S" calcext:value-type="time">
            <text:p>09:41</text:p>
          </table:table-cell>
          <table:table-cell table:style-name="ce54" table:formula="of:=[.K45]+[.T58]+[.I74]" office:value-type="time" office:time-value="PT07H00M11.447S" calcext:value-type="time">
            <text:p>07:00</text:p>
          </table:table-cell>
          <table:table-cell table:style-name="ce171" table:number-columns-repeated="2"/>
          <table:table-cell table:style-name="ce54" table:formula="of:=[.L45]+[.W58]+[.J74]" office:value-type="time" office:time-value="PT04H18M37.6387S" calcext:value-type="time">
            <text:p>04:18</text:p>
          </table:table-cell>
          <table:table-cell table:style-name="ce171" table:number-columns-repeated="3"/>
          <table:table-cell table:style-name="ce54" table:formula="of:=[.M45]+[.AA58]+[.K74]" office:value-type="time" office:time-value="PT04H19M35S" calcext:value-type="time">
            <text:p>04:19</text:p>
          </table:table-cell>
          <table:table-cell table:style-name="ce171" table:number-columns-repeated="3"/>
          <table:table-cell table:style-name="ce54" table:formula="of:=[.N45]+[.AE58]+[.L74]" office:value-type="time" office:time-value="PT04H24M51S" calcext:value-type="time">
            <text:p>04:2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41" office:value-type="string" calcext:value-type="string" table:number-columns-spanned="1" table:number-rows-spanned="2">
            <text:p>Model</text:p>
          </table:table-cell>
          <table:table-cell table:style-name="ce141" office:value-type="string" calcext:value-type="string" table:number-columns-spanned="1" table:number-rows-spanned="2">
            <text:p>Volume</text:p>
          </table:table-cell>
          <table:table-cell table:style-name="ce141" office:value-type="string" calcext:value-type="string" table:number-columns-spanned="14" table:number-rows-spanned="1">
            <text:p>Improvement in Total Realisation Time vs Serial</text:p>
          </table:table-cell>
          <table:covered-table-cell table:number-columns-repeated="13"/>
          <table:table-cell table:number-columns-repeated="10"/>
        </table:table-row>
        <table:table-row table:style-name="ro1">
          <table:table-cell table:number-columns-repeated="5"/>
          <table:covered-table-cell/>
          <table:covered-table-cell table:style-name="ce59"/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13" calcext:value-type="float">
            <text:p>13</text:p>
          </table:table-cell>
          <table:table-cell table:style-name="ce155" office:value-type="float" office:value="14" calcext:value-type="float">
            <text:p>14</text:p>
          </table:table-cell>
          <table:table-cell table:style-name="ce155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98]" office:value-type="string" office:string-value="Snail" calcext:value-type="string">
            <text:p>Snail</text:p>
          </table:table-cell>
          <table:table-cell table:formula="of:=[.G98]" office:value-type="float" office:value="817599.5075" calcext:value-type="float">
            <text:p>817599.5075</text:p>
          </table:table-cell>
          <table:table-cell table:style-name="ce159" table:formula="of:=1/([.I98]/[.H98])" office:value-type="percentage" office:value="1.70707286709239" calcext:value-type="percentage">
            <text:p>170.7%</text:p>
          </table:table-cell>
          <table:table-cell table:style-name="ce159" table:formula="of:=1/([.J98]/[.H98])" office:value-type="percentage" office:value="1.93418048997196" calcext:value-type="percentage">
            <text:p>193.4%</text:p>
          </table:table-cell>
          <table:table-cell table:style-name="ce159" table:formula="of:=1/([.K98]/[.H98])" office:value-type="percentage" office:value="2.82127635037051" calcext:value-type="percentage">
            <text:p>282.1%</text:p>
          </table:table-cell>
          <table:table-cell table:style-name="ce159"/>
          <table:table-cell table:style-name="ce159" table:formula="of:=1/([.M98]/[.H98])" office:value-type="string" office:string-value="" calcext:value-type="error">
            <text:p>#DIV/0!</text:p>
          </table:table-cell>
          <table:table-cell table:style-name="ce159" table:formula="of:=1/([.N98]/[.H98])" office:value-type="percentage" office:value="3.88993087979545" calcext:value-type="percentage">
            <text:p>389.0%</text:p>
          </table:table-cell>
          <table:table-cell table:style-name="ce159" table:formula="of:=1/([.O98]/[.H98])" office:value-type="string" office:string-value="" calcext:value-type="error">
            <text:p>#DIV/0!</text:p>
          </table:table-cell>
          <table:table-cell table:style-name="ce159" table:formula="of:=1/([.P98]/[.H98])" office:value-type="string" office:string-value="" calcext:value-type="error">
            <text:p>#DIV/0!</text:p>
          </table:table-cell>
          <table:table-cell table:style-name="ce159" table:formula="of:=1/([.Q98]/[.H98])" office:value-type="string" office:string-value="" calcext:value-type="error">
            <text:p>#DIV/0!</text:p>
          </table:table-cell>
          <table:table-cell table:style-name="ce159" table:formula="of:=1/([.R98]/[.H98])" office:value-type="string" office:string-value="" calcext:value-type="error">
            <text:p>#DIV/0!</text:p>
          </table:table-cell>
          <table:table-cell table:style-name="ce159" table:formula="of:=1/([.S98]/[.H98])" office:value-type="string" office:string-value="" calcext:value-type="error">
            <text:p>#DIV/0!</text:p>
          </table:table-cell>
          <table:table-cell table:style-name="ce159" table:formula="of:=1/([.T98]/[.H98])" office:value-type="string" office:string-value="" calcext:value-type="error">
            <text:p>#DIV/0!</text:p>
          </table:table-cell>
          <table:table-cell table:style-name="ce159" table:formula="of:=1/([.U98]/[.H98])" office:value-type="string" office:string-value="" calcext:value-type="error">
            <text:p>#DIV/0!</text:p>
          </table:table-cell>
          <table:table-cell table:style-name="ce159" table:formula="of:=1/([.V98]/[.H98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99]" office:value-type="string" office:string-value="Cube 20mm" calcext:value-type="string">
            <text:p>Cube 20mm</text:p>
          </table:table-cell>
          <table:table-cell table:formula="of:=[.G99]" office:value-type="float" office:value="8000" calcext:value-type="float">
            <text:p>8000</text:p>
          </table:table-cell>
          <table:table-cell table:style-name="ce159" table:formula="of:=1/([.I99]/[.H99])" office:value-type="percentage" office:value="1.24876300918377" calcext:value-type="percentage">
            <text:p>124.9%</text:p>
          </table:table-cell>
          <table:table-cell table:style-name="ce159" table:formula="of:=1/([.J99]/[.H99])" office:value-type="percentage" office:value="1.24889425764477" calcext:value-type="percentage">
            <text:p>124.9%</text:p>
          </table:table-cell>
          <table:table-cell table:style-name="ce159" table:formula="of:=1/([.K99]/[.H99])" office:value-type="percentage" office:value="1.42715644712799" calcext:value-type="percentage">
            <text:p>142.7%</text:p>
          </table:table-cell>
          <table:table-cell table:style-name="ce159"/>
          <table:table-cell table:style-name="ce159" table:formula="of:=1/([.M99]/[.H99])" office:value-type="string" office:string-value="" calcext:value-type="error">
            <text:p>#DIV/0!</text:p>
          </table:table-cell>
          <table:table-cell table:style-name="ce159" table:formula="of:=1/([.N99]/[.H99])" office:value-type="percentage" office:value="0.831961653889018" calcext:value-type="percentage">
            <text:p>83.2%</text:p>
          </table:table-cell>
          <table:table-cell table:style-name="ce159" table:formula="of:=1/([.O99]/[.H99])" office:value-type="string" office:string-value="" calcext:value-type="error">
            <text:p>#DIV/0!</text:p>
          </table:table-cell>
          <table:table-cell table:style-name="ce159" table:formula="of:=1/([.P99]/[.H99])" office:value-type="percentage" office:value="0.666666666666667" calcext:value-type="percentage">
            <text:p>66.7%</text:p>
          </table:table-cell>
          <table:table-cell table:style-name="ce159" table:formula="of:=1/([.Q99]/[.H99])" office:value-type="string" office:string-value="" calcext:value-type="error">
            <text:p>#DIV/0!</text:p>
          </table:table-cell>
          <table:table-cell table:style-name="ce159" table:formula="of:=1/([.R99]/[.H99])" office:value-type="string" office:string-value="" calcext:value-type="error">
            <text:p>#DIV/0!</text:p>
          </table:table-cell>
          <table:table-cell table:style-name="ce159" table:formula="of:=1/([.S99]/[.H99])" office:value-type="string" office:string-value="" calcext:value-type="error">
            <text:p>#DIV/0!</text:p>
          </table:table-cell>
          <table:table-cell table:style-name="ce159" table:formula="of:=1/([.T99]/[.H99])" office:value-type="string" office:string-value="" calcext:value-type="error">
            <text:p>#DIV/0!</text:p>
          </table:table-cell>
          <table:table-cell table:style-name="ce159" table:formula="of:=1/([.U99]/[.H99])" office:value-type="string" office:string-value="" calcext:value-type="error">
            <text:p>#DIV/0!</text:p>
          </table:table-cell>
          <table:table-cell table:style-name="ce159" table:formula="of:=1/([.V99]/[.H99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0]" office:value-type="string" office:string-value="Cube 50mm" calcext:value-type="string">
            <text:p>Cube 50mm</text:p>
          </table:table-cell>
          <table:table-cell table:formula="of:=[.G100]" office:value-type="float" office:value="125000" calcext:value-type="float">
            <text:p>125000</text:p>
          </table:table-cell>
          <table:table-cell table:style-name="ce159" table:formula="of:=1/([.I100]/[.H100])" office:value-type="percentage" office:value="1.56710892362731" calcext:value-type="percentage">
            <text:p>156.7%</text:p>
          </table:table-cell>
          <table:table-cell table:style-name="ce159" table:formula="of:=1/([.J100]/[.H100])" office:value-type="percentage" office:value="1.4050835131902" calcext:value-type="percentage">
            <text:p>140.5%</text:p>
          </table:table-cell>
          <table:table-cell table:style-name="ce159" table:formula="of:=1/([.K100]/[.H100])" office:value-type="percentage" office:value="2.29536535676449" calcext:value-type="percentage">
            <text:p>229.5%</text:p>
          </table:table-cell>
          <table:table-cell table:style-name="ce159"/>
          <table:table-cell table:style-name="ce159" table:formula="of:=1/([.M100]/[.H100])" office:value-type="string" office:string-value="" calcext:value-type="error">
            <text:p>#DIV/0!</text:p>
          </table:table-cell>
          <table:table-cell table:style-name="ce159" table:formula="of:=1/([.N100]/[.H100])" office:value-type="string" office:string-value="" calcext:value-type="error">
            <text:p>#DIV/0!</text:p>
          </table:table-cell>
          <table:table-cell table:style-name="ce159" table:formula="of:=1/([.O100]/[.H100])" office:value-type="percentage" office:value="2.58661940749031" calcext:value-type="percentage">
            <text:p>258.7%</text:p>
          </table:table-cell>
          <table:table-cell table:style-name="ce159" table:formula="of:=1/([.P100]/[.H100])" office:value-type="string" office:string-value="" calcext:value-type="error">
            <text:p>#DIV/0!</text:p>
          </table:table-cell>
          <table:table-cell table:style-name="ce159" table:formula="of:=1/([.Q100]/[.H100])" office:value-type="string" office:string-value="" calcext:value-type="error">
            <text:p>#DIV/0!</text:p>
          </table:table-cell>
          <table:table-cell table:style-name="ce159" table:formula="of:=1/([.R100]/[.H100])" office:value-type="percentage" office:value="2.23287671232877" calcext:value-type="percentage">
            <text:p>223.3%</text:p>
          </table:table-cell>
          <table:table-cell table:style-name="ce159" table:formula="of:=1/([.S100]/[.H100])" office:value-type="string" office:string-value="" calcext:value-type="error">
            <text:p>#DIV/0!</text:p>
          </table:table-cell>
          <table:table-cell table:style-name="ce159" table:formula="of:=1/([.T100]/[.H100])" office:value-type="string" office:string-value="" calcext:value-type="error">
            <text:p>#DIV/0!</text:p>
          </table:table-cell>
          <table:table-cell table:style-name="ce159" table:formula="of:=1/([.U100]/[.H100])" office:value-type="string" office:string-value="" calcext:value-type="error">
            <text:p>#DIV/0!</text:p>
          </table:table-cell>
          <table:table-cell table:style-name="ce159" table:formula="of:=1/([.V100]/[.H100])" office:value-type="percentage" office:value="1.53746617362191" calcext:value-type="percentage">
            <text:p>153.7%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1]" office:value-type="string" office:string-value="Cube 100mm" calcext:value-type="string">
            <text:p>Cube 100mm</text:p>
          </table:table-cell>
          <table:table-cell table:formula="of:=[.G101]" office:value-type="float" office:value="1000000" calcext:value-type="float">
            <text:p>1000000</text:p>
          </table:table-cell>
          <table:table-cell table:style-name="ce159" table:formula="of:=1/([.I101]/[.H101])" office:value-type="percentage" office:value="1.64272222896582" calcext:value-type="percentage">
            <text:p>164.3%</text:p>
          </table:table-cell>
          <table:table-cell table:style-name="ce159" table:formula="of:=1/([.J101]/[.H101])" office:value-type="percentage" office:value="1.61658830295945" calcext:value-type="percentage">
            <text:p>161.7%</text:p>
          </table:table-cell>
          <table:table-cell table:style-name="ce159" table:formula="of:=1/([.K101]/[.H101])" office:value-type="percentage" office:value="2.62924825578482" calcext:value-type="percentage">
            <text:p>262.9%</text:p>
          </table:table-cell>
          <table:table-cell table:style-name="ce159"/>
          <table:table-cell table:style-name="ce159" table:formula="of:=1/([.M101]/[.H101])" office:value-type="string" office:string-value="" calcext:value-type="error">
            <text:p>#DIV/0!</text:p>
          </table:table-cell>
          <table:table-cell table:style-name="ce159" table:formula="of:=1/([.N101]/[.H101])" office:value-type="string" office:string-value="" calcext:value-type="error">
            <text:p>#DIV/0!</text:p>
          </table:table-cell>
          <table:table-cell table:style-name="ce159" table:formula="of:=1/([.O101]/[.H101])" office:value-type="percentage" office:value="3.64521976823221" calcext:value-type="percentage">
            <text:p>364.5%</text:p>
          </table:table-cell>
          <table:table-cell table:style-name="ce159" table:formula="of:=1/([.P101]/[.H101])" office:value-type="string" office:string-value="" calcext:value-type="error">
            <text:p>#DIV/0!</text:p>
          </table:table-cell>
          <table:table-cell table:style-name="ce159" table:formula="of:=1/([.Q101]/[.H101])" office:value-type="string" office:string-value="" calcext:value-type="error">
            <text:p>#DIV/0!</text:p>
          </table:table-cell>
          <table:table-cell table:style-name="ce159" table:formula="of:=1/([.R101]/[.H101])" office:value-type="string" office:string-value="" calcext:value-type="error">
            <text:p>#DIV/0!</text:p>
          </table:table-cell>
          <table:table-cell table:style-name="ce159" table:formula="of:=1/([.S101]/[.H101])" office:value-type="string" office:string-value="" calcext:value-type="error">
            <text:p>#DIV/0!</text:p>
          </table:table-cell>
          <table:table-cell table:style-name="ce159" table:formula="of:=1/([.T101]/[.H101])" office:value-type="percentage" office:value="4.33649289099526" calcext:value-type="percentage">
            <text:p>433.6%</text:p>
          </table:table-cell>
          <table:table-cell table:style-name="ce159" table:formula="of:=1/([.U101]/[.H101])" office:value-type="string" office:string-value="" calcext:value-type="error">
            <text:p>#DIV/0!</text:p>
          </table:table-cell>
          <table:table-cell table:style-name="ce159" table:formula="of:=1/([.V101]/[.H101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2]" office:value-type="string" office:string-value="Benchy3D" calcext:value-type="string">
            <text:p>Benchy3D</text:p>
          </table:table-cell>
          <table:table-cell table:formula="of:=[.G102]" office:value-type="float" office:value="15550.531" calcext:value-type="float">
            <text:p>15550.531</text:p>
          </table:table-cell>
          <table:table-cell table:style-name="ce159" table:formula="of:=1/([.I102]/[.H102])" office:value-type="percentage" office:value="1.3533420893827" calcext:value-type="percentage">
            <text:p>135.3%</text:p>
          </table:table-cell>
          <table:table-cell table:style-name="ce159" table:formula="of:=1/([.J102]/[.H102])" office:value-type="percentage" office:value="1.54217566012808" calcext:value-type="percentage">
            <text:p>154.2%</text:p>
          </table:table-cell>
          <table:table-cell table:style-name="ce159" table:formula="of:=1/([.K102]/[.H102])" office:value-type="percentage" office:value="1.52567129536996" calcext:value-type="percentage">
            <text:p>152.6%</text:p>
          </table:table-cell>
          <table:table-cell table:style-name="ce159"/>
          <table:table-cell table:style-name="ce159" table:formula="of:=1/([.M102]/[.H102])" office:value-type="string" office:string-value="" calcext:value-type="error">
            <text:p>#DIV/0!</text:p>
          </table:table-cell>
          <table:table-cell table:style-name="ce159" table:formula="of:=1/([.N102]/[.H102])" office:value-type="percentage" office:value="1.33257117058731" calcext:value-type="percentage">
            <text:p>133.3%</text:p>
          </table:table-cell>
          <table:table-cell table:style-name="ce159" table:formula="of:=1/([.O102]/[.H102])" office:value-type="string" office:string-value="" calcext:value-type="error">
            <text:p>#DIV/0!</text:p>
          </table:table-cell>
          <table:table-cell table:style-name="ce159" table:formula="of:=1/([.P102]/[.H102])" office:value-type="string" office:string-value="" calcext:value-type="error">
            <text:p>#DIV/0!</text:p>
          </table:table-cell>
          <table:table-cell table:style-name="ce159" table:formula="of:=1/([.Q102]/[.H102])" office:value-type="string" office:string-value="" calcext:value-type="error">
            <text:p>#DIV/0!</text:p>
          </table:table-cell>
          <table:table-cell table:style-name="ce159" table:formula="of:=1/([.R102]/[.H102])" office:value-type="string" office:string-value="" calcext:value-type="error">
            <text:p>#DIV/0!</text:p>
          </table:table-cell>
          <table:table-cell table:style-name="ce159" table:formula="of:=1/([.S102]/[.H102])" office:value-type="string" office:string-value="" calcext:value-type="error">
            <text:p>#DIV/0!</text:p>
          </table:table-cell>
          <table:table-cell table:style-name="ce159" table:formula="of:=1/([.T102]/[.H102])" office:value-type="string" office:string-value="" calcext:value-type="error">
            <text:p>#DIV/0!</text:p>
          </table:table-cell>
          <table:table-cell table:style-name="ce159"/>
          <table:table-cell table:style-name="ce159" table:formula="of:=1/([.V102]/[.H102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3]" office:value-type="string" office:string-value="Board Device" calcext:value-type="string">
            <text:p>Board Device</text:p>
          </table:table-cell>
          <table:table-cell table:formula="of:=[.G103]" office:value-type="float" office:value="93193.6071308959" calcext:value-type="float">
            <text:p>93193.6071308959</text:p>
          </table:table-cell>
          <table:table-cell table:style-name="ce159" table:formula="of:=1/([.I103]/[.H103])" office:value-type="percentage" office:value="1.83115735314445" calcext:value-type="percentage">
            <text:p>183.1%</text:p>
          </table:table-cell>
          <table:table-cell table:style-name="ce159" table:formula="of:=1/([.J103]/[.H103])" office:value-type="percentage" office:value="2.05616059985059" calcext:value-type="percentage">
            <text:p>205.6%</text:p>
          </table:table-cell>
          <table:table-cell table:style-name="ce159" table:formula="of:=1/([.K103]/[.H103])" office:value-type="percentage" office:value="2.34264964461106" calcext:value-type="percentage">
            <text:p>234.3%</text:p>
          </table:table-cell>
          <table:table-cell table:style-name="ce159"/>
          <table:table-cell table:style-name="ce159" table:formula="of:=1/([.M103]/[.H103])" office:value-type="string" office:string-value="" calcext:value-type="error">
            <text:p>#DIV/0!</text:p>
          </table:table-cell>
          <table:table-cell table:style-name="ce159" table:formula="of:=1/([.N103]/[.H103])" office:value-type="percentage" office:value="3.5879917402193" calcext:value-type="percentage">
            <text:p>358.8%</text:p>
          </table:table-cell>
          <table:table-cell table:style-name="ce159" table:formula="of:=1/([.O103]/[.H103])" office:value-type="string" office:string-value="" calcext:value-type="error">
            <text:p>#DIV/0!</text:p>
          </table:table-cell>
          <table:table-cell table:style-name="ce159" table:formula="of:=1/([.P103]/[.H103])" office:value-type="string" office:string-value="" calcext:value-type="error">
            <text:p>#DIV/0!</text:p>
          </table:table-cell>
          <table:table-cell table:style-name="ce159" table:formula="of:=1/([.Q103]/[.H103])" office:value-type="string" office:string-value="" calcext:value-type="error">
            <text:p>#DIV/0!</text:p>
          </table:table-cell>
          <table:table-cell table:style-name="ce159" table:formula="of:=1/([.R103]/[.H103])" office:value-type="string" office:string-value="" calcext:value-type="error">
            <text:p>#DIV/0!</text:p>
          </table:table-cell>
          <table:table-cell table:style-name="ce159" table:formula="of:=1/([.S103]/[.H103])" office:value-type="string" office:string-value="" calcext:value-type="error">
            <text:p>#DIV/0!</text:p>
          </table:table-cell>
          <table:table-cell table:style-name="ce159" table:formula="of:=1/([.T103]/[.H103])" office:value-type="string" office:string-value="" calcext:value-type="error">
            <text:p>#DIV/0!</text:p>
          </table:table-cell>
          <table:table-cell table:style-name="ce159" table:formula="of:=1/([.U103]/[.H103])" office:value-type="string" office:string-value="" calcext:value-type="error">
            <text:p>#DIV/0!</text:p>
          </table:table-cell>
          <table:table-cell table:style-name="ce159" table:formula="of:=1/([.V103]/[.H103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4]" office:value-type="string" office:string-value="Toothed Cog" calcext:value-type="string">
            <text:p>Toothed Cog</text:p>
          </table:table-cell>
          <table:table-cell table:formula="of:=[.G104]" office:value-type="float" office:value="28919.9635769814" calcext:value-type="float">
            <text:p>28919.9635769814</text:p>
          </table:table-cell>
          <table:table-cell table:style-name="ce159" table:formula="of:=1/([.I104]/[.H104])" office:value-type="percentage" office:value="1.52608716884691" calcext:value-type="percentage">
            <text:p>152.6%</text:p>
          </table:table-cell>
          <table:table-cell table:style-name="ce159" table:formula="of:=1/([.J104]/[.H104])" office:value-type="percentage" office:value="1.29455757208715" calcext:value-type="percentage">
            <text:p>129.5%</text:p>
          </table:table-cell>
          <table:table-cell table:style-name="ce159" table:formula="of:=1/([.K104]/[.H104])" office:value-type="percentage" office:value="1.98079660020812" calcext:value-type="percentage">
            <text:p>198.1%</text:p>
          </table:table-cell>
          <table:table-cell table:style-name="ce159"/>
          <table:table-cell table:style-name="ce159" table:formula="of:=1/([.M104]/[.H104])" office:value-type="string" office:string-value="" calcext:value-type="error">
            <text:p>#DIV/0!</text:p>
          </table:table-cell>
          <table:table-cell table:style-name="ce159" table:formula="of:=1/([.N104]/[.H104])" office:value-type="percentage" office:value="1.51288150717652" calcext:value-type="percentage">
            <text:p>151.3%</text:p>
          </table:table-cell>
          <table:table-cell table:style-name="ce159" table:formula="of:=1/([.O104]/[.H104])" office:value-type="string" office:string-value="" calcext:value-type="error">
            <text:p>#DIV/0!</text:p>
          </table:table-cell>
          <table:table-cell table:style-name="ce159" table:formula="of:=1/([.P104]/[.H104])" office:value-type="string" office:string-value="" calcext:value-type="error">
            <text:p>#DIV/0!</text:p>
          </table:table-cell>
          <table:table-cell table:style-name="ce159" table:formula="of:=1/([.Q104]/[.H104])" office:value-type="string" office:string-value="" calcext:value-type="error">
            <text:p>#DIV/0!</text:p>
          </table:table-cell>
          <table:table-cell table:style-name="ce159" table:formula="of:=1/([.R104]/[.H104])" office:value-type="string" office:string-value="" calcext:value-type="error">
            <text:p>#DIV/0!</text:p>
          </table:table-cell>
          <table:table-cell table:style-name="ce159" table:formula="of:=1/([.S104]/[.H104])" office:value-type="string" office:string-value="" calcext:value-type="error">
            <text:p>#DIV/0!</text:p>
          </table:table-cell>
          <table:table-cell table:style-name="ce159" table:formula="of:=1/([.T104]/[.H104])" office:value-type="string" office:string-value="" calcext:value-type="error">
            <text:p>#DIV/0!</text:p>
          </table:table-cell>
          <table:table-cell table:style-name="ce159" table:formula="of:=1/([.U104]/[.H104])" office:value-type="string" office:string-value="" calcext:value-type="error">
            <text:p>#DIV/0!</text:p>
          </table:table-cell>
          <table:table-cell table:style-name="ce159" table:formula="of:=1/([.V104]/[.H104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5]" office:value-type="string" office:string-value="Half Pipe" calcext:value-type="string">
            <text:p>Half Pipe</text:p>
          </table:table-cell>
          <table:table-cell table:formula="of:=[.G105]" office:value-type="float" office:value="62184.0549422105" calcext:value-type="float">
            <text:p>62184.0549422105</text:p>
          </table:table-cell>
          <table:table-cell table:style-name="ce159" table:formula="of:=1/([.I105]/[.H105])" office:value-type="percentage" office:value="1.6871052951887" calcext:value-type="percentage">
            <text:p>168.7%</text:p>
          </table:table-cell>
          <table:table-cell table:style-name="ce159" table:formula="of:=1/([.J105]/[.H105])" office:value-type="percentage" office:value="1.74906761200388" calcext:value-type="percentage">
            <text:p>174.9%</text:p>
          </table:table-cell>
          <table:table-cell table:style-name="ce159" table:formula="of:=1/([.K105]/[.H105])" office:value-type="percentage" office:value="2.45234741343555" calcext:value-type="percentage">
            <text:p>245.2%</text:p>
          </table:table-cell>
          <table:table-cell table:style-name="ce159"/>
          <table:table-cell table:style-name="ce159" table:formula="of:=1/([.M105]/[.H105])" office:value-type="string" office:string-value="" calcext:value-type="error">
            <text:p>#DIV/0!</text:p>
          </table:table-cell>
          <table:table-cell table:style-name="ce159" table:formula="of:=1/([.N105]/[.H105])" office:value-type="string" office:string-value="" calcext:value-type="error">
            <text:p>#DIV/0!</text:p>
          </table:table-cell>
          <table:table-cell table:style-name="ce159" table:formula="of:=1/([.O105]/[.H105])" office:value-type="percentage" office:value="2.48355467404793" calcext:value-type="percentage">
            <text:p>248.4%</text:p>
          </table:table-cell>
          <table:table-cell table:style-name="ce159" table:formula="of:=1/([.P105]/[.H105])" office:value-type="string" office:string-value="" calcext:value-type="error">
            <text:p>#DIV/0!</text:p>
          </table:table-cell>
          <table:table-cell table:style-name="ce159" table:formula="of:=1/([.Q105]/[.H105])" office:value-type="string" office:string-value="" calcext:value-type="error">
            <text:p>#DIV/0!</text:p>
          </table:table-cell>
          <table:table-cell table:style-name="ce159" table:formula="of:=1/([.R105]/[.H105])" office:value-type="string" office:string-value="" calcext:value-type="error">
            <text:p>#DIV/0!</text:p>
          </table:table-cell>
          <table:table-cell table:style-name="ce159" table:formula="of:=1/([.S105]/[.H105])" office:value-type="string" office:string-value="" calcext:value-type="error">
            <text:p>#DIV/0!</text:p>
          </table:table-cell>
          <table:table-cell table:style-name="ce159" table:formula="of:=1/([.T105]/[.H105])" office:value-type="string" office:string-value="" calcext:value-type="error">
            <text:p>#DIV/0!</text:p>
          </table:table-cell>
          <table:table-cell table:style-name="ce159" table:formula="of:=1/([.U105]/[.H105])" office:value-type="string" office:string-value="" calcext:value-type="error">
            <text:p>#DIV/0!</text:p>
          </table:table-cell>
          <table:table-cell table:style-name="ce159" table:formula="of:=1/([.V105]/[.H105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6]" office:value-type="string" office:string-value="Unusual Vase" calcext:value-type="string">
            <text:p>Unusual Vase</text:p>
          </table:table-cell>
          <table:table-cell table:formula="of:=[.G106]" office:value-type="float" office:value="1501200.87770058" calcext:value-type="float">
            <text:p>1501200.87770058</text:p>
          </table:table-cell>
          <table:table-cell table:style-name="ce159" table:formula="of:=1/([.I106]/[.H106])" office:value-type="percentage" office:value="1.73220618616427" calcext:value-type="percentage">
            <text:p>173.2%</text:p>
          </table:table-cell>
          <table:table-cell table:style-name="ce159" table:formula="of:=1/([.J106]/[.H106])" office:value-type="percentage" office:value="1.82729919424359" calcext:value-type="percentage">
            <text:p>182.7%</text:p>
          </table:table-cell>
          <table:table-cell table:style-name="ce159" table:formula="of:=1/([.K106]/[.H106])" office:value-type="percentage" office:value="3.30361767689964" calcext:value-type="percentage">
            <text:p>330.4%</text:p>
          </table:table-cell>
          <table:table-cell table:style-name="ce159"/>
          <table:table-cell table:style-name="ce159" table:formula="of:=1/([.M106]/[.H106])" office:value-type="string" office:string-value="" calcext:value-type="error">
            <text:p>#DIV/0!</text:p>
          </table:table-cell>
          <table:table-cell table:style-name="ce159" table:formula="of:=1/([.N106]/[.H106])" office:value-type="percentage" office:value="3.12126644935812" calcext:value-type="percentage">
            <text:p>312.1%</text:p>
          </table:table-cell>
          <table:table-cell table:style-name="ce159" table:formula="of:=1/([.O106]/[.H106])" office:value-type="string" office:string-value="" calcext:value-type="error">
            <text:p>#DIV/0!</text:p>
          </table:table-cell>
          <table:table-cell table:style-name="ce159" table:formula="of:=1/([.P106]/[.H106])" office:value-type="string" office:string-value="" calcext:value-type="error">
            <text:p>#DIV/0!</text:p>
          </table:table-cell>
          <table:table-cell table:style-name="ce159" table:formula="of:=1/([.Q106]/[.H106])" office:value-type="percentage" office:value="3.788718462494" calcext:value-type="percentage">
            <text:p>378.9%</text:p>
          </table:table-cell>
          <table:table-cell table:style-name="ce159" table:formula="of:=1/([.R106]/[.H106])" office:value-type="string" office:string-value="" calcext:value-type="error">
            <text:p>#DIV/0!</text:p>
          </table:table-cell>
          <table:table-cell table:style-name="ce159" table:formula="of:=1/([.S106]/[.H106])" office:value-type="string" office:string-value="" calcext:value-type="error">
            <text:p>#DIV/0!</text:p>
          </table:table-cell>
          <table:table-cell table:style-name="ce159" table:formula="of:=1/([.T106]/[.H106])" office:value-type="string" office:string-value="" calcext:value-type="error">
            <text:p>#DIV/0!</text:p>
          </table:table-cell>
          <table:table-cell table:style-name="ce159" table:formula="of:=1/([.U106]/[.H106])" office:value-type="string" office:string-value="" calcext:value-type="error">
            <text:p>#DIV/0!</text:p>
          </table:table-cell>
          <table:table-cell table:style-name="ce159" table:formula="of:=1/([.V106]/[.H106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7]" office:value-type="string" office:string-value="Trousers" calcext:value-type="string">
            <text:p>Trousers</text:p>
          </table:table-cell>
          <table:table-cell table:formula="of:=[.G107]" office:value-type="float" office:value="92046.507942985" calcext:value-type="float">
            <text:p>92046.507942985</text:p>
          </table:table-cell>
          <table:table-cell table:style-name="ce159" table:formula="of:=1/([.I107]/[.H107])" office:value-type="percentage" office:value="1.62609003058576" calcext:value-type="percentage">
            <text:p>162.6%</text:p>
          </table:table-cell>
          <table:table-cell table:style-name="ce159" table:formula="of:=1/([.J107]/[.H107])" office:value-type="percentage" office:value="1.76564924516056" calcext:value-type="percentage">
            <text:p>176.6%</text:p>
          </table:table-cell>
          <table:table-cell table:style-name="ce159" table:formula="of:=1/([.K107]/[.H107])" office:value-type="percentage" office:value="1.78096638909721" calcext:value-type="percentage">
            <text:p>178.1%</text:p>
          </table:table-cell>
          <table:table-cell table:style-name="ce159"/>
          <table:table-cell table:style-name="ce159" table:formula="of:=1/([.M107]/[.H107])" office:value-type="string" office:string-value="" calcext:value-type="error">
            <text:p>#DIV/0!</text:p>
          </table:table-cell>
          <table:table-cell table:style-name="ce159" table:formula="of:=1/([.N107]/[.H107])" office:value-type="percentage" office:value="1.69693068053796" calcext:value-type="percentage">
            <text:p>169.7%</text:p>
          </table:table-cell>
          <table:table-cell table:style-name="ce159" table:formula="of:=1/([.O107]/[.H107])" office:value-type="string" office:string-value="" calcext:value-type="error">
            <text:p>#DIV/0!</text:p>
          </table:table-cell>
          <table:table-cell table:style-name="ce159" table:formula="of:=1/([.P107]/[.H107])" office:value-type="string" office:string-value="" calcext:value-type="error">
            <text:p>#DIV/0!</text:p>
          </table:table-cell>
          <table:table-cell table:style-name="ce159" table:formula="of:=1/([.Q107]/[.H107])" office:value-type="string" office:string-value="" calcext:value-type="error">
            <text:p>#DIV/0!</text:p>
          </table:table-cell>
          <table:table-cell table:style-name="ce159" table:formula="of:=1/([.R107]/[.H107])" office:value-type="string" office:string-value="" calcext:value-type="error">
            <text:p>#DIV/0!</text:p>
          </table:table-cell>
          <table:table-cell table:style-name="ce159" table:formula="of:=1/([.S107]/[.H107])" office:value-type="string" office:string-value="" calcext:value-type="error">
            <text:p>#DIV/0!</text:p>
          </table:table-cell>
          <table:table-cell table:style-name="ce159" table:formula="of:=1/([.T107]/[.H107])" office:value-type="string" office:string-value="" calcext:value-type="error">
            <text:p>#DIV/0!</text:p>
          </table:table-cell>
          <table:table-cell table:style-name="ce159" table:formula="of:=1/([.U107]/[.H107])" office:value-type="string" office:string-value="" calcext:value-type="error">
            <text:p>#DIV/0!</text:p>
          </table:table-cell>
          <table:table-cell table:style-name="ce159" table:formula="of:=1/([.V107]/[.H107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8]" office:value-type="string" office:string-value="Antenna Clip" calcext:value-type="string">
            <text:p>Antenna Clip</text:p>
          </table:table-cell>
          <table:table-cell table:formula="of:=[.G108]" office:value-type="float" office:value="10067.7597225879" calcext:value-type="float">
            <text:p>10067.7597225879</text:p>
          </table:table-cell>
          <table:table-cell table:style-name="ce159" table:number-columns-repeated="2"/>
          <table:table-cell table:style-name="ce159" table:formula="of:=1/([.K108]/[.H108])" office:value-type="string" office:string-value="" calcext:value-type="error">
            <text:p>#VALUE!</text:p>
          </table:table-cell>
          <table:table-cell table:style-name="ce159"/>
          <table:table-cell table:style-name="ce159" table:formula="of:=1/([.M108]/[.H108])" office:value-type="string" office:string-value="" calcext:value-type="error">
            <text:p>#VALUE!</text:p>
          </table:table-cell>
          <table:table-cell table:style-name="ce159" table:formula="of:=1/([.N108]/[.H108])" office:value-type="string" office:string-value="" calcext:value-type="error">
            <text:p>#VALUE!</text:p>
          </table:table-cell>
          <table:table-cell table:style-name="ce159" table:formula="of:=1/([.O108]/[.H108])" office:value-type="string" office:string-value="" calcext:value-type="error">
            <text:p>#VALUE!</text:p>
          </table:table-cell>
          <table:table-cell table:style-name="ce159" table:formula="of:=1/([.P108]/[.H108])" office:value-type="string" office:string-value="" calcext:value-type="error">
            <text:p>#VALUE!</text:p>
          </table:table-cell>
          <table:table-cell table:style-name="ce159" table:formula="of:=1/([.Q108]/[.H108])" office:value-type="string" office:string-value="" calcext:value-type="error">
            <text:p>#VALUE!</text:p>
          </table:table-cell>
          <table:table-cell table:style-name="ce159" table:formula="of:=1/([.R108]/[.H108])" office:value-type="string" office:string-value="" calcext:value-type="error">
            <text:p>#VALUE!</text:p>
          </table:table-cell>
          <table:table-cell table:style-name="ce159" table:formula="of:=1/([.S108]/[.H108])" office:value-type="string" office:string-value="" calcext:value-type="error">
            <text:p>#VALUE!</text:p>
          </table:table-cell>
          <table:table-cell table:style-name="ce159" table:formula="of:=1/([.T108]/[.H108])" office:value-type="string" office:string-value="" calcext:value-type="error">
            <text:p>#VALUE!</text:p>
          </table:table-cell>
          <table:table-cell table:style-name="ce159" table:formula="of:=1/([.U108]/[.H108])" office:value-type="string" office:string-value="" calcext:value-type="error">
            <text:p>#VALUE!</text:p>
          </table:table-cell>
          <table:table-cell table:style-name="ce159" table:formula="of:=1/([.V108]/[.H108]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09]" office:value-type="string" office:string-value="Sparse Lattice" calcext:value-type="string">
            <text:p>Sparse Lattice</text:p>
          </table:table-cell>
          <table:table-cell table:formula="of:=[.G109]" office:value-type="float" office:value="14377.2930323283" calcext:value-type="float">
            <text:p>14377.2930323283</text:p>
          </table:table-cell>
          <table:table-cell table:style-name="ce159" table:formula="of:=1/([.I109]/[.H109])" office:value-type="percentage" office:value="1.75229855705152" calcext:value-type="percentage">
            <text:p>175.2%</text:p>
          </table:table-cell>
          <table:table-cell table:style-name="ce159"/>
          <table:table-cell table:style-name="ce159" table:formula="of:=1/([.K109]/[.H109])" office:value-type="string" office:string-value="" calcext:value-type="error">
            <text:p>#VALUE!</text:p>
          </table:table-cell>
          <table:table-cell table:style-name="ce159"/>
          <table:table-cell table:style-name="ce159" table:formula="of:=1/([.M109]/[.H109])" office:value-type="string" office:string-value="" calcext:value-type="error">
            <text:p>#DIV/0!</text:p>
          </table:table-cell>
          <table:table-cell table:style-name="ce159" table:formula="of:=1/([.N109]/[.H109])" office:value-type="string" office:string-value="" calcext:value-type="error">
            <text:p>#DIV/0!</text:p>
          </table:table-cell>
          <table:table-cell table:style-name="ce159" table:formula="of:=1/([.O109]/[.H109])" office:value-type="string" office:string-value="" calcext:value-type="error">
            <text:p>#VALUE!</text:p>
          </table:table-cell>
          <table:table-cell table:style-name="ce159" table:formula="of:=1/([.P109]/[.H109])" office:value-type="string" office:string-value="" calcext:value-type="error">
            <text:p>#DIV/0!</text:p>
          </table:table-cell>
          <table:table-cell table:style-name="ce159" table:formula="of:=1/([.Q109]/[.H109])" office:value-type="string" office:string-value="" calcext:value-type="error">
            <text:p>#DIV/0!</text:p>
          </table:table-cell>
          <table:table-cell table:style-name="ce159" table:formula="of:=1/([.R109]/[.H109])" office:value-type="string" office:string-value="" calcext:value-type="error">
            <text:p>#DIV/0!</text:p>
          </table:table-cell>
          <table:table-cell table:style-name="ce159" table:formula="of:=1/([.S109]/[.H109])" office:value-type="string" office:string-value="" calcext:value-type="error">
            <text:p>#VALUE!</text:p>
          </table:table-cell>
          <table:table-cell table:style-name="ce159" table:formula="of:=1/([.T109]/[.H109])" office:value-type="string" office:string-value="" calcext:value-type="error">
            <text:p>#DIV/0!</text:p>
          </table:table-cell>
          <table:table-cell table:style-name="ce159" table:formula="of:=1/([.U109]/[.H109])" office:value-type="string" office:string-value="" calcext:value-type="error">
            <text:p>#DIV/0!</text:p>
          </table:table-cell>
          <table:table-cell table:style-name="ce159" table:formula="of:=1/([.V109]/[.H109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10]" office:value-type="string" office:string-value="Semi Plug" calcext:value-type="string">
            <text:p>Semi Plug</text:p>
          </table:table-cell>
          <table:table-cell table:formula="of:=[.G110]" office:value-type="float" office:value="8406.88520781199" calcext:value-type="float">
            <text:p>8406.88520781199</text:p>
          </table:table-cell>
          <table:table-cell table:style-name="ce159" table:formula="of:=1/([.I110]/[.H110])" office:value-type="percentage" office:value="1.43295933408324" calcext:value-type="percentage">
            <text:p>143.3%</text:p>
          </table:table-cell>
          <table:table-cell table:style-name="ce159" table:formula="of:=1/([.J110]/[.H110])" office:value-type="percentage" office:value="1.64722315239028" calcext:value-type="percentage">
            <text:p>164.7%</text:p>
          </table:table-cell>
          <table:table-cell table:style-name="ce159" table:formula="of:=1/([.K110]/[.H110])" office:value-type="percentage" office:value="1.64694161569514" calcext:value-type="percentage">
            <text:p>164.7%</text:p>
          </table:table-cell>
          <table:table-cell table:style-name="ce159"/>
          <table:table-cell table:style-name="ce159" table:formula="of:=1/([.M110]/[.H110])" office:value-type="percentage" office:value="1.36988200666626" calcext:value-type="percentage">
            <text:p>137.0%</text:p>
          </table:table-cell>
          <table:table-cell table:style-name="ce159" table:formula="of:=1/([.N110]/[.H110])" office:value-type="string" office:string-value="" calcext:value-type="error">
            <text:p>#DIV/0!</text:p>
          </table:table-cell>
          <table:table-cell table:style-name="ce159" table:formula="of:=1/([.O110]/[.H110])" office:value-type="string" office:string-value="" calcext:value-type="error">
            <text:p>#DIV/0!</text:p>
          </table:table-cell>
          <table:table-cell table:style-name="ce159" table:formula="of:=1/([.P110]/[.H110])" office:value-type="percentage" office:value="0.888571209223843" calcext:value-type="percentage">
            <text:p>88.9%</text:p>
          </table:table-cell>
          <table:table-cell table:style-name="ce159" table:formula="of:=1/([.Q110]/[.H110])" office:value-type="string" office:string-value="" calcext:value-type="error">
            <text:p>#DIV/0!</text:p>
          </table:table-cell>
          <table:table-cell table:style-name="ce159" table:formula="of:=1/([.R110]/[.H110])" office:value-type="string" office:string-value="" calcext:value-type="error">
            <text:p>#DIV/0!</text:p>
          </table:table-cell>
          <table:table-cell table:style-name="ce159" table:formula="of:=1/([.S110]/[.H110])" office:value-type="string" office:string-value="" calcext:value-type="error">
            <text:p>#DIV/0!</text:p>
          </table:table-cell>
          <table:table-cell table:style-name="ce159" table:formula="of:=1/([.T110]/[.H110])" office:value-type="string" office:string-value="" calcext:value-type="error">
            <text:p>#DIV/0!</text:p>
          </table:table-cell>
          <table:table-cell table:style-name="ce159" table:formula="of:=1/([.U110]/[.H110])" office:value-type="string" office:string-value="" calcext:value-type="error">
            <text:p>#VALUE!</text:p>
          </table:table-cell>
          <table:table-cell table:style-name="ce159" table:formula="of:=1/([.V110]/[.H110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11]" office:value-type="string" office:string-value="Hollow Pole" calcext:value-type="string">
            <text:p>Hollow Pole</text:p>
          </table:table-cell>
          <table:table-cell table:formula="of:=[.G111]" office:value-type="float" office:value="349253.144624819" calcext:value-type="float">
            <text:p>349253.144624819</text:p>
          </table:table-cell>
          <table:table-cell table:style-name="ce159" table:formula="of:=1/([.I111]/[.H111])" office:value-type="percentage" office:value="1.06506104981142" calcext:value-type="percentage">
            <text:p>106.5%</text:p>
          </table:table-cell>
          <table:table-cell table:style-name="ce159" table:formula="of:=1/([.J111]/[.H111])" office:value-type="percentage" office:value="1.77754586830634" calcext:value-type="percentage">
            <text:p>177.8%</text:p>
          </table:table-cell>
          <table:table-cell table:style-name="ce159" table:formula="of:=1/([.K111]/[.H111])" office:value-type="string" office:string-value="" calcext:value-type="error">
            <text:p>#VALUE!</text:p>
          </table:table-cell>
          <table:table-cell table:style-name="ce159"/>
          <table:table-cell table:style-name="ce159" table:formula="of:=1/([.M111]/[.H111])" office:value-type="string" office:string-value="" calcext:value-type="error">
            <text:p>#DIV/0!</text:p>
          </table:table-cell>
          <table:table-cell table:style-name="ce159" table:formula="of:=1/([.N111]/[.H111])" office:value-type="string" office:string-value="" calcext:value-type="error">
            <text:p>#VALUE!</text:p>
          </table:table-cell>
          <table:table-cell table:style-name="ce159" table:formula="of:=1/([.O111]/[.H111])" office:value-type="string" office:string-value="" calcext:value-type="error">
            <text:p>#DIV/0!</text:p>
          </table:table-cell>
          <table:table-cell table:style-name="ce159" table:formula="of:=1/([.P111]/[.H111])" office:value-type="string" office:string-value="" calcext:value-type="error">
            <text:p>#VALUE!</text:p>
          </table:table-cell>
          <table:table-cell table:style-name="ce159" table:formula="of:=1/([.Q111]/[.H111])" office:value-type="string" office:string-value="" calcext:value-type="error">
            <text:p>#VALUE!</text:p>
          </table:table-cell>
          <table:table-cell table:style-name="ce159" table:formula="of:=1/([.R111]/[.H111])" office:value-type="string" office:string-value="" calcext:value-type="error">
            <text:p>#DIV/0!</text:p>
          </table:table-cell>
          <table:table-cell table:style-name="ce159" table:formula="of:=1/([.S111]/[.H111])" office:value-type="string" office:string-value="" calcext:value-type="error">
            <text:p>#DIV/0!</text:p>
          </table:table-cell>
          <table:table-cell table:style-name="ce159" table:formula="of:=1/([.T111]/[.H111])" office:value-type="string" office:string-value="" calcext:value-type="error">
            <text:p>#DIV/0!</text:p>
          </table:table-cell>
          <table:table-cell table:style-name="ce159" table:formula="of:=1/([.U111]/[.H111])" office:value-type="string" office:string-value="" calcext:value-type="error">
            <text:p>#DIV/0!</text:p>
          </table:table-cell>
          <table:table-cell table:style-name="ce159" table:formula="of:=1/([.V111]/[.H111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12]" office:value-type="string" office:string-value="Mini Refinery" calcext:value-type="string">
            <text:p>Mini Refinery</text:p>
          </table:table-cell>
          <table:table-cell table:formula="of:=[.G112]" office:value-type="float" office:value="44837.1488432587" calcext:value-type="float">
            <text:p>44837.1488432587</text:p>
          </table:table-cell>
          <table:table-cell table:style-name="ce159" table:formula="of:=1/([.I112]/[.H112])" office:value-type="percentage" office:value="1.5926139105259" calcext:value-type="percentage">
            <text:p>159.3%</text:p>
          </table:table-cell>
          <table:table-cell table:style-name="ce159" table:formula="of:=1/([.J112]/[.H112])" office:value-type="percentage" office:value="1.59175021456637" calcext:value-type="percentage">
            <text:p>159.2%</text:p>
          </table:table-cell>
          <table:table-cell table:style-name="ce159" table:formula="of:=1/([.K112]/[.H112])" office:value-type="percentage" office:value="1.88605941556825" calcext:value-type="percentage">
            <text:p>188.6%</text:p>
          </table:table-cell>
          <table:table-cell table:style-name="ce159"/>
          <table:table-cell table:style-name="ce159" table:formula="of:=1/([.M112]/[.H112])" office:value-type="string" office:string-value="" calcext:value-type="error">
            <text:p>#DIV/0!</text:p>
          </table:table-cell>
          <table:table-cell table:style-name="ce159" table:formula="of:=1/([.N112]/[.H112])" office:value-type="percentage" office:value="1.03946164990317" calcext:value-type="percentage">
            <text:p>103.9%</text:p>
          </table:table-cell>
          <table:table-cell table:style-name="ce159" table:formula="of:=1/([.O112]/[.H112])" office:value-type="string" office:string-value="" calcext:value-type="error">
            <text:p>#DIV/0!</text:p>
          </table:table-cell>
          <table:table-cell table:style-name="ce159" table:formula="of:=1/([.P112]/[.H112])" office:value-type="string" office:string-value="" calcext:value-type="error">
            <text:p>#DIV/0!</text:p>
          </table:table-cell>
          <table:table-cell table:style-name="ce159" table:formula="of:=1/([.Q112]/[.H112])" office:value-type="string" office:string-value="" calcext:value-type="error">
            <text:p>#DIV/0!</text:p>
          </table:table-cell>
          <table:table-cell table:style-name="ce159" table:formula="of:=1/([.R112]/[.H112])" office:value-type="string" office:string-value="" calcext:value-type="error">
            <text:p>#DIV/0!</text:p>
          </table:table-cell>
          <table:table-cell table:style-name="ce159"/>
          <table:table-cell table:style-name="ce159" table:formula="of:=1/([.T112]/[.H112])" office:value-type="string" office:string-value="" calcext:value-type="error">
            <text:p>#DIV/0!</text:p>
          </table:table-cell>
          <table:table-cell table:style-name="ce159" table:formula="of:=1/([.U112]/[.H112])" office:value-type="string" office:string-value="" calcext:value-type="error">
            <text:p>#DIV/0!</text:p>
          </table:table-cell>
          <table:table-cell table:style-name="ce159" table:formula="of:=1/([.V112]/[.H112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13]" office:value-type="string" office:string-value="F-177 Nighthawk" calcext:value-type="string">
            <text:p>F-177 Nighthawk</text:p>
          </table:table-cell>
          <table:table-cell table:formula="of:=[.G113]" office:value-type="float" office:value="45308.6694242513" calcext:value-type="float">
            <text:p>45308.6694242513</text:p>
          </table:table-cell>
          <table:table-cell table:style-name="ce159" table:formula="of:=1/([.I113]/[.H113])" office:value-type="percentage" office:value="1.80639586374398" calcext:value-type="percentage">
            <text:p>180.6%</text:p>
          </table:table-cell>
          <table:table-cell table:style-name="ce159" table:formula="of:=1/([.J113]/[.H113])" office:value-type="percentage" office:value="2.26127810120346" calcext:value-type="percentage">
            <text:p>226.1%</text:p>
          </table:table-cell>
          <table:table-cell table:style-name="ce159" table:formula="of:=1/([.K113]/[.H113])" office:value-type="percentage" office:value="2.70640993156976" calcext:value-type="percentage">
            <text:p>270.6%</text:p>
          </table:table-cell>
          <table:table-cell table:style-name="ce159"/>
          <table:table-cell table:style-name="ce159" table:formula="of:=1/([.M113]/[.H113])" office:value-type="string" office:string-value="" calcext:value-type="error">
            <text:p>#DIV/0!</text:p>
          </table:table-cell>
          <table:table-cell table:style-name="ce159" table:formula="of:=1/([.N113]/[.H113])" office:value-type="string" office:string-value="" calcext:value-type="error">
            <text:p>#DIV/0!</text:p>
          </table:table-cell>
          <table:table-cell table:style-name="ce159" table:formula="of:=1/([.O113]/[.H113])" office:value-type="percentage" office:value="1.67323558968796" calcext:value-type="percentage">
            <text:p>167.3%</text:p>
          </table:table-cell>
          <table:table-cell table:style-name="ce159" table:formula="of:=1/([.P113]/[.H113])" office:value-type="percentage" office:value="2.62923095590159" calcext:value-type="percentage">
            <text:p>262.9%</text:p>
          </table:table-cell>
          <table:table-cell table:style-name="ce159" table:formula="of:=1/([.Q113]/[.H113])" office:value-type="string" office:string-value="" calcext:value-type="error">
            <text:p>#DIV/0!</text:p>
          </table:table-cell>
          <table:table-cell table:style-name="ce159" table:formula="of:=1/([.R113]/[.H113])" office:value-type="string" office:string-value="" calcext:value-type="error">
            <text:p>#DIV/0!</text:p>
          </table:table-cell>
          <table:table-cell table:style-name="ce159" table:formula="of:=1/([.S113]/[.H113])" office:value-type="string" office:string-value="" calcext:value-type="error">
            <text:p>#DIV/0!</text:p>
          </table:table-cell>
          <table:table-cell table:style-name="ce159" table:formula="of:=1/([.T113]/[.H113])" office:value-type="string" office:string-value="" calcext:value-type="error">
            <text:p>#DIV/0!</text:p>
          </table:table-cell>
          <table:table-cell table:style-name="ce159" table:formula="of:=1/([.U113]/[.H113])" office:value-type="string" office:string-value="" calcext:value-type="error">
            <text:p>#DIV/0!</text:p>
          </table:table-cell>
          <table:table-cell table:style-name="ce159" table:formula="of:=1/([.V113]/[.H113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table:formula="of:=[.F114]" office:value-type="string" office:string-value="Strange Triangular" calcext:value-type="string">
            <text:p>Strange Triangular</text:p>
          </table:table-cell>
          <table:table-cell table:formula="of:=[.G114]" office:value-type="float" office:value="12724.9031150323" calcext:value-type="float">
            <text:p>12724.9031150323</text:p>
          </table:table-cell>
          <table:table-cell table:style-name="ce159" table:formula="of:=1/([.I114]/[.H114])" office:value-type="percentage" office:value="1.38172486188491" calcext:value-type="percentage">
            <text:p>138.2%</text:p>
          </table:table-cell>
          <table:table-cell table:style-name="ce159" table:formula="of:=1/([.J114]/[.H114])" office:value-type="percentage" office:value="1.73865575977903" calcext:value-type="percentage">
            <text:p>173.9%</text:p>
          </table:table-cell>
          <table:table-cell table:style-name="ce159" table:formula="of:=1/([.K114]/[.H114])" office:value-type="percentage" office:value="1.8047481618576" calcext:value-type="percentage">
            <text:p>180.5%</text:p>
          </table:table-cell>
          <table:table-cell table:style-name="ce159"/>
          <table:table-cell table:style-name="ce159" table:formula="of:=1/([.M114]/[.H114])" office:value-type="string" office:string-value="" calcext:value-type="error">
            <text:p>#DIV/0!</text:p>
          </table:table-cell>
          <table:table-cell table:style-name="ce159" table:formula="of:=1/([.N114]/[.H114])" office:value-type="string" office:string-value="" calcext:value-type="error">
            <text:p>#DIV/0!</text:p>
          </table:table-cell>
          <table:table-cell table:style-name="ce159" table:formula="of:=1/([.O114]/[.H114])" office:value-type="percentage" office:value="1.42113047149405" calcext:value-type="percentage">
            <text:p>142.1%</text:p>
          </table:table-cell>
          <table:table-cell table:style-name="ce159" table:formula="of:=1/([.P114]/[.H114])" office:value-type="string" office:string-value="" calcext:value-type="error">
            <text:p>#DIV/0!</text:p>
          </table:table-cell>
          <table:table-cell table:style-name="ce159" table:formula="of:=1/([.Q114]/[.H114])" office:value-type="string" office:string-value="" calcext:value-type="error">
            <text:p>#DIV/0!</text:p>
          </table:table-cell>
          <table:table-cell table:style-name="ce159" table:formula="of:=1/([.R114]/[.H114])" office:value-type="string" office:string-value="" calcext:value-type="error">
            <text:p>#DIV/0!</text:p>
          </table:table-cell>
          <table:table-cell table:style-name="ce159" table:formula="of:=1/([.S114]/[.H114])" office:value-type="string" office:string-value="" calcext:value-type="error">
            <text:p>#DIV/0!</text:p>
          </table:table-cell>
          <table:table-cell table:style-name="ce159" table:formula="of:=1/([.T114]/[.H114])" office:value-type="string" office:string-value="" calcext:value-type="error">
            <text:p>#DIV/0!</text:p>
          </table:table-cell>
          <table:table-cell table:style-name="ce159" table:formula="of:=1/([.U114]/[.H114])" office:value-type="string" office:string-value="" calcext:value-type="error">
            <text:p>#DIV/0!</text:p>
          </table:table-cell>
          <table:table-cell table:style-name="ce159" table:formula="of:=1/([.V114]/[.H114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office:value-type="string" calcext:value-type="string">
            <text:p>Stanford Bunny</text:p>
          </table:table-cell>
          <table:table-cell office:value-type="float" office:value="943745.5133" calcext:value-type="float">
            <text:p>943745.5133</text:p>
          </table:table-cell>
          <table:table-cell table:style-name="ce159" table:formula="of:=1/([.I115]/[.H115])" office:value-type="percentage" office:value="1.88783752596354" calcext:value-type="percentage">
            <text:p>188.8%</text:p>
          </table:table-cell>
          <table:table-cell table:style-name="ce159" table:formula="of:=1/([.J115]/[.H115])" office:value-type="percentage" office:value="2.5342512908778" calcext:value-type="percentage">
            <text:p>253.4%</text:p>
          </table:table-cell>
          <table:table-cell table:style-name="ce159" table:formula="of:=1/([.K115]/[.H115])" office:value-type="percentage" office:value="2.54019736388103" calcext:value-type="percentage">
            <text:p>254.0%</text:p>
          </table:table-cell>
          <table:table-cell table:number-columns-repeated="2"/>
          <table:table-cell table:style-name="ce159"/>
          <table:table-cell table:style-name="ce159" table:formula="of:=1/([.O115]/[.H115])" office:value-type="percentage" office:value="3.43040864824566" calcext:value-type="percentage">
            <text:p>343.0%</text:p>
          </table:table-cell>
          <table:table-cell table:number-columns-repeated="2"/>
          <table:table-cell table:style-name="ce159" table:formula="of:=1/([.R115]/[.H115])" office:value-type="percentage" office:value="3.28778135048232" calcext:value-type="percentage">
            <text:p>328.8%</text:p>
          </table:table-cell>
          <table:table-cell table:number-columns-repeated="3"/>
          <table:table-cell table:style-name="ce159" table:formula="of:=1/([.V115]/[.H115])" office:value-type="percentage" office:value="3.34879912663755" calcext:value-type="percentage">
            <text:p>334.9%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55" office:value-type="string" calcext:value-type="string">
            <text:p>Happy Pot</text:p>
          </table:table-cell>
          <table:table-cell table:style-name="ce139" office:value-type="float" office:value="611045.8237" calcext:value-type="float">
            <text:p>611045.8237</text:p>
          </table:table-cell>
          <table:table-cell table:style-name="ce159" table:formula="of:=1/([.I116]/[.H116])" office:value-type="percentage" office:value="1.7512015897903" calcext:value-type="percentage">
            <text:p>175.1%</text:p>
          </table:table-cell>
          <table:table-cell table:style-name="ce159" table:formula="of:=1/([.J116]/[.H116])" office:value-type="percentage" office:value="1.92418936574029" calcext:value-type="percentage">
            <text:p>192.4%</text:p>
          </table:table-cell>
          <table:table-cell table:style-name="ce159" table:formula="of:=1/([.K116]/[.H116])" office:value-type="percentage" office:value="2.66069615123638" calcext:value-type="percentage">
            <text:p>266.1%</text:p>
          </table:table-cell>
          <table:table-cell table:number-columns-repeated="2"/>
          <table:table-cell table:style-name="ce159" table:formula="of:=1/([.N116]/[.H116])" office:value-type="percentage" office:value="4.32282264697914" calcext:value-type="percentage">
            <text:p>432.3%</text:p>
          </table:table-cell>
          <table:table-cell table:number-columns-repeated="3"/>
          <table:table-cell table:style-name="ce159" table:formula="of:=1/([.R116]/[.H116])" office:value-type="percentage" office:value="4.30690208667737" calcext:value-type="percentage">
            <text:p>430.7%</text:p>
          </table:table-cell>
          <table:table-cell table:number-columns-repeated="3"/>
          <table:table-cell table:style-name="ce159" table:formula="of:=1/([.V116]/[.H116])" office:value-type="percentage" office:value="4.22125731546158" calcext:value-type="percentage">
            <text:p>422.1%</text:p>
          </table:table-cell>
          <table:table-cell table:number-columns-repeated="10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5"/>
          <table:table-cell table:style-name="ce59" office:value-type="string" calcext:value-type="string">
            <text:p>Model</text:p>
          </table:table-cell>
          <table:table-cell table:style-name="ce59" office:value-type="string" calcext:value-type="string">
            <text:p>Volume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45619.stl</text:p>
          </table:table-cell>
          <table:table-cell office:value-type="float" office:value="1719.23417475602" calcext:value-type="float">
            <text:p>1719.23417475602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06884.stl</text:p>
          </table:table-cell>
          <table:table-cell office:value-type="float" office:value="349253.144624819" calcext:value-type="float">
            <text:p>349253.144624819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52075.stl</text:p>
          </table:table-cell>
          <table:table-cell office:value-type="float" office:value="8406.88520781199" calcext:value-type="float">
            <text:p>8406.88520781199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498979.stl</text:p>
          </table:table-cell>
          <table:table-cell office:value-type="float" office:value="60296.2703363127" calcext:value-type="float">
            <text:p>60296.2703363127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307398.stl</text:p>
          </table:table-cell>
          <table:table-cell office:value-type="float" office:value="1745.35072634637" calcext:value-type="float">
            <text:p>1745.35072634637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52069.stl</text:p>
          </table:table-cell>
          <table:table-cell office:value-type="float" office:value="15547.7483583341" calcext:value-type="float">
            <text:p>15547.7483583341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78224.stl</text:p>
          </table:table-cell>
          <table:table-cell office:value-type="float" office:value="19384.2658117652" calcext:value-type="float">
            <text:p>19384.2658117652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96457.stl</text:p>
          </table:table-cell>
          <table:table-cell office:value-type="float" office:value="45308.6694242513" calcext:value-type="float">
            <text:p>45308.6694242513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48338.stl</text:p>
          </table:table-cell>
          <table:table-cell office:value-type="float" office:value="10257.9340310494" calcext:value-type="float">
            <text:p>10257.9340310494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72600.stl</text:p>
          </table:table-cell>
          <table:table-cell office:value-type="float" office:value="6822.1651621307" calcext:value-type="float">
            <text:p>6822.1651621307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053374.stl</text:p>
          </table:table-cell>
          <table:table-cell office:value-type="float" office:value="949.073102279405" calcext:value-type="float">
            <text:p>949.073102279405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73154.stl</text:p>
          </table:table-cell>
          <table:table-cell office:value-type="float" office:value="62184.0549422105" calcext:value-type="float">
            <text:p>62184.0549422105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62893.stl</text:p>
          </table:table-cell>
          <table:table-cell office:value-type="float" office:value="55056.7486428817" calcext:value-type="float">
            <text:p>55056.7486428817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257600.stl</text:p>
          </table:table-cell>
          <table:table-cell office:value-type="float" office:value="27187.3892102349" calcext:value-type="float">
            <text:p>27187.3892102349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51329.stl</text:p>
          </table:table-cell>
          <table:table-cell office:value-type="float" office:value="1501200.87770058" calcext:value-type="float">
            <text:p>1501200.87770058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68655.stl</text:p>
          </table:table-cell>
          <table:table-cell office:value-type="float" office:value="994.253237778942" calcext:value-type="float">
            <text:p>994.253237778942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10203.stl</text:p>
          </table:table-cell>
          <table:table-cell office:value-type="float" office:value="10067.7597225879" calcext:value-type="float">
            <text:p>10067.7597225879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225936.stl</text:p>
          </table:table-cell>
          <table:table-cell office:value-type="float" office:value="12724.9031150323" calcext:value-type="float">
            <text:p>12724.9031150323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77951.stl</text:p>
          </table:table-cell>
          <table:table-cell office:value-type="float" office:value="59246.3440998525" calcext:value-type="float">
            <text:p>59246.3440998525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063854.stl</text:p>
          </table:table-cell>
          <table:table-cell office:value-type="float" office:value="17497.9342110584" calcext:value-type="float">
            <text:p>17497.9342110584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053874.stl</text:p>
          </table:table-cell>
          <table:table-cell office:value-type="float" office:value="1315.08926968773" calcext:value-type="float">
            <text:p>1315.08926968773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54468.stl</text:p>
          </table:table-cell>
          <table:table-cell office:value-type="float" office:value="2853.97125893086" calcext:value-type="float">
            <text:p>2853.97125893086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200967.stl</text:p>
          </table:table-cell>
          <table:table-cell office:value-type="float" office:value="1672.22442063947" calcext:value-type="float">
            <text:p>1672.22442063947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41084.stl</text:p>
          </table:table-cell>
          <table:table-cell office:value-type="float" office:value="44837.1488432587" calcext:value-type="float">
            <text:p>44837.1488432587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99906.stl</text:p>
          </table:table-cell>
          <table:table-cell office:value-type="float" office:value="28919.9635769814" calcext:value-type="float">
            <text:p>28919.9635769814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28057.stl</text:p>
          </table:table-cell>
          <table:table-cell office:value-type="float" office:value="1610.85182383766" calcext:value-type="float">
            <text:p>1610.85182383766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295750.stl</text:p>
          </table:table-cell>
          <table:table-cell office:value-type="float" office:value="51710.1446955904" calcext:value-type="float">
            <text:p>51710.1446955904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63277.stl</text:p>
          </table:table-cell>
          <table:table-cell office:value-type="float" office:value="13450.8550997121" calcext:value-type="float">
            <text:p>13450.8550997121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581200.stl</text:p>
          </table:table-cell>
          <table:table-cell office:value-type="float" office:value="93193.6071308959" calcext:value-type="float">
            <text:p>93193.6071308959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797990.stl</text:p>
          </table:table-cell>
          <table:table-cell office:value-type="float" office:value="92046.507942985" calcext:value-type="float">
            <text:p>92046.507942985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500094.stl</text:p>
          </table:table-cell>
          <table:table-cell office:value-type="float" office:value="14377.2930323283" calcext:value-type="float">
            <text:p>14377.2930323283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25071.stl</text:p>
          </table:table-cell>
          <table:table-cell office:value-type="float" office:value="508.443049112956" calcext:value-type="float">
            <text:p>508.443049112956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05:03:19.8821774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9:53:48.974813735</meta:creation-date>
    <meta:editing-duration>P2DT19H8M29S</meta:editing-duration>
    <meta:editing-cycles>62</meta:editing-cycles>
    <meta:generator>LibreOffice/7.3.3.2$Linux_X86_64 LibreOffice_project/30$Build-2</meta:generator>
    <dc:date>2022-06-18T06:08:49.896319241</dc:date>
    <meta:document-statistic meta:table-count="6" meta:cell-count="297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1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minimum="0.00277777777777778" chart:maximum="0.916666666666666" chart:origin="0" chart:interval-major="0.0833333333333333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25.877cm" svg:height="16.336cm" xlink:href=".." xlink:type="simple" chart:class="chart:scatter" chart:style-name="ch1">
        <chart:title svg:x="8.264cm" svg:y="0.462cm" chart:style-name="ch2">
          <text:p>Longest Times To Print vs Subdivision Degree</text:p>
        </chart:title>
        <chart:subtitle svg:x="9.535cm" svg:y="1.232cm" chart:style-name="ch3">
          <text:p>Theoretical best case before assembly</text:p>
        </chart:subtitle>
        <chart:legend chart:legend-position="end" svg:x="21.728cm" svg:y="1.644cm" style:legend-expansion="high" chart:style-name="ch4"/>
        <chart:plot-area chart:style-name="ch5" table:cell-range-address="Analysis.H39:Analysis.N43 Analysis.F40:Analysis.F65 Analysis.H44:Analysis.L44 Analysis.H45:Analysis.N65" chart:data-source-has-labels="column" svg:x="1.647cm" svg:y="2.11cm" svg:width="20.128cm" svg:height="12.48cm">
          <chart:coordinate-region svg:x="2.745cm" svg:y="2.274cm" svg:width="18.843cm" svg:height="11.669cm"/>
          <chart:axis chart:dimension="x" chart:name="primary-x" chart:style-name="ch6">
            <chart:title svg:x="10.225cm" svg:y="14.916cm" chart:style-name="ch7">
              <text:p>Subdivision Degree</text:p>
            </chart:title>
          </chart:axis>
          <chart:axis chart:dimension="y" chart:name="primary-y" chart:style-name="ch8">
            <chart:title svg:x="0.57cm" svg:y="10.881cm" chart:style-name="ch9">
              <text:p>Longest Time To Print (log hh:mm)</text:p>
            </chart:title>
            <chart:grid chart:style-name="ch10" chart:class="major"/>
          </chart:axis>
          <chart:series chart:style-name="ch11" chart:values-cell-range-address="Analysis.H40:Analysis.N40" chart:label-cell-address="Analysis.F40:Analysis.F40" chart:class="chart:scatter">
            <chart:domain table:cell-range-address="Analysis.H39:Analysis.N39"/>
            <chart:data-point chart:repeated="7"/>
          </chart:series>
          <chart:series chart:style-name="ch12" chart:values-cell-range-address="Analysis.H41:Analysis.N41" chart:label-cell-address="Analysis.F41:Analysis.F41" chart:class="chart:scatter">
            <chart:data-point chart:repeated="7"/>
          </chart:series>
          <chart:series chart:style-name="ch13" chart:values-cell-range-address="Analysis.H42:Analysis.N42" chart:label-cell-address="Analysis.F42:Analysis.F42" chart:class="chart:scatter">
            <chart:data-point chart:repeated="7"/>
          </chart:series>
          <chart:series chart:style-name="ch14" chart:values-cell-range-address="Analysis.H43:Analysis.N43" chart:label-cell-address="Analysis.F43:Analysis.F43" chart:class="chart:scatter">
            <chart:data-point chart:repeated="7"/>
          </chart:series>
          <chart:series chart:style-name="ch15" chart:values-cell-range-address="Analysis.H44:Analysis.L44" chart:label-cell-address="Analysis.F44:Analysis.F44" chart:class="chart:scatter">
            <chart:data-point chart:repeated="7"/>
          </chart:series>
          <chart:series chart:style-name="ch16" chart:values-cell-range-address="Analysis.H45:Analysis.N45" chart:label-cell-address="Analysis.F45:Analysis.F45" chart:class="chart:scatter">
            <chart:data-point chart:repeated="7"/>
          </chart:series>
          <chart:series chart:style-name="ch17" chart:values-cell-range-address="Analysis.H65:Analysis.N65" chart:label-cell-address="Analysis.F65:Analysis.F65" chart:class="chart:scatter">
            <chart:data-point chart:repeated="7"/>
          </chart:series>
          <chart:series chart:style-name="ch18" chart:values-cell-range-address="Analysis.H46:Analysis.N46" chart:label-cell-address="Analysis.F46:Analysis.F46" chart:class="chart:scatter">
            <chart:data-point chart:repeated="7"/>
          </chart:series>
          <chart:series chart:style-name="ch19" chart:values-cell-range-address="Analysis.H47:Analysis.N47" chart:label-cell-address="Analysis.F47:Analysis.F47" chart:class="chart:scatter">
            <chart:data-point chart:repeated="7"/>
          </chart:series>
          <chart:series chart:style-name="ch20" chart:values-cell-range-address="Analysis.H48:Analysis.N48" chart:label-cell-address="Analysis.F48:Analysis.F48" chart:class="chart:scatter">
            <chart:data-point chart:repeated="7"/>
          </chart:series>
          <chart:series chart:style-name="ch21" chart:values-cell-range-address="Analysis.H49:Analysis.N49" chart:label-cell-address="Analysis.F49:Analysis.F49" chart:class="chart:scatter">
            <chart:data-point chart:repeated="7"/>
          </chart:series>
          <chart:series chart:style-name="ch22" chart:values-cell-range-address="Analysis.H50:Analysis.N50" chart:label-cell-address="Analysis.F50:Analysis.F50" chart:class="chart:scatter">
            <chart:data-point chart:repeated="7"/>
          </chart:series>
          <chart:series chart:style-name="ch23" chart:values-cell-range-address="Analysis.H51:Analysis.N51" chart:label-cell-address="Analysis.F51:Analysis.F51" chart:class="chart:scatter">
            <chart:data-point chart:repeated="7"/>
          </chart:series>
          <chart:series chart:style-name="ch24" chart:values-cell-range-address="Analysis.H52:Analysis.N52" chart:label-cell-address="Analysis.F52:Analysis.F52" chart:class="chart:scatter">
            <chart:data-point chart:repeated="7"/>
          </chart:series>
          <chart:series chart:style-name="ch25" chart:values-cell-range-address="Analysis.H53:Analysis.N53" chart:label-cell-address="Analysis.F53:Analysis.F53" chart:class="chart:scatter">
            <chart:data-point chart:repeated="7"/>
          </chart:series>
          <chart:series chart:style-name="ch26" chart:values-cell-range-address="Analysis.H54:Analysis.N54" chart:label-cell-address="Analysis.F54:Analysis.F54" chart:class="chart:scatter">
            <chart:data-point chart:repeated="7"/>
          </chart:series>
          <chart:series chart:style-name="ch27" chart:values-cell-range-address="Analysis.H55:Analysis.N55" chart:label-cell-address="Analysis.F55:Analysis.F55" chart:class="chart:scatter">
            <chart:data-point chart:repeated="7"/>
          </chart:series>
          <chart:series chart:style-name="ch28" chart:values-cell-range-address="Analysis.H56:Analysis.N56" chart:label-cell-address="Analysis.F56:Analysis.F56" chart:class="chart:scatter">
            <chart:data-point chart:repeated="7"/>
          </chart:series>
          <chart:series chart:style-name="ch29" chart:values-cell-range-address="Analysis.H57:Analysis.N57" chart:label-cell-address="Analysis.F57:Analysis.F57" chart:class="chart:scatter">
            <chart:data-point chart:repeated="7"/>
          </chart:series>
          <chart:series chart:style-name="ch30" chart:values-cell-range-address="Analysis.H58:Analysis.N58" chart:label-cell-address="Analysis.F58:Analysis.F58" chart:class="chart:scatter">
            <chart:data-point chart:repeated="7"/>
          </chart:series>
          <chart:series chart:style-name="ch31" chart:values-cell-range-address="Analysis.H59:Analysis.N59" chart:label-cell-address="Analysis.F59:Analysis.F59" chart:class="chart:scatter">
            <chart:data-point chart:repeated="7"/>
          </chart:series>
          <chart:series chart:style-name="ch32" chart:values-cell-range-address="Analysis.H60:Analysis.N60" chart:label-cell-address="Analysis.F60:Analysis.F60" chart:class="chart:scatter">
            <chart:data-point chart:repeated="7"/>
          </chart:series>
          <chart:series chart:style-name="ch33" chart:values-cell-range-address="Analysis.H61:Analysis.N61" chart:label-cell-address="Analysis.F61:Analysis.F61" chart:class="chart:scatter">
            <chart:data-point chart:repeated="7"/>
          </chart:series>
          <chart:series chart:style-name="ch34" chart:values-cell-range-address="Analysis.H62:Analysis.N62" chart:label-cell-address="Analysis.F62:Analysis.F62" chart:class="chart:scatter">
            <chart:data-point chart:repeated="7"/>
          </chart:series>
          <chart:series chart:style-name="ch35" chart:values-cell-range-address="Analysis.H63:Analysis.N63" chart:label-cell-address="Analysis.F63:Analysis.F63" chart:class="chart:scatter">
            <chart:data-point chart:repeated="7"/>
          </chart:series>
          <chart:series chart:style-name="ch36" chart:values-cell-range-address="Analysis.H64:Analysis.N64" chart:label-cell-address="Analysis.F64:Analysis.F64" chart:class="chart:scatter">
            <chart:data-point chart:repeated="7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Analysis.H39:Analysis.N3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nail</text:p>
                <draw:g>
                  <svg:desc>Analysis.F40:Analysis.F40</svg:desc>
                </draw:g>
              </table:table-cell>
              <table:table-cell office:value-type="float" office:value="0.672916666666667">
                <text:p>0.672916666666667</text:p>
                <draw:g>
                  <svg:desc>Analysis.H40:Analysis.N40</svg:desc>
                </draw:g>
              </table:table-cell>
              <table:table-cell office:value-type="float" office:value="0.391666666666667">
                <text:p>0.39166666666666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23125">
                <text:p>0.23125</text:p>
              </table:table-cell>
              <table:table-cell office:value-type="float" office:value="0.157638888888889">
                <text:p>0.15763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be 20mm</text:p>
                <draw:g>
                  <svg:desc>Analysis.F41:Analysis.F41</svg:desc>
                </draw:g>
              </table:table-cell>
              <table:table-cell office:value-type="float" office:value="0.0138888888888889">
                <text:p>0.0138888888888889</text:p>
                <draw:g>
                  <svg:desc>Analysis.H41:Analysis.N41</svg:desc>
                </draw:g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0.00625">
                <text:p>0.00625</text:p>
              </table:table-cell>
              <table:table-cell office:value-type="float" office:value="0.00763888888888889">
                <text:p>0.00763888888888889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be 50mm</text:p>
                <draw:g>
                  <svg:desc>Analysis.F42:Analysis.F42</svg:desc>
                </draw:g>
              </table:table-cell>
              <table:table-cell office:value-type="float" office:value="0.113194444444444">
                <text:p>0.113194444444444</text:p>
                <draw:g>
                  <svg:desc>Analysis.H42:Analysis.N42</svg:desc>
                </draw:g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0368055555555556">
                <text:p>0.0368055555555556</text:p>
              </table:table-cell>
            </table:table-row>
            <table:table-row>
              <table:table-cell office:value-type="string">
                <text:p>Cube 100mm</text:p>
                <draw:g>
                  <svg:desc>Analysis.F43:Analysis.F43</svg:desc>
                </draw:g>
              </table:table-cell>
              <table:table-cell office:value-type="float" office:value="0.635416666666667">
                <text:p>0.635416666666667</text:p>
                <draw:g>
                  <svg:desc>Analysis.H43:Analysis.N43</svg:desc>
                </draw:g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236805555555556">
                <text:p>0.236805555555556</text:p>
              </table:table-cell>
              <table:table-cell office:value-type="float" office:value="0.165972222222222">
                <text:p>0.165972222222222</text:p>
              </table:table-cell>
              <table:table-cell office:value-type="float" office:value="NaN">
                <text:p>NaN</text:p>
              </table:table-cell>
              <table:table-cell office:value-type="float" office:value="0.127083333333333">
                <text:p>0.127083333333333</text:p>
              </table:table-cell>
            </table:table-row>
            <table:table-row>
              <table:table-cell office:value-type="string">
                <text:p>Benchy3D</text:p>
                <draw:g>
                  <svg:desc>Analysis.F44:Analysis.F44</svg:desc>
                </draw:g>
              </table:table-cell>
              <table:table-cell office:value-type="float" office:value="0.0847222222222222">
                <text:p>0.0847222222222222</text:p>
                <draw:g>
                  <svg:desc>Analysis.H44:Analysis.L44</svg:desc>
                </draw:g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0.0368055555555556">
                <text:p>0.0368055555555556</text:p>
              </table:table-cell>
              <table:table-cell office:value-type="float" office:value="0.0229166666666667">
                <text:p>0.0229166666666667</text:p>
              </table:table-cell>
            </table:table-row>
            <table:table-row>
              <table:table-cell office:value-type="string">
                <text:p>Happy Pot</text:p>
                <draw:g>
                  <svg:desc>Analysis.F45:Analysis.F45</svg:desc>
                </draw:g>
              </table:table-cell>
              <table:table-cell office:value-type="float" office:value="0.776388888888889">
                <text:p>0.776388888888889</text:p>
                <draw:g>
                  <svg:desc>Analysis.H45:Analysis.N45</svg:desc>
                </draw:g>
              </table:table-cell>
              <table:table-cell office:value-type="float" office:value="0.436805555555556">
                <text:p>0.436805555555556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280555555555556">
                <text:p>0.280555555555556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150694444444444">
                <text:p>0.150694444444444</text:p>
              </table:table-cell>
            </table:table-row>
            <table:table-row>
              <table:table-cell office:value-type="string">
                <text:p>Stanford Bunny</text:p>
                <draw:g>
                  <svg:desc>Analysis.F65:Analysis.F65</svg:desc>
                </draw:g>
              </table:table-cell>
              <table:table-cell office:value-type="float" office:value="0.852083333333333">
                <text:p>0.852083333333333</text:p>
                <draw:g>
                  <svg:desc>Analysis.H65:Analysis.N65</svg:desc>
                </draw:g>
              </table:table-cell>
              <table:table-cell office:value-type="float" office:value="0.440277777777778">
                <text:p>0.440277777777778</text:p>
              </table:table-cell>
              <table:table-cell office:value-type="float" office:value="0.322222222222222">
                <text:p>0.322222222222222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222916666666667">
                <text:p>0.222916666666667</text:p>
              </table:table-cell>
              <table:table-cell office:value-type="float" office:value="0.196527777777778">
                <text:p>0.196527777777778</text:p>
              </table:table-cell>
            </table:table-row>
            <table:table-row>
              <table:table-cell office:value-type="string">
                <text:p>Board Device</text:p>
                <draw:g>
                  <svg:desc>Analysis.F46:Analysis.F46</svg:desc>
                </draw:g>
              </table:table-cell>
              <table:table-cell office:value-type="float" office:value="0.289583333333333">
                <text:p>0.289583333333333</text:p>
                <draw:g>
                  <svg:desc>Analysis.H46:Analysis.N46</svg:desc>
                </draw:g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125">
                <text:p>0.1125</text:p>
              </table:table-cell>
              <table:table-cell office:value-type="float" office:value="0.0548611111111111">
                <text:p>0.05486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othed Cog</text:p>
                <draw:g>
                  <svg:desc>Analysis.F47:Analysis.F47</svg:desc>
                </draw:g>
              </table:table-cell>
              <table:table-cell office:value-type="float" office:value="0.0541666666666667">
                <text:p>0.0541666666666667</text:p>
                <draw:g>
                  <svg:desc>Analysis.H47:Analysis.N47</svg:desc>
                </draw:g>
              </table:table-cell>
              <table:table-cell office:value-type="float" office:value="0.03125">
                <text:p>0.03125</text:p>
              </table:table-cell>
              <table:table-cell office:value-type="float" office:value="0.0354166666666667">
                <text:p>0.0354166666666667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0145833333333333">
                <text:p>0.014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lf Pipe</text:p>
                <draw:g>
                  <svg:desc>Analysis.F48:Analysis.F48</svg:desc>
                </draw:g>
              </table:table-cell>
              <table:table-cell office:value-type="float" office:value="0.13125">
                <text:p>0.13125</text:p>
                <draw:g>
                  <svg:desc>Analysis.H48:Analysis.N48</svg:desc>
                </draw:g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0.0659722222222222">
                <text:p>0.0659722222222222</text:p>
              </table:table-cell>
              <table:table-cell office:value-type="float" office:value="0.0368055555555556">
                <text:p>0.0368055555555556</text:p>
              </table:table-cell>
              <table:table-cell office:value-type="float" office:value="0.0284722222222222">
                <text:p>0.02847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usual Vase</text:p>
                <draw:g>
                  <svg:desc>Analysis.F49:Analysis.F49</svg:desc>
                </draw:g>
              </table:table-cell>
              <table:table-cell office:value-type="float" office:value="0.553472222222222">
                <text:p>0.553472222222222</text:p>
                <draw:g>
                  <svg:desc>Analysis.H49:Analysis.N49</svg:desc>
                </draw:g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0.297222222222222">
                <text:p>0.297222222222222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0.157638888888889">
                <text:p>0.157638888888889</text:p>
              </table:table-cell>
              <table:table-cell office:value-type="float" office:value="0.117361111111111">
                <text:p>0.11736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ousers</text:p>
                <draw:g>
                  <svg:desc>Analysis.F50:Analysis.F50</svg:desc>
                </draw:g>
              </table:table-cell>
              <table:table-cell office:value-type="float" office:value="0.125694444444444">
                <text:p>0.125694444444444</text:p>
                <draw:g>
                  <svg:desc>Analysis.H50:Analysis.N50</svg:desc>
                </draw:g>
              </table:table-cell>
              <table:table-cell office:value-type="float" office:value="0.06875">
                <text:p>0.06875</text:p>
              </table:table-cell>
              <table:table-cell office:value-type="float" office:value="0.0548611111111111">
                <text:p>0.0548611111111111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tenna Clip</text:p>
                <draw:g>
                  <svg:desc>Analysis.F51:Analysis.F51</svg:desc>
                </draw:g>
              </table:table-cell>
              <table:table-cell office:value-type="float" office:value="NaN">
                <text:p>NaN</text:p>
                <draw:g>
                  <svg:desc>Analysis.H51:Analysis.N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se Lattice</text:p>
                <draw:g>
                  <svg:desc>Analysis.F52:Analysis.F52</svg:desc>
                </draw:g>
              </table:table-cell>
              <table:table-cell office:value-type="float" office:value="0.103472222222222">
                <text:p>0.103472222222222</text:p>
                <draw:g>
                  <svg:desc>Analysis.H52:Analysis.N52</svg:desc>
                </draw:g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0.0465277777777778">
                <text:p>0.0465277777777778</text:p>
              </table:table-cell>
              <table:table-cell office:value-type="float" office:value="0.03125">
                <text:p>0.03125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 Plug</text:p>
                <draw:g>
                  <svg:desc>Analysis.F53:Analysis.F53</svg:desc>
                </draw:g>
              </table:table-cell>
              <table:table-cell office:value-type="float" office:value="0.0229166666666667">
                <text:p>0.0229166666666667</text:p>
                <draw:g>
                  <svg:desc>Analysis.H53:Analysis.N53</svg:desc>
                </draw:g>
              </table:table-cell>
              <table:table-cell office:value-type="float" office:value="0.0131944444444444">
                <text:p>0.0131944444444444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Hollow Pole</text:p>
                <draw:g>
                  <svg:desc>Analysis.F54:Analysis.F54</svg:desc>
                </draw:g>
              </table:table-cell>
              <table:table-cell office:value-type="float" office:value="0.0902777777777778">
                <text:p>0.0902777777777778</text:p>
                <draw:g>
                  <svg:desc>Analysis.H54:Analysis.N54</svg:desc>
                </draw:g>
              </table:table-cell>
              <table:table-cell office:value-type="float" office:value="0.0826388888888889">
                <text:p>0.0826388888888889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0395833333333333">
                <text:p>0.0395833333333333</text:p>
              </table:table-cell>
              <table:table-cell office:value-type="float" office:value="0.0243055555555556">
                <text:p>0.02430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i Refinery</text:p>
                <draw:g>
                  <svg:desc>Analysis.F55:Analysis.F55</svg:desc>
                </draw:g>
              </table:table-cell>
              <table:table-cell office:value-type="float" office:value="0.0354166666666667">
                <text:p>0.0354166666666667</text:p>
                <draw:g>
                  <svg:desc>Analysis.H55:Analysis.N55</svg:desc>
                </draw:g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01875">
                <text:p>0.01875</text:p>
              </table:table-cell>
              <table:table-cell office:value-type="float" office:value="0.0145833333333333">
                <text:p>0.0145833333333333</text:p>
              </table:table-cell>
              <table:table-cell office:value-type="float" office:value="0.0131944444444444">
                <text:p>0.01319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und Clip</text:p>
                <draw:g>
                  <svg:desc>Analysis.F56:Analysis.F56</svg:desc>
                </draw:g>
              </table:table-cell>
              <table:table-cell office:value-type="float" office:value="0.0138888888888889">
                <text:p>0.0138888888888889</text:p>
                <draw:g>
                  <svg:desc>Analysis.H56:Analysis.N56</svg:desc>
                </draw:g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at Clip</text:p>
                <draw:g>
                  <svg:desc>Analysis.F57:Analysis.F57</svg:desc>
                </draw:g>
              </table:table-cell>
              <table:table-cell office:value-type="float" office:value="0.0256944444444444">
                <text:p>0.0256944444444444</text:p>
                <draw:g>
                  <svg:desc>Analysis.H57:Analysis.N57</svg:desc>
                </draw:g>
              </table:table-cell>
              <table:table-cell office:value-type="float" office:value="0.0159722222222222">
                <text:p>0.015972222222222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25">
                <text:p>0.0125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de Plate</text:p>
                <draw:g>
                  <svg:desc>Analysis.F58:Analysis.F58</svg:desc>
                </draw:g>
              </table:table-cell>
              <table:table-cell office:value-type="float" office:value="0.153472222222222">
                <text:p>0.153472222222222</text:p>
                <draw:g>
                  <svg:desc>Analysis.H58:Analysis.N58</svg:desc>
                </draw:g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0.04375">
                <text:p>0.0437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-177 Nighthawk</text:p>
                <draw:g>
                  <svg:desc>Analysis.F59:Analysis.F59</svg:desc>
                </draw:g>
              </table:table-cell>
              <table:table-cell office:value-type="float" office:value="0.143055555555556">
                <text:p>0.143055555555556</text:p>
                <draw:g>
                  <svg:desc>Analysis.H59:Analysis.N59</svg:desc>
                </draw:g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lat Mould</text:p>
                <draw:g>
                  <svg:desc>Analysis.F60:Analysis.F60</svg:desc>
                </draw:g>
              </table:table-cell>
              <table:table-cell office:value-type="float" office:value="0.0152777777777778">
                <text:p>0.0152777777777778</text:p>
                <draw:g>
                  <svg:desc>Analysis.H60:Analysis.N60</svg:desc>
                </draw:g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rew Bolt</text:p>
                <draw:g>
                  <svg:desc>Analysis.F61:Analysis.F61</svg:desc>
                </draw:g>
              </table:table-cell>
              <table:table-cell office:value-type="float" office:value="0.00694444444444444">
                <text:p>0.00694444444444444</text:p>
                <draw:g>
                  <svg:desc>Analysis.H61:Analysis.N61</svg:desc>
                </draw:g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nge Triangular</text:p>
                <draw:g>
                  <svg:desc>Analysis.F62:Analysis.F62</svg:desc>
                </draw:g>
              </table:table-cell>
              <table:table-cell office:value-type="float" office:value="0.0326388888888889">
                <text:p>0.0326388888888889</text:p>
                <draw:g>
                  <svg:desc>Analysis.H62:Analysis.N62</svg:desc>
                </draw:g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159722222222222">
                <text:p>0.0159722222222222</text:p>
              </table:table-cell>
              <table:table-cell office:value-type="float" office:value="0.0131944444444444">
                <text:p>0.0131944444444444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nge Washer</text:p>
                <draw:g>
                  <svg:desc>Analysis.F63:Analysis.F63</svg:desc>
                </draw:g>
              </table:table-cell>
              <table:table-cell office:value-type="float" office:value="0.00763888888888889">
                <text:p>0.00763888888888889</text:p>
                <draw:g>
                  <svg:desc>Analysis.H63:Analysis.N63</svg:desc>
                </draw:g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tangle Plate</text:p>
                <draw:g>
                  <svg:desc>Analysis.F64:Analysis.F64</svg:desc>
                </draw:g>
              </table:table-cell>
              <table:table-cell office:value-type="float" office:value="0.0138888888888889">
                <text:p>0.0138888888888889</text:p>
                <draw:g>
                  <svg:desc>Analysis.H64:Analysis.N64</svg:desc>
                </draw:g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" chart:maximum="1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minimum="0.00694444444444444" chart:maximum="0.833333333333333" chart:origin="0" chart:interval-major="0.166666666666667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29.243cm" svg:height="16.449cm" xlink:href=".." xlink:type="simple" chart:class="chart:scatter" chart:style-name="ch1">
        <chart:title svg:x="12.328cm" svg:y="0.464cm" chart:style-name="ch2">
          <text:p>Total Realisation Time</text:p>
        </chart:title>
        <chart:legend chart:legend-position="end" svg:x="25.094cm" svg:y="3.443cm" style:legend-expansion="high" chart:style-name="ch3"/>
        <chart:plot-area chart:style-name="ch4" table:cell-range-address="Analysis.H96:Analysis.V96 Analysis.F98:Analysis.F116 Analysis.H98:Analysis.V116" chart:data-source-has-labels="both" svg:x="1.595cm" svg:y="1.571cm" svg:width="22.915cm" svg:height="13.569cm">
          <chart:coordinate-region svg:x="2.693cm" svg:y="1.719cm" svg:width="21.63cm" svg:height="12.774cm"/>
          <chart:axis chart:dimension="x" chart:name="primary-x" chart:style-name="ch5" chartooo:axis-type="auto">
            <chart:title svg:x="11.566cm" svg:y="15.468cm" chart:style-name="ch6">
              <text:p>Subdivision Degree</text:p>
            </chart:title>
            <chart:categories table:cell-range-address="Analysis.H96:Analysis.V96"/>
          </chart:axis>
          <chart:axis chart:dimension="y" chart:name="primary-y" chart:style-name="ch7">
            <chart:title svg:x="0.451cm" svg:y="10.529cm" chart:style-name="ch8">
              <text:p>Realisation Time (log hh:mm)</text:p>
            </chart:title>
            <chart:grid chart:style-name="ch9" chart:class="major"/>
          </chart:axis>
          <chart:series chart:style-name="ch10" chart:values-cell-range-address="Analysis.H98:Analysis.V98" chart:label-cell-address="Analysis.F98:Analysis.F98" chart:class="chart:scatter">
            <chart:data-point chart:repeated="15"/>
          </chart:series>
          <chart:series chart:style-name="ch11" chart:values-cell-range-address="Analysis.H99:Analysis.V99" chart:label-cell-address="Analysis.F99:Analysis.F99" chart:class="chart:scatter">
            <chart:data-point chart:repeated="15"/>
          </chart:series>
          <chart:series chart:style-name="ch12" chart:values-cell-range-address="Analysis.H100:Analysis.V100" chart:label-cell-address="Analysis.F100:Analysis.F100" chart:class="chart:scatter">
            <chart:data-point chart:repeated="15"/>
          </chart:series>
          <chart:series chart:style-name="ch13" chart:values-cell-range-address="Analysis.H101:Analysis.V101" chart:label-cell-address="Analysis.F101:Analysis.F101" chart:class="chart:scatter">
            <chart:data-point chart:repeated="15"/>
          </chart:series>
          <chart:series chart:style-name="ch14" chart:values-cell-range-address="Analysis.H102:Analysis.V102" chart:label-cell-address="Analysis.F102:Analysis.F102" chart:class="chart:scatter">
            <chart:data-point chart:repeated="15"/>
          </chart:series>
          <chart:series chart:style-name="ch15" chart:values-cell-range-address="Analysis.H103:Analysis.V103" chart:label-cell-address="Analysis.F103:Analysis.F103" chart:class="chart:scatter">
            <chart:data-point chart:repeated="15"/>
          </chart:series>
          <chart:series chart:style-name="ch16" chart:values-cell-range-address="Analysis.H104:Analysis.V104" chart:label-cell-address="Analysis.F104:Analysis.F104" chart:class="chart:scatter">
            <chart:data-point chart:repeated="15"/>
          </chart:series>
          <chart:series chart:style-name="ch17" chart:values-cell-range-address="Analysis.H105:Analysis.V105" chart:label-cell-address="Analysis.F105:Analysis.F105" chart:class="chart:scatter">
            <chart:data-point chart:repeated="15"/>
          </chart:series>
          <chart:series chart:style-name="ch18" chart:values-cell-range-address="Analysis.H106:Analysis.V106" chart:label-cell-address="Analysis.F106:Analysis.F106" chart:class="chart:scatter">
            <chart:data-point chart:repeated="15"/>
          </chart:series>
          <chart:series chart:style-name="ch19" chart:values-cell-range-address="Analysis.H107:Analysis.V107" chart:label-cell-address="Analysis.F107:Analysis.F107" chart:class="chart:scatter">
            <chart:data-point chart:repeated="15"/>
          </chart:series>
          <chart:series chart:style-name="ch20" chart:values-cell-range-address="Analysis.H108:Analysis.V108" chart:label-cell-address="Analysis.F108:Analysis.F108" chart:class="chart:scatter">
            <chart:data-point chart:repeated="15"/>
          </chart:series>
          <chart:series chart:style-name="ch21" chart:values-cell-range-address="Analysis.H109:Analysis.V109" chart:label-cell-address="Analysis.F109:Analysis.F109" chart:class="chart:scatter">
            <chart:data-point chart:repeated="15"/>
          </chart:series>
          <chart:series chart:style-name="ch22" chart:values-cell-range-address="Analysis.H110:Analysis.V110" chart:label-cell-address="Analysis.F110:Analysis.F110" chart:class="chart:scatter">
            <chart:data-point chart:repeated="15"/>
          </chart:series>
          <chart:series chart:style-name="ch23" chart:values-cell-range-address="Analysis.H111:Analysis.V111" chart:label-cell-address="Analysis.F111:Analysis.F111" chart:class="chart:scatter">
            <chart:data-point chart:repeated="15"/>
          </chart:series>
          <chart:series chart:style-name="ch24" chart:values-cell-range-address="Analysis.H112:Analysis.V112" chart:label-cell-address="Analysis.F112:Analysis.F112" chart:class="chart:scatter">
            <chart:data-point chart:repeated="15"/>
          </chart:series>
          <chart:series chart:style-name="ch25" chart:values-cell-range-address="Analysis.H113:Analysis.V113" chart:label-cell-address="Analysis.F113:Analysis.F113" chart:class="chart:scatter">
            <chart:data-point chart:repeated="15"/>
          </chart:series>
          <chart:series chart:style-name="ch26" chart:values-cell-range-address="Analysis.H114:Analysis.V114" chart:label-cell-address="Analysis.F114:Analysis.F114" chart:class="chart:scatter">
            <chart:data-point chart:repeated="15"/>
          </chart:series>
          <chart:series chart:style-name="ch26" chart:values-cell-range-address="Analysis.H115:Analysis.V115" chart:label-cell-address="Analysis.F115:Analysis.F115" chart:class="chart:scatter">
            <chart:data-point chart:repeated="15"/>
          </chart:series>
          <chart:series chart:style-name="ch27" chart:values-cell-range-address="Analysis.H116:Analysis.V116" chart:label-cell-address="Analysis.F116:Analysis.F116" chart:class="chart:scatter">
            <chart:data-point chart:repeated="15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lisation Time by Subdegree (in minutes)</text:p>
                <draw:g>
                  <svg:desc>Analysis.H96:Analysis.V96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nail</text:p>
                <draw:g>
                  <svg:desc>Analysis.F98:Analysis.F98</svg:desc>
                </draw:g>
              </table:table-cell>
              <table:table-cell office:value-type="float" office:value="0.672916666666667">
                <text:p>0.672916666666667</text:p>
                <draw:g>
                  <svg:desc>Analysis.H98:Analysis.V98</svg:desc>
                </draw:g>
              </table:table-cell>
              <table:table-cell office:value-type="float" office:value="0.394193288194444">
                <text:p>0.394193288194444</text:p>
              </table:table-cell>
              <table:table-cell office:value-type="float" office:value="0.347907896990741">
                <text:p>0.347907896990741</text:p>
              </table:table-cell>
              <table:table-cell office:value-type="float" office:value="0.238514978009259">
                <text:p>0.23851497800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989363425926">
                <text:p>0.1729893634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be 20mm</text:p>
                <draw:g>
                  <svg:desc>Analysis.F99:Analysis.F99</svg:desc>
                </draw:g>
              </table:table-cell>
              <table:table-cell office:value-type="float" office:value="0.0138888888888889">
                <text:p>0.0138888888888889</text:p>
                <draw:g>
                  <svg:desc>Analysis.H99:Analysis.V99</svg:desc>
                </draw:g>
              </table:table-cell>
              <table:table-cell office:value-type="float" office:value="0.0111221174768519">
                <text:p>0.0111221174768519</text:p>
              </table:table-cell>
              <table:table-cell office:value-type="float" office:value="0.0111209486342593">
                <text:p>0.0111209486342593</text:p>
              </table:table-cell>
              <table:table-cell office:value-type="float" office:value="0.00973186150462963">
                <text:p>0.009731861504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6941454861111">
                <text:p>0.0166941454861111</text:p>
              </table:table-cell>
              <table:table-cell office:value-type="float" office:value="NaN">
                <text:p>NaN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be 50mm</text:p>
                <draw:g>
                  <svg:desc>Analysis.F100:Analysis.F100</svg:desc>
                </draw:g>
              </table:table-cell>
              <table:table-cell office:value-type="float" office:value="0.113194444444444">
                <text:p>0.113194444444444</text:p>
                <draw:g>
                  <svg:desc>Analysis.H100:Analysis.V100</svg:desc>
                </draw:g>
              </table:table-cell>
              <table:table-cell office:value-type="float" office:value="0.0722313827314815">
                <text:p>0.0722313827314815</text:p>
              </table:table-cell>
              <table:table-cell office:value-type="float" office:value="0.0805606523611111">
                <text:p>0.0805606523611111</text:p>
              </table:table-cell>
              <table:table-cell office:value-type="float" office:value="0.0493143473263889">
                <text:p>0.049314347326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7615383680556">
                <text:p>0.043761538368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6240226851852">
                <text:p>0.0736240226851852</text:p>
              </table:table-cell>
            </table:table-row>
            <table:table-row>
              <table:table-cell office:value-type="string">
                <text:p>Cube 100mm</text:p>
                <draw:g>
                  <svg:desc>Analysis.F101:Analysis.F101</svg:desc>
                </draw:g>
              </table:table-cell>
              <table:table-cell office:value-type="float" office:value="0.635416666666667">
                <text:p>0.635416666666667</text:p>
                <draw:g>
                  <svg:desc>Analysis.H101:Analysis.V101</svg:desc>
                </draw:g>
              </table:table-cell>
              <table:table-cell office:value-type="float" office:value="0.3868071275">
                <text:p>0.3868071275</text:p>
              </table:table-cell>
              <table:table-cell office:value-type="float" office:value="0.3930602896875">
                <text:p>0.3930602896875</text:p>
              </table:table-cell>
              <table:table-cell office:value-type="float" office:value="0.241672373564815">
                <text:p>0.24167237356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315050138889">
                <text:p>0.17431505013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527777777778">
                <text:p>0.1465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nchy3D</text:p>
                <draw:g>
                  <svg:desc>Analysis.F102:Analysis.F102</svg:desc>
                </draw:g>
              </table:table-cell>
              <table:table-cell office:value-type="float" office:value="0.0847222222222222">
                <text:p>0.0847222222222222</text:p>
                <draw:g>
                  <svg:desc>Analysis.H102:Analysis.V102</svg:desc>
                </draw:g>
              </table:table-cell>
              <table:table-cell office:value-type="float" office:value="0.0626022222222222">
                <text:p>0.0626022222222222</text:p>
              </table:table-cell>
              <table:table-cell office:value-type="float" office:value="0.0549368171296296">
                <text:p>0.0549368171296296</text:p>
              </table:table-cell>
              <table:table-cell office:value-type="float" office:value="0.0555311111111111">
                <text:p>0.05553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5780092592593">
                <text:p>0.06357800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ard Device</text:p>
                <draw:g>
                  <svg:desc>Analysis.F103:Analysis.F103</svg:desc>
                </draw:g>
              </table:table-cell>
              <table:table-cell office:value-type="float" office:value="0.289583333333333">
                <text:p>0.289583333333333</text:p>
                <draw:g>
                  <svg:desc>Analysis.H103:Analysis.V103</svg:desc>
                </draw:g>
              </table:table-cell>
              <table:table-cell office:value-type="float" office:value="0.158142244212963">
                <text:p>0.158142244212963</text:p>
              </table:table-cell>
              <table:table-cell office:value-type="float" office:value="0.140836923611111">
                <text:p>0.140836923611111</text:p>
              </table:table-cell>
              <table:table-cell office:value-type="float" office:value="0.123613590277778">
                <text:p>0.123613590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7090300925926">
                <text:p>0.0807090300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othed Cog</text:p>
                <draw:g>
                  <svg:desc>Analysis.F104:Analysis.F104</svg:desc>
                </draw:g>
              </table:table-cell>
              <table:table-cell office:value-type="float" office:value="0.0541666666666667">
                <text:p>0.0541666666666667</text:p>
                <draw:g>
                  <svg:desc>Analysis.H104:Analysis.V104</svg:desc>
                </draw:g>
              </table:table-cell>
              <table:table-cell office:value-type="float" office:value="0.0354938222222222">
                <text:p>0.0354938222222222</text:p>
              </table:table-cell>
              <table:table-cell office:value-type="float" office:value="0.0418418368055556">
                <text:p>0.0418418368055556</text:p>
              </table:table-cell>
              <table:table-cell office:value-type="float" office:value="0.027345900462963">
                <text:p>0.0273459004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8036412037037">
                <text:p>0.0358036412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lf Pipe</text:p>
                <draw:g>
                  <svg:desc>Analysis.F105:Analysis.F105</svg:desc>
                </draw:g>
              </table:table-cell>
              <table:table-cell office:value-type="float" office:value="0.13125">
                <text:p>0.13125</text:p>
                <draw:g>
                  <svg:desc>Analysis.H105:Analysis.V105</svg:desc>
                </draw:g>
              </table:table-cell>
              <table:table-cell office:value-type="float" office:value="0.0777959741898148">
                <text:p>0.0777959741898148</text:p>
              </table:table-cell>
              <table:table-cell office:value-type="float" office:value="0.075039980787037">
                <text:p>0.075039980787037</text:p>
              </table:table-cell>
              <table:table-cell office:value-type="float" office:value="0.0535201494212963">
                <text:p>0.05352014942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8476386574074">
                <text:p>0.05284763865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usual Vase</text:p>
                <draw:g>
                  <svg:desc>Analysis.F106:Analysis.F106</svg:desc>
                </draw:g>
              </table:table-cell>
              <table:table-cell office:value-type="float" office:value="0.553472222222222">
                <text:p>0.553472222222222</text:p>
                <draw:g>
                  <svg:desc>Analysis.H106:Analysis.V106</svg:desc>
                </draw:g>
              </table:table-cell>
              <table:table-cell office:value-type="float" office:value="0.319518673148148">
                <text:p>0.319518673148148</text:p>
              </table:table-cell>
              <table:table-cell office:value-type="float" office:value="0.302890858796296">
                <text:p>0.302890858796296</text:p>
              </table:table-cell>
              <table:table-cell office:value-type="float" office:value="0.16753519212963">
                <text:p>0.167535192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7322965277778">
                <text:p>0.1773229652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084283564815">
                <text:p>0.14608428356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ousers</text:p>
                <draw:g>
                  <svg:desc>Analysis.F107:Analysis.F107</svg:desc>
                </draw:g>
              </table:table-cell>
              <table:table-cell office:value-type="float" office:value="0.125694444444444">
                <text:p>0.125694444444444</text:p>
                <draw:g>
                  <svg:desc>Analysis.H107:Analysis.V107</svg:desc>
                </draw:g>
              </table:table-cell>
              <table:table-cell office:value-type="float" office:value="0.0772985763888889">
                <text:p>0.0772985763888889</text:p>
              </table:table-cell>
              <table:table-cell office:value-type="float" office:value="0.0711887962962963">
                <text:p>0.0711887962962963</text:p>
              </table:table-cell>
              <table:table-cell office:value-type="float" office:value="0.0705765393518518">
                <text:p>0.070576539351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0716435185185">
                <text:p>0.074071643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tenna Clip</text:p>
                <draw:g>
                  <svg:desc>Analysis.F108:Analysis.F108</svg:desc>
                </draw:g>
              </table:table-cell>
              <table:table-cell office:value-type="float" office:value="NaN">
                <text:p>NaN</text:p>
                <draw:g>
                  <svg:desc>Analysis.H108:Analysis.V10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se Lattice</text:p>
                <draw:g>
                  <svg:desc>Analysis.F109:Analysis.F109</svg:desc>
                </draw:g>
              </table:table-cell>
              <table:table-cell office:value-type="float" office:value="0.103472222222222">
                <text:p>0.103472222222222</text:p>
                <draw:g>
                  <svg:desc>Analysis.H109:Analysis.V109</svg:desc>
                </draw:g>
              </table:table-cell>
              <table:table-cell office:value-type="float" office:value="0.059049425">
                <text:p>0.05904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 Plug</text:p>
                <draw:g>
                  <svg:desc>Analysis.F110:Analysis.F110</svg:desc>
                </draw:g>
              </table:table-cell>
              <table:table-cell office:value-type="float" office:value="0.0229166666666667">
                <text:p>0.0229166666666667</text:p>
                <draw:g>
                  <svg:desc>Analysis.H110:Analysis.V110</svg:desc>
                </draw:g>
              </table:table-cell>
              <table:table-cell office:value-type="float" office:value="0.0159925450231481">
                <text:p>0.0159925450231481</text:p>
              </table:table-cell>
              <table:table-cell office:value-type="float" office:value="0.0139123024305556">
                <text:p>0.0139123024305556</text:p>
              </table:table-cell>
              <table:table-cell office:value-type="float" office:value="0.0139146806712963">
                <text:p>0.0139146806712963</text:p>
              </table:table-cell>
              <table:table-cell office:value-type="float" office:value="NaN">
                <text:p>NaN</text:p>
              </table:table-cell>
              <table:table-cell office:value-type="float" office:value="0.0167289347222222">
                <text:p>0.0167289347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7904672453704">
                <text:p>0.025790467245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llow Pole</text:p>
                <draw:g>
                  <svg:desc>Analysis.F111:Analysis.F111</svg:desc>
                </draw:g>
              </table:table-cell>
              <table:table-cell office:value-type="float" office:value="0.0902777777777778">
                <text:p>0.0902777777777778</text:p>
                <draw:g>
                  <svg:desc>Analysis.H111:Analysis.V111</svg:desc>
                </draw:g>
              </table:table-cell>
              <table:table-cell office:value-type="float" office:value="0.0847630075231482">
                <text:p>0.0847630075231482</text:p>
              </table:table-cell>
              <table:table-cell office:value-type="float" office:value="0.0507878752314815">
                <text:p>0.05078787523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i Refinery</text:p>
                <draw:g>
                  <svg:desc>Analysis.F112:Analysis.F112</svg:desc>
                </draw:g>
              </table:table-cell>
              <table:table-cell office:value-type="float" office:value="0.0354166666666667">
                <text:p>0.0354166666666667</text:p>
                <draw:g>
                  <svg:desc>Analysis.H112:Analysis.V112</svg:desc>
                </draw:g>
              </table:table-cell>
              <table:table-cell office:value-type="float" office:value="0.0222380744212963">
                <text:p>0.0222380744212963</text:p>
              </table:table-cell>
              <table:table-cell office:value-type="float" office:value="0.0222501409722222">
                <text:p>0.0222501409722222</text:p>
              </table:table-cell>
              <table:table-cell office:value-type="float" office:value="0.0187781288194444">
                <text:p>0.018778128819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0721244212963">
                <text:p>0.034072124421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-177 Nighthawk</text:p>
                <draw:g>
                  <svg:desc>Analysis.F113:Analysis.F113</svg:desc>
                </draw:g>
              </table:table-cell>
              <table:table-cell office:value-type="float" office:value="0.143055555555556">
                <text:p>0.143055555555556</text:p>
                <draw:g>
                  <svg:desc>Analysis.H113:Analysis.V113</svg:desc>
                </draw:g>
              </table:table-cell>
              <table:table-cell office:value-type="float" office:value="0.0791939122685185">
                <text:p>0.0791939122685185</text:p>
              </table:table-cell>
              <table:table-cell office:value-type="float" office:value="0.063263141087963">
                <text:p>0.063263141087963</text:p>
              </table:table-cell>
              <table:table-cell office:value-type="float" office:value="0.0528580515046296">
                <text:p>0.052858051504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4963619212963">
                <text:p>0.0854963619212963</text:p>
              </table:table-cell>
              <table:table-cell office:value-type="float" office:value="0.0544096574074074">
                <text:p>0.05440965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nge Triangular</text:p>
                <draw:g>
                  <svg:desc>Analysis.F114:Analysis.F114</svg:desc>
                </draw:g>
              </table:table-cell>
              <table:table-cell office:value-type="float" office:value="0.0326388888888889">
                <text:p>0.0326388888888889</text:p>
                <draw:g>
                  <svg:desc>Analysis.H114:Analysis.V114</svg:desc>
                </draw:g>
              </table:table-cell>
              <table:table-cell office:value-type="float" office:value="0.0236218438194444">
                <text:p>0.0236218438194444</text:p>
              </table:table-cell>
              <table:table-cell office:value-type="float" office:value="0.018772484837963">
                <text:p>0.018772484837963</text:p>
              </table:table-cell>
              <table:table-cell office:value-type="float" office:value="0.0180850101851852">
                <text:p>0.018085010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9668489583333">
                <text:p>0.022966848958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nford Bunny</text:p>
                <draw:g>
                  <svg:desc>Analysis.F115:Analysis.F115</svg:desc>
                </draw:g>
              </table:table-cell>
              <table:table-cell office:value-type="float" office:value="0.852083333333333">
                <text:p>0.852083333333333</text:p>
                <draw:g>
                  <svg:desc>Analysis.H115:Analysis.V115</svg:desc>
                </draw:g>
              </table:table-cell>
              <table:table-cell office:value-type="float" office:value="0.451354166666667">
                <text:p>0.451354166666667</text:p>
              </table:table-cell>
              <table:table-cell office:value-type="float" office:value="0.336226851851852">
                <text:p>0.336226851851852</text:p>
              </table:table-cell>
              <table:table-cell office:value-type="float" office:value="0.335439814814815">
                <text:p>0.335439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391203703704">
                <text:p>0.2483912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166666666667">
                <text:p>0.25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44444444444">
                <text:p>0.254444444444444</text:p>
              </table:table-cell>
            </table:table-row>
            <table:table-row>
              <table:table-cell office:value-type="string">
                <text:p>Happy Pot</text:p>
                <draw:g>
                  <svg:desc>Analysis.F116:Analysis.F116</svg:desc>
                </draw:g>
              </table:table-cell>
              <table:table-cell office:value-type="float" office:value="0.776388888888889">
                <text:p>0.776388888888889</text:p>
                <draw:g>
                  <svg:desc>Analysis.H116:Analysis.V116</svg:desc>
                </draw:g>
              </table:table-cell>
              <table:table-cell office:value-type="float" office:value="0.443346381944444">
                <text:p>0.443346381944444</text:p>
              </table:table-cell>
              <table:table-cell office:value-type="float" office:value="0.403488815972222">
                <text:p>0.403488815972222</text:p>
              </table:table-cell>
              <table:table-cell office:value-type="float" office:value="0.291799155092593">
                <text:p>0.2917991550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9602299768519">
                <text:p>0.17960229976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266203703704">
                <text:p>0.1802662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923611111111">
                <text:p>0.1839236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minimum="8000" chart:maximum="17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aximum="4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00008b" draw:fill-color="#00008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40e0d0" draw:fill-color="#40e0d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fffd4" draw:fill-color="#7fffd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98fb98" draw:fill-color="#98fb98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fa9a" draw:fill-color="#00fa9a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00ff7f" draw:fill-color="#00ff7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ff5c" draw:fill-color="#00ff5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ff1d" draw:fill-color="#00ff1d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2cbe2c" draw:fill-color="#2cbe2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228b22" draw:fill-color="#228b22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8.449cm" svg:height="17.266cm" xlink:href=".." xlink:type="simple" chart:class="chart:scatter" chart:style-name="ch1">
        <chart:title svg:x="10.913cm" svg:y="0.481cm" chart:style-name="ch2">
          <text:p>Temporal Improvement vs Serial</text:p>
        </chart:title>
        <chart:subtitle svg:x="12.735cm" svg:y="1.261cm" chart:style-name="ch3">
          <text:p>Realised Models</text:p>
        </chart:subtitle>
        <chart:legend chart:legend-position="end" svg:x="26.735cm" svg:y="5.097cm" style:legend-expansion="high" chart:style-name="ch4"/>
        <chart:plot-area chart:style-name="ch5" table:cell-range-address="Analysis.G119:Analysis.U137 Analysis.H118:Analysis.U118" chart:data-source-has-labels="row" svg:x="1.262cm" svg:y="2.087cm" svg:width="24.45cm" svg:height="14.124cm">
          <chart:coordinate-region svg:x="2.678cm" svg:y="2.287cm" svg:width="23.034cm" svg:height="13.277cm"/>
          <chart:axis chart:dimension="x" chart:name="primary-x" chart:style-name="ch6">
            <chart:title svg:x="12.027cm" svg:y="16.556cm" chart:style-name="ch7">
              <text:p>Volume (log mm^3)</text:p>
            </chart:title>
          </chart:axis>
          <chart:axis chart:dimension="y" chart:name="primary-y" chart:style-name="ch8">
            <chart:title svg:x="0.134cm" svg:y="12.09cm" chart:style-name="ch9">
              <text:p>Improvement in realisation time vs serial</text:p>
            </chart:title>
            <chart:grid chart:style-name="ch10" chart:class="major"/>
          </chart:axis>
          <chart:series chart:style-name="ch11" chart:values-cell-range-address="Analysis.H119:Analysis.H137" chart:label-cell-address="Analysis.H118:Analysis.H118" chart:class="chart:scatter">
            <chart:domain table:cell-range-address="Analysis.G119:Analysis.G137"/>
            <chart:data-point chart:repeated="19"/>
          </chart:series>
          <chart:series chart:style-name="ch12" chart:values-cell-range-address="Analysis.I119:Analysis.I137" chart:label-cell-address="Analysis.I118:Analysis.I118" chart:class="chart:scatter">
            <chart:data-point chart:repeated="19"/>
          </chart:series>
          <chart:series chart:style-name="ch13" chart:values-cell-range-address="Analysis.J119:Analysis.J137" chart:label-cell-address="Analysis.J118:Analysis.J118" chart:class="chart:scatter">
            <chart:data-point chart:repeated="19"/>
          </chart:series>
          <chart:series chart:style-name="ch14" chart:values-cell-range-address="Analysis.K119:Analysis.K137" chart:label-cell-address="Analysis.K118:Analysis.K118" chart:class="chart:scatter">
            <chart:data-point chart:repeated="19"/>
          </chart:series>
          <chart:series chart:style-name="ch15" chart:values-cell-range-address="Analysis.L119:Analysis.L137" chart:label-cell-address="Analysis.L118:Analysis.L118" chart:class="chart:scatter">
            <chart:data-point chart:repeated="19"/>
          </chart:series>
          <chart:series chart:style-name="ch16" chart:values-cell-range-address="Analysis.M119:Analysis.M137" chart:label-cell-address="Analysis.M118:Analysis.M118" chart:class="chart:scatter">
            <chart:data-point chart:repeated="19"/>
          </chart:series>
          <chart:series chart:style-name="ch17" chart:values-cell-range-address="Analysis.N119:Analysis.N137" chart:label-cell-address="Analysis.N118:Analysis.N118" chart:class="chart:scatter">
            <chart:data-point chart:repeated="19"/>
          </chart:series>
          <chart:series chart:style-name="ch18" chart:values-cell-range-address="Analysis.O119:Analysis.O137" chart:label-cell-address="Analysis.O118:Analysis.O118" chart:class="chart:scatter">
            <chart:data-point chart:repeated="19"/>
          </chart:series>
          <chart:series chart:style-name="ch19" chart:values-cell-range-address="Analysis.P119:Analysis.P137" chart:label-cell-address="Analysis.P118:Analysis.P118" chart:class="chart:scatter">
            <chart:data-point chart:repeated="19"/>
          </chart:series>
          <chart:series chart:style-name="ch20" chart:values-cell-range-address="Analysis.Q119:Analysis.Q137" chart:label-cell-address="Analysis.Q118:Analysis.Q118" chart:class="chart:scatter">
            <chart:data-point chart:repeated="19"/>
          </chart:series>
          <chart:series chart:style-name="ch21" chart:values-cell-range-address="Analysis.R119:Analysis.R137" chart:label-cell-address="Analysis.R118:Analysis.R118" chart:class="chart:scatter">
            <chart:data-point chart:repeated="19"/>
          </chart:series>
          <chart:series chart:style-name="ch22" chart:values-cell-range-address="Analysis.S119:Analysis.S137" chart:label-cell-address="Analysis.S118:Analysis.S118" chart:class="chart:scatter">
            <chart:data-point chart:repeated="19"/>
          </chart:series>
          <chart:series chart:style-name="ch23" chart:values-cell-range-address="Analysis.T119:Analysis.T137" chart:label-cell-address="Analysis.T118:Analysis.T118" chart:class="chart:scatter">
            <chart:data-point chart:repeated="19"/>
          </chart:series>
          <chart:series chart:style-name="ch24" chart:values-cell-range-address="Analysis.U119:Analysis.U137" chart:label-cell-address="Analysis.U118:Analysis.U118" chart:class="chart:scatter">
            <chart:data-point chart:repeated="19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2</text:p>
                <draw:g>
                  <svg:desc>Analysis.H118:Analysis.H118</svg:desc>
                </draw:g>
              </table:table-cell>
              <table:table-cell office:value-type="string">
                <text:p>3</text:p>
                <draw:g>
                  <svg:desc>Analysis.I118:Analysis.I118</svg:desc>
                </draw:g>
              </table:table-cell>
              <table:table-cell office:value-type="string">
                <text:p>4</text:p>
                <draw:g>
                  <svg:desc>Analysis.J118:Analysis.J118</svg:desc>
                </draw:g>
              </table:table-cell>
              <table:table-cell office:value-type="string">
                <text:p>5</text:p>
                <draw:g>
                  <svg:desc>Analysis.K118:Analysis.K118</svg:desc>
                </draw:g>
              </table:table-cell>
              <table:table-cell office:value-type="string">
                <text:p>6</text:p>
                <draw:g>
                  <svg:desc>Analysis.L118:Analysis.L118</svg:desc>
                </draw:g>
              </table:table-cell>
              <table:table-cell office:value-type="string">
                <text:p>7</text:p>
                <draw:g>
                  <svg:desc>Analysis.M118:Analysis.M118</svg:desc>
                </draw:g>
              </table:table-cell>
              <table:table-cell office:value-type="string">
                <text:p>8</text:p>
                <draw:g>
                  <svg:desc>Analysis.N118:Analysis.N118</svg:desc>
                </draw:g>
              </table:table-cell>
              <table:table-cell office:value-type="string">
                <text:p>9</text:p>
                <draw:g>
                  <svg:desc>Analysis.O118:Analysis.O118</svg:desc>
                </draw:g>
              </table:table-cell>
              <table:table-cell office:value-type="string">
                <text:p>10</text:p>
                <draw:g>
                  <svg:desc>Analysis.P118:Analysis.P118</svg:desc>
                </draw:g>
              </table:table-cell>
              <table:table-cell office:value-type="string">
                <text:p>11</text:p>
                <draw:g>
                  <svg:desc>Analysis.Q118:Analysis.Q118</svg:desc>
                </draw:g>
              </table:table-cell>
              <table:table-cell office:value-type="string">
                <text:p>12</text:p>
                <draw:g>
                  <svg:desc>Analysis.R118:Analysis.R118</svg:desc>
                </draw:g>
              </table:table-cell>
              <table:table-cell office:value-type="string">
                <text:p>13</text:p>
                <draw:g>
                  <svg:desc>Analysis.S118:Analysis.S118</svg:desc>
                </draw:g>
              </table:table-cell>
              <table:table-cell office:value-type="string">
                <text:p>14</text:p>
                <draw:g>
                  <svg:desc>Analysis.T118:Analysis.T118</svg:desc>
                </draw:g>
              </table:table-cell>
              <table:table-cell office:value-type="string">
                <text:p>15</text:p>
                <draw:g>
                  <svg:desc>Analysis.U118:Analysis.U1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7599.5075">
                <text:p>817599.5075</text:p>
                <draw:g>
                  <svg:desc>Analysis.G119:Analysis.G137</svg:desc>
                </draw:g>
              </table:table-cell>
              <table:table-cell office:value-type="float" office:value="1.70707286709239">
                <text:p>1.70707286709239</text:p>
                <draw:g>
                  <svg:desc>Analysis.H119:Analysis.H137</svg:desc>
                </draw:g>
              </table:table-cell>
              <table:table-cell office:value-type="float" office:value="1.93418048997196">
                <text:p>1.93418048997196</text:p>
                <draw:g>
                  <svg:desc>Analysis.I119:Analysis.I137</svg:desc>
                </draw:g>
              </table:table-cell>
              <table:table-cell office:value-type="float" office:value="2.82127635037051">
                <text:p>2.82127635037051</text:p>
                <draw:g>
                  <svg:desc>Analysis.J119:Analysis.J137</svg:desc>
                </draw:g>
              </table:table-cell>
              <table:table-cell office:value-type="float" office:value="NaN">
                <text:p>NaN</text:p>
                <draw:g>
                  <svg:desc>Analysis.K119:Analysis.K137</svg:desc>
                </draw:g>
              </table:table-cell>
              <table:table-cell office:value-type="float" office:value="NaN">
                <text:p>NaN</text:p>
                <draw:g>
                  <svg:desc>Analysis.L119:Analysis.L137</svg:desc>
                </draw:g>
              </table:table-cell>
              <table:table-cell office:value-type="float" office:value="3.88993087979545">
                <text:p>3.88993087979545</text:p>
                <draw:g>
                  <svg:desc>Analysis.M119:Analysis.M137</svg:desc>
                </draw:g>
              </table:table-cell>
              <table:table-cell office:value-type="float" office:value="NaN">
                <text:p>NaN</text:p>
                <draw:g>
                  <svg:desc>Analysis.N119:Analysis.N137</svg:desc>
                </draw:g>
              </table:table-cell>
              <table:table-cell office:value-type="float" office:value="NaN">
                <text:p>NaN</text:p>
                <draw:g>
                  <svg:desc>Analysis.O119:Analysis.O137</svg:desc>
                </draw:g>
              </table:table-cell>
              <table:table-cell office:value-type="float" office:value="NaN">
                <text:p>NaN</text:p>
                <draw:g>
                  <svg:desc>Analysis.P119:Analysis.P137</svg:desc>
                </draw:g>
              </table:table-cell>
              <table:table-cell office:value-type="float" office:value="NaN">
                <text:p>NaN</text:p>
                <draw:g>
                  <svg:desc>Analysis.Q119:Analysis.Q137</svg:desc>
                </draw:g>
              </table:table-cell>
              <table:table-cell office:value-type="float" office:value="NaN">
                <text:p>NaN</text:p>
                <draw:g>
                  <svg:desc>Analysis.R119:Analysis.R137</svg:desc>
                </draw:g>
              </table:table-cell>
              <table:table-cell office:value-type="float" office:value="NaN">
                <text:p>NaN</text:p>
                <draw:g>
                  <svg:desc>Analysis.S119:Analysis.S137</svg:desc>
                </draw:g>
              </table:table-cell>
              <table:table-cell office:value-type="float" office:value="NaN">
                <text:p>NaN</text:p>
                <draw:g>
                  <svg:desc>Analysis.T119:Analysis.T137</svg:desc>
                </draw:g>
              </table:table-cell>
              <table:table-cell office:value-type="float" office:value="NaN">
                <text:p>NaN</text:p>
                <draw:g>
                  <svg:desc>Analysis.U119:Analysis.U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1.24876300918377">
                <text:p>1.24876300918377</text:p>
              </table:table-cell>
              <table:table-cell office:value-type="float" office:value="1.24889425764477">
                <text:p>1.24889425764477</text:p>
              </table:table-cell>
              <table:table-cell office:value-type="float" office:value="1.42715644712799">
                <text:p>1.4271564471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961653889018">
                <text:p>0.831961653889018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00">
                <text:p>125000</text:p>
              </table:table-cell>
              <table:table-cell office:value-type="float" office:value="1.56710892362731">
                <text:p>1.56710892362731</text:p>
              </table:table-cell>
              <table:table-cell office:value-type="float" office:value="1.4050835131902">
                <text:p>1.4050835131902</text:p>
              </table:table-cell>
              <table:table-cell office:value-type="float" office:value="2.29536535676449">
                <text:p>2.29536535676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661940749031">
                <text:p>2.58661940749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287671232877">
                <text:p>2.2328767123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746617362191">
                <text:p>1.53746617362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64272222896582">
                <text:p>1.64272222896582</text:p>
              </table:table-cell>
              <table:table-cell office:value-type="float" office:value="1.61658830295945">
                <text:p>1.61658830295945</text:p>
              </table:table-cell>
              <table:table-cell office:value-type="float" office:value="2.62924825578482">
                <text:p>2.62924825578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521976823221">
                <text:p>3.6452197682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649289099526">
                <text:p>4.33649289099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50.531">
                <text:p>15550.531</text:p>
              </table:table-cell>
              <table:table-cell office:value-type="float" office:value="1.3533420893827">
                <text:p>1.3533420893827</text:p>
              </table:table-cell>
              <table:table-cell office:value-type="float" office:value="1.54217566012808">
                <text:p>1.54217566012808</text:p>
              </table:table-cell>
              <table:table-cell office:value-type="float" office:value="1.52567129536996">
                <text:p>1.5256712953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257117058731">
                <text:p>1.3325711705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193.6071308959">
                <text:p>93193.6071308959</text:p>
              </table:table-cell>
              <table:table-cell office:value-type="float" office:value="1.83115735314445">
                <text:p>1.83115735314445</text:p>
              </table:table-cell>
              <table:table-cell office:value-type="float" office:value="2.05616059985059">
                <text:p>2.05616059985059</text:p>
              </table:table-cell>
              <table:table-cell office:value-type="float" office:value="2.34264964461106">
                <text:p>2.3426496446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79917402193">
                <text:p>3.587991740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919.9635769814">
                <text:p>28919.9635769814</text:p>
              </table:table-cell>
              <table:table-cell office:value-type="float" office:value="1.52608716884691">
                <text:p>1.52608716884691</text:p>
              </table:table-cell>
              <table:table-cell office:value-type="float" office:value="1.29455757208715">
                <text:p>1.29455757208715</text:p>
              </table:table-cell>
              <table:table-cell office:value-type="float" office:value="1.98079660020812">
                <text:p>1.9807966002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288150717652">
                <text:p>1.5128815071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184.0549422105">
                <text:p>62184.0549422105</text:p>
              </table:table-cell>
              <table:table-cell office:value-type="float" office:value="1.6871052951887">
                <text:p>1.6871052951887</text:p>
              </table:table-cell>
              <table:table-cell office:value-type="float" office:value="1.74906761200388">
                <text:p>1.74906761200388</text:p>
              </table:table-cell>
              <table:table-cell office:value-type="float" office:value="2.45234741343555">
                <text:p>2.4523474134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355467404793">
                <text:p>2.4835546740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1200.87770058">
                <text:p>1501200.87770058</text:p>
              </table:table-cell>
              <table:table-cell office:value-type="float" office:value="1.73220618616427">
                <text:p>1.73220618616427</text:p>
              </table:table-cell>
              <table:table-cell office:value-type="float" office:value="1.82729919424359">
                <text:p>1.82729919424359</text:p>
              </table:table-cell>
              <table:table-cell office:value-type="float" office:value="3.30361767689964">
                <text:p>3.30361767689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126644935812">
                <text:p>3.1212664493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8718462494">
                <text:p>3.78871846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046.507942985">
                <text:p>92046.507942985</text:p>
              </table:table-cell>
              <table:table-cell office:value-type="float" office:value="1.62609003058576">
                <text:p>1.62609003058576</text:p>
              </table:table-cell>
              <table:table-cell office:value-type="float" office:value="1.76564924516056">
                <text:p>1.76564924516056</text:p>
              </table:table-cell>
              <table:table-cell office:value-type="float" office:value="1.78096638909721">
                <text:p>1.7809663890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693068053796">
                <text:p>1.6969306805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67.7597225879">
                <text:p>10067.75972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77.2930323283">
                <text:p>14377.2930323283</text:p>
              </table:table-cell>
              <table:table-cell office:value-type="float" office:value="1.75229855705152">
                <text:p>1.7522985570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06.88520781199">
                <text:p>8406.88520781199</text:p>
              </table:table-cell>
              <table:table-cell office:value-type="float" office:value="1.43295933408324">
                <text:p>1.43295933408324</text:p>
              </table:table-cell>
              <table:table-cell office:value-type="float" office:value="1.64722315239028">
                <text:p>1.64722315239028</text:p>
              </table:table-cell>
              <table:table-cell office:value-type="float" office:value="1.64694161569514">
                <text:p>1.64694161569514</text:p>
              </table:table-cell>
              <table:table-cell office:value-type="float" office:value="NaN">
                <text:p>NaN</text:p>
              </table:table-cell>
              <table:table-cell office:value-type="float" office:value="1.36988200666626">
                <text:p>1.3698820066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8571209223843">
                <text:p>0.888571209223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253.144624819">
                <text:p>349253.144624819</text:p>
              </table:table-cell>
              <table:table-cell office:value-type="float" office:value="1.06506104981142">
                <text:p>1.06506104981142</text:p>
              </table:table-cell>
              <table:table-cell office:value-type="float" office:value="1.77754586830634">
                <text:p>1.7775458683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37.1488432587">
                <text:p>44837.1488432587</text:p>
              </table:table-cell>
              <table:table-cell office:value-type="float" office:value="1.5926139105259">
                <text:p>1.5926139105259</text:p>
              </table:table-cell>
              <table:table-cell office:value-type="float" office:value="1.59175021456637">
                <text:p>1.59175021456637</text:p>
              </table:table-cell>
              <table:table-cell office:value-type="float" office:value="1.88605941556825">
                <text:p>1.8860594155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946164990317">
                <text:p>1.0394616499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308.6694242513">
                <text:p>45308.6694242513</text:p>
              </table:table-cell>
              <table:table-cell office:value-type="float" office:value="1.80639586374398">
                <text:p>1.80639586374398</text:p>
              </table:table-cell>
              <table:table-cell office:value-type="float" office:value="2.26127810120346">
                <text:p>2.26127810120346</text:p>
              </table:table-cell>
              <table:table-cell office:value-type="float" office:value="2.70640993156976">
                <text:p>2.7064099315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323558968796">
                <text:p>1.67323558968796</text:p>
              </table:table-cell>
              <table:table-cell office:value-type="float" office:value="2.62923095590159">
                <text:p>2.6292309559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24.9031150323">
                <text:p>12724.9031150323</text:p>
              </table:table-cell>
              <table:table-cell office:value-type="float" office:value="1.38172486188491">
                <text:p>1.38172486188491</text:p>
              </table:table-cell>
              <table:table-cell office:value-type="float" office:value="1.73865575977903">
                <text:p>1.73865575977903</text:p>
              </table:table-cell>
              <table:table-cell office:value-type="float" office:value="1.8047481618576">
                <text:p>1.804748161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113047149405">
                <text:p>1.42113047149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3745.5133">
                <text:p>943745.5133</text:p>
              </table:table-cell>
              <table:table-cell office:value-type="float" office:value="1.88783752596354">
                <text:p>1.88783752596354</text:p>
              </table:table-cell>
              <table:table-cell office:value-type="float" office:value="2.5342512908778">
                <text:p>2.5342512908778</text:p>
              </table:table-cell>
              <table:table-cell office:value-type="float" office:value="2.54019736388103">
                <text:p>2.5401973638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040864824566">
                <text:p>3.4304086482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8778135048232">
                <text:p>3.28778135048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879912663755">
                <text:p>3.34879912663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1045.8237">
                <text:p>611045.8237</text:p>
              </table:table-cell>
              <table:table-cell office:value-type="float" office:value="1.7512015897903">
                <text:p>1.7512015897903</text:p>
              </table:table-cell>
              <table:table-cell office:value-type="float" office:value="1.92418936574029">
                <text:p>1.92418936574029</text:p>
              </table:table-cell>
              <table:table-cell office:value-type="float" office:value="2.66069615123638">
                <text:p>2.6606961512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282264697914">
                <text:p>4.3228226469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690208667737">
                <text:p>4.30690208667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125731546158">
                <text:p>4.22125731546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